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libri Light" svg:font-family="&quot;Calibri Light&quot;"/>
  </office:font-face-decls>
  <office:automatic-styles>
    <style:style style:name="ce1" style:family="table-cell" style:parent-style-name="Default" style:data-style-name="N0"/>
    <style:style style:name="co1" style:family="table-column">
      <style:table-column-properties fo:break-before="auto" style:column-width="1.81428571428571cm"/>
    </style:style>
    <style:style style:name="co2" style:family="table-column">
      <style:table-column-properties fo:break-before="auto" style:column-width="0.846666666666667cm"/>
    </style:style>
    <style:style style:name="co3" style:family="table-column">
      <style:table-column-properties fo:break-before="auto" style:column-width="10.5984523809524cm"/>
    </style:style>
    <style:style style:name="co4" style:family="table-column">
      <style:table-column-properties fo:break-before="auto" style:column-width="10.9159523809524cm"/>
    </style:style>
    <style:style style:name="co5" style:family="table-column">
      <style:table-column-properties fo:break-before="auto" style:column-width="11.6114285714286cm"/>
    </style:style>
    <style:style style:name="ro1" style:family="table-row">
      <style:table-row-properties style:row-height="14.6pt" style:use-optimal-row-height="true" fo:break-before="auto"/>
    </style:style>
    <style:style style:name="ta1" style:family="table" style:master-page-name="mp1">
      <style:table-properties table:display="true" style:writing-mode="lr-tb"/>
    </style:style>
    <style:style style:name="ce2" style:family="table-cell">
      <style:map style:condition="of:is-true-formula(AND(COUNTIF([.$C:.$E]; [.C1])&gt;1;NOT(ISBLANK([.C1]))))" style:apply-style-name="cf1" style:base-cell-address="dialogue-1.C1"/>
      <style:map style:condition="of:is-true-formula(AND(COUNTIF([.$E$1768:.$E$1048576]; [.C1])+COUNTIF([.$C$1:.$E$188]; [.C1])+COUNTIF([.$C$189:.$D$1048576]; [.C1])&gt;1;NOT(ISBLANK([.C1]))))" style:apply-style-name="cf1" style:base-cell-address="dialogue-1.C1"/>
    </style:style>
    <style:style style:name="ce3" style:family="table-cell">
      <style:map style:condition="of:is-true-formula(AND(COUNTIF([.$C:.$E]; [.C1])&gt;1;NOT(ISBLANK([.C1]))))" style:apply-style-name="cf1" style:base-cell-address="dialogue-1.C1"/>
    </style:style>
  </office:automatic-styles>
  <office:body>
    <office:spreadsheet>
      <table:calculation-settings table:case-sensitive="false" table:search-criteria-must-apply-to-whole-cell="true" table:use-wildcards="true" table:use-regular-expressions="false" table:automatic-find-labels="false"/>
      <table:table table:name="dialogue-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16379" table:default-cell-style-name="ce1"/>
        <table:table-row table:style-name="ro1">
          <table:table-cell office:value-type="string" table:style-name="ce1">
            <text:p>Identifier</text:p>
          </table:table-cell>
          <table:table-cell office:value-type="string" table:style-name="ce1">
            <text:p>Character</text:p>
          </table:table-cell>
          <table:table-cell office:value-type="string" table:style-name="ce2">
            <text:p>Dialogue</text:p>
          </table:table-cell>
          <table:table-cell office:value-type="string" table:style-name="ce2">
            <text:p>Dialogue</text:p>
          </table:table-cell>
          <table:table-cell office:value-type="string" table:style-name="ce2">
            <text:p>ë¶•ê´´ë˜ê¸° ì „ë‚  ë°¤ì„ ê¼¬ë°• ìƒœì–´ìš”â€¦</text:p>
          </table:table-cell>
          <table:table-cell office:value-type="float" office:value="30001" table:style-name="ce1">
            <text:p>30001</text:p>
          </table:table-cell>
          <table:table-cell table:number-columns-repeated="16378"/>
        </table:table-row>
        <table:table-row table:style-name="ro1">
          <table:table-cell office:value-type="string" table:style-name="ce1">
            <text:p>retrospective_prologue_aa1e8ac3</text:p>
          </table:table-cell>
          <table:table-cell office:value-type="string" table:style-name="ce1">
            <text:p>KianaKid</text:p>
          </table:table-cell>
          <table:table-cell office:value-type="string" table:style-name="ce2">
            <text:p>{i}Huh, huh....!{/i} Those monsters aren't chasing me anymore, right...? Meteors falling from the sky, and people turning into monsters... Is this the Honkai outbreak Daddy was talking about?</text:p>
          </table:table-cell>
          <table:table-cell office:value-type="string" table:style-name="ce2">
            <text:p>{i}Huh, huh....!{/i} Those monsters aren't chasing me anymore, right...? Meteors falling from the sky, and people turning into monsters... Is this the Honkai outbreak Daddy was talking about?</text:p>
          </table:table-cell>
          <table:table-cell table:style-name="ce2"/>
          <table:table-cell office:value-type="float" office:value="30002" table:style-name="ce1">
            <text:p>30002</text:p>
          </table:table-cell>
          <table:table-cell table:number-columns-repeated="16378"/>
        </table:table-row>
        <table:table-row table:style-name="ro1">
          <table:table-cell office:value-type="string" table:style-name="ce1">
            <text:p>retrospective_prologue_2998f6f5</text:p>
          </table:table-cell>
          <table:table-cell office:value-type="string" table:style-name="ce1">
            <text:p>KianaKid</text:p>
          </table:table-cell>
          <table:table-cell office:value-type="string" table:style-name="ce2">
            <text:p>Daddy, where are you... why did you let go of Kiana's hand?! {i}Huu....{/i}</text:p>
          </table:table-cell>
          <table:table-cell office:value-type="string" table:style-name="ce2">
            <text:p>Daddy, where are you... why did you let go of Kiana's hand?! {i}Huu....{/i}</text:p>
          </table:table-cell>
          <table:table-cell table:style-name="ce2"/>
          <table:table-cell table:number-columns-repeated="16379" table:style-name="ce1"/>
        </table:table-row>
        <table:table-row table:style-name="ro1">
          <table:table-cell office:value-type="string" table:style-name="ce1">
            <text:p>retrospective_prologue_fbf14326</text:p>
          </table:table-cell>
          <table:table-cell table:style-name="ce1"/>
          <table:table-cell office:value-type="string" table:style-name="ce2">
            <text:p>DRROOOOMM</text:p>
          </table:table-cell>
          <table:table-cell office:value-type="string" table:style-name="ce2">
            <text:p>DRROOOOMM</text:p>
          </table:table-cell>
          <table:table-cell table:style-name="ce2"/>
          <table:table-cell table:number-columns-repeated="16379" table:style-name="ce1"/>
        </table:table-row>
        <table:table-row table:style-name="ro1">
          <table:table-cell office:value-type="string" table:style-name="ce1">
            <text:p>retrospective_prologue_77abeb8a</text:p>
          </table:table-cell>
          <table:table-cell office:value-type="string" table:style-name="ce1">
            <text:p>KianaKid</text:p>
          </table:table-cell>
          <table:table-cell office:value-type="string" table:style-name="ce2">
            <text:p>Stop! Now's not the time to be crying. Daddy always tells me. We, the Kaslanas, have the power to beat the Honkai, and only we can save the world! This is Daddy, so he's sure to go to the center of the outbreak!</text:p>
          </table:table-cell>
          <table:table-cell office:value-type="string" table:style-name="ce2">
            <text:p>Stop! Now's not the time to be crying. Daddy always tells me. We, the Kaslanas, have the power to beat the Honkai, and only we can save the world! This is Daddy, so he's sure to go to the center of the outbreak!</text:p>
          </table:table-cell>
          <table:table-cell table:style-name="ce2"/>
          <table:table-cell table:number-columns-repeated="16379" table:style-name="ce1"/>
        </table:table-row>
        <table:table-row table:style-name="ro1">
          <table:table-cell office:value-type="string" table:style-name="ce1">
            <text:p>retrospective_prologue_68fc35dd</text:p>
          </table:table-cell>
          <table:table-cell office:value-type="string" table:style-name="ce1">
            <text:p>KianaKid</text:p>
          </table:table-cell>
          <table:table-cell office:value-type="string" table:style-name="ce2">
            <text:p>The place where it exploded earlier should be the center of the Honkai outbreak ... If I go there, I will definitely find Daddy!</text:p>
          </table:table-cell>
          <table:table-cell office:value-type="string" table:style-name="ce2">
            <text:p>The place where it exploded earlier should be the center of the Honkai outbreak ... If I go there, I will definitely find Daddy!</text:p>
          </table:table-cell>
          <table:table-cell table:style-name="ce2"/>
          <table:table-cell table:number-columns-repeated="16379" table:style-name="ce1"/>
        </table:table-row>
        <table:table-row table:style-name="ro1">
          <table:table-cell office:value-type="string" table:style-name="ce1">
            <text:p>retrospective_prologue_76e73fb7</text:p>
          </table:table-cell>
          <table:table-cell office:value-type="string" table:style-name="ce1">
            <text:p>KianaKid</text:p>
          </table:table-cell>
          <table:table-cell office:value-type="string" table:style-name="ce2">
            <text:p>But can I really find him by myself?</text:p>
          </table:table-cell>
          <table:table-cell office:value-type="string" table:style-name="ce2">
            <text:p>But can I really find him by myself?</text:p>
          </table:table-cell>
          <table:table-cell table:style-name="ce2"/>
          <table:table-cell table:number-columns-repeated="16379" table:style-name="ce1"/>
        </table:table-row>
        <table:table-row table:style-name="ro1">
          <table:table-cell office:value-type="string" table:style-name="ce1">
            <text:p>retrospective_prologue_06c483de</text:p>
          </table:table-cell>
          <table:table-cell office:value-type="string" table:style-name="ce1">
            <text:p>KianaKid</text:p>
          </table:table-cell>
          <table:table-cell office:value-type="string" table:style-name="ce2">
            <text:p>â€”â€”That 's no good! I have to be brave! I'm a Kaslana too. I can fight the Honkai, like Daddy!</text:p>
          </table:table-cell>
          <table:table-cell office:value-type="string" table:style-name="ce2">
            <text:p>â€”â€”That 's no good! I have to be brave! I'm a Kaslana too. I can fight the Honkai, like Daddy!</text:p>
          </table:table-cell>
          <table:table-cell table:style-name="ce2"/>
          <table:table-cell table:number-columns-repeated="16379" table:style-name="ce1"/>
        </table:table-row>
        <table:table-row table:style-name="ro1">
          <table:table-cell office:value-type="string" table:style-name="ce1">
            <text:p>retrospective_prologue_61473d09</text:p>
          </table:table-cell>
          <table:table-cell table:style-name="ce1"/>
          <table:table-cell office:value-type="string" table:style-name="ce2">
            <text:p>ROOOOAAAR!</text:p>
          </table:table-cell>
          <table:table-cell office:value-type="string" table:style-name="ce2">
            <text:p>ROOOOAAAR!</text:p>
          </table:table-cell>
          <table:table-cell table:style-name="ce2"/>
          <table:table-cell table:number-columns-repeated="16379" table:style-name="ce1"/>
        </table:table-row>
        <table:table-row table:style-name="ro1">
          <table:table-cell office:value-type="string" table:style-name="ce1">
            <text:p>retrospective_prologue_cf2c6ade</text:p>
          </table:table-cell>
          <table:table-cell office:value-type="string" table:style-name="ce1">
            <text:p>KianaKid</text:p>
          </table:table-cell>
          <table:table-cell office:value-type="string" table:style-name="ce2">
            <text:p>{i}Wuwu!{/i} You zombies... I'm not afraid of you!</text:p>
          </table:table-cell>
          <table:table-cell office:value-type="string" table:style-name="ce2">
            <text:p>{i}Wuwu!{/i} You zombies... I'm not afraid of you!</text:p>
          </table:table-cell>
          <table:table-cell table:style-name="ce2"/>
          <table:table-cell table:number-columns-repeated="16379" table:style-name="ce1"/>
        </table:table-row>
        <table:table-row table:style-name="ro1">
          <table:table-cell office:value-type="string" table:style-name="ce1">
            <text:p>retrospective_prologue_c8557078</text:p>
          </table:table-cell>
          <table:table-cell office:value-type="string" table:style-name="ce1">
            <text:p>KianaKid</text:p>
          </table:table-cell>
          <table:table-cell office:value-type="string" table:style-name="ce2">
            <text:p>Is this the center of the outbreak...?\n Daddy! Daddy!!! Where are you!??</text:p>
          </table:table-cell>
          <table:table-cell office:value-type="string" table:style-name="ce2">
            <text:p>Is this the center of the outbreak...?\n Daddy! Daddy!!! Where are you!??</text:p>
          </table:table-cell>
          <table:table-cell table:style-name="ce2"/>
          <table:table-cell table:number-columns-repeated="16379" table:style-name="ce1"/>
        </table:table-row>
        <table:table-row table:style-name="ro1">
          <table:table-cell office:value-type="string" table:style-name="ce1">
            <text:p>retrospective_prologue_8b663636</text:p>
          </table:table-cell>
          <table:table-cell table:style-name="ce1"/>
          <table:table-cell office:value-type="string" table:style-name="ce2">
            <text:p>DRRROOOOOMMM</text:p>
          </table:table-cell>
          <table:table-cell office:value-type="string" table:style-name="ce2">
            <text:p>DRRROOOOOMMM</text:p>
          </table:table-cell>
          <table:table-cell table:style-name="ce2"/>
          <table:table-cell table:number-columns-repeated="16379" table:style-name="ce1"/>
        </table:table-row>
        <table:table-row table:style-name="ro1">
          <table:table-cell office:value-type="string" table:style-name="ce1">
            <text:p>retrospective_prologue_d0c42d56</text:p>
          </table:table-cell>
          <table:table-cell office:value-type="string" table:style-name="ce1">
            <text:p>KianaKid</text:p>
          </table:table-cell>
          <table:table-cell office:value-type="string" table:style-name="ce2">
            <text:p>Ah!!!!!</text:p>
          </table:table-cell>
          <table:table-cell office:value-type="string" table:style-name="ce2">
            <text:p>Ah!!!!!</text:p>
          </table:table-cell>
          <table:table-cell table:style-name="ce2"/>
          <table:table-cell table:number-columns-repeated="16379" table:style-name="ce1"/>
        </table:table-row>
        <table:table-row table:style-name="ro1">
          <table:table-cell office:value-type="string" table:style-name="ce1">
            <text:p>retrospective_prologue_43a42a7d</text:p>
          </table:table-cell>
          <table:table-cell office:value-type="string" table:style-name="ce1">
            <text:p>herrschershadow</text:p>
          </table:table-cell>
          <table:table-cell office:value-type="string" table:style-name="ce2">
            <text:p>......</text:p>
          </table:table-cell>
          <table:table-cell office:value-type="string" table:style-name="ce2">
            <text:p>......</text:p>
          </table:table-cell>
          <table:table-cell table:style-name="ce2"/>
          <table:table-cell table:number-columns-repeated="16379" table:style-name="ce1"/>
        </table:table-row>
        <table:table-row table:style-name="ro1">
          <table:table-cell office:value-type="string" table:style-name="ce1">
            <text:p>retrospective_prologue_f25d748a</text:p>
          </table:table-cell>
          <table:table-cell office:value-type="string" table:style-name="ce1">
            <text:p>KianaKid</text:p>
          </table:table-cell>
          <table:table-cell office:value-type="string" table:style-name="ce2">
            <text:p>Wait, is that a person?....\n Hey~Have you seen my dad?</text:p>
          </table:table-cell>
          <table:table-cell office:value-type="string" table:style-name="ce2">
            <text:p>Wait, is that a person?....\n Hey~Have you seen my dad?</text:p>
          </table:table-cell>
          <table:table-cell table:style-name="ce2"/>
          <table:table-cell table:number-columns-repeated="16379" table:style-name="ce1"/>
        </table:table-row>
        <table:table-row table:style-name="ro1">
          <table:table-cell office:value-type="string" table:style-name="ce1">
            <text:p>retrospective_prologue_43a42a7d_1</text:p>
          </table:table-cell>
          <table:table-cell office:value-type="string" table:style-name="ce1">
            <text:p>herrschershadow</text:p>
          </table:table-cell>
          <table:table-cell office:value-type="string" table:style-name="ce2">
            <text:p>......</text:p>
          </table:table-cell>
          <table:table-cell office:value-type="string" table:style-name="ce2">
            <text:p>......</text:p>
          </table:table-cell>
          <table:table-cell table:style-name="ce2"/>
          <table:table-cell table:number-columns-repeated="16379" table:style-name="ce1"/>
        </table:table-row>
        <table:table-row table:style-name="ro1">
          <table:table-cell office:value-type="string" table:style-name="ce1">
            <text:p>retrospective_prologue_9709d6ec</text:p>
          </table:table-cell>
          <table:table-cell office:value-type="string" table:style-name="ce1">
            <text:p>KianaKid</text:p>
          </table:table-cell>
          <table:table-cell office:value-type="string" table:style-name="ce2">
            <text:p>Hello~Can you hear me? Excuse me....</text:p>
          </table:table-cell>
          <table:table-cell office:value-type="string" table:style-name="ce2">
            <text:p>Hello~Can you hear me? Excuse me....</text:p>
          </table:table-cell>
          <table:table-cell table:style-name="ce2"/>
          <table:table-cell table:number-columns-repeated="16379"/>
        </table:table-row>
        <table:table-row table:style-name="ro1">
          <table:table-cell office:value-type="string" table:style-name="ce1">
            <text:p>retrospective_prologue_0c2e7e41</text:p>
          </table:table-cell>
          <table:table-cell office:value-type="string" table:style-name="ce1">
            <text:p>KianaKid</text:p>
          </table:table-cell>
          <table:table-cell office:value-type="string" table:style-name="ce2">
            <text:p>Huhâ€¦ What was I asking? {i}Uh,{/i} I feel dizzy...</text:p>
          </table:table-cell>
          <table:table-cell office:value-type="string" table:style-name="ce2">
            <text:p>Huhâ€¦ What was I asking? {i}Uh,{/i} I feel dizzy...</text:p>
          </table:table-cell>
          <table:table-cell table:style-name="ce2"/>
          <table:table-cell table:number-columns-repeated="16379"/>
        </table:table-row>
        <table:table-row table:style-name="ro1">
          <table:table-cell office:value-type="string" table:style-name="ce1">
            <text:p>retrospective_prologue_2bfee5d2</text:p>
          </table:table-cell>
          <table:table-cell office:value-type="string" table:style-name="ce1">
            <text:p>siegfriedshadow</text:p>
          </table:table-cell>
          <table:table-cell office:value-type="string" table:style-name="ce2">
            <text:p>Kiana!</text:p>
          </table:table-cell>
          <table:table-cell office:value-type="string" table:style-name="ce2">
            <text:p>Kiana!</text:p>
          </table:table-cell>
          <table:table-cell table:style-name="ce2"/>
          <table:table-cell table:number-columns-repeated="16379"/>
        </table:table-row>
        <table:table-row table:style-name="ro1">
          <table:table-cell office:value-type="string" table:style-name="ce1">
            <text:p>retrospective_prologue_ddf9fbfb</text:p>
          </table:table-cell>
          <table:table-cell office:value-type="string" table:style-name="ce1">
            <text:p>KianaKid</text:p>
          </table:table-cell>
          <table:table-cell office:value-type="string" table:style-name="ce2">
            <text:p>Da... Daddy? Is that you?</text:p>
          </table:table-cell>
          <table:table-cell office:value-type="string" table:style-name="ce2">
            <text:p>Da... Daddy? Is that you?</text:p>
          </table:table-cell>
          <table:table-cell table:style-name="ce2"/>
          <table:table-cell table:number-columns-repeated="16379"/>
        </table:table-row>
        <table:table-row table:style-name="ro1">
          <table:table-cell office:value-type="string" table:style-name="ce1">
            <text:p>retrospective_prologue_8fcb05bb</text:p>
          </table:table-cell>
          <table:table-cell office:value-type="string" table:style-name="ce1">
            <text:p>siegfriedshadow</text:p>
          </table:table-cell>
          <table:table-cell office:value-type="string" table:style-name="ce2">
            <text:p>Kiana, thank goodness you're safe...</text:p>
          </table:table-cell>
          <table:table-cell office:value-type="string" table:style-name="ce2">
            <text:p>Kiana, thank goodness you're safe...</text:p>
          </table:table-cell>
          <table:table-cell table:style-name="ce2"/>
          <table:table-cell table:number-columns-repeated="16379"/>
        </table:table-row>
        <table:table-row table:style-name="ro1">
          <table:table-cell office:value-type="string" table:style-name="ce1">
            <text:p>retrospective_prologue_ca011520</text:p>
          </table:table-cell>
          <table:table-cell office:value-type="string" table:style-name="ce1">
            <text:p>KianaKid</text:p>
          </table:table-cell>
          <table:table-cell office:value-type="string" table:style-name="ce2">
            <text:p>Daddy! I finally found you... {i}Wuuuu...{/i}</text:p>
          </table:table-cell>
          <table:table-cell office:value-type="string" table:style-name="ce2">
            <text:p>Daddy! I finally found you... {i}Wuuuu...{/i}</text:p>
          </table:table-cell>
          <table:table-cell table:style-name="ce2"/>
          <table:table-cell table:number-columns-repeated="16379"/>
        </table:table-row>
        <table:table-row table:style-name="ro1">
          <table:table-cell office:value-type="string" table:style-name="ce1">
            <text:p>retrospective_prologue_f4bf6ea7</text:p>
          </table:table-cell>
          <table:table-cell office:value-type="string" table:style-name="ce1">
            <text:p>siegfriedshadow</text:p>
          </table:table-cell>
          <table:table-cell office:value-type="string" table:style-name="ce2">
            <text:p>Kiana, listen carefully. Run away from here, right now. No matter what happens, do not stop. You must find safety!</text:p>
          </table:table-cell>
          <table:table-cell office:value-type="string" table:style-name="ce2">
            <text:p>Kiana, listen carefully. Run away from here, right now. No matter what happens, do not stop. You must find safety!</text:p>
          </table:table-cell>
          <table:table-cell table:style-name="ce2"/>
          <table:table-cell table:number-columns-repeated="16379"/>
        </table:table-row>
        <table:table-row table:style-name="ro1">
          <table:table-cell office:value-type="string" table:style-name="ce1">
            <text:p>retrospective_prologue_3cdac4dc</text:p>
          </table:table-cell>
          <table:table-cell office:value-type="string" table:style-name="ce1">
            <text:p>KianaKid</text:p>
          </table:table-cell>
          <table:table-cell office:value-type="string" table:style-name="ce2">
            <text:p>Daddy? What about Daddy?!</text:p>
          </table:table-cell>
          <table:table-cell office:value-type="string" table:style-name="ce2">
            <text:p>Daddy? What about Daddy?!</text:p>
          </table:table-cell>
          <table:table-cell table:style-name="ce2"/>
          <table:table-cell table:number-columns-repeated="16379"/>
        </table:table-row>
        <table:table-row table:style-name="ro1">
          <table:table-cell office:value-type="string" table:style-name="ce1">
            <text:p>retrospective_prologue_3806189b</text:p>
          </table:table-cell>
          <table:table-cell office:value-type="string" table:style-name="ce1">
            <text:p>siegfriedshadow</text:p>
          </table:table-cell>
          <table:table-cell office:value-type="string" table:style-name="ce2">
            <text:p>Don't worry. Daddy is the strong leader of the Kaslana family. This kind of small Honkai outbreak is not enough to hurt me!</text:p>
          </table:table-cell>
          <table:table-cell office:value-type="string" table:style-name="ce2">
            <text:p>Don't worry. Daddy is the strong leader of the Kaslana family. This kind of small Honkai outbreak is not enough to hurt me!</text:p>
          </table:table-cell>
          <table:table-cell table:style-name="ce2"/>
          <table:table-cell table:number-columns-repeated="16379"/>
        </table:table-row>
        <table:table-row table:style-name="ro1">
          <table:table-cell office:value-type="string" table:style-name="ce1">
            <text:p>retrospective_prologue_90c6eefc</text:p>
          </table:table-cell>
          <table:table-cell office:value-type="string" table:style-name="ce1">
            <text:p>KianaKid</text:p>
          </table:table-cell>
          <table:table-cell office:value-type="string" table:style-name="ce2">
            <text:p>But...</text:p>
          </table:table-cell>
          <table:table-cell office:value-type="string" table:style-name="ce2">
            <text:p>But...</text:p>
          </table:table-cell>
          <table:table-cell table:style-name="ce2"/>
          <table:table-cell table:number-columns-repeated="16379"/>
        </table:table-row>
        <table:table-row table:style-name="ro1">
          <table:table-cell office:value-type="string" table:style-name="ce1">
            <text:p>retrospective_prologue_c865560a</text:p>
          </table:table-cell>
          <table:table-cell office:value-type="string" table:style-name="ce1">
            <text:p>siegfriedshadow</text:p>
          </table:table-cell>
          <table:table-cell office:value-type="string" table:style-name="ce2">
            <text:p>Haha~ It seems that Kiana is worried about me~ But your Daddy is stronger than you think. \n Don't worry. Daddy will find you when he is done.</text:p>
          </table:table-cell>
          <table:table-cell office:value-type="string" table:style-name="ce2">
            <text:p>Haha~ It seems that Kiana is worried about me~ But your Daddy is stronger than you think. \n Don't worry. Daddy will find you when he is done.</text:p>
          </table:table-cell>
          <table:table-cell table:style-name="ce2"/>
          <table:table-cell table:number-columns-repeated="16379"/>
        </table:table-row>
        <table:table-row table:style-name="ro1">
          <table:table-cell office:value-type="string" table:style-name="ce1">
            <text:p>retrospective_prologue_0e11c594</text:p>
          </table:table-cell>
          <table:table-cell office:value-type="string" table:style-name="ce1">
            <text:p>KianaKid</text:p>
          </table:table-cell>
          <table:table-cell office:value-type="string" table:style-name="ce2">
            <text:p>Okay! It's a promise!</text:p>
          </table:table-cell>
          <table:table-cell office:value-type="string" table:style-name="ce2">
            <text:p>Okay! It's a promise!</text:p>
          </table:table-cell>
          <table:table-cell table:style-name="ce2"/>
          <table:table-cell table:number-columns-repeated="16379"/>
        </table:table-row>
        <table:table-row table:style-name="ro1">
          <table:table-cell office:value-type="string" table:style-name="ce1">
            <text:p>retrospective_prologue_852efc2b</text:p>
          </table:table-cell>
          <table:table-cell office:value-type="string" table:style-name="ce1">
            <text:p>siegfriedshadow</text:p>
          </table:table-cell>
          <table:table-cell office:value-type="string" table:style-name="ce2">
            <text:p>It's a promise...</text:p>
          </table:table-cell>
          <table:table-cell office:value-type="string" table:style-name="ce2">
            <text:p>It's a promise...</text:p>
          </table:table-cell>
          <table:table-cell table:style-name="ce2"/>
          <table:table-cell table:number-columns-repeated="16379"/>
        </table:table-row>
        <table:table-row table:style-name="ro1">
          <table:table-cell office:value-type="string" table:style-name="ce1">
            <text:p>retrospective_prologue_fb42e797</text:p>
          </table:table-cell>
          <table:table-cell office:value-type="string" table:style-name="ce1">
            <text:p>herrschershadow</text:p>
          </table:table-cell>
          <table:table-cell office:value-type="string" table:style-name="ce2">
            <text:p>Foolish, ignorant, arrogant, and insignificant humans...</text:p>
          </table:table-cell>
          <table:table-cell office:value-type="string" table:style-name="ce2">
            <text:p>Foolish, ignorant, arrogant, and insignificant humans...</text:p>
          </table:table-cell>
          <table:table-cell table:style-name="ce2"/>
          <table:table-cell table:number-columns-repeated="16379"/>
        </table:table-row>
        <table:table-row table:style-name="ro1">
          <table:table-cell office:value-type="string" table:style-name="ce1">
            <text:p>retrospective_prologue_663799b7</text:p>
          </table:table-cell>
          <table:table-cell office:value-type="string" table:style-name="ce1">
            <text:p>siegfriedshadow</text:p>
          </table:table-cell>
          <table:table-cell office:value-type="string" table:style-name="ce2">
            <text:p>Hurry up! Go!</text:p>
          </table:table-cell>
          <table:table-cell office:value-type="string" table:style-name="ce2">
            <text:p>Hurry up! Go!</text:p>
          </table:table-cell>
          <table:table-cell table:style-name="ce2"/>
          <table:table-cell table:number-columns-repeated="16379"/>
        </table:table-row>
        <table:table-row table:style-name="ro1">
          <table:table-cell office:value-type="string" table:style-name="ce1">
            <text:p>retrospective_prologue_e46961d0</text:p>
          </table:table-cell>
          <table:table-cell office:value-type="string" table:style-name="ce1">
            <text:p>herrschershadow</text:p>
          </table:table-cell>
          <table:table-cell office:value-type="string" table:style-name="ce2">
            <text:p>Today, I will make the death bells toll for the human race.</text:p>
          </table:table-cell>
          <table:table-cell office:value-type="string" table:style-name="ce2">
            <text:p>Today, I will make the death bells toll for the human race.</text:p>
          </table:table-cell>
          <table:table-cell table:style-name="ce2"/>
          <table:table-cell table:number-columns-repeated="16379"/>
        </table:table-row>
        <table:table-row table:style-name="ro1">
          <table:table-cell office:value-type="string" table:style-name="ce1">
            <text:p>retrospective_prologue_c0585fe6</text:p>
          </table:table-cell>
          <table:table-cell office:value-type="string" table:style-name="ce1">
            <text:p>siegfriedshadow</text:p>
          </table:table-cell>
          <table:table-cell office:value-type="string" table:style-name="ce2">
            <text:p>{i}Humph!{/i} Let's see if you can live up to those words, Herrscher!</text:p>
          </table:table-cell>
          <table:table-cell office:value-type="string" table:style-name="ce2">
            <text:p>{i}Humph!{/i} Let's see if you can live up to those words, Herrscher!</text:p>
          </table:table-cell>
          <table:table-cell table:style-name="ce2"/>
          <table:table-cell table:number-columns-repeated="16379" table:style-name="ce1"/>
        </table:table-row>
        <table:table-row table:style-name="ro1">
          <table:table-cell office:value-type="string" table:style-name="ce1">
            <text:p>retrospective_prologue_52546902</text:p>
          </table:table-cell>
          <table:table-cell office:value-type="string" table:style-name="ce1">
            <text:p>siegfriedshadow</text:p>
          </table:table-cell>
          <table:table-cell office:value-type="string" table:style-name="ce2">
            <text:p>You, who made my daughter cry... For that, I, Siegfried Kaslana, will show you no mercy!</text:p>
          </table:table-cell>
          <table:table-cell office:value-type="string" table:style-name="ce2">
            <text:p>You, who made my daughter cry... For that, I, Siegfried Kaslana, will show you no mercy!</text:p>
          </table:table-cell>
          <table:table-cell table:style-name="ce2"/>
          <table:table-cell table:number-columns-repeated="16379" table:style-name="ce1"/>
        </table:table-row>
        <table:table-row table:style-name="ro1">
          <table:table-cell office:value-type="string" table:style-name="ce1">
            <text:p>retrospective_prologue_a934957c</text:p>
          </table:table-cell>
          <table:table-cell table:style-name="ce1"/>
          <table:table-cell office:value-type="string" table:style-name="ce2">
            <text:p>DRRRROOOOMMM</text:p>
          </table:table-cell>
          <table:table-cell office:value-type="string" table:style-name="ce2">
            <text:p>DRRRROOOOMMM</text:p>
          </table:table-cell>
          <table:table-cell table:style-name="ce2"/>
          <table:table-cell table:number-columns-repeated="16379" table:style-name="ce1"/>
        </table:table-row>
        <table:table-row table:style-name="ro1">
          <table:table-cell office:value-type="string" table:style-name="ce1">
            <text:p>retrospective_part1_stage1_532aead4</text:p>
          </table:table-cell>
          <table:table-cell office:value-type="string" table:style-name="ce1">
            <text:p>Kiana</text:p>
          </table:table-cell>
          <table:table-cell office:value-type="string" table:style-name="ce2">
            <text:p>{i}The night before the Honkai outbreak... I couldn't sleep...{/i}</text:p>
          </table:table-cell>
          <table:table-cell office:value-type="string" table:style-name="ce2">
            <text:p>{i}The night before the Honkai outbreak... I couldn't sleep...{/i}</text:p>
          </table:table-cell>
          <table:table-cell table:style-name="ce2"/>
          <table:table-cell table:number-columns-repeated="16379" table:style-name="ce1"/>
        </table:table-row>
        <table:table-row table:style-name="ro1">
          <table:table-cell office:value-type="string" table:style-name="ce1">
            <text:p>retrospective_part1_stage1_9dee6fe1</text:p>
          </table:table-cell>
          <table:table-cell table:style-name="ce1"/>
          <table:table-cell office:value-type="string" table:style-name="ce2">
            <text:p>14:07:47, Honkai outbreak occurred at Senba Academy. Estimated odds of survival are 0.000000001%%</text:p>
          </table:table-cell>
          <table:table-cell office:value-type="string" table:style-name="ce2">
            <text:p>14:07:47, Honkai outbreak occurred at Senba Academy. Estimated odds of survival are 0.000000001%%</text:p>
          </table:table-cell>
          <table:table-cell office:value-type="string" table:style-name="ce2">
            <text:p>At 14:07:47, the Honkai outbreak took effect at Senba Academy. Estimated odds of survival are 0.000000001%</text:p>
          </table:table-cell>
          <table:table-cell table:number-columns-repeated="16379" table:style-name="ce1"/>
        </table:table-row>
        <table:table-row table:style-name="ro1">
          <table:table-cell office:value-type="string" table:style-name="ce1">
            <text:p>retrospective_part1_stage1_733168fc</text:p>
          </table:table-cell>
          <table:table-cell table:style-name="ce1"/>
          <table:table-cell office:value-type="string" table:style-name="ce2">
            <text:p>{i} Tuuu, tuuu...{/i} The user you are dialing is currently not available. Please leave a message after the beep.</text:p>
          </table:table-cell>
          <table:table-cell office:value-type="string" table:style-name="ce2">
            <text:p>{i} Tuuu, tuuu...{/i} The user you are dialing is currently not available. Please leave a message after the beep.</text:p>
          </table:table-cell>
          <table:table-cell office:value-type="string" table:style-name="ce2">
            <text:p>&lt;i&gt;Tuuu, tuuu...&lt;/i&gt; The number you are dialing is currently not available. Please leave a message after the beep.</text:p>
          </table:table-cell>
          <table:table-cell office:value-type="float" office:value="250001" table:style-name="ce1">
            <text:p>250001</text:p>
          </table:table-cell>
          <table:table-cell table:number-columns-repeated="16378"/>
        </table:table-row>
        <table:table-row table:style-name="ro1">
          <table:table-cell office:value-type="string" table:style-name="ce1">
            <text:p>retrospective_part1_stage1_8257186c</text:p>
          </table:table-cell>
          <table:table-cell table:style-name="ce1"/>
          <table:table-cell office:value-type="string" table:style-name="ce2">
            <text:p>BEEP--</text:p>
          </table:table-cell>
          <table:table-cell office:value-type="string" table:style-name="ce2">
            <text:p>BEEP--</text:p>
          </table:table-cell>
          <table:table-cell office:value-type="string" table:style-name="ce2">
            <text:p>(O) Beep--</text:p>
          </table:table-cell>
          <table:table-cell office:value-type="float" office:value="250002" table:style-name="ce1">
            <text:p>250002</text:p>
          </table:table-cell>
          <table:table-cell table:number-columns-repeated="16378"/>
        </table:table-row>
        <table:table-row table:style-name="ro1">
          <table:table-cell office:value-type="string" table:style-name="ce1">
            <text:p>retrospective_part1_stage1_187ebffa</text:p>
          </table:table-cell>
          <table:table-cell office:value-type="string" table:style-name="ce1">
            <text:p>Kiana</text:p>
          </table:table-cell>
          <table:table-cell office:value-type="string" table:style-name="ce2">
            <text:p>Hey. It's me, Kiana.</text:p>
          </table:table-cell>
          <table:table-cell office:value-type="string" table:style-name="ce2">
            <text:p>Hey. It's me, Kiana.</text:p>
          </table:table-cell>
          <table:table-cell office:value-type="string" table:style-name="ce2">
            <text:p>Hey. It's me, Kiana. I am currently at Senba Academy in Nagazora, in the Far East. I know you must be going after this Honkai outbreak. Just know that I will find you, no matter where you go!</text:p>
          </table:table-cell>
          <table:table-cell office:value-type="float" office:value="250003" table:style-name="ce1">
            <text:p>250003</text:p>
          </table:table-cell>
          <table:table-cell table:number-columns-repeated="16378"/>
        </table:table-row>
        <table:table-row table:style-name="ro1">
          <table:table-cell office:value-type="string" table:style-name="ce1">
            <text:p>retrospective_part1_stage1_17ecb59c</text:p>
          </table:table-cell>
          <table:table-cell office:value-type="string" table:style-name="ce1">
            <text:p>Kiana</text:p>
          </table:table-cell>
          <table:table-cell office:value-type="string" table:style-name="ce2">
            <text:p>I am currently at Senba Academy in Nagazora, in the Far East.</text:p>
          </table:table-cell>
          <table:table-cell office:value-type="string" table:style-name="ce2">
            <text:p>I am currently at Senba Academy in Nagazora, in the Far East.</text:p>
          </table:table-cell>
          <table:table-cell table:style-name="ce2"/>
          <table:table-cell office:value-type="float" office:value="250004" table:style-name="ce1">
            <text:p>250004</text:p>
          </table:table-cell>
          <table:table-cell table:number-columns-repeated="16378"/>
        </table:table-row>
        <table:table-row table:style-name="ro1">
          <table:table-cell office:value-type="string" table:style-name="ce1">
            <text:p>retrospective_part1_stage1_5c38db85</text:p>
          </table:table-cell>
          <table:table-cell office:value-type="string" table:style-name="ce1">
            <text:p>Kiana</text:p>
          </table:table-cell>
          <table:table-cell office:value-type="string" table:style-name="ce2">
            <text:p>I know you must be going after this Honkai outbreak. Just know that I will find you, no matter where you go!</text:p>
          </table:table-cell>
          <table:table-cell office:value-type="string" table:style-name="ce2">
            <text:p>I know you must be going after this Honkai outbreak. Just know that I will find you, no matter where you go!</text:p>
          </table:table-cell>
          <table:table-cell table:style-name="ce2"/>
          <table:table-cell office:value-type="float" office:value="250005" table:style-name="ce1">
            <text:p>250005</text:p>
          </table:table-cell>
          <table:table-cell table:number-columns-repeated="16378"/>
        </table:table-row>
        <table:table-row table:style-name="ro1">
          <table:table-cell office:value-type="string" table:style-name="ce1">
            <text:p>retrospective_part1_stage1_3be6d28b</text:p>
          </table:table-cell>
          <table:table-cell table:style-name="ce1"/>
          <table:table-cell office:value-type="string" table:style-name="ce2">
            <text:p>{i}Peep--{/i}</text:p>
          </table:table-cell>
          <table:table-cell office:value-type="string" table:style-name="ce2">
            <text:p>{i}Peep--{/i}</text:p>
          </table:table-cell>
          <table:table-cell office:value-type="string" table:style-name="ce2">
            <text:p>(O) Boom!</text:p>
          </table:table-cell>
          <table:table-cell office:value-type="float" office:value="250006" table:style-name="ce1">
            <text:p>250006</text:p>
          </table:table-cell>
          <table:table-cell table:number-columns-repeated="16378"/>
        </table:table-row>
        <table:table-row table:style-name="ro1">
          <table:table-cell office:value-type="string" table:style-name="ce1">
            <text:p>retrospective_part1_stage1_4ad40e7b</text:p>
          </table:table-cell>
          <table:table-cell office:value-type="string" table:style-name="ce1">
            <text:p>Kiana</text:p>
          </table:table-cell>
          <table:table-cell office:value-type="string" table:style-name="ce2">
            <text:p>Huf... I've said what I needed to say. I didn't expect this outbreak to happen so suddenly.</text:p>
          </table:table-cell>
          <table:table-cell office:value-type="string" table:style-name="ce2">
            <text:p>Huf... I've said what I needed to say. I didn't expect this outbreak to happen so suddenly.</text:p>
          </table:table-cell>
          <table:table-cell office:value-type="string" table:style-name="ce2">
            <text:p>Huf... I talked enough. I didn't expect this outbreak to happen so suddenly. It should be a small outbreak. Let's assume the range covers the entire Senba Academy grounds.</text:p>
          </table:table-cell>
          <table:table-cell office:value-type="float" office:value="250007" table:style-name="ce1">
            <text:p>250007</text:p>
          </table:table-cell>
          <table:table-cell table:number-columns-repeated="16378"/>
        </table:table-row>
        <table:table-row table:style-name="ro1">
          <table:table-cell office:value-type="string" table:style-name="ce1">
            <text:p>retrospective_part1_stage1_0a0679f4</text:p>
          </table:table-cell>
          <table:table-cell office:value-type="string" table:style-name="ce1">
            <text:p>Kiana</text:p>
          </table:table-cell>
          <table:table-cell office:value-type="string" table:style-name="ce2">
            <text:p>According to my observations, it should be a small outbreak, limiting the range to the Senba Academy grounds.</text:p>
          </table:table-cell>
          <table:table-cell office:value-type="string" table:style-name="ce2">
            <text:p>According to my observations, it should be a small outbreak, limiting the range to the Senba Academy grounds.</text:p>
          </table:table-cell>
          <table:table-cell table:style-name="ce2"/>
          <table:table-cell office:value-type="float" office:value="250008" table:style-name="ce1">
            <text:p>250008</text:p>
          </table:table-cell>
          <table:table-cell table:number-columns-repeated="16378"/>
        </table:table-row>
        <table:table-row table:style-name="ro1">
          <table:table-cell office:value-type="string" table:style-name="ce1">
            <text:p>retrospective_part1_stage1_efb1d5ab</text:p>
          </table:table-cell>
          <table:table-cell office:value-type="string" table:style-name="ce1">
            <text:p>Kiana</text:p>
          </table:table-cell>
          <table:table-cell office:value-type="string" table:style-name="ce2">
            <text:p>Next, just find the target before Schicksal arrives- this time, I'm not letting you get away!</text:p>
          </table:table-cell>
          <table:table-cell office:value-type="string" table:style-name="ce2">
            <text:p>Next, just find the target before Schicksal arrives- this time, I'm not letting you get away!</text:p>
          </table:table-cell>
          <table:table-cell office:value-type="string" table:style-name="ce2">
            <text:p>Next, I just have to find the target before ã€ŒSchicksalã€arrives - this time, I'm not letting them get away!</text:p>
          </table:table-cell>
          <table:table-cell office:value-type="float" office:value="250009" table:style-name="ce1">
            <text:p>250009</text:p>
          </table:table-cell>
          <table:table-cell table:number-columns-repeated="16378"/>
        </table:table-row>
        <table:table-row table:style-name="ro1">
          <table:table-cell office:value-type="string" table:style-name="ce1">
            <text:p>retrospective_part1_stage1_0083317d</text:p>
          </table:table-cell>
          <table:table-cell office:value-type="string" table:style-name="ce1">
            <text:p>Zombies</text:p>
          </table:table-cell>
          <table:table-cell office:value-type="string" table:style-name="ce2">
            <text:p>Blaa---ah--- Whoo---oorgh---</text:p>
          </table:table-cell>
          <table:table-cell office:value-type="string" table:style-name="ce2">
            <text:p>Blaa---ah--- Whoo---oorgh---</text:p>
          </table:table-cell>
          <table:table-cell office:value-type="string" table:style-name="ce2">
            <text:p>Blaa---ah--- Whoo---oorgh---</text:p>
          </table:table-cell>
          <table:table-cell office:value-type="float" office:value="250010" table:style-name="ce1">
            <text:p>250010</text:p>
          </table:table-cell>
          <table:table-cell table:number-columns-repeated="16378"/>
        </table:table-row>
        <table:table-row table:style-name="ro1">
          <table:table-cell office:value-type="string" table:style-name="ce1">
            <text:p>retrospective_part1_stage1_48c116c6</text:p>
          </table:table-cell>
          <table:table-cell office:value-type="string" table:style-name="ce1">
            <text:p>Kiana</text:p>
          </table:table-cell>
          <table:table-cell office:value-type="string" table:style-name="ce2">
            <text:p>Honkai infected zombies are already roaming...</text:p>
          </table:table-cell>
          <table:table-cell office:value-type="string" table:style-name="ce2">
            <text:p>Honkai infected zombies are already roaming...</text:p>
          </table:table-cell>
          <table:table-cell office:value-type="string" table:style-name="ce2">
            <text:p>Honkai infected zombies are already roaming... Good thing I made sure to prepare weapons in advance.</text:p>
          </table:table-cell>
          <table:table-cell office:value-type="float" office:value="250011" table:style-name="ce1">
            <text:p>250011</text:p>
          </table:table-cell>
          <table:table-cell table:number-columns-repeated="16378"/>
        </table:table-row>
        <table:table-row table:style-name="ro1">
          <table:table-cell office:value-type="string" table:style-name="ce1">
            <text:p>retrospective_part1_stage1_c6874740</text:p>
          </table:table-cell>
          <table:table-cell office:value-type="string" table:style-name="ce1">
            <text:p>Kiana</text:p>
          </table:table-cell>
          <table:table-cell office:value-type="string" table:style-name="ce2">
            <text:p>It's a good thing I made sure to prepare weapons in advance.</text:p>
          </table:table-cell>
          <table:table-cell office:value-type="string" table:style-name="ce2">
            <text:p>It's a good thing I made sure to prepare weapons in advance.</text:p>
          </table:table-cell>
          <table:table-cell table:style-name="ce2"/>
          <table:table-cell office:value-type="float" office:value="250012" table:style-name="ce1">
            <text:p>250012</text:p>
          </table:table-cell>
          <table:table-cell table:number-columns-repeated="16378"/>
        </table:table-row>
        <table:table-row table:style-name="ro1">
          <table:table-cell office:value-type="string" table:style-name="ce1">
            <text:p>retrospective_part1_stage1_0cd7220d</text:p>
          </table:table-cell>
          <table:table-cell table:style-name="ce1"/>
          <table:table-cell office:value-type="string" table:style-name="ce2">
            <text:p>{i}Click-tchack{/i}</text:p>
          </table:table-cell>
          <table:table-cell office:value-type="string" table:style-name="ce2">
            <text:p>{i}Click-tchack{/i}</text:p>
          </table:table-cell>
          <table:table-cell office:value-type="string" table:style-name="ce2">
            <text:p>&lt;i&gt;Click-tchack&lt;/i&gt;</text:p>
          </table:table-cell>
          <table:table-cell office:value-type="float" office:value="250013" table:style-name="ce1">
            <text:p>250013</text:p>
          </table:table-cell>
          <table:table-cell table:number-columns-repeated="16378"/>
        </table:table-row>
        <table:table-row table:style-name="ro1">
          <table:table-cell office:value-type="string" table:style-name="ce1">
            <text:p>retrospective_part1_stage1_76e1dd91</text:p>
          </table:table-cell>
          <table:table-cell office:value-type="string" table:style-name="ce1">
            <text:p>Kiana</text:p>
          </table:table-cell>
          <table:table-cell office:value-type="string" table:style-name="ce2">
            <text:p>Weapon inspection done. It seems fine. I have my ammo and my gear here... Don't really know how long these old things will last.</text:p>
          </table:table-cell>
          <table:table-cell office:value-type="string" table:style-name="ce2">
            <text:p>Weapon inspection done. It seems fine. I have my ammo and my gear here... Don't really know how long these old things will last.</text:p>
          </table:table-cell>
          <table:table-cell office:value-type="string" table:style-name="ce2">
            <text:p>Weapon inspection done. It seems fine. I have ammo... I really don't know how long these old guns will last.</text:p>
          </table:table-cell>
          <table:table-cell office:value-type="float" office:value="250014" table:style-name="ce1">
            <text:p>250014</text:p>
          </table:table-cell>
          <table:table-cell table:number-columns-repeated="16378"/>
        </table:table-row>
        <table:table-row table:style-name="ro1">
          <table:table-cell office:value-type="string" table:style-name="ce1">
            <text:p>retrospective_part1_stage1_e76ed3fd</text:p>
          </table:table-cell>
          <table:table-cell office:value-type="string" table:style-name="ce1">
            <text:p>Kiana</text:p>
          </table:table-cell>
          <table:table-cell office:value-type="string" table:style-name="ce2">
            <text:p>Well~ Regardless, let's stick to the plan and get out of this library first.</text:p>
          </table:table-cell>
          <table:table-cell office:value-type="string" table:style-name="ce2">
            <text:p>Well~ Regardless, let's stick to the plan and get out of this library first.</text:p>
          </table:table-cell>
          <table:table-cell office:value-type="string" table:style-name="ce2">
            <text:p>Well~ Regardless, let's follow the plan and get out of this library.</text:p>
          </table:table-cell>
          <table:table-cell office:value-type="float" office:value="250015" table:style-name="ce1">
            <text:p>250015</text:p>
          </table:table-cell>
          <table:table-cell table:number-columns-repeated="16378"/>
        </table:table-row>
        <table:table-row table:style-name="ro1">
          <table:table-cell office:value-type="string" table:style-name="ce1">
            <text:p>retrospective_part1_stage1_c759e792</text:p>
          </table:table-cell>
          <table:table-cell office:value-type="string" table:style-name="ce1">
            <text:p>Kiana</text:p>
          </table:table-cell>
          <table:table-cell office:value-type="string" table:style-name="ce2">
            <text:p>Zombies everywhere, as expected.</text:p>
          </table:table-cell>
          <table:table-cell office:value-type="string" table:style-name="ce2">
            <text:p>Zombies everywhere, as expected.</text:p>
          </table:table-cell>
          <table:table-cell office:value-type="string" table:style-name="ce2">
            <text:p>I expected it, but there really are zombies on the escape route...</text:p>
          </table:table-cell>
          <table:table-cell office:value-type="float" office:value="250016" table:style-name="ce1">
            <text:p>250016</text:p>
          </table:table-cell>
          <table:table-cell table:number-columns-repeated="16378"/>
        </table:table-row>
        <table:table-row table:style-name="ro1">
          <table:table-cell office:value-type="string" table:style-name="ce1">
            <text:p>retrospective_part1_stage1_d68d4c9f</text:p>
          </table:table-cell>
          <table:table-cell office:value-type="string" table:style-name="ce1">
            <text:p>Kiana</text:p>
          </table:table-cell>
          <table:table-cell office:value-type="string" table:style-name="ce2">
            <text:p>Human beings, infected and mutated by the Honkai... with no more emotions, no more consciousness.</text:p>
          </table:table-cell>
          <table:table-cell office:value-type="string" table:style-name="ce2">
            <text:p>Human beings, infected and mutated by the Honkai... with no more emotions, no more consciousness.</text:p>
          </table:table-cell>
          <table:table-cell office:value-type="string" table:style-name="ce2">
            <text:p>Human beings, infected and mutated by the Honkai... with no more emotions, no more consciousness. //nLike walking corpses. Such sad creatures.</text:p>
          </table:table-cell>
          <table:table-cell office:value-type="float" office:value="250017" table:style-name="ce1">
            <text:p>250017</text:p>
          </table:table-cell>
          <table:table-cell table:number-columns-repeated="16378"/>
        </table:table-row>
        <table:table-row table:style-name="ro1">
          <table:table-cell office:value-type="string" table:style-name="ce1">
            <text:p>retrospective_part1_stage1_f5ed4ea8</text:p>
          </table:table-cell>
          <table:table-cell office:value-type="string" table:style-name="ce1">
            <text:p>Kiana</text:p>
          </table:table-cell>
          <table:table-cell office:value-type="string" table:style-name="ce2">
            <text:p>Like walking corpses. They're such sad creatures.</text:p>
          </table:table-cell>
          <table:table-cell office:value-type="string" table:style-name="ce2">
            <text:p>Like walking corpses. They're such sad creatures.</text:p>
          </table:table-cell>
          <table:table-cell office:value-type="string" table:style-name="ce2">
            <text:p>Blaa---ah--- Whoo---oorgh---</text:p>
          </table:table-cell>
          <table:table-cell office:value-type="float" office:value="250018" table:style-name="ce1">
            <text:p>250018</text:p>
          </table:table-cell>
          <table:table-cell table:number-columns-repeated="16378"/>
        </table:table-row>
        <table:table-row table:style-name="ro1">
          <table:table-cell office:value-type="string" table:style-name="ce1">
            <text:p>retrospective_part1_stage1_0083317d_1</text:p>
          </table:table-cell>
          <table:table-cell office:value-type="string" table:style-name="ce1">
            <text:p>Zombies</text:p>
          </table:table-cell>
          <table:table-cell office:value-type="string" table:style-name="ce2">
            <text:p>Blaa---ah--- Whoo---oorgh---</text:p>
          </table:table-cell>
          <table:table-cell office:value-type="string" table:style-name="ce2">
            <text:p>Blaa---ah--- Whoo---oorgh---</text:p>
          </table:table-cell>
          <table:table-cell table:style-name="ce2"/>
          <table:table-cell office:value-type="float" office:value="250019" table:style-name="ce1">
            <text:p>250019</text:p>
          </table:table-cell>
          <table:table-cell table:number-columns-repeated="16378"/>
        </table:table-row>
        <table:table-row table:style-name="ro1">
          <table:table-cell office:value-type="string" table:style-name="ce1">
            <text:p>retrospective_part1_stage1_022fb2df</text:p>
          </table:table-cell>
          <table:table-cell office:value-type="string" table:style-name="ce1">
            <text:p>Kiana</text:p>
          </table:table-cell>
          <table:table-cell office:value-type="string" table:style-name="ce2">
            <text:p>I'm sorry, but I can't hold back.\n As a final favour, I will help you sleep in peace.</text:p>
          </table:table-cell>
          <table:table-cell office:value-type="string" table:style-name="ce2">
            <text:p>I'm sorry, but I can't hold back.\n As a final favour, I will help you sleep in peace.</text:p>
          </table:table-cell>
          <table:table-cell office:value-type="string" table:style-name="ce2">
            <text:p>I'm sorry. Even still, I can't show you mercy.//n As a final favour, I will help you sleep in peace.</text:p>
          </table:table-cell>
          <table:table-cell office:value-type="float" office:value="250020" table:style-name="ce1">
            <text:p>250020</text:p>
          </table:table-cell>
          <table:table-cell table:number-columns-repeated="16378"/>
        </table:table-row>
        <table:table-row table:style-name="ro1">
          <table:table-cell office:value-type="string" table:style-name="ce1">
            <text:p>retrospective_part1_stage1_dffc4657</text:p>
          </table:table-cell>
          <table:table-cell table:style-name="ce1"/>
          <table:table-cell office:value-type="string" table:style-name="ce2">
            <text:p>{i} Click- BANG- BANG- BANG!---{/i}</text:p>
          </table:table-cell>
          <table:table-cell office:value-type="string" table:style-name="ce2">
            <text:p>{i} Click- BANG- BANG- BANG!---{/i}</text:p>
          </table:table-cell>
          <table:table-cell office:value-type="string" table:style-name="ce2">
            <text:p>&lt;i&gt; Click- BANG- BANG- BANG!---&lt;/i&gt;</text:p>
          </table:table-cell>
          <table:table-cell office:value-type="float" office:value="250021" table:style-name="ce1">
            <text:p>250021</text:p>
          </table:table-cell>
          <table:table-cell table:number-columns-repeated="16378"/>
        </table:table-row>
        <table:table-row table:style-name="ro1">
          <table:table-cell office:value-type="string" table:style-name="ce1">
            <text:p>retrospective_part1_stage2_780e8843</text:p>
          </table:table-cell>
          <table:table-cell office:value-type="string" table:style-name="ce1">
            <text:p>Kiana</text:p>
          </table:table-cell>
          <table:table-cell office:value-type="string" table:style-name="ce2">
            <text:p>{i}Phew-{/i} I finally made it out of the library. So far so good. Sticking to the plan, I need to find the target in the disaster area ASAP</text:p>
          </table:table-cell>
          <table:table-cell office:value-type="string" table:style-name="ce2">
            <text:p>{i}Phew-{/i} I finally made it out of the library. So far so good. Sticking to the plan, I need to find the target in the disaster area ASAP</text:p>
          </table:table-cell>
          <table:table-cell office:value-type="string" table:style-name="ce2">
            <text:p>&lt;i&gt;Phew-&lt;/i&gt; I finally made it out of the library. So far so good. I should follow this plan, and find the target in the disaster area A.S.A.P.</text:p>
          </table:table-cell>
          <table:table-cell office:value-type="float" office:value="250022" table:style-name="ce1">
            <text:p>250022</text:p>
          </table:table-cell>
          <table:table-cell table:number-columns-repeated="16378"/>
        </table:table-row>
        <table:table-row table:style-name="ro1">
          <table:table-cell office:value-type="string" table:style-name="ce1">
            <text:p>retrospective_part1_stage2_d8664720</text:p>
          </table:table-cell>
          <table:table-cell office:value-type="string" table:style-name="ce1">
            <text:p>Kiana</text:p>
          </table:table-cell>
          <table:table-cell office:value-type="string" table:style-name="ce2">
            <text:p>I'm currently here, and I should try to avoid places where zombies are crowded. Then the most effective route would be along this cherry blossom road into the center of Senba Academy campus. Let's do it!</text:p>
          </table:table-cell>
          <table:table-cell office:value-type="string" table:style-name="ce2">
            <text:p>I'm currently here, and I should try to avoid places where zombies are crowded. Then the most effective route would be along this cherry blossom road into the center of Senba Academy campus. Let's do it!</text:p>
          </table:table-cell>
          <table:table-cell office:value-type="string" table:style-name="ce2">
            <text:p>I'm currently here, and I should try to avoid places where zombies are crowded. Then the most effective route would be along Sakurakouji into the center of Senba Academy campus. Let's do it!</text:p>
          </table:table-cell>
          <table:table-cell office:value-type="float" office:value="250023" table:style-name="ce1">
            <text:p>250023</text:p>
          </table:table-cell>
          <table:table-cell table:number-columns-repeated="16378"/>
        </table:table-row>
        <table:table-row table:style-name="ro1">
          <table:table-cell office:value-type="string" table:style-name="ce1">
            <text:p>retrospective_part1_stage2_f9be120b</text:p>
          </table:table-cell>
          <table:table-cell office:value-type="string" table:style-name="ce1">
            <text:p>Kiana</text:p>
          </table:table-cell>
          <table:table-cell office:value-type="string" table:style-name="ce2">
            <text:p>Still... The usually loud and bustling academy being so quiet now feels so strange. Well, from now on, I don't have to act all ladylike and join the other ladies to enjoy watching the flowers. At least that's one good thing to come out of this.</text:p>
          </table:table-cell>
          <table:table-cell office:value-type="string" table:style-name="ce2">
            <text:p>Still... The usually loud and bustling academy being so quiet now feels so strange. Well, from now on, I don't have to act all ladylike and join the other ladies to enjoy watching the flowers. At least that's one good thing to come out of this.</text:p>
          </table:table-cell>
          <table:table-cell office:value-type="string" table:style-name="ce2">
            <text:p>Still... The usually loud and bustling academy feels so quiet now. It's really hard to get used to. Well, from now on, I don't have to try and be ladylike and accompany the other ladies to enjoy the flowers. That's one happy thing to come out of this, for now.</text:p>
          </table:table-cell>
          <table:table-cell office:value-type="float" office:value="250024" table:style-name="ce1">
            <text:p>250024</text:p>
          </table:table-cell>
          <table:table-cell table:number-columns-repeated="16378"/>
        </table:table-row>
        <table:table-row table:style-name="ro1">
          <table:table-cell office:value-type="string" table:style-name="ce1">
            <text:p>retrospective_part1_stage2_15aede28</text:p>
          </table:table-cell>
          <table:table-cell office:value-type="string" table:style-name="ce1">
            <text:p>Kiana</text:p>
          </table:table-cell>
          <table:table-cell office:value-type="string" table:style-name="ce2">
            <text:p>Ah, stop! Now's no time to be getting sentimental! There are more important things to deal with right now!</text:p>
          </table:table-cell>
          <table:table-cell office:value-type="string" table:style-name="ce2">
            <text:p>Ah, stop! Now's no time to be getting sentimental! There are more important things to deal with right now!</text:p>
          </table:table-cell>
          <table:table-cell office:value-type="string" table:style-name="ce2">
            <text:p>Ah, hold on! Now's no time to get emotional! Obviously, there are more important things to deal with right now!</text:p>
          </table:table-cell>
          <table:table-cell office:value-type="float" office:value="250025" table:style-name="ce1">
            <text:p>250025</text:p>
          </table:table-cell>
          <table:table-cell table:number-columns-repeated="16378"/>
        </table:table-row>
        <table:table-row table:style-name="ro1">
          <table:table-cell office:value-type="string" table:style-name="ce1">
            <text:p>retrospective_part1_stage2_68e552c2</text:p>
          </table:table-cell>
          <table:table-cell table:style-name="ce1"/>
          <table:table-cell office:value-type="string" table:style-name="ce2">
            <text:p>{i} Pip pip pip {/i}</text:p>
          </table:table-cell>
          <table:table-cell office:value-type="string" table:style-name="ce2">
            <text:p>{i} Pip pip pip {/i}</text:p>
          </table:table-cell>
          <table:table-cell office:value-type="string" table:style-name="ce2">
            <text:p>&lt;i&gt; Pip pip pip &lt;/i&gt;</text:p>
          </table:table-cell>
          <table:table-cell office:value-type="float" office:value="250026" table:style-name="ce1">
            <text:p>250026</text:p>
          </table:table-cell>
          <table:table-cell table:number-columns-repeated="16378"/>
        </table:table-row>
        <table:table-row table:style-name="ro1">
          <table:table-cell office:value-type="string" table:style-name="ce1">
            <text:p>retrospective_part1_stage2_948ad3a4</text:p>
          </table:table-cell>
          <table:table-cell office:value-type="string" table:style-name="ce1">
            <text:p>Kiana</text:p>
          </table:table-cell>
          <table:table-cell office:value-type="string" table:style-name="ce2">
            <text:p>Ooh! The detector on my phone found something, let me see~ It's reading a Honkai energy source at 2 o'clock, 700 meters from here... Humph- That must be the center of this Honkai outbreak! The target must be there too!<text:s/></text:p>
          </table:table-cell>
          <table:table-cell office:value-type="string" table:style-name="ce2">
            <text:p>Ooh! The detector on my phone found something, let me see~ It's reading a Honkai energy source at 2 o'clock, 700 meters from here... Humph- That must be the center of this Honkai outbreak! The target must be there too!</text:p>
          </table:table-cell>
          <table:table-cell office:value-type="string" table:style-name="ce2">
            <text:p>Ooh! The detector on my phone found something, let me see~ There is reading for a Honkai energy source at 2 o'clock, 700 meters from here... Humph- That must be the center of this Honkai outbreak! The target must be there too!</text:p>
          </table:table-cell>
          <table:table-cell office:value-type="float" office:value="250027" table:style-name="ce1">
            <text:p>250027</text:p>
          </table:table-cell>
          <table:table-cell table:number-columns-repeated="16378"/>
        </table:table-row>
        <table:table-row table:style-name="ro1">
          <table:table-cell office:value-type="string" table:style-name="ce1">
            <text:p>retrospective_part1_stage2_736a5000</text:p>
          </table:table-cell>
          <table:table-cell office:value-type="string" table:style-name="ce1">
            <text:p>Kiana</text:p>
          </table:table-cell>
          <table:table-cell office:value-type="string" table:style-name="ce2">
            <text:p>Hehe- Though I can't contact you with this crappy phone you left me, this weird side-function sure is effective. He probably never expected I would use this feature he designed himself to find him.</text:p>
          </table:table-cell>
          <table:table-cell office:value-type="string" table:style-name="ce2">
            <text:p>Hehe- Though I can't contact you with this crappy phone you left me, this weird side-function sure is effective. He probably never expected I would use this feature he designed himself to find him.</text:p>
          </table:table-cell>
          <table:table-cell office:value-type="string" table:style-name="ce2">
            <text:p>Hehe- Though I can't call you or anyone with the phone you left me, the extra features sure are effective. He probably never expected I would use this feature he designed himself to find him.</text:p>
          </table:table-cell>
          <table:table-cell office:value-type="float" office:value="250028" table:style-name="ce1">
            <text:p>250028</text:p>
          </table:table-cell>
          <table:table-cell table:number-columns-repeated="16378"/>
        </table:table-row>
        <table:table-row table:style-name="ro1">
          <table:table-cell office:value-type="string" table:style-name="ce1">
            <text:p>retrospective_part1_stage2_6a1a79e3</text:p>
          </table:table-cell>
          <table:table-cell office:value-type="string" table:style-name="ce1">
            <text:p>Kiana</text:p>
          </table:table-cell>
          <table:table-cell office:value-type="string" table:style-name="ce2">
            <text:p>All right, let's stick to the original plan!</text:p>
          </table:table-cell>
          <table:table-cell office:value-type="string" table:style-name="ce2">
            <text:p>All right, let's stick to the original plan!</text:p>
          </table:table-cell>
          <table:table-cell office:value-type="string" table:style-name="ce2">
            <text:p>All right, let's stick to the original plan!</text:p>
          </table:table-cell>
          <table:table-cell office:value-type="float" office:value="250029" table:style-name="ce1">
            <text:p>250029</text:p>
          </table:table-cell>
          <table:table-cell table:number-columns-repeated="16378"/>
        </table:table-row>
        <table:table-row table:style-name="ro1">
          <table:table-cell office:value-type="string" table:style-name="ce1">
            <text:p>retrospective_part1_stage2_24a66189</text:p>
          </table:table-cell>
          <table:table-cell office:value-type="string" table:style-name="ce1">
            <text:p>Kiana</text:p>
          </table:table-cell>
          <table:table-cell office:value-type="string" table:style-name="ce2">
            <text:p>The Honkai energy source is 50 meters away now... Should be close enough for observation.</text:p>
          </table:table-cell>
          <table:table-cell office:value-type="string" table:style-name="ce2">
            <text:p>The Honkai energy source is 50 meters away now... Should be close enough for observation.</text:p>
          </table:table-cell>
          <table:table-cell office:value-type="string" table:style-name="ce2">
            <text:p>The Honkai energy source is 50 meters away now... I should be close enough to see it now.</text:p>
          </table:table-cell>
          <table:table-cell office:value-type="float" office:value="250030" table:style-name="ce1">
            <text:p>250030</text:p>
          </table:table-cell>
          <table:table-cell table:number-columns-repeated="16378"/>
        </table:table-row>
        <table:table-row table:style-name="ro1">
          <table:table-cell office:value-type="string" table:style-name="ce1">
            <text:p>retrospective_part1_stage2_0f805222</text:p>
          </table:table-cell>
          <table:table-cell office:value-type="string" table:style-name="ce1">
            <text:p>Kiana</text:p>
          </table:table-cell>
          <table:table-cell office:value-type="string" table:style-name="ce2">
            <text:p>It should be right there- Tsk. Lots of zombies, as expected. Dealing with so many could be a challenge, even for this girl.</text:p>
          </table:table-cell>
          <table:table-cell office:value-type="string" table:style-name="ce2">
            <text:p>It should be right there- Tsk. Lots of zombies, as expected. Dealing with so many could be a challenge, even for this girl.</text:p>
          </table:table-cell>
          <table:table-cell office:value-type="string" table:style-name="ce2">
            <text:p>It should be right there- Tsk. Indeed, there are a lot of zombies gathered over there. Even for this girl, dealing with so many will be a challenge.</text:p>
          </table:table-cell>
          <table:table-cell office:value-type="float" office:value="250031" table:style-name="ce1">
            <text:p>250031</text:p>
          </table:table-cell>
          <table:table-cell table:number-columns-repeated="16378"/>
        </table:table-row>
        <table:table-row table:style-name="ro1">
          <table:table-cell office:value-type="string" table:style-name="ce1">
            <text:p>retrospective_part1_stage2_c6269a3e</text:p>
          </table:table-cell>
          <table:table-cell office:value-type="string" table:style-name="ce1">
            <text:p>Kiana</text:p>
          </table:table-cell>
          <table:table-cell office:value-type="string" table:style-name="ce2">
            <text:p>Though, most of those dumb zombies would go after anything that makes a sound. If I use this weakness to my advantage, I can make things easier for myself.</text:p>
          </table:table-cell>
          <table:table-cell office:value-type="string" table:style-name="ce2">
            <text:p>Though, most of those dumb zombies would go after anything that makes a sound. If I use this weakness to my advantage, I can make things easier for myself.</text:p>
          </table:table-cell>
          <table:table-cell office:value-type="string" table:style-name="ce2">
            <text:p>Though, most zombies are dumb enough to move towards anything that makes a sound. If I use this weakness to my advantage, I can make things easier for myself.</text:p>
          </table:table-cell>
          <table:table-cell office:value-type="float" office:value="250032" table:style-name="ce1">
            <text:p>250032</text:p>
          </table:table-cell>
          <table:table-cell table:number-columns-repeated="16378"/>
        </table:table-row>
        <table:table-row table:style-name="ro1">
          <table:table-cell office:value-type="string" table:style-name="ce1">
            <text:p>retrospective_part1_stage2_91b6d61f</text:p>
          </table:table-cell>
          <table:table-cell office:value-type="string" table:style-name="ce1">
            <text:p>Kiana</text:p>
          </table:table-cell>
          <table:table-cell office:value-type="string" table:style-name="ce2">
            <text:p>Looks like we'll have to take a detour. First, I should make a sound to attract their attention, and then go around and approach from the left side.</text:p>
          </table:table-cell>
          <table:table-cell office:value-type="string" table:style-name="ce2">
            <text:p>Looks like we'll have to take a detour. First, I should make a sound to attract their attention, and then go around and approach from the left side.</text:p>
          </table:table-cell>
          <table:table-cell office:value-type="string" table:style-name="ce2">
            <text:p>Looks like we'll have to take a detour. First, I should make a sound to attract their attention, and then go around and approach from the left side.</text:p>
          </table:table-cell>
          <table:table-cell office:value-type="float" office:value="250033" table:style-name="ce1">
            <text:p>250033</text:p>
          </table:table-cell>
          <table:table-cell table:number-columns-repeated="16378"/>
        </table:table-row>
        <table:table-row table:style-name="ro1">
          <table:table-cell office:value-type="string" table:style-name="ce1">
            <text:p>retrospective_part1_stage2_66655a3a</text:p>
          </table:table-cell>
          <table:table-cell table:style-name="ce1"/>
          <table:table-cell office:value-type="string" table:style-name="ce2">
            <text:p>Rumble-</text:p>
          </table:table-cell>
          <table:table-cell office:value-type="string" table:style-name="ce2">
            <text:p>Rumble-</text:p>
          </table:table-cell>
          <table:table-cell office:value-type="string" table:style-name="ce2">
            <text:p>(O) Bang!!</text:p>
          </table:table-cell>
          <table:table-cell office:value-type="float" office:value="250034" table:style-name="ce1">
            <text:p>250034</text:p>
          </table:table-cell>
          <table:table-cell table:number-columns-repeated="16378"/>
        </table:table-row>
        <table:table-row table:style-name="ro1">
          <table:table-cell office:value-type="string" table:style-name="ce1">
            <text:p>retrospective_part1_stage2_1bcd9e26</text:p>
          </table:table-cell>
          <table:table-cell office:value-type="string" table:style-name="ce1">
            <text:p>Kiana</text:p>
          </table:table-cell>
          <table:table-cell office:value-type="string" table:style-name="ce2">
            <text:p>Eh?! Wha?! What was that sound? I haven't done anything yet! Uh ...thunder?! But it was sunny just now, why did it suddenly...</text:p>
          </table:table-cell>
          <table:table-cell office:value-type="string" table:style-name="ce2">
            <text:p>Eh?! Wha?! What was that sound? I haven't done anything yet! Uh ...thunder?! But it was sunny just now, why did it suddenly...</text:p>
          </table:table-cell>
          <table:table-cell office:value-type="string" table:style-name="ce2">
            <text:p>Eh?! Wha?! What was that sound? I haven't done anything yet! Uh... Thunder?! But it was sunny just now, why did it suddenly...</text:p>
          </table:table-cell>
          <table:table-cell office:value-type="float" office:value="250035" table:style-name="ce1">
            <text:p>250035</text:p>
          </table:table-cell>
          <table:table-cell table:number-columns-repeated="16378"/>
        </table:table-row>
        <table:table-row table:style-name="ro1">
          <table:table-cell office:value-type="string" table:style-name="ce1">
            <text:p>retrospective_part1_stage2_0083317d</text:p>
          </table:table-cell>
          <table:table-cell office:value-type="string" table:style-name="ce1">
            <text:p>Zombies</text:p>
          </table:table-cell>
          <table:table-cell office:value-type="string" table:style-name="ce2">
            <text:p>Blaa---ah--- Whoo---oorgh---</text:p>
          </table:table-cell>
          <table:table-cell office:value-type="string" table:style-name="ce2">
            <text:p>Blaa---ah--- Whoo---oorgh---</text:p>
          </table:table-cell>
          <table:table-cell office:value-type="string" table:style-name="ce2">
            <text:p>(O) *Zombies roar*</text:p>
          </table:table-cell>
          <table:table-cell office:value-type="float" office:value="250036" table:style-name="ce1">
            <text:p>250036</text:p>
          </table:table-cell>
          <table:table-cell table:number-columns-repeated="16378"/>
        </table:table-row>
        <table:table-row table:style-name="ro1">
          <table:table-cell office:value-type="string" table:style-name="ce1">
            <text:p>retrospective_part1_stage2_0d3a8ca2</text:p>
          </table:table-cell>
          <table:table-cell office:value-type="string" table:style-name="ce1">
            <text:p>Kiana</text:p>
          </table:table-cell>
          <table:table-cell office:value-type="string" table:style-name="ce2">
            <text:p>Uh... whoops. They saw me.</text:p>
          </table:table-cell>
          <table:table-cell office:value-type="string" table:style-name="ce2">
            <text:p>Uh... whoops. They saw me.</text:p>
          </table:table-cell>
          <table:table-cell office:value-type="string" table:style-name="ce2">
            <text:p>Uh... whoops. They saw me.</text:p>
          </table:table-cell>
          <table:table-cell office:value-type="float" office:value="250037" table:style-name="ce1">
            <text:p>250037</text:p>
          </table:table-cell>
          <table:table-cell table:number-columns-repeated="16378"/>
        </table:table-row>
        <table:table-row table:style-name="ro1">
          <table:table-cell office:value-type="string" table:style-name="ce1">
            <text:p>retrospective_part1_stage2_99cf6587</text:p>
          </table:table-cell>
          <table:table-cell office:value-type="string" table:style-name="ce1">
            <text:p>Kiana</text:p>
          </table:table-cell>
          <table:table-cell office:value-type="string" table:style-name="ce2">
            <text:p>Ah, forget it. In that case, brute forcing my way through is the only option!</text:p>
          </table:table-cell>
          <table:table-cell office:value-type="string" table:style-name="ce2">
            <text:p>Ah, forget it. In that case, brute forcing my way through is the only option!</text:p>
          </table:table-cell>
          <table:table-cell office:value-type="string" table:style-name="ce2">
            <text:p>Ah, forget it. In that case, breaking through is the only option!</text:p>
          </table:table-cell>
          <table:table-cell office:value-type="float" office:value="250038" table:style-name="ce1">
            <text:p>250038</text:p>
          </table:table-cell>
          <table:table-cell table:number-columns-repeated="16378"/>
        </table:table-row>
        <table:table-row table:style-name="ro1">
          <table:table-cell office:value-type="string" table:style-name="ce1">
            <text:p>retrospective_part1_stage3_20c62f57</text:p>
          </table:table-cell>
          <table:table-cell office:value-type="string" table:style-name="ce1">
            <text:p>Kiana</text:p>
          </table:table-cell>
          <table:table-cell office:value-type="string" table:style-name="ce2">
            <text:p>{i}Huh- huh-{/i} There's no end to them. I hadn't expected the zombies to come swarming to the Honkai source here. It will be a bit of a problem if this keeps going.</text:p>
          </table:table-cell>
          <table:table-cell office:value-type="string" table:style-name="ce2">
            <text:p>{i}Huh- huh-{/i} There's no end to them. I hadn't expected the zombies to come swarming to the Honkai source here. It will be a bit of a problem if this keeps going.</text:p>
          </table:table-cell>
          <table:table-cell office:value-type="string" table:style-name="ce2">
            <text:p>&lt;i&gt;Hah, hah-&lt;/i&gt; There's no end to them. I hadn't expected the zombies to come swarming to the Honkai source here. It will be a bit of a problem if this keeps going.</text:p>
          </table:table-cell>
          <table:table-cell office:value-type="float" office:value="250039" table:style-name="ce1">
            <text:p>250039</text:p>
          </table:table-cell>
          <table:table-cell table:number-columns-repeated="16378"/>
        </table:table-row>
        <table:table-row table:style-name="ro1">
          <table:table-cell office:value-type="string" table:style-name="ce1">
            <text:p>retrospective_part1_stage3_6e0cb7ee</text:p>
          </table:table-cell>
          <table:table-cell office:value-type="string" table:style-name="ce1">
            <text:p>Kiana</text:p>
          </table:table-cell>
          <table:table-cell office:value-type="string" table:style-name="ce2">
            <text:p>Almost out of ammo, almost out of time... I have to find the target, fast.</text:p>
          </table:table-cell>
          <table:table-cell office:value-type="string" table:style-name="ce2">
            <text:p>Almost out of ammo, almost out of time... I have to find the target, fast.</text:p>
          </table:table-cell>
          <table:table-cell office:value-type="string" table:style-name="ce2">
            <text:p>Almost out of ammo, almost out of time... I have to find the target, fast.</text:p>
          </table:table-cell>
          <table:table-cell office:value-type="float" office:value="250040" table:style-name="ce1">
            <text:p>250040</text:p>
          </table:table-cell>
          <table:table-cell table:number-columns-repeated="16378"/>
        </table:table-row>
        <table:table-row table:style-name="ro1">
          <table:table-cell office:value-type="string" table:style-name="ce1">
            <text:p>retrospective_part1_stage3_d7f20afb</text:p>
          </table:table-cell>
          <table:table-cell table:style-name="ce1"/>
          <table:table-cell office:value-type="string" table:style-name="ce2">
            <text:p>{i} Rustle- {/i}</text:p>
          </table:table-cell>
          <table:table-cell office:value-type="string" table:style-name="ce2">
            <text:p>{i} Rustle- {/i}</text:p>
          </table:table-cell>
          <table:table-cell office:value-type="string" table:style-name="ce2">
            <text:p>(O) *Weird sound*</text:p>
          </table:table-cell>
          <table:table-cell office:value-type="float" office:value="250041" table:style-name="ce1">
            <text:p>250041</text:p>
          </table:table-cell>
          <table:table-cell table:number-columns-repeated="16378"/>
        </table:table-row>
        <table:table-row table:style-name="ro1">
          <table:table-cell office:value-type="string" table:style-name="ce1">
            <text:p>retrospective_part1_stage3_7e4bc814</text:p>
          </table:table-cell>
          <table:table-cell office:value-type="string" table:style-name="ce1">
            <text:p>Kiana</text:p>
          </table:table-cell>
          <table:table-cell office:value-type="string" table:style-name="ce2">
            <text:p>Who-?!</text:p>
          </table:table-cell>
          <table:table-cell office:value-type="string" table:style-name="ce2">
            <text:p>Who-?!</text:p>
          </table:table-cell>
          <table:table-cell office:value-type="string" table:style-name="ce2">
            <text:p>Who's there?!</text:p>
          </table:table-cell>
          <table:table-cell office:value-type="float" office:value="250042" table:style-name="ce1">
            <text:p>250042</text:p>
          </table:table-cell>
          <table:table-cell table:number-columns-repeated="16378"/>
        </table:table-row>
        <table:table-row table:style-name="ro1">
          <table:table-cell office:value-type="string" table:style-name="ce1">
            <text:p>retrospective_part1_stage3_bc17c550</text:p>
          </table:table-cell>
          <table:table-cell office:value-type="string" table:style-name="ce1">
            <text:p>Kiana</text:p>
          </table:table-cell>
          <table:table-cell office:value-type="string" table:style-name="ce2">
            <text:p>That didn't look like a zombie... could it be?! I finally found you! Wait!</text:p>
          </table:table-cell>
          <table:table-cell office:value-type="string" table:style-name="ce2">
            <text:p>That didn't look like a zombie... could it be?! I finally found you! Wait!</text:p>
          </table:table-cell>
          <table:table-cell office:value-type="string" table:style-name="ce2">
            <text:p>That figure doesn't seem like a zombie... could it be?! I finally found you! Wait!</text:p>
          </table:table-cell>
          <table:table-cell office:value-type="float" office:value="250043" table:style-name="ce1">
            <text:p>250043</text:p>
          </table:table-cell>
          <table:table-cell table:number-columns-repeated="16378"/>
        </table:table-row>
        <table:table-row table:style-name="ro1">
          <table:table-cell office:value-type="string" table:style-name="ce1">
            <text:p>retrospective_part1_stage3_368de1a7</text:p>
          </table:table-cell>
          <table:table-cell office:value-type="string" table:style-name="ce1">
            <text:p>Mei</text:p>
          </table:table-cell>
          <table:table-cell office:value-type="string" table:style-name="ce2">
            <text:p>.......</text:p>
          </table:table-cell>
          <table:table-cell office:value-type="string" table:style-name="ce2">
            <text:p>.......</text:p>
          </table:table-cell>
          <table:table-cell office:value-type="string" table:style-name="ce2">
            <text:p>(O) â€¦â€¦</text:p>
          </table:table-cell>
          <table:table-cell office:value-type="float" office:value="250044" table:style-name="ce1">
            <text:p>250044</text:p>
          </table:table-cell>
          <table:table-cell table:number-columns-repeated="16378"/>
        </table:table-row>
        <table:table-row table:style-name="ro1">
          <table:table-cell office:value-type="string" table:style-name="ce1">
            <text:p>retrospective_part1_stage3_ff1c416a</text:p>
          </table:table-cell>
          <table:table-cell office:value-type="string" table:style-name="ce1">
            <text:p>Kiana</text:p>
          </table:table-cell>
          <table:table-cell office:value-type="string" table:style-name="ce2">
            <text:p>Eh?! This is... a student? I didn't think there were still people who hadn't been infected by the Honkai...</text:p>
          </table:table-cell>
          <table:table-cell office:value-type="string" table:style-name="ce2">
            <text:p>Eh?! This is... a student? I didn't think there were still people who hadn't been infected by the Honkai...</text:p>
          </table:table-cell>
          <table:table-cell office:value-type="string" table:style-name="ce2">
            <text:p>Eh?! This is... a student? I didn't think there were still people who hadn't been infected by the Honkai...</text:p>
          </table:table-cell>
          <table:table-cell office:value-type="float" office:value="250045" table:style-name="ce1">
            <text:p>250045</text:p>
          </table:table-cell>
          <table:table-cell table:number-columns-repeated="16378"/>
        </table:table-row>
        <table:table-row table:style-name="ro1">
          <table:table-cell office:value-type="string" table:style-name="ce1">
            <text:p>retrospective_part1_stage3_d865f26d</text:p>
          </table:table-cell>
          <table:table-cell office:value-type="string" table:style-name="ce1">
            <text:p>Kiana</text:p>
          </table:table-cell>
          <table:table-cell office:value-type="string" table:style-name="ce2">
            <text:p>Your uniform, it's the one used for senior students. What's your name?</text:p>
          </table:table-cell>
          <table:table-cell office:value-type="string" table:style-name="ce2">
            <text:p>Your uniform, it's the one used for senior students. What's your name?</text:p>
          </table:table-cell>
          <table:table-cell office:value-type="string" table:style-name="ce2">
            <text:p>Your uniform, it's the one used for senior students. What's your name?</text:p>
          </table:table-cell>
          <table:table-cell office:value-type="float" office:value="250046" table:style-name="ce1">
            <text:p>250046</text:p>
          </table:table-cell>
          <table:table-cell table:number-columns-repeated="16378"/>
        </table:table-row>
        <table:table-row table:style-name="ro1">
          <table:table-cell office:value-type="string" table:style-name="ce1">
            <text:p>retrospective_part1_stage3_368de1a7_1</text:p>
          </table:table-cell>
          <table:table-cell office:value-type="string" table:style-name="ce1">
            <text:p>Mei</text:p>
          </table:table-cell>
          <table:table-cell office:value-type="string" table:style-name="ce2">
            <text:p>.......</text:p>
          </table:table-cell>
          <table:table-cell office:value-type="string" table:style-name="ce2">
            <text:p>.......</text:p>
          </table:table-cell>
          <table:table-cell office:value-type="string" table:style-name="ce2">
            <text:p>(O) â€¦â€¦</text:p>
          </table:table-cell>
          <table:table-cell office:value-type="float" office:value="250047" table:style-name="ce1">
            <text:p>250047</text:p>
          </table:table-cell>
          <table:table-cell table:number-columns-repeated="16378"/>
        </table:table-row>
        <table:table-row table:style-name="ro1">
          <table:table-cell office:value-type="string" table:style-name="ce1">
            <text:p>retrospective_part1_stage3_fef9307e</text:p>
          </table:table-cell>
          <table:table-cell office:value-type="string" table:style-name="ce1">
            <text:p>Kiana</text:p>
          </table:table-cell>
          <table:table-cell office:value-type="string" table:style-name="ce2">
            <text:p>Hey, can you hear me? Could you like maybe... answer?</text:p>
          </table:table-cell>
          <table:table-cell office:value-type="string" table:style-name="ce2">
            <text:p>Hey, can you hear me? Could you like maybe... answer?</text:p>
          </table:table-cell>
          <table:table-cell office:value-type="string" table:style-name="ce2">
            <text:p>Hey, are you not all there? Could you like maybe... answer?</text:p>
          </table:table-cell>
          <table:table-cell office:value-type="float" office:value="250048" table:style-name="ce1">
            <text:p>250048</text:p>
          </table:table-cell>
          <table:table-cell table:number-columns-repeated="16378"/>
        </table:table-row>
        <table:table-row table:style-name="ro1">
          <table:table-cell office:value-type="string" table:style-name="ce1">
            <text:p>retrospective_part1_stage3_368de1a7_2</text:p>
          </table:table-cell>
          <table:table-cell office:value-type="string" table:style-name="ce1">
            <text:p>Mei</text:p>
          </table:table-cell>
          <table:table-cell office:value-type="string" table:style-name="ce2">
            <text:p>.......</text:p>
          </table:table-cell>
          <table:table-cell office:value-type="string" table:style-name="ce2">
            <text:p>.......</text:p>
          </table:table-cell>
          <table:table-cell office:value-type="string" table:style-name="ce2">
            <text:p>(O) â€¦â€¦</text:p>
          </table:table-cell>
          <table:table-cell office:value-type="float" office:value="250049" table:style-name="ce1">
            <text:p>250049</text:p>
          </table:table-cell>
          <table:table-cell table:number-columns-repeated="16378"/>
        </table:table-row>
        <table:table-row table:style-name="ro1">
          <table:table-cell office:value-type="string" table:style-name="ce1">
            <text:p>retrospective_part1_stage3_e599b306</text:p>
          </table:table-cell>
          <table:table-cell office:value-type="string" table:style-name="ce1">
            <text:p>Kiana</text:p>
          </table:table-cell>
          <table:table-cell office:value-type="string" table:style-name="ce2">
            <text:p>Ah... You must be too scared to speak. Whatever... I have my hands full, so go find a place to hide somewhere yourself.</text:p>
          </table:table-cell>
          <table:table-cell office:value-type="string" table:style-name="ce2">
            <text:p>Ah... You must be too scared to speak. Whatever... I have my hands full, so go find a place to hide somewhere yourself.</text:p>
          </table:table-cell>
          <table:table-cell office:value-type="string" table:style-name="ce2">
            <text:p>Ah... Maybe you're too scared to talk? That's okay... I can't help you right now, so you'd better find a place to hide somewhere.</text:p>
          </table:table-cell>
          <table:table-cell office:value-type="float" office:value="250050" table:style-name="ce1">
            <text:p>250050</text:p>
          </table:table-cell>
          <table:table-cell table:number-columns-repeated="16378"/>
        </table:table-row>
        <table:table-row table:style-name="ro1">
          <table:table-cell office:value-type="string" table:style-name="ce1">
            <text:p>retrospective_part1_stage3_0083317d</text:p>
          </table:table-cell>
          <table:table-cell office:value-type="string" table:style-name="ce1">
            <text:p>Zombies</text:p>
          </table:table-cell>
          <table:table-cell office:value-type="string" table:style-name="ce2">
            <text:p>Blaa---ah--- Whoo---oorgh---</text:p>
          </table:table-cell>
          <table:table-cell office:value-type="string" table:style-name="ce2">
            <text:p>Blaa---ah--- Whoo---oorgh---</text:p>
          </table:table-cell>
          <table:table-cell office:value-type="string" table:style-name="ce2">
            <text:p>&lt;i&gt;Graaaaah!!&lt;/i&gt;</text:p>
          </table:table-cell>
          <table:table-cell office:value-type="float" office:value="250051" table:style-name="ce1">
            <text:p>250051</text:p>
          </table:table-cell>
          <table:table-cell table:number-columns-repeated="16378"/>
        </table:table-row>
        <table:table-row table:style-name="ro1">
          <table:table-cell office:value-type="string" table:style-name="ce1">
            <text:p>retrospective_part1_stage3_93e86cb9</text:p>
          </table:table-cell>
          <table:table-cell office:value-type="string" table:style-name="ce1">
            <text:p>Kiana</text:p>
          </table:table-cell>
          <table:table-cell office:value-type="string" table:style-name="ce2">
            <text:p>Gee, it's not safe here anymore! If you've lost the will to survive, then nobody can save you. Even if I take you with me, you'll just slow me down. Goodbye, don't blame me.</text:p>
          </table:table-cell>
          <table:table-cell office:value-type="string" table:style-name="ce2">
            <text:p>Gee, it's not safe here anymore! If you've lost the will to survive, then nobody can save you. Even if I take you with me, you'll just slow me down. Goodbye, don't blame me.</text:p>
          </table:table-cell>
          <table:table-cell office:value-type="string" table:style-name="ce2">
            <text:p>Gee, it's not safe here! If you've given up on trying to survive, then nobody can help you. Even if I take you with me, you'll just slow me down. Goodbye, don't blame me.</text:p>
          </table:table-cell>
          <table:table-cell office:value-type="float" office:value="250052" table:style-name="ce1">
            <text:p>250052</text:p>
          </table:table-cell>
          <table:table-cell table:number-columns-repeated="16378"/>
        </table:table-row>
        <table:table-row table:style-name="ro1">
          <table:table-cell office:value-type="string" table:style-name="ce1">
            <text:p>retrospective_part1_stage3_368de1a7_3</text:p>
          </table:table-cell>
          <table:table-cell office:value-type="string" table:style-name="ce1">
            <text:p>Mei</text:p>
          </table:table-cell>
          <table:table-cell office:value-type="string" table:style-name="ce2">
            <text:p>.......</text:p>
          </table:table-cell>
          <table:table-cell office:value-type="string" table:style-name="ce2">
            <text:p>.......</text:p>
          </table:table-cell>
          <table:table-cell office:value-type="string" table:style-name="ce2">
            <text:p>(O) â€¦â€¦</text:p>
          </table:table-cell>
          <table:table-cell office:value-type="float" office:value="250053" table:style-name="ce1">
            <text:p>250053</text:p>
          </table:table-cell>
          <table:table-cell table:number-columns-repeated="16378"/>
        </table:table-row>
        <table:table-row table:style-name="ro1">
          <table:table-cell office:value-type="string" table:style-name="ce1">
            <text:p>retrospective_part1_stage3_0083317d_1</text:p>
          </table:table-cell>
          <table:table-cell office:value-type="string" table:style-name="ce1">
            <text:p>Zombies</text:p>
          </table:table-cell>
          <table:table-cell office:value-type="string" table:style-name="ce2">
            <text:p>Blaa---ah--- Whoo---oorgh---</text:p>
          </table:table-cell>
          <table:table-cell office:value-type="string" table:style-name="ce2">
            <text:p>Blaa---ah--- Whoo---oorgh---</text:p>
          </table:table-cell>
          <table:table-cell office:value-type="string" table:style-name="ce2">
            <text:p>(O) *Zombies roar*</text:p>
          </table:table-cell>
          <table:table-cell office:value-type="float" office:value="250054" table:style-name="ce1">
            <text:p>250054</text:p>
          </table:table-cell>
          <table:table-cell table:number-columns-repeated="16378"/>
        </table:table-row>
        <table:table-row table:style-name="ro1">
          <table:table-cell office:value-type="string" table:style-name="ce1">
            <text:p>retrospective_part1_stage3_48b420ed</text:p>
          </table:table-cell>
          <table:table-cell office:value-type="string" table:style-name="ce1">
            <text:p>Kiana</text:p>
          </table:table-cell>
          <table:table-cell office:value-type="string" table:style-name="ce2">
            <text:p>Ugh! Just my luck. Come with me!</text:p>
          </table:table-cell>
          <table:table-cell office:value-type="string" table:style-name="ce2">
            <text:p>Ugh! Just my luck. Come with me!</text:p>
          </table:table-cell>
          <table:table-cell office:value-type="string" table:style-name="ce2">
            <text:p>Ugh! Just my luck. Come with me!</text:p>
          </table:table-cell>
          <table:table-cell office:value-type="float" office:value="250055" table:style-name="ce1">
            <text:p>250055</text:p>
          </table:table-cell>
          <table:table-cell table:number-columns-repeated="16378"/>
        </table:table-row>
        <table:table-row table:style-name="ro1">
          <table:table-cell office:value-type="string" table:style-name="ce1">
            <text:p>retrospective_part1_stage3_64d5138e</text:p>
          </table:table-cell>
          <table:table-cell office:value-type="string" table:style-name="ce1">
            <text:p>Kiana</text:p>
          </table:table-cell>
          <table:table-cell office:value-type="string" table:style-name="ce2">
            <text:p>{i}Huf...huf...{/i} Seems like escorting a normal person whilst fighting zombies is a bit much... Hey, you okay?</text:p>
          </table:table-cell>
          <table:table-cell office:value-type="string" table:style-name="ce2">
            <text:p>{i}Huf...huf...{/i} Seems like escorting a normal person whilst fighting zombies is a bit much... Hey, you okay?</text:p>
          </table:table-cell>
          <table:table-cell office:value-type="string" table:style-name="ce2">
            <text:p>&lt;i&gt;Huf...huf...&lt;/i&gt; Seems like escorting a normal person whilst fighting zombies is a bit much... Hey, you okay?</text:p>
          </table:table-cell>
          <table:table-cell office:value-type="float" office:value="250056" table:style-name="ce1">
            <text:p>250056</text:p>
          </table:table-cell>
          <table:table-cell table:number-columns-repeated="16378"/>
        </table:table-row>
        <table:table-row table:style-name="ro1">
          <table:table-cell office:value-type="string" table:style-name="ce1">
            <text:p>retrospective_part1_stage3_368de1a7_4</text:p>
          </table:table-cell>
          <table:table-cell office:value-type="string" table:style-name="ce1">
            <text:p>Mei</text:p>
          </table:table-cell>
          <table:table-cell office:value-type="string" table:style-name="ce2">
            <text:p>.......</text:p>
          </table:table-cell>
          <table:table-cell office:value-type="string" table:style-name="ce2">
            <text:p>.......</text:p>
          </table:table-cell>
          <table:table-cell office:value-type="string" table:style-name="ce2">
            <text:p>(O) â€¦â€¦</text:p>
          </table:table-cell>
          <table:table-cell office:value-type="float" office:value="250057" table:style-name="ce1">
            <text:p>250057</text:p>
          </table:table-cell>
          <table:table-cell table:number-columns-repeated="16378"/>
        </table:table-row>
        <table:table-row table:style-name="ro1">
          <table:table-cell office:value-type="string" table:style-name="ce1">
            <text:p>retrospective_part1_stage3_f7184159</text:p>
          </table:table-cell>
          <table:table-cell office:value-type="string" table:style-name="ce1">
            <text:p>Kiana</text:p>
          </table:table-cell>
          <table:table-cell office:value-type="string" table:style-name="ce2">
            <text:p>{i} Tsk {/i} I'm such an idiot. Why am I trying to save this girl? Can't even say a word of thanks. And I've been busting my butt off!</text:p>
          </table:table-cell>
          <table:table-cell office:value-type="string" table:style-name="ce2">
            <text:p>{i} Tsk {/i} I'm such an idiot. Why am I trying to save this girl? Can't even say a word of thanks. And I've been busting my butt off!</text:p>
          </table:table-cell>
          <table:table-cell office:value-type="string" table:style-name="ce2">
            <text:p>&lt;i&gt; Tsk &lt;/i&gt; I'm such an idiot. Why did I help this girl? She doesn't even say a word of thanks. And I've been busting my butt off!</text:p>
          </table:table-cell>
          <table:table-cell office:value-type="float" office:value="250058" table:style-name="ce1">
            <text:p>250058</text:p>
          </table:table-cell>
          <table:table-cell table:number-columns-repeated="16378"/>
        </table:table-row>
        <table:table-row table:style-name="ro1">
          <table:table-cell office:value-type="string" table:style-name="ce1">
            <text:p>retrospective_part1_stage3_65f4ad4d</text:p>
          </table:table-cell>
          <table:table-cell office:value-type="string" table:style-name="ce1">
            <text:p>Kiana</text:p>
          </table:table-cell>
          <table:table-cell office:value-type="string" table:style-name="ce2">
            <text:p>Just stay here. This is the old school building. The zombies won't find it for a while. I'm not staying here to help you anymore. You'll have to fend for yourself.</text:p>
          </table:table-cell>
          <table:table-cell office:value-type="string" table:style-name="ce2">
            <text:p>Just stay here. This is the old school building. The zombies won't find it for a while. I'm not staying here to help you anymore. You'll have to fend for yourself.</text:p>
          </table:table-cell>
          <table:table-cell office:value-type="string" table:style-name="ce2">
            <text:p>Just stay here. This is the old school building. The zombies won't find it for a while. I'm not staying here to help you anymore. You'll have to fend for yourself.</text:p>
          </table:table-cell>
          <table:table-cell office:value-type="float" office:value="250059" table:style-name="ce1">
            <text:p>250059</text:p>
          </table:table-cell>
          <table:table-cell table:number-columns-repeated="16378"/>
        </table:table-row>
        <table:table-row table:style-name="ro1">
          <table:table-cell office:value-type="string" table:style-name="ce1">
            <text:p>retrospective_part1_stage3_416d3a72</text:p>
          </table:table-cell>
          <table:table-cell office:value-type="string" table:style-name="ce1">
            <text:p>Mei</text:p>
          </table:table-cell>
          <table:table-cell office:value-type="string" table:style-name="ce2">
            <text:p>........ Why did you save me?</text:p>
          </table:table-cell>
          <table:table-cell office:value-type="string" table:style-name="ce2">
            <text:p>........ Why did you save me?</text:p>
          </table:table-cell>
          <table:table-cell office:value-type="string" table:style-name="ce2">
            <text:p>........Why did you help me?</text:p>
          </table:table-cell>
          <table:table-cell office:value-type="float" office:value="250060" table:style-name="ce1">
            <text:p>250060</text:p>
          </table:table-cell>
          <table:table-cell table:number-columns-repeated="16378"/>
        </table:table-row>
        <table:table-row table:style-name="ro1">
          <table:table-cell office:value-type="string" table:style-name="ce1">
            <text:p>retrospective_part1_stage3_7ce517a8</text:p>
          </table:table-cell>
          <table:table-cell office:value-type="string" table:style-name="ce1">
            <text:p>Kiana</text:p>
          </table:table-cell>
          <table:table-cell office:value-type="string" table:style-name="ce2">
            <text:p>Eh? You finally said something?</text:p>
          </table:table-cell>
          <table:table-cell office:value-type="string" table:style-name="ce2">
            <text:p>Eh? You finally said something?</text:p>
          </table:table-cell>
          <table:table-cell office:value-type="string" table:style-name="ce2">
            <text:p>Eh? You finally said something?</text:p>
          </table:table-cell>
          <table:table-cell office:value-type="float" office:value="250061" table:style-name="ce1">
            <text:p>250061</text:p>
          </table:table-cell>
          <table:table-cell table:number-columns-repeated="16378"/>
        </table:table-row>
        <table:table-row table:style-name="ro1">
          <table:table-cell office:value-type="string" table:style-name="ce1">
            <text:p>retrospective_part1_stage3_deacb179</text:p>
          </table:table-cell>
          <table:table-cell office:value-type="string" table:style-name="ce1">
            <text:p>Mei</text:p>
          </table:table-cell>
          <table:table-cell office:value-type="string" table:style-name="ce2">
            <text:p>A person like me should just die... Maybe even being born was a mistake...</text:p>
          </table:table-cell>
          <table:table-cell office:value-type="string" table:style-name="ce2">
            <text:p>A person like me should just die... Maybe even being born was a mistake...</text:p>
          </table:table-cell>
          <table:table-cell office:value-type="string" table:style-name="ce2">
            <text:p>A person like me should die... Maybe even being born was a mistake...</text:p>
          </table:table-cell>
          <table:table-cell office:value-type="float" office:value="250062" table:style-name="ce1">
            <text:p>250062</text:p>
          </table:table-cell>
          <table:table-cell table:number-columns-repeated="16378"/>
        </table:table-row>
        <table:table-row table:style-name="ro1">
          <table:table-cell office:value-type="string" table:style-name="ce1">
            <text:p>retrospective_part1_stage3_17003f56</text:p>
          </table:table-cell>
          <table:table-cell office:value-type="string" table:style-name="ce1">
            <text:p>Kiana</text:p>
          </table:table-cell>
          <table:table-cell office:value-type="string" table:style-name="ce2">
            <text:p>Huh? What are you on about? How could someone even say that about themself?</text:p>
          </table:table-cell>
          <table:table-cell office:value-type="string" table:style-name="ce2">
            <text:p>Huh? What are you on about? How could someone even say that about themself?</text:p>
          </table:table-cell>
          <table:table-cell office:value-type="string" table:style-name="ce2">
            <text:p>Ha? What are you on about? How could someone even say that about herself?</text:p>
          </table:table-cell>
          <table:table-cell office:value-type="float" office:value="250063" table:style-name="ce1">
            <text:p>250063</text:p>
          </table:table-cell>
          <table:table-cell table:number-columns-repeated="16378"/>
        </table:table-row>
        <table:table-row table:style-name="ro1">
          <table:table-cell office:value-type="string" table:style-name="ce1">
            <text:p>retrospective_part1_stage3_3d62f403</text:p>
          </table:table-cell>
          <table:table-cell office:value-type="string" table:style-name="ce1">
            <text:p>Mei</text:p>
          </table:table-cell>
          <table:table-cell office:value-type="string" table:style-name="ce2">
            <text:p>Just leave me be. You can stop pretending to care. You just approached me because of the name Raiden Mei.</text:p>
          </table:table-cell>
          <table:table-cell office:value-type="string" table:style-name="ce2">
            <text:p>Just leave me be. You can stop pretending to care. You just approached me because of the name Raiden Mei.</text:p>
          </table:table-cell>
          <table:table-cell office:value-type="string" table:style-name="ce2">
            <text:p>Just leave me be. You can stop pretending to care. You just approached me because of the name 'Raiden Mei'.</text:p>
          </table:table-cell>
          <table:table-cell office:value-type="float" office:value="250064" table:style-name="ce1">
            <text:p>250064</text:p>
          </table:table-cell>
          <table:table-cell table:number-columns-repeated="16378"/>
        </table:table-row>
        <table:table-row table:style-name="ro1">
          <table:table-cell office:value-type="string" table:style-name="ce1">
            <text:p>retrospective_part1_stage3_0fb313a7</text:p>
          </table:table-cell>
          <table:table-cell office:value-type="string" table:style-name="ce1">
            <text:p>Kiana</text:p>
          </table:table-cell>
          <table:table-cell office:value-type="string" table:style-name="ce2">
            <text:p>Raiden Mei? I think I've heard that name before... Isn't she a celebrity in Senba Academy? The daughter of the president of ME Company! Is that you?</text:p>
          </table:table-cell>
          <table:table-cell office:value-type="string" table:style-name="ce2">
            <text:p>Raiden Mei? I think I've heard that name before... Isn't she a celebrity in Senba Academy? The daughter of the president of ME Company! Is that you?</text:p>
          </table:table-cell>
          <table:table-cell office:value-type="string" table:style-name="ce2">
            <text:p>'Raiden Mei'? I think I've heard that name before... Isn't she a celebrity in Senba Academy? The daughter of the president of ME Company! Is that you?</text:p>
          </table:table-cell>
          <table:table-cell office:value-type="float" office:value="250065" table:style-name="ce1">
            <text:p>250065</text:p>
          </table:table-cell>
          <table:table-cell table:number-columns-repeated="16378"/>
        </table:table-row>
        <table:table-row table:style-name="ro1">
          <table:table-cell office:value-type="string" table:style-name="ce1">
            <text:p>retrospective_part1_stage3_368de1a7_5</text:p>
          </table:table-cell>
          <table:table-cell office:value-type="string" table:style-name="ce1">
            <text:p>Mei</text:p>
          </table:table-cell>
          <table:table-cell office:value-type="string" table:style-name="ce2">
            <text:p>.......</text:p>
          </table:table-cell>
          <table:table-cell office:value-type="string" table:style-name="ce2">
            <text:p>.......</text:p>
          </table:table-cell>
          <table:table-cell office:value-type="string" table:style-name="ce2">
            <text:p>(O) â€¦â€¦</text:p>
          </table:table-cell>
          <table:table-cell office:value-type="float" office:value="250066" table:style-name="ce1">
            <text:p>250066</text:p>
          </table:table-cell>
          <table:table-cell table:number-columns-repeated="16378"/>
        </table:table-row>
        <table:table-row table:style-name="ro1">
          <table:table-cell office:value-type="string" table:style-name="ce1">
            <text:p>retrospective_part1_stage3_952bafb3</text:p>
          </table:table-cell>
          <table:table-cell office:value-type="string" table:style-name="ce1">
            <text:p>Kiana</text:p>
          </table:table-cell>
          <table:table-cell office:value-type="string" table:style-name="ce2">
            <text:p>Oh... The same rich girl who is said to have rejected 12 boys in one day and earned the nickname 'Thunder Queen'. Yet you're looking so down and defeated. What a rare sight.</text:p>
          </table:table-cell>
          <table:table-cell office:value-type="string" table:style-name="ce2">
            <text:p>Oh... The same rich girl who is said to have rejected 12 boys in one day and earned the nickname 'Thunder Queen'. Yet you're looking so down and defeated. What a rare sight.</text:p>
          </table:table-cell>
          <table:table-cell office:value-type="string" table:style-name="ce2">
            <text:p>Oh... The same rich girl who is said to have rejected 12 boys in one day and earned the nickname 'Thunder Queen'. Yet you're looking so ashamed and dejected. What a rare sight.</text:p>
          </table:table-cell>
          <table:table-cell office:value-type="float" office:value="250067" table:style-name="ce1">
            <text:p>250067</text:p>
          </table:table-cell>
          <table:table-cell table:number-columns-repeated="16378"/>
        </table:table-row>
        <table:table-row table:style-name="ro1">
          <table:table-cell office:value-type="string" table:style-name="ce1">
            <text:p>retrospective_part1_stage3_44f533bd</text:p>
          </table:table-cell>
          <table:table-cell office:value-type="string" table:style-name="ce1">
            <text:p>Mei</text:p>
          </table:table-cell>
          <table:table-cell office:value-type="string" table:style-name="ce2">
            <text:p>Are you just going to mock me too? You're like everyone else, an utter disgrace.</text:p>
          </table:table-cell>
          <table:table-cell office:value-type="string" table:style-name="ce2">
            <text:p>Are you just going to mock me too? You're like everyone else, an utter disgrace.</text:p>
          </table:table-cell>
          <table:table-cell office:value-type="string" table:style-name="ce2">
            <text:p>Are you just going to mock me too? Sure enough, everyone's rotten on the inside.</text:p>
          </table:table-cell>
          <table:table-cell office:value-type="float" office:value="250068" table:style-name="ce1">
            <text:p>250068</text:p>
          </table:table-cell>
          <table:table-cell table:number-columns-repeated="16378"/>
        </table:table-row>
        <table:table-row table:style-name="ro1">
          <table:table-cell office:value-type="string" table:style-name="ce1">
            <text:p>retrospective_part1_stage3_c5b4d62d</text:p>
          </table:table-cell>
          <table:table-cell office:value-type="string" table:style-name="ce1">
            <text:p>Kiana</text:p>
          </table:table-cell>
          <table:table-cell office:value-type="string" table:style-name="ce2">
            <text:p>Don't be mistaken, I'm not here to laugh at you. I just mean to say that instead of complaining about other people, why not change things yourself?</text:p>
          </table:table-cell>
          <table:table-cell office:value-type="string" table:style-name="ce2">
            <text:p>Don't be mistaken, I'm not here to laugh at you. I just mean to say that instead of complaining about other people, why not change things yourself?</text:p>
          </table:table-cell>
          <table:table-cell office:value-type="string" table:style-name="ce2">
            <text:p>Don't be mistaken, I'm not here to laugh at you. I just mean to say that instead of blaming other people or being angry at the heavens, it's better to find ways to change yourself instead.</text:p>
          </table:table-cell>
          <table:table-cell office:value-type="float" office:value="250069" table:style-name="ce1">
            <text:p>250069</text:p>
          </table:table-cell>
          <table:table-cell table:number-columns-repeated="16378"/>
        </table:table-row>
        <table:table-row table:style-name="ro1">
          <table:table-cell office:value-type="string" table:style-name="ce1">
            <text:p>retrospective_part1_stage3_015fe16c</text:p>
          </table:table-cell>
          <table:table-cell office:value-type="string" table:style-name="ce1">
            <text:p>Mei</text:p>
          </table:table-cell>
          <table:table-cell office:value-type="string" table:style-name="ce2">
            <text:p>Change? That's right... It's not me who is the problem, it's this damned world! This world is full of lies and should be destroyed!</text:p>
          </table:table-cell>
          <table:table-cell office:value-type="string" table:style-name="ce2">
            <text:p>Change? That's right... It's not me who is the problem, it's this damned world! This world is full of lies and should be destroyed!</text:p>
          </table:table-cell>
          <table:table-cell office:value-type="string" table:style-name="ce2">
            <text:p>Change? That's right... It's not me who is the problem, it's this sickening world! This deceitful world should be destroyed!</text:p>
          </table:table-cell>
          <table:table-cell office:value-type="float" office:value="250070" table:style-name="ce1">
            <text:p>250070</text:p>
          </table:table-cell>
          <table:table-cell table:number-columns-repeated="16378"/>
        </table:table-row>
        <table:table-row table:style-name="ro1">
          <table:table-cell office:value-type="string" table:style-name="ce1">
            <text:p>retrospective_part1_stage3_9823ed74</text:p>
          </table:table-cell>
          <table:table-cell office:value-type="string" table:style-name="ce1">
            <text:p>Kiana</text:p>
          </table:table-cell>
          <table:table-cell office:value-type="string" table:style-name="ce2">
            <text:p>Uh, that doesn't seem right... Hey?! What's gotten into you?!</text:p>
          </table:table-cell>
          <table:table-cell office:value-type="string" table:style-name="ce2">
            <text:p>Uh, that doesn't seem right... Hey?! What's gotten into you?!</text:p>
          </table:table-cell>
          <table:table-cell office:value-type="string" table:style-name="ce2">
            <text:p>Uh, that doesn't seem right... Hello?! What happened to you?!</text:p>
          </table:table-cell>
          <table:table-cell office:value-type="float" office:value="250071" table:style-name="ce1">
            <text:p>250071</text:p>
          </table:table-cell>
          <table:table-cell table:number-columns-repeated="16378"/>
        </table:table-row>
        <table:table-row table:style-name="ro1">
          <table:table-cell office:value-type="string" table:style-name="ce1">
            <text:p>retrospective_part1_stage3_9957c485</text:p>
          </table:table-cell>
          <table:table-cell table:style-name="ce1"/>
          <table:table-cell office:value-type="string" table:style-name="ce2">
            <text:p>Rumble-!</text:p>
          </table:table-cell>
          <table:table-cell office:value-type="string" table:style-name="ce2">
            <text:p>Rumble-!</text:p>
          </table:table-cell>
          <table:table-cell office:value-type="string" table:style-name="ce2">
            <text:p>(O) Bang!!!</text:p>
          </table:table-cell>
          <table:table-cell office:value-type="float" office:value="250072" table:style-name="ce1">
            <text:p>250072</text:p>
          </table:table-cell>
          <table:table-cell table:number-columns-repeated="16378"/>
        </table:table-row>
        <table:table-row table:style-name="ro1">
          <table:table-cell office:value-type="string" table:style-name="ce1">
            <text:p>retrospective_part1_stage3_4e0f1bc0</text:p>
          </table:table-cell>
          <table:table-cell office:value-type="string" table:style-name="ce1">
            <text:p>Kiana</text:p>
          </table:table-cell>
          <table:table-cell office:value-type="string" table:style-name="ce2">
            <text:p>Huh? What is going on with this weather? Could it be some sort of anomaly caused by the Honkai outbreak?</text:p>
          </table:table-cell>
          <table:table-cell office:value-type="string" table:style-name="ce2">
            <text:p>Huh? What is going on with this weather? Could it be some sort of anomaly caused by the Honkai outbreak?</text:p>
          </table:table-cell>
          <table:table-cell office:value-type="string" table:style-name="ce2">
            <text:p>Huh? What is going on with this weather? Could it be some sort of abnormal effect caused by the Honkai outbreak?</text:p>
          </table:table-cell>
          <table:table-cell office:value-type="float" office:value="250073" table:style-name="ce1">
            <text:p>250073</text:p>
          </table:table-cell>
          <table:table-cell table:number-columns-repeated="16378"/>
        </table:table-row>
        <table:table-row table:style-name="ro1">
          <table:table-cell office:value-type="string" table:style-name="ce1">
            <text:p>retrospective_part1_stage3_8cd132c5</text:p>
          </table:table-cell>
          <table:table-cell table:style-name="ce1"/>
          <table:table-cell office:value-type="string" table:style-name="ce2">
            <text:p>Pip pip pip~</text:p>
          </table:table-cell>
          <table:table-cell office:value-type="string" table:style-name="ce2">
            <text:p>Pip pip pip~</text:p>
          </table:table-cell>
          <table:table-cell office:value-type="string" table:style-name="ce2">
            <text:p>(O) *Phone rings*</text:p>
          </table:table-cell>
          <table:table-cell office:value-type="float" office:value="250074" table:style-name="ce1">
            <text:p>250074</text:p>
          </table:table-cell>
          <table:table-cell table:number-columns-repeated="16378"/>
        </table:table-row>
        <table:table-row table:style-name="ro1">
          <table:table-cell office:value-type="string" table:style-name="ce1">
            <text:p>retrospective_part1_stage3_fd3e9a21</text:p>
          </table:table-cell>
          <table:table-cell office:value-type="string" table:style-name="ce1">
            <text:p>Kiana</text:p>
          </table:table-cell>
          <table:table-cell office:value-type="string" table:style-name="ce2">
            <text:p>Gee, what a time for the phone to react...Wha-! High Honkai energy alert... Distance 0 meters?</text:p>
          </table:table-cell>
          <table:table-cell office:value-type="string" table:style-name="ce2">
            <text:p>Gee, what a time for the phone to react...Wha-! High Honkai energy alert... Distance 0 meters?</text:p>
          </table:table-cell>
          <table:table-cell office:value-type="string" table:style-name="ce2">
            <text:p>Gee, for the phone to react at this moment...okay! Detected high Honkai energy reading... Distance 0 meters?</text:p>
          </table:table-cell>
          <table:table-cell office:value-type="float" office:value="250075" table:style-name="ce1">
            <text:p>250075</text:p>
          </table:table-cell>
          <table:table-cell table:number-columns-repeated="16378"/>
        </table:table-row>
        <table:table-row table:style-name="ro1">
          <table:table-cell office:value-type="string" table:style-name="ce1">
            <text:p>retrospective_part1_stage3_e72882a9</text:p>
          </table:table-cell>
          <table:table-cell table:style-name="ce1"/>
          <table:table-cell office:value-type="string" table:style-name="ce2">
            <text:p>{i} Zzzzzt {/i}</text:p>
          </table:table-cell>
          <table:table-cell office:value-type="string" table:style-name="ce2">
            <text:p>{i} Zzzzzt {/i}</text:p>
          </table:table-cell>
          <table:table-cell office:value-type="string" table:style-name="ce2">
            <text:p>(O) *Beep*</text:p>
          </table:table-cell>
          <table:table-cell office:value-type="float" office:value="250076" table:style-name="ce1">
            <text:p>250076</text:p>
          </table:table-cell>
          <table:table-cell table:number-columns-repeated="16378"/>
        </table:table-row>
        <table:table-row table:style-name="ro1">
          <table:table-cell office:value-type="string" table:style-name="ce1">
            <text:p>retrospective_part1_stage3_c1e17bf4</text:p>
          </table:table-cell>
          <table:table-cell office:value-type="string" table:style-name="ce1">
            <text:p>Kiana</text:p>
          </table:table-cell>
          <table:table-cell office:value-type="string" table:style-name="ce2">
            <text:p>Huh? The signal cut off? Why does this crappy phone always break down in these critical moments! Isn't 0 meters away right next to me? There's nobody here except for a depressed rich girl!</text:p>
          </table:table-cell>
          <table:table-cell office:value-type="string" table:style-name="ce2">
            <text:p>Huh? The signal cut off? Why does this crappy phone always break down in these critical moments! Isn't 0 meters away right next to me? There's nobody here except for a depressed rich girl!</text:p>
          </table:table-cell>
          <table:table-cell office:value-type="string" table:style-name="ce2">
            <text:p>Huh? The signal broke? Why would this phone fail at such a critical moment! Isn't 0 meters away right next to me? There's nobody here except for a troubled rich girl!</text:p>
          </table:table-cell>
          <table:table-cell office:value-type="float" office:value="250077" table:style-name="ce1">
            <text:p>250077</text:p>
          </table:table-cell>
          <table:table-cell table:number-columns-repeated="16378"/>
        </table:table-row>
        <table:table-row table:style-name="ro1">
          <table:table-cell office:value-type="string" table:style-name="ce1">
            <text:p>retrospective_part1_stage3_975bd5b6</text:p>
          </table:table-cell>
          <table:table-cell office:value-type="string" table:style-name="ce1">
            <text:p>Mei</text:p>
          </table:table-cell>
          <table:table-cell office:value-type="string" table:style-name="ce2">
            <text:p>If this deceitful world is destroyed... All shall return to how it was before... My father... everyone... will surely return to me.</text:p>
          </table:table-cell>
          <table:table-cell office:value-type="string" table:style-name="ce2">
            <text:p>If this deceitful world is destroyed... All shall return to how it was before... My father... everyone... will surely return to me.</text:p>
          </table:table-cell>
          <table:table-cell office:value-type="string" table:style-name="ce2">
            <text:p>If this deceitful world is destroyed... All can return to how it was before... My father... everyone... will surely return to me.</text:p>
          </table:table-cell>
          <table:table-cell office:value-type="float" office:value="250078" table:style-name="ce1">
            <text:p>250078</text:p>
          </table:table-cell>
          <table:table-cell table:number-columns-repeated="16378"/>
        </table:table-row>
        <table:table-row table:style-name="ro1">
          <table:table-cell office:value-type="string" table:style-name="ce1">
            <text:p>retrospective_part1_stage3_dea031e1</text:p>
          </table:table-cell>
          <table:table-cell office:value-type="string" table:style-name="ce1">
            <text:p>Kiana</text:p>
          </table:table-cell>
          <table:table-cell office:value-type="string" table:style-name="ce2">
            <text:p>Hey, where are you going! This is the worst timing! Wait for me!</text:p>
          </table:table-cell>
          <table:table-cell office:value-type="string" table:style-name="ce2">
            <text:p>Hey, where are you going! This is the worst timing! Wait for me!</text:p>
          </table:table-cell>
          <table:table-cell office:value-type="string" table:style-name="ce2">
            <text:p>Hey, where are you going! Wait for me!//n(TN: Couldn't undestand the middle sentence, check multilanguage)</text:p>
          </table:table-cell>
          <table:table-cell office:value-type="float" office:value="250079" table:style-name="ce1">
            <text:p>250079</text:p>
          </table:table-cell>
          <table:table-cell table:number-columns-repeated="16378"/>
        </table:table-row>
        <table:table-row table:style-name="ro1">
          <table:table-cell office:value-type="string" table:style-name="ce1">
            <text:p>retrospective_part1_stage3_9c60a682</text:p>
          </table:table-cell>
          <table:table-cell table:style-name="ce1"/>
          <table:table-cell office:value-type="string" table:style-name="ce2">
            <text:p>BANG!!!!</text:p>
          </table:table-cell>
          <table:table-cell office:value-type="string" table:style-name="ce2">
            <text:p>BANG!!!!</text:p>
          </table:table-cell>
          <table:table-cell office:value-type="string" table:style-name="ce2">
            <text:p>(O) Bang!!!</text:p>
          </table:table-cell>
          <table:table-cell office:value-type="float" office:value="250080" table:style-name="ce1">
            <text:p>250080</text:p>
          </table:table-cell>
          <table:table-cell table:number-columns-repeated="16378"/>
        </table:table-row>
        <table:table-row table:style-name="ro1">
          <table:table-cell office:value-type="string" table:style-name="ce1">
            <text:p>retrospective_part1_stage3_be111398</text:p>
          </table:table-cell>
          <table:table-cell office:value-type="string" table:style-name="ce1">
            <text:p>Kiana</text:p>
          </table:table-cell>
          <table:table-cell office:value-type="string" table:style-name="ce2">
            <text:p>So annoying! Where did that girl go? Really... Why should I waste so much time on this stranger!</text:p>
          </table:table-cell>
          <table:table-cell office:value-type="string" table:style-name="ce2">
            <text:p>So annoying! Where did that girl go? Really... Why should I waste so much time on this stranger!</text:p>
          </table:table-cell>
          <table:table-cell office:value-type="string" table:style-name="ce2">
            <text:p>So annoying! Where did that girl go? Really... Why should I waste so much time on this stranger!</text:p>
          </table:table-cell>
          <table:table-cell office:value-type="float" office:value="250081" table:style-name="ce1">
            <text:p>250081</text:p>
          </table:table-cell>
          <table:table-cell table:number-columns-repeated="16378"/>
        </table:table-row>
        <table:table-row table:style-name="ro1">
          <table:table-cell office:value-type="string" table:style-name="ce1">
            <text:p>retrospective_part1_stage3_debe6850</text:p>
          </table:table-cell>
          <table:table-cell office:value-type="string" table:style-name="ce1">
            <text:p>Kiana</text:p>
          </table:table-cell>
          <table:table-cell office:value-type="string" table:style-name="ce2">
            <text:p>The are so many zombies up ahead, if we keep going in this direction...</text:p>
          </table:table-cell>
          <table:table-cell office:value-type="string" table:style-name="ce2">
            <text:p>The are so many zombies up ahead, if we keep going in this direction...</text:p>
          </table:table-cell>
          <table:table-cell office:value-type="string" table:style-name="ce2">
            <text:p>And the amount of zombies keep increasing. If we go any further, we're going to be in serious trouble.....?</text:p>
          </table:table-cell>
          <table:table-cell office:value-type="float" office:value="250082" table:style-name="ce1">
            <text:p>250082</text:p>
          </table:table-cell>
          <table:table-cell table:number-columns-repeated="16378"/>
        </table:table-row>
        <table:table-row table:style-name="ro1">
          <table:table-cell office:value-type="string" table:style-name="ce1">
            <text:p>retrospective_part1_stage3_0083317d_2</text:p>
          </table:table-cell>
          <table:table-cell office:value-type="string" table:style-name="ce1">
            <text:p>Zombies</text:p>
          </table:table-cell>
          <table:table-cell office:value-type="string" table:style-name="ce2">
            <text:p>Blaa---ah--- Whoo---oorgh---</text:p>
          </table:table-cell>
          <table:table-cell office:value-type="string" table:style-name="ce2">
            <text:p>Blaa---ah--- Whoo---oorgh---</text:p>
          </table:table-cell>
          <table:table-cell office:value-type="string" table:style-name="ce2">
            <text:p>(O) *Zombies roar*</text:p>
          </table:table-cell>
          <table:table-cell office:value-type="float" office:value="250083" table:style-name="ce1">
            <text:p>250083</text:p>
          </table:table-cell>
          <table:table-cell table:number-columns-repeated="16378"/>
        </table:table-row>
        <table:table-row table:style-name="ro1">
          <table:table-cell office:value-type="string" table:style-name="ce1">
            <text:p>retrospective_part1_stage3_a87c06e7</text:p>
          </table:table-cell>
          <table:table-cell office:value-type="string" table:style-name="ce1">
            <text:p>Mei</text:p>
          </table:table-cell>
          <table:table-cell office:value-type="string" table:style-name="ce2">
            <text:p>Hehehe, everyone is here with me. As long as I have my father, and all of you by my side, then nothing else matters.</text:p>
          </table:table-cell>
          <table:table-cell office:value-type="string" table:style-name="ce2">
            <text:p>Hehehe, everyone is here with me. As long as I have my father, and all of you by my side, then nothing else matters.</text:p>
          </table:table-cell>
          <table:table-cell office:value-type="string" table:style-name="ce2">
            <text:p>Hehehe, everyone is with me. As long as I have my father, and everyone I care about, then nothing else matters.</text:p>
          </table:table-cell>
          <table:table-cell office:value-type="float" office:value="250084" table:style-name="ce1">
            <text:p>250084</text:p>
          </table:table-cell>
          <table:table-cell table:number-columns-repeated="16378"/>
        </table:table-row>
        <table:table-row table:style-name="ro1">
          <table:table-cell office:value-type="string" table:style-name="ce1">
            <text:p>retrospective_part1_stage3_377564e9</text:p>
          </table:table-cell>
          <table:table-cell office:value-type="string" table:style-name="ce1">
            <text:p>Kiana</text:p>
          </table:table-cell>
          <table:table-cell office:value-type="string" table:style-name="ce2">
            <text:p>There she is! Oh no! The girl is surrounded by zombies!</text:p>
          </table:table-cell>
          <table:table-cell office:value-type="string" table:style-name="ce2">
            <text:p>There she is! Oh no! The girl is surrounded by zombies!</text:p>
          </table:table-cell>
          <table:table-cell office:value-type="string" table:style-name="ce2">
            <text:p>There she is! Oh no! That girl is surrounded by zombies!</text:p>
          </table:table-cell>
          <table:table-cell office:value-type="float" office:value="250085" table:style-name="ce1">
            <text:p>250085</text:p>
          </table:table-cell>
          <table:table-cell table:number-columns-repeated="16378"/>
        </table:table-row>
        <table:table-row table:style-name="ro1">
          <table:table-cell office:value-type="string" table:style-name="ce1">
            <text:p>retrospective_part1_stage3_652355e8</text:p>
          </table:table-cell>
          <table:table-cell table:style-name="ce1"/>
          <table:table-cell office:value-type="string" table:style-name="ce2">
            <text:p>Bang! Bang! Bang!</text:p>
          </table:table-cell>
          <table:table-cell office:value-type="string" table:style-name="ce2">
            <text:p>Bang! Bang! Bang!</text:p>
          </table:table-cell>
          <table:table-cell office:value-type="string" table:style-name="ce2">
            <text:p>(O) *Sound of firing*</text:p>
          </table:table-cell>
          <table:table-cell office:value-type="float" office:value="250086" table:style-name="ce1">
            <text:p>250086</text:p>
          </table:table-cell>
          <table:table-cell table:number-columns-repeated="16378"/>
        </table:table-row>
        <table:table-row table:style-name="ro1">
          <table:table-cell office:value-type="string" table:style-name="ce1">
            <text:p>retrospective_part1_stage3_432953e9</text:p>
          </table:table-cell>
          <table:table-cell office:value-type="string" table:style-name="ce1">
            <text:p>Kiana</text:p>
          </table:table-cell>
          <table:table-cell office:value-type="string" table:style-name="ce2">
            <text:p>You bastards! Leave that girl alone!!</text:p>
          </table:table-cell>
          <table:table-cell office:value-type="string" table:style-name="ce2">
            <text:p>You bastards! Leave that girl alone!!</text:p>
          </table:table-cell>
          <table:table-cell office:value-type="string" table:style-name="ce2">
            <text:p>You bastards! Leave that girl alone!!</text:p>
          </table:table-cell>
          <table:table-cell office:value-type="float" office:value="250087" table:style-name="ce1">
            <text:p>250087</text:p>
          </table:table-cell>
          <table:table-cell table:number-columns-repeated="16378"/>
        </table:table-row>
        <table:table-row table:style-name="ro1">
          <table:table-cell office:value-type="string" table:style-name="ce1">
            <text:p>retrospective_part1_stage3_bbdaaea8</text:p>
          </table:table-cell>
          <table:table-cell office:value-type="string" table:style-name="ce1">
            <text:p>Mei</text:p>
          </table:table-cell>
          <table:table-cell office:value-type="string" table:style-name="ce2">
            <text:p>Who are you? Have you come to ruin my happiness again?</text:p>
          </table:table-cell>
          <table:table-cell office:value-type="string" table:style-name="ce2">
            <text:p>Who are you? Have you come to ruin my happiness again?</text:p>
          </table:table-cell>
          <table:table-cell office:value-type="string" table:style-name="ce2">
            <text:p>Who are you? Have you come to ruin my happiness again?</text:p>
          </table:table-cell>
          <table:table-cell office:value-type="float" office:value="250088" table:style-name="ce1">
            <text:p>250088</text:p>
          </table:table-cell>
          <table:table-cell table:number-columns-repeated="16378"/>
        </table:table-row>
        <table:table-row table:style-name="ro1">
          <table:table-cell office:value-type="string" table:style-name="ce1">
            <text:p>retrospective_part1_stage3_3e96669e</text:p>
          </table:table-cell>
          <table:table-cell office:value-type="string" table:style-name="ce1">
            <text:p>Kiana</text:p>
          </table:table-cell>
          <table:table-cell office:value-type="string" table:style-name="ce2">
            <text:p>What kind of nonsense is that? I'm here to save you!</text:p>
          </table:table-cell>
          <table:table-cell office:value-type="string" table:style-name="ce2">
            <text:p>What kind of nonsense is that? I'm here to save you!</text:p>
          </table:table-cell>
          <table:table-cell office:value-type="string" table:style-name="ce2">
            <text:p>What kind of nonsense is that? I'm here to save you!</text:p>
          </table:table-cell>
          <table:table-cell office:value-type="float" office:value="250089" table:style-name="ce1">
            <text:p>250089</text:p>
          </table:table-cell>
          <table:table-cell table:number-columns-repeated="16378"/>
        </table:table-row>
        <table:table-row table:style-name="ro1">
          <table:table-cell office:value-type="string" table:style-name="ce1">
            <text:p>retrospective_part1_stage3_e0addf95</text:p>
          </table:table-cell>
          <table:table-cell office:value-type="string" table:style-name="ce1">
            <text:p>Mei</text:p>
          </table:table-cell>
          <table:table-cell office:value-type="string" table:style-name="ce2">
            <text:p>Go away! I don't need your pity.</text:p>
          </table:table-cell>
          <table:table-cell office:value-type="string" table:style-name="ce2">
            <text:p>Go away! I don't need your pity.</text:p>
          </table:table-cell>
          <table:table-cell office:value-type="string" table:style-name="ce2">
            <text:p>Go away! I don't need your pity.</text:p>
          </table:table-cell>
          <table:table-cell office:value-type="float" office:value="250090" table:style-name="ce1">
            <text:p>250090</text:p>
          </table:table-cell>
          <table:table-cell table:number-columns-repeated="16378"/>
        </table:table-row>
        <table:table-row table:style-name="ro1">
          <table:table-cell office:value-type="string" table:style-name="ce1">
            <text:p>retrospective_part1_stage3_0083317d_3</text:p>
          </table:table-cell>
          <table:table-cell office:value-type="string" table:style-name="ce1">
            <text:p>Zombies</text:p>
          </table:table-cell>
          <table:table-cell office:value-type="string" table:style-name="ce2">
            <text:p>Blaa---ah--- Whoo---oorgh---</text:p>
          </table:table-cell>
          <table:table-cell office:value-type="string" table:style-name="ce2">
            <text:p>Blaa---ah--- Whoo---oorgh---</text:p>
          </table:table-cell>
          <table:table-cell office:value-type="string" table:style-name="ce2">
            <text:p>(O) *Zombies roar*</text:p>
          </table:table-cell>
          <table:table-cell office:value-type="float" office:value="250091" table:style-name="ce1">
            <text:p>250091</text:p>
          </table:table-cell>
          <table:table-cell table:number-columns-repeated="16378"/>
        </table:table-row>
        <table:table-row table:style-name="ro1">
          <table:table-cell office:value-type="string" table:style-name="ce1">
            <text:p>retrospective_part1_stage3_608dd4c2</text:p>
          </table:table-cell>
          <table:table-cell office:value-type="string" table:style-name="ce1">
            <text:p>Kiana</text:p>
          </table:table-cell>
          <table:table-cell office:value-type="string" table:style-name="ce2">
            <text:p>Ugh, what's going on with the zombies surrounding her?</text:p>
          </table:table-cell>
          <table:table-cell office:value-type="string" table:style-name="ce2">
            <text:p>Ugh, what's going on with the zombies surrounding her?</text:p>
          </table:table-cell>
          <table:table-cell office:value-type="string" table:style-name="ce2">
            <text:p>Ugh, what's going on with the zombies surrounding her?</text:p>
          </table:table-cell>
          <table:table-cell office:value-type="float" office:value="250092" table:style-name="ce1">
            <text:p>250092</text:p>
          </table:table-cell>
          <table:table-cell table:number-columns-repeated="16378"/>
        </table:table-row>
        <table:table-row table:style-name="ro1">
          <table:table-cell office:value-type="string" table:style-name="ce1">
            <text:p>retrospective_part1_stage3_4ceeb50f</text:p>
          </table:table-cell>
          <table:table-cell office:value-type="string" table:style-name="ce1">
            <text:p>Mei</text:p>
          </table:table-cell>
          <table:table-cell office:value-type="string" table:style-name="ce2">
            <text:p>Begone! All of you! Everything!</text:p>
          </table:table-cell>
          <table:table-cell office:value-type="string" table:style-name="ce2">
            <text:p>Begone! All of you! Everything!</text:p>
          </table:table-cell>
          <table:table-cell office:value-type="string" table:style-name="ce2">
            <text:p>Everything... Everything should just DISAPPEAR! //n&lt;size=30&gt;(TN: This doesn't translate well to english, but in JP it's "everything... Everything everything everything should just DISAPPEAR!")&lt;/size&gt;</text:p>
          </table:table-cell>
          <table:table-cell office:value-type="float" office:value="250093" table:style-name="ce1">
            <text:p>250093</text:p>
          </table:table-cell>
          <table:table-cell table:number-columns-repeated="16378"/>
        </table:table-row>
        <table:table-row table:style-name="ro1">
          <table:table-cell office:value-type="string" table:style-name="ce1">
            <text:p>retrospective_part1_stage3_bb5d1889</text:p>
          </table:table-cell>
          <table:table-cell office:value-type="string" table:style-name="ce1">
            <text:p>Kiana</text:p>
          </table:table-cell>
          <table:table-cell office:value-type="string" table:style-name="ce2">
            <text:p>Hey! Where are you going?! Dammit... when I'm done cleaning up these zombies, I'll have to teach that spoiled missy a lesson</text:p>
          </table:table-cell>
          <table:table-cell office:value-type="string" table:style-name="ce2">
            <text:p>Hey! Where are you going?! Dammit... when I'm done cleaning up these zombies, I'll have to teach that spoiled missy a lesson</text:p>
          </table:table-cell>
          <table:table-cell office:value-type="string" table:style-name="ce2">
            <text:p>Hey! Where are you going?! Dammit... when I'm done cleaning up these zombies, I'll have to teach that unstable missy a lesson. //n(TN: she's specifically referred to as a 'lady'/ojousama in Japanese)</text:p>
          </table:table-cell>
          <table:table-cell office:value-type="float" office:value="250094" table:style-name="ce1">
            <text:p>250094</text:p>
          </table:table-cell>
          <table:table-cell table:number-columns-repeated="16378"/>
        </table:table-row>
        <table:table-row table:style-name="ro1">
          <table:table-cell office:value-type="string" table:style-name="ce1">
            <text:p>retrospective_part1_stage3_aa552ba9</text:p>
          </table:table-cell>
          <table:table-cell office:value-type="string" table:style-name="ce1">
            <text:p>Kiana</text:p>
          </table:table-cell>
          <table:table-cell office:value-type="string" table:style-name="ce2">
            <text:p>Finally, I caught up.</text:p>
          </table:table-cell>
          <table:table-cell office:value-type="string" table:style-name="ce2">
            <text:p>Finally, I caught up.</text:p>
          </table:table-cell>
          <table:table-cell office:value-type="string" table:style-name="ce2">
            <text:p>Finally, I caught up!</text:p>
          </table:table-cell>
          <table:table-cell office:value-type="float" office:value="250095" table:style-name="ce1">
            <text:p>250095</text:p>
          </table:table-cell>
          <table:table-cell table:number-columns-repeated="16378"/>
        </table:table-row>
        <table:table-row table:style-name="ro1">
          <table:table-cell office:value-type="string" table:style-name="ce1">
            <text:p>retrospective_part1_stage3_74edd3ea</text:p>
          </table:table-cell>
          <table:table-cell office:value-type="string" table:style-name="ce1">
            <text:p>Mei</text:p>
          </table:table-cell>
          <table:table-cell office:value-type="string" table:style-name="ce2">
            <text:p>Father, just a little longer... and Mei can finally become what you want her to be.</text:p>
          </table:table-cell>
          <table:table-cell office:value-type="string" table:style-name="ce2">
            <text:p>Father, just a little longer... and Mei can finally become what you want her to be.</text:p>
          </table:table-cell>
          <table:table-cell office:value-type="string" table:style-name="ce2">
            <text:p>Wait for a bit. Father, just a little longer... and Mei can become what you want her to be.</text:p>
          </table:table-cell>
          <table:table-cell office:value-type="float" office:value="250096" table:style-name="ce1">
            <text:p>250096</text:p>
          </table:table-cell>
          <table:table-cell table:number-columns-repeated="16378"/>
        </table:table-row>
        <table:table-row table:style-name="ro1">
          <table:table-cell office:value-type="string" table:style-name="ce1">
            <text:p>retrospective_part1_stage3_dc6d8000</text:p>
          </table:table-cell>
          <table:table-cell office:value-type="string" table:style-name="ce1">
            <text:p>Kiana</text:p>
          </table:table-cell>
          <table:table-cell office:value-type="string" table:style-name="ce2">
            <text:p>What's going on with her? It's like she's a completely different person.</text:p>
          </table:table-cell>
          <table:table-cell office:value-type="string" table:style-name="ce2">
            <text:p>What's going on with her? It's like she's a completely different person.</text:p>
          </table:table-cell>
          <table:table-cell office:value-type="string" table:style-name="ce2">
            <text:p>What's going on with her? It's like she became a different person.</text:p>
          </table:table-cell>
          <table:table-cell office:value-type="float" office:value="250097" table:style-name="ce1">
            <text:p>250097</text:p>
          </table:table-cell>
          <table:table-cell table:number-columns-repeated="16378"/>
        </table:table-row>
        <table:table-row table:style-name="ro1">
          <table:table-cell office:value-type="string" table:style-name="ce1">
            <text:p>retrospective_part1_stage3_790cbe95</text:p>
          </table:table-cell>
          <table:table-cell office:value-type="string" table:style-name="ce1">
            <text:p>Kiana</text:p>
          </table:table-cell>
          <table:table-cell office:value-type="string" table:style-name="ce2">
            <text:p>And the way the zombies are acting... They're so close, but instead of attacking her, they slowed down and started following her...</text:p>
          </table:table-cell>
          <table:table-cell office:value-type="string" table:style-name="ce2">
            <text:p>And the way the zombies are acting... They're so close, but instead of attacking her, they slowed down and started following her...</text:p>
          </table:table-cell>
          <table:table-cell office:value-type="string" table:style-name="ce2">
            <text:p>And the way the zombies are acting... They're so close, but instead of attacking her, they slowed down and started following her...?</text:p>
          </table:table-cell>
          <table:table-cell office:value-type="float" office:value="250098" table:style-name="ce1">
            <text:p>250098</text:p>
          </table:table-cell>
          <table:table-cell table:number-columns-repeated="16378"/>
        </table:table-row>
        <table:table-row table:style-name="ro1">
          <table:table-cell office:value-type="string" table:style-name="ce1">
            <text:p>retrospective_part1_stage3_0245cc51</text:p>
          </table:table-cell>
          <table:table-cell office:value-type="string" table:style-name="ce1">
            <text:p>Mei</text:p>
          </table:table-cell>
          <table:table-cell office:value-type="string" table:style-name="ce2">
            <text:p>Ahhh~ What a joyous feeling. Everyone, the whole world, is with me... No one will abandon me anymore, all shall enjoy eternal happiness by my side!</text:p>
          </table:table-cell>
          <table:table-cell office:value-type="string" table:style-name="ce2">
            <text:p>Ahhh~ What a joyous feeling. Everyone, the whole world, is with me... No one will abandon me anymore, all shall enjoy eternal happiness by my side!</text:p>
          </table:table-cell>
          <table:table-cell office:value-type="string" table:style-name="ce2">
            <text:p>Ahhh~ What a joyous feeling. Everyone, the whole world, is with me... No one will abandon me anymore, everyone will enjoy the happiness of eternity by my side!</text:p>
          </table:table-cell>
          <table:table-cell office:value-type="float" office:value="250099" table:style-name="ce1">
            <text:p>250099</text:p>
          </table:table-cell>
          <table:table-cell table:number-columns-repeated="16378"/>
        </table:table-row>
        <table:table-row table:style-name="ro1">
          <table:table-cell office:value-type="string" table:style-name="ce1">
            <text:p>retrospective_part1_stage3_07d14fa5</text:p>
          </table:table-cell>
          <table:table-cell office:value-type="string" table:style-name="ce1">
            <text:p>Mei</text:p>
          </table:table-cell>
          <table:table-cell office:value-type="string" table:style-name="ce2">
            <text:p>Hahaha~ Raiden Mei, allow me to make your desires come true.</text:p>
          </table:table-cell>
          <table:table-cell office:value-type="string" table:style-name="ce2">
            <text:p>Hahaha~ Raiden Mei, allow me to make your desires come true.</text:p>
          </table:table-cell>
          <table:table-cell office:value-type="string" table:style-name="ce2">
            <text:p>Hahaha~ Raiden Mei, let me help you make your desires a reality.</text:p>
          </table:table-cell>
          <table:table-cell office:value-type="float" office:value="250100" table:style-name="ce1">
            <text:p>250100</text:p>
          </table:table-cell>
          <table:table-cell table:number-columns-repeated="16378"/>
        </table:table-row>
        <table:table-row table:style-name="ro1">
          <table:table-cell office:value-type="string" table:style-name="ce1">
            <text:p>retrospective_part1_stage3_a004ceb9</text:p>
          </table:table-cell>
          <table:table-cell office:value-type="string" table:style-name="ce1">
            <text:p>Kiana</text:p>
          </table:table-cell>
          <table:table-cell office:value-type="string" table:style-name="ce2">
            <text:p>Why do you look like that?! You're not Raiden Mei! Who are you?!</text:p>
          </table:table-cell>
          <table:table-cell office:value-type="string" table:style-name="ce2">
            <text:p>Why do you look like that?! You're not Raiden Mei! Who are you?!</text:p>
          </table:table-cell>
          <table:table-cell office:value-type="string" table:style-name="ce2">
            <text:p>Why do you look like that?! You're not Raiden Mei! Who are you?!</text:p>
          </table:table-cell>
          <table:table-cell office:value-type="float" office:value="250101" table:style-name="ce1">
            <text:p>250101</text:p>
          </table:table-cell>
          <table:table-cell table:number-columns-repeated="16378"/>
        </table:table-row>
        <table:table-row table:style-name="ro1">
          <table:table-cell office:value-type="string" table:style-name="ce1">
            <text:p>retrospective_part1_stage3_fb0ca72f</text:p>
          </table:table-cell>
          <table:table-cell office:value-type="string" table:style-name="ce1">
            <text:p>Mei</text:p>
          </table:table-cell>
          <table:table-cell office:value-type="string" table:style-name="ce2">
            <text:p>Hahahaha~ Cute little kitten, it doesn't matter who I am~ Because soon, you will become a burnt corpse and join the rest of them.</text:p>
          </table:table-cell>
          <table:table-cell office:value-type="string" table:style-name="ce2">
            <text:p>Hahahaha~ Cute little kitten, it doesn't matter who I am~ Because soon, you will become a burnt corpse and join the rest of them.</text:p>
          </table:table-cell>
          <table:table-cell office:value-type="string" table:style-name="ce2">
            <text:p>Hahahaha~ Cute little kitten, it doesn't matter who I am~ Because soon, you will become a burnt corpse and join the rest of them.</text:p>
          </table:table-cell>
          <table:table-cell office:value-type="float" office:value="250102" table:style-name="ce1">
            <text:p>250102</text:p>
          </table:table-cell>
          <table:table-cell table:number-columns-repeated="16378"/>
        </table:table-row>
        <table:table-row table:style-name="ro1">
          <table:table-cell office:value-type="string" table:style-name="ce1">
            <text:p>retrospective_part1_stage3_6e1f11dd</text:p>
          </table:table-cell>
          <table:table-cell table:style-name="ce1"/>
          <table:table-cell office:value-type="string" table:style-name="ce2">
            <text:p>ZAP!</text:p>
          </table:table-cell>
          <table:table-cell office:value-type="string" table:style-name="ce2">
            <text:p>ZAP!</text:p>
          </table:table-cell>
          <table:table-cell office:value-type="string" table:style-name="ce2">
            <text:p>(O) Bang!!</text:p>
          </table:table-cell>
          <table:table-cell office:value-type="float" office:value="250103" table:style-name="ce1">
            <text:p>250103</text:p>
          </table:table-cell>
          <table:table-cell table:number-columns-repeated="16378"/>
        </table:table-row>
        <table:table-row table:style-name="ro1">
          <table:table-cell office:value-type="string" table:style-name="ce1">
            <text:p>retrospective_part1_stage3_2847093e</text:p>
          </table:table-cell>
          <table:table-cell office:value-type="string" table:style-name="ce1">
            <text:p>Kiana</text:p>
          </table:table-cell>
          <table:table-cell office:value-type="string" table:style-name="ce2">
            <text:p>Wow! Where did that lightning strike come from?!</text:p>
          </table:table-cell>
          <table:table-cell office:value-type="string" table:style-name="ce2">
            <text:p>Wow! Where did that lightning strike come from?!</text:p>
          </table:table-cell>
          <table:table-cell office:value-type="string" table:style-name="ce2">
            <text:p>Woah! How did lightning strike all of a sudden?!</text:p>
          </table:table-cell>
          <table:table-cell office:value-type="float" office:value="250104" table:style-name="ce1">
            <text:p>250104</text:p>
          </table:table-cell>
          <table:table-cell table:number-columns-repeated="16378"/>
        </table:table-row>
        <table:table-row table:style-name="ro1">
          <table:table-cell office:value-type="string" table:style-name="ce1">
            <text:p>retrospective_part1_stage3_577c00a4</text:p>
          </table:table-cell>
          <table:table-cell office:value-type="string" table:style-name="ce1">
            <text:p>Mei</text:p>
          </table:table-cell>
          <table:table-cell office:value-type="string" table:style-name="ce2">
            <text:p>Ohoho~ Well done avoiding that. It seems like you will be a good practice target for me. Let me torture you slowly~</text:p>
          </table:table-cell>
          <table:table-cell office:value-type="string" table:style-name="ce2">
            <text:p>Ohoho~ Well done avoiding that. It seems like you will be a good practice target for me. Let me torture you slowly~</text:p>
          </table:table-cell>
          <table:table-cell office:value-type="string" table:style-name="ce2">
            <text:p>Ohoho~ Well done avoiding that. It seems like you will be good practice for me. Let me torture you slowly~</text:p>
          </table:table-cell>
          <table:table-cell office:value-type="float" office:value="250105" table:style-name="ce1">
            <text:p>250105</text:p>
          </table:table-cell>
          <table:table-cell table:number-columns-repeated="16378"/>
        </table:table-row>
        <table:table-row table:style-name="ro1">
          <table:table-cell office:value-type="string" table:style-name="ce1">
            <text:p>retrospective_part1_stage3_821baff2</text:p>
          </table:table-cell>
          <table:table-cell office:value-type="string" table:style-name="ce1">
            <text:p>Kiana</text:p>
          </table:table-cell>
          <table:table-cell office:value-type="string" table:style-name="ce2">
            <text:p>Who the hell are you?! Nobody outside of the Kaslana bloodline can survive in this kind of environment full of Honkai energy!</text:p>
          </table:table-cell>
          <table:table-cell office:value-type="string" table:style-name="ce2">
            <text:p>Who the hell are you?! Nobody outside of the Kaslana bloodline can survive in this kind of environment full of Honkai energy!</text:p>
          </table:table-cell>
          <table:table-cell office:value-type="string" table:style-name="ce2">
            <text:p>Who the hell are you?! Nobody outside of the Kaslana bloodline can survive in this Honkai heavy environment!</text:p>
          </table:table-cell>
          <table:table-cell office:value-type="float" office:value="250106" table:style-name="ce1">
            <text:p>250106</text:p>
          </table:table-cell>
          <table:table-cell table:number-columns-repeated="16378"/>
        </table:table-row>
        <table:table-row table:style-name="ro1">
          <table:table-cell office:value-type="string" table:style-name="ce1">
            <text:p>retrospective_part1_stage3_2243dee3</text:p>
          </table:table-cell>
          <table:table-cell office:value-type="string" table:style-name="ce1">
            <text:p>Mei</text:p>
          </table:table-cell>
          <table:table-cell office:value-type="string" table:style-name="ce2">
            <text:p>Hah. It no longer matters who I am. Raiden Mei no longer exists, and I am here to bring this wretched world to its destruction in her place!</text:p>
          </table:table-cell>
          <table:table-cell office:value-type="string" table:style-name="ce2">
            <text:p>Hah. It no longer matters who I am. Raiden Mei no longer exists, and I am here to bring this wretched world to its destruction in her place!</text:p>
          </table:table-cell>
          <table:table-cell office:value-type="string" table:style-name="ce2">
            <text:p>Hah. It no longer matters who I am. Raiden Mei no longer exists, and I am here to bring this wretched world to its destruction in her place!</text:p>
          </table:table-cell>
          <table:table-cell office:value-type="float" office:value="250107" table:style-name="ce1">
            <text:p>250107</text:p>
          </table:table-cell>
          <table:table-cell table:number-columns-repeated="16378"/>
        </table:table-row>
        <table:table-row table:style-name="ro1">
          <table:table-cell office:value-type="string" table:style-name="ce1">
            <text:p>retrospective_part1_stage3_0f5cc914</text:p>
          </table:table-cell>
          <table:table-cell table:style-name="ce1"/>
          <table:table-cell office:value-type="string" table:style-name="ce2">
            <text:p>ZAP! BANG!</text:p>
          </table:table-cell>
          <table:table-cell office:value-type="string" table:style-name="ce2">
            <text:p>ZAP! BANG!</text:p>
          </table:table-cell>
          <table:table-cell office:value-type="string" table:style-name="ce2">
            <text:p>(O) Bang!!</text:p>
          </table:table-cell>
          <table:table-cell office:value-type="float" office:value="250108" table:style-name="ce1">
            <text:p>250108</text:p>
          </table:table-cell>
          <table:table-cell table:number-columns-repeated="16378"/>
        </table:table-row>
        <table:table-row table:style-name="ro1">
          <table:table-cell office:value-type="string" table:style-name="ce1">
            <text:p>retrospective_part1_stage3_22a716f6</text:p>
          </table:table-cell>
          <table:table-cell office:value-type="string" table:style-name="ce1">
            <text:p>Kiana</text:p>
          </table:table-cell>
          <table:table-cell office:value-type="string" table:style-name="ce2">
            <text:p>The lightning energy is coursing through her... If this is an effect of the Honkai, could she be absorbing the Honkai energy around her?</text:p>
          </table:table-cell>
          <table:table-cell office:value-type="string" table:style-name="ce2">
            <text:p>The lightning energy is coursing through her... If this is an effect of the Honkai, could she be absorbing the Honkai energy around her?</text:p>
          </table:table-cell>
          <table:table-cell office:value-type="string" table:style-name="ce2">
            <text:p>The lightning energy is coursing through her... If this is a phenomenon caused by the Honkai, could she be absorbing the Honkai energy around her?</text:p>
          </table:table-cell>
          <table:table-cell office:value-type="float" office:value="250109" table:style-name="ce1">
            <text:p>250109</text:p>
          </table:table-cell>
          <table:table-cell table:number-columns-repeated="16378"/>
        </table:table-row>
        <table:table-row table:style-name="ro1">
          <table:table-cell office:value-type="string" table:style-name="ce1">
            <text:p>retrospective_part1_stage3_8e219787</text:p>
          </table:table-cell>
          <table:table-cell office:value-type="string" table:style-name="ce1">
            <text:p>Kiana</text:p>
          </table:table-cell>
          <table:table-cell office:value-type="string" table:style-name="ce2">
            <text:p>So there are human beings in this world that can directly manipulate Honkai energy on their own. There is only one possible explanation I can think of...</text:p>
          </table:table-cell>
          <table:table-cell office:value-type="string" table:style-name="ce2">
            <text:p>So there are human beings in this world that can directly manipulate Honkai energy on their own. There is only one possible explanation I can think of...</text:p>
          </table:table-cell>
          <table:table-cell office:value-type="string" table:style-name="ce2">
            <text:p>So there are human beings in this world that can directly manipulate Honkai energy without external help. It's the only possible explanation I can think of...</text:p>
          </table:table-cell>
          <table:table-cell office:value-type="float" office:value="250110" table:style-name="ce1">
            <text:p>250110</text:p>
          </table:table-cell>
          <table:table-cell table:number-columns-repeated="16378"/>
        </table:table-row>
        <table:table-row table:style-name="ro1">
          <table:table-cell office:value-type="string" table:style-name="ce1">
            <text:p>retrospective_part1_stage3_244e391d</text:p>
          </table:table-cell>
          <table:table-cell office:value-type="string" table:style-name="ce1">
            <text:p>Kiana</text:p>
          </table:table-cell>
          <table:table-cell office:value-type="string" table:style-name="ce2">
            <text:p>Ah, I think this could be pretty bad... But it's too early to be all doom and gloom! If you think about it from another angle, maybe I will end up being the world's saviour!</text:p>
          </table:table-cell>
          <table:table-cell office:value-type="string" table:style-name="ce2">
            <text:p>Ah, I think this could be pretty bad... But it's too early to be all doom and gloom! If you think about it from another angle, maybe I will end up being the world's saviour!</text:p>
          </table:table-cell>
          <table:table-cell office:value-type="string" table:style-name="ce2">
            <text:p>Ah, I think this could be pretty bad... But it's too early to be all doom and gloom! If you think about it from another angle, maybe I'll end up being the world's saviour!</text:p>
          </table:table-cell>
          <table:table-cell office:value-type="float" office:value="250111" table:style-name="ce1">
            <text:p>250111</text:p>
          </table:table-cell>
          <table:table-cell table:number-columns-repeated="16378"/>
        </table:table-row>
        <table:table-row table:style-name="ro1">
          <table:table-cell office:value-type="string" table:style-name="ce1">
            <text:p>retrospective_part1_stage3_98ab9aa3</text:p>
          </table:table-cell>
          <table:table-cell office:value-type="string" table:style-name="ce1">
            <text:p>Kiana</text:p>
          </table:table-cell>
          <table:table-cell office:value-type="string" table:style-name="ce2">
            <text:p>I have to find a way to stop her!</text:p>
          </table:table-cell>
          <table:table-cell office:value-type="string" table:style-name="ce2">
            <text:p>I have to find a way to stop her!</text:p>
          </table:table-cell>
          <table:table-cell office:value-type="string" table:style-name="ce2">
            <text:p>I have to find a way to stop her!</text:p>
          </table:table-cell>
          <table:table-cell office:value-type="float" office:value="250112" table:style-name="ce1">
            <text:p>250112</text:p>
          </table:table-cell>
          <table:table-cell table:number-columns-repeated="16378"/>
        </table:table-row>
        <table:table-row table:style-name="ro1">
          <table:table-cell office:value-type="string" table:style-name="ce1">
            <text:p>retrospective_part1_stage3_e286d513</text:p>
          </table:table-cell>
          <table:table-cell office:value-type="string" table:style-name="ce1">
            <text:p>Mei</text:p>
          </table:table-cell>
          <table:table-cell office:value-type="string" table:style-name="ce2">
            <text:p>Hah! Such spirit! Let's see what you can do!</text:p>
          </table:table-cell>
          <table:table-cell office:value-type="string" table:style-name="ce2">
            <text:p>Hah! Such spirit! Let's see what you can do!</text:p>
          </table:table-cell>
          <table:table-cell office:value-type="string" table:style-name="ce2">
            <text:p>Hah! Such spirit! Let's see you give it a try!</text:p>
          </table:table-cell>
          <table:table-cell office:value-type="float" office:value="250113" table:style-name="ce1">
            <text:p>250113</text:p>
          </table:table-cell>
          <table:table-cell table:number-columns-repeated="16378"/>
        </table:table-row>
        <table:table-row table:style-name="ro1">
          <table:table-cell office:value-type="string" table:style-name="ce1">
            <text:p>retrospective_part1_stage3_0083317d_4</text:p>
          </table:table-cell>
          <table:table-cell office:value-type="string" table:style-name="ce1">
            <text:p>Zombies</text:p>
          </table:table-cell>
          <table:table-cell office:value-type="string" table:style-name="ce2">
            <text:p>Blaa---ah--- Whoo---oorgh---</text:p>
          </table:table-cell>
          <table:table-cell office:value-type="string" table:style-name="ce2">
            <text:p>Blaa---ah--- Whoo---oorgh---</text:p>
          </table:table-cell>
          <table:table-cell office:value-type="string" table:style-name="ce2">
            <text:p>(O) *Zombies roar*</text:p>
          </table:table-cell>
          <table:table-cell office:value-type="float" office:value="250114" table:style-name="ce1">
            <text:p>250114</text:p>
          </table:table-cell>
          <table:table-cell table:number-columns-repeated="16378"/>
        </table:table-row>
        <table:table-row table:style-name="ro1">
          <table:table-cell office:value-type="string" table:style-name="ce1">
            <text:p>retrospective_part1_stage3_018e1a85</text:p>
          </table:table-cell>
          <table:table-cell office:value-type="string" table:style-name="ce1">
            <text:p>Kiana</text:p>
          </table:table-cell>
          <table:table-cell office:value-type="string" table:style-name="ce2">
            <text:p>Out of my way!</text:p>
          </table:table-cell>
          <table:table-cell office:value-type="string" table:style-name="ce2">
            <text:p>Out of my way!</text:p>
          </table:table-cell>
          <table:table-cell office:value-type="string" table:style-name="ce2">
            <text:p>Out of my way!</text:p>
          </table:table-cell>
          <table:table-cell office:value-type="float" office:value="250115" table:style-name="ce1">
            <text:p>250115</text:p>
          </table:table-cell>
          <table:table-cell table:number-columns-repeated="16378"/>
        </table:table-row>
        <table:table-row table:style-name="ro1">
          <table:table-cell office:value-type="string" table:style-name="ce1">
            <text:p>retrospective_part1_stage3_b371e40a</text:p>
          </table:table-cell>
          <table:table-cell office:value-type="string" table:style-name="ce1">
            <text:p>Mei</text:p>
          </table:table-cell>
          <table:table-cell office:value-type="string" table:style-name="ce2">
            <text:p>Hmph! That was careless of me. To think I would be tricked by a little girl like you. Looks like I will need to absorb more power-</text:p>
          </table:table-cell>
          <table:table-cell office:value-type="string" table:style-name="ce2">
            <text:p>Hmph! That was careless of me. To think I would be tricked by a little girl like you. Looks like I will need to absorb more power-</text:p>
          </table:table-cell>
          <table:table-cell office:value-type="string" table:style-name="ce2">
            <text:p>Hmph! That was careless of me. To think I would be tricked by a little girl like you. Looks like I will need to absorb more power-</text:p>
          </table:table-cell>
          <table:table-cell office:value-type="float" office:value="250116" table:style-name="ce1">
            <text:p>250116</text:p>
          </table:table-cell>
          <table:table-cell table:number-columns-repeated="16378"/>
        </table:table-row>
        <table:table-row table:style-name="ro1">
          <table:table-cell office:value-type="string" table:style-name="ce1">
            <text:p>retrospective_part1_stage3_5ccacec0</text:p>
          </table:table-cell>
          <table:table-cell office:value-type="string" table:style-name="ce1">
            <text:p>Kiana</text:p>
          </table:table-cell>
          <table:table-cell office:value-type="string" table:style-name="ce2">
            <text:p>I won't let you!</text:p>
          </table:table-cell>
          <table:table-cell office:value-type="string" table:style-name="ce2">
            <text:p>I won't let you!</text:p>
          </table:table-cell>
          <table:table-cell office:value-type="string" table:style-name="ce2">
            <text:p>I won't let you!</text:p>
          </table:table-cell>
          <table:table-cell office:value-type="float" office:value="250117" table:style-name="ce1">
            <text:p>250117</text:p>
          </table:table-cell>
          <table:table-cell table:number-columns-repeated="16378"/>
        </table:table-row>
        <table:table-row table:style-name="ro1">
          <table:table-cell office:value-type="string" table:style-name="ce1">
            <text:p>retrospective_part1_stage3_1889376c</text:p>
          </table:table-cell>
          <table:table-cell office:value-type="string" table:style-name="ce1">
            <text:p>Mei</text:p>
          </table:table-cell>
          <table:table-cell office:value-type="string" table:style-name="ce2">
            <text:p>Eh?! What are you up to?!</text:p>
          </table:table-cell>
          <table:table-cell office:value-type="string" table:style-name="ce2">
            <text:p>Eh?! What are you up to?!</text:p>
          </table:table-cell>
          <table:table-cell office:value-type="string" table:style-name="ce2">
            <text:p>Eh?! What are you up to?!</text:p>
          </table:table-cell>
          <table:table-cell office:value-type="float" office:value="250118" table:style-name="ce1">
            <text:p>250118</text:p>
          </table:table-cell>
          <table:table-cell table:number-columns-repeated="16378"/>
        </table:table-row>
        <table:table-row table:style-name="ro1">
          <table:table-cell office:value-type="string" table:style-name="ce1">
            <text:p>retrospective_part1_stage3_485733d3</text:p>
          </table:table-cell>
          <table:table-cell office:value-type="string" table:style-name="ce1">
            <text:p>Kiana</text:p>
          </table:table-cell>
          <table:table-cell office:value-type="string" table:style-name="ce2">
            <text:p>The Kaslana family bloodline is completely resistant to the Honkai! If my body can withstand the Honkai, I can cut you off from the source of your Honkai energy!</text:p>
          </table:table-cell>
          <table:table-cell office:value-type="string" table:style-name="ce2">
            <text:p>The Kaslana family bloodline is completely resistant to the Honkai! If my body can withstand the Honkai, I can cut you off from the source of your Honkai energy!</text:p>
          </table:table-cell>
          <table:table-cell office:value-type="string" table:style-name="ce2">
            <text:p>The Kaslana family bloodline is completely resistant to the Honkai! If my body can withstand the Honkai, I can cut you off from the source of your Honkai energy!</text:p>
          </table:table-cell>
          <table:table-cell office:value-type="float" office:value="250119" table:style-name="ce1">
            <text:p>250119</text:p>
          </table:table-cell>
          <table:table-cell table:number-columns-repeated="16378"/>
        </table:table-row>
        <table:table-row table:style-name="ro1">
          <table:table-cell office:value-type="string" table:style-name="ce1">
            <text:p>retrospective_part1_stage3_dcf862ab</text:p>
          </table:table-cell>
          <table:table-cell office:value-type="string" table:style-name="ce1">
            <text:p>Mei</text:p>
          </table:table-cell>
          <table:table-cell office:value-type="string" table:style-name="ce2">
            <text:p>You bastard! Stay away! Don't touch me!</text:p>
          </table:table-cell>
          <table:table-cell office:value-type="string" table:style-name="ce2">
            <text:p>You bastard! Stay away! Don't touch me!</text:p>
          </table:table-cell>
          <table:table-cell office:value-type="string" table:style-name="ce2">
            <text:p>Asshole! Stay away! Don't touch me!</text:p>
          </table:table-cell>
          <table:table-cell office:value-type="float" office:value="250120" table:style-name="ce1">
            <text:p>250120</text:p>
          </table:table-cell>
          <table:table-cell table:number-columns-repeated="16378"/>
        </table:table-row>
        <table:table-row table:style-name="ro1">
          <table:table-cell office:value-type="string" table:style-name="ce1">
            <text:p>retrospective_part1_stage3_0cb539ca</text:p>
          </table:table-cell>
          <table:table-cell office:value-type="string" table:style-name="ce1">
            <text:p>Kiana</text:p>
          </table:table-cell>
          <table:table-cell office:value-type="string" table:style-name="ce2">
            <text:p>{i} UUUrgh {/i} The Honkai energy... surging across my body. This is the first time I'm feeling it- It hurts!!</text:p>
          </table:table-cell>
          <table:table-cell office:value-type="string" table:style-name="ce2">
            <text:p>{i} UUUrgh {/i} The Honkai energy... surging across my body. This is the first time I'm feeling it- It hurts!!</text:p>
          </table:table-cell>
          <table:table-cell office:value-type="string" table:style-name="ce2">
            <text:p>&lt;i&gt; UUUrgh &lt;/i&gt; A surge of Honkai... directly into my body. This is the first time I've felt this much energy- It hurts!!</text:p>
          </table:table-cell>
          <table:table-cell office:value-type="float" office:value="250121" table:style-name="ce1">
            <text:p>250121</text:p>
          </table:table-cell>
          <table:table-cell table:number-columns-repeated="16378"/>
        </table:table-row>
        <table:table-row table:style-name="ro1">
          <table:table-cell office:value-type="string" table:style-name="ce1">
            <text:p>retrospective_part1_stage3_78921998</text:p>
          </table:table-cell>
          <table:table-cell table:style-name="ce1"/>
          <table:table-cell office:value-type="string" table:style-name="ce2">
            <text:p>Help... Please</text:p>
          </table:table-cell>
          <table:table-cell office:value-type="string" table:style-name="ce2">
            <text:p>Help... Please</text:p>
          </table:table-cell>
          <table:table-cell office:value-type="string" table:style-name="ce2">
            <text:p>Please... Help...</text:p>
          </table:table-cell>
          <table:table-cell office:value-type="float" office:value="250122" table:style-name="ce1">
            <text:p>250122</text:p>
          </table:table-cell>
          <table:table-cell table:number-columns-repeated="16378"/>
        </table:table-row>
        <table:table-row table:style-name="ro1">
          <table:table-cell office:value-type="string" table:style-name="ce1">
            <text:p>retrospective_part1_stage3_5fbeb524</text:p>
          </table:table-cell>
          <table:table-cell table:style-name="ce1"/>
          <table:table-cell office:value-type="string" table:style-name="ce2">
            <text:p>Father! Please help me... Don't leave Mei!</text:p>
          </table:table-cell>
          <table:table-cell office:value-type="string" table:style-name="ce2">
            <text:p>Father! Please help me... Don't leave Mei!</text:p>
          </table:table-cell>
          <table:table-cell office:value-type="string" table:style-name="ce2">
            <text:p>Father! Please help... Don't leave Mei!</text:p>
          </table:table-cell>
          <table:table-cell office:value-type="float" office:value="250123" table:style-name="ce1">
            <text:p>250123</text:p>
          </table:table-cell>
          <table:table-cell table:number-columns-repeated="16378"/>
        </table:table-row>
        <table:table-row table:style-name="ro1">
          <table:table-cell office:value-type="string" table:style-name="ce1">
            <text:p>retrospective_part1_stage3_d95c8c8b</text:p>
          </table:table-cell>
          <table:table-cell office:value-type="string" table:style-name="ce1">
            <text:p>Kiana</text:p>
          </table:table-cell>
          <table:table-cell office:value-type="string" table:style-name="ce2">
            <text:p>This is... a piece of consciousness passed on through the Honkai energy?</text:p>
          </table:table-cell>
          <table:table-cell office:value-type="string" table:style-name="ce2">
            <text:p>This is... a piece of consciousness passed on through the Honkai energy?</text:p>
          </table:table-cell>
          <table:table-cell office:value-type="string" table:style-name="ce2">
            <text:p>This is... a piece of consciousness passed on through the Honkai energy?</text:p>
          </table:table-cell>
          <table:table-cell office:value-type="float" office:value="250124" table:style-name="ce1">
            <text:p>250124</text:p>
          </table:table-cell>
          <table:table-cell table:number-columns-repeated="16378"/>
        </table:table-row>
        <table:table-row table:style-name="ro1">
          <table:table-cell office:value-type="string" table:style-name="ce1">
            <text:p>retrospective_part1_stage3_e67cb49a</text:p>
          </table:table-cell>
          <table:table-cell table:style-name="ce1"/>
          <table:table-cell office:value-type="string" table:style-name="ce2">
            <text:p>Father! Why did you leave me?! Why does everybody hate me?! Why?! Why?! Why?!</text:p>
          </table:table-cell>
          <table:table-cell office:value-type="string" table:style-name="ce2">
            <text:p>Father! Why did you leave me?! Why does everybody hate me?! Why?! Why?! Why?!</text:p>
          </table:table-cell>
          <table:table-cell office:value-type="string" table:style-name="ce2">
            <text:p>Father! Why did you leave me?! Why does everybody hate me?! Why?! Why?! Why?!</text:p>
          </table:table-cell>
          <table:table-cell office:value-type="float" office:value="250125" table:style-name="ce1">
            <text:p>250125</text:p>
          </table:table-cell>
          <table:table-cell table:number-columns-repeated="16378"/>
        </table:table-row>
        <table:table-row table:style-name="ro1">
          <table:table-cell office:value-type="string" table:style-name="ce1">
            <text:p>retrospective_part1_stage3_3c7e6ec7</text:p>
          </table:table-cell>
          <table:table-cell table:style-name="ce1"/>
          <table:table-cell office:value-type="string" table:style-name="ce2">
            <text:p>This world can be damned for all I care!</text:p>
          </table:table-cell>
          <table:table-cell office:value-type="string" table:style-name="ce2">
            <text:p>This world can be damned for all I care!</text:p>
          </table:table-cell>
          <table:table-cell office:value-type="string" table:style-name="ce2">
            <text:p>This world can be damned for all I care!</text:p>
          </table:table-cell>
          <table:table-cell office:value-type="float" office:value="250126" table:style-name="ce1">
            <text:p>250126</text:p>
          </table:table-cell>
          <table:table-cell table:number-columns-repeated="16378"/>
        </table:table-row>
        <table:table-row table:style-name="ro1">
          <table:table-cell office:value-type="string" table:style-name="ce1">
            <text:p>retrospective_part1_stage3_707dbd79</text:p>
          </table:table-cell>
          <table:table-cell office:value-type="string" table:style-name="ce1">
            <text:p>Mei</text:p>
          </table:table-cell>
          <table:table-cell office:value-type="string" table:style-name="ce2">
            <text:p>Stop prying into my heart!</text:p>
          </table:table-cell>
          <table:table-cell office:value-type="string" table:style-name="ce2">
            <text:p>Stop prying into my heart!</text:p>
          </table:table-cell>
          <table:table-cell office:value-type="string" table:style-name="ce2">
            <text:p>Don't pry into my heart!</text:p>
          </table:table-cell>
          <table:table-cell office:value-type="float" office:value="250127" table:style-name="ce1">
            <text:p>250127</text:p>
          </table:table-cell>
          <table:table-cell table:number-columns-repeated="16378"/>
        </table:table-row>
        <table:table-row table:style-name="ro1">
          <table:table-cell office:value-type="string" table:style-name="ce1">
            <text:p>retrospective_part1_stage3_f309114a</text:p>
          </table:table-cell>
          <table:table-cell office:value-type="string" table:style-name="ce1">
            <text:p>Kiana</text:p>
          </table:table-cell>
          <table:table-cell office:value-type="string" table:style-name="ce2">
            <text:p>Ack!</text:p>
          </table:table-cell>
          <table:table-cell office:value-type="string" table:style-name="ce2">
            <text:p>Ack!</text:p>
          </table:table-cell>
          <table:table-cell office:value-type="string" table:style-name="ce2">
            <text:p>Ack!</text:p>
          </table:table-cell>
          <table:table-cell office:value-type="float" office:value="250128" table:style-name="ce1">
            <text:p>250128</text:p>
          </table:table-cell>
          <table:table-cell table:number-columns-repeated="16378"/>
        </table:table-row>
        <table:table-row table:style-name="ro1">
          <table:table-cell office:value-type="string" table:style-name="ce1">
            <text:p>retrospective_part1_stage3_d31976a8</text:p>
          </table:table-cell>
          <table:table-cell office:value-type="string" table:style-name="ce1">
            <text:p>Mei</text:p>
          </table:table-cell>
          <table:table-cell office:value-type="string" table:style-name="ce2">
            <text:p>Damn it! If only I had more power, then no one could hurt me anymore!</text:p>
          </table:table-cell>
          <table:table-cell office:value-type="string" table:style-name="ce2">
            <text:p>Damn it! If only I had more power, then no one could hurt me anymore!</text:p>
          </table:table-cell>
          <table:table-cell office:value-type="string" table:style-name="ce2">
            <text:p>Damn it! I just need more power, then no one can hurt me anymore!</text:p>
          </table:table-cell>
          <table:table-cell office:value-type="float" office:value="251063" table:style-name="ce1">
            <text:p>251063</text:p>
          </table:table-cell>
          <table:table-cell table:number-columns-repeated="16378"/>
        </table:table-row>
        <table:table-row table:style-name="ro1">
          <table:table-cell office:value-type="string" table:style-name="ce1">
            <text:p>retrospective_part1_stage3_5d552858</text:p>
          </table:table-cell>
          <table:table-cell office:value-type="string" table:style-name="ce1">
            <text:p>Kiana</text:p>
          </table:table-cell>
          <table:table-cell office:value-type="string" table:style-name="ce2">
            <text:p>Wait, stop! You're being taken over by the Honkai! If you absorb any more Honkai energy, you will lose your mind! If that happens, it's too late!</text:p>
          </table:table-cell>
          <table:table-cell office:value-type="string" table:style-name="ce2">
            <text:p>Wait, stop! You're being taken over by the Honkai! If you absorb any more Honkai energy, you will lose your mind! If that happens, it's too late!</text:p>
          </table:table-cell>
          <table:table-cell office:value-type="string" table:style-name="ce2">
            <text:p>Wait, stop! You're being taken over by the Honkai! If you absorb more Honkai energy, you will lose your mind! If that happens, it might be too late!</text:p>
          </table:table-cell>
          <table:table-cell office:value-type="float" office:value="251064" table:style-name="ce1">
            <text:p>251064</text:p>
          </table:table-cell>
          <table:table-cell table:number-columns-repeated="16378"/>
        </table:table-row>
        <table:table-row table:style-name="ro1">
          <table:table-cell office:value-type="string" table:style-name="ce1">
            <text:p>retrospective_part1_stage3_2699316a</text:p>
          </table:table-cell>
          <table:table-cell office:value-type="string" table:style-name="ce1">
            <text:p>Mei</text:p>
          </table:table-cell>
          <table:table-cell office:value-type="string" table:style-name="ce2">
            <text:p>Humph~ Don't tell me such ridiculous lies! I can see right through you, you're the same as the rest of them! They were jealous of my status and family, and you are jealous of my power!</text:p>
          </table:table-cell>
          <table:table-cell office:value-type="string" table:style-name="ce2">
            <text:p>Humph~ Don't tell me such ridiculous lies! I can see right through you, you're the same as the rest of them! They were jealous of my status and family, and you are jealous of my power!</text:p>
          </table:table-cell>
          <table:table-cell office:value-type="string" table:style-name="ce2">
            <text:p>Humph~ Don't tell me such ridiculous lies! I can see right through you, you're the same as the rest of them! They were jealous of my status and family, and you are jealous of my power!</text:p>
          </table:table-cell>
          <table:table-cell office:value-type="float" office:value="251065" table:style-name="ce1">
            <text:p>251065</text:p>
          </table:table-cell>
          <table:table-cell table:number-columns-repeated="16378"/>
        </table:table-row>
        <table:table-row table:style-name="ro1">
          <table:table-cell office:value-type="string" table:style-name="ce1">
            <text:p>retrospective_part1_stage3_622b5ba2</text:p>
          </table:table-cell>
          <table:table-cell office:value-type="string" table:style-name="ce1">
            <text:p>Mei</text:p>
          </table:table-cell>
          <table:table-cell office:value-type="string" table:style-name="ce2">
            <text:p>I will never forgive any of you... Just you wait!</text:p>
          </table:table-cell>
          <table:table-cell office:value-type="string" table:style-name="ce2">
            <text:p>I will never forgive any of you... Just you wait!</text:p>
          </table:table-cell>
          <table:table-cell office:value-type="string" table:style-name="ce2">
            <text:p>I will never forgive you... Just you wait!</text:p>
          </table:table-cell>
          <table:table-cell office:value-type="float" office:value="251066" table:style-name="ce1">
            <text:p>251066</text:p>
          </table:table-cell>
          <table:table-cell table:number-columns-repeated="16378"/>
        </table:table-row>
        <table:table-row table:style-name="ro1">
          <table:table-cell office:value-type="string" table:style-name="ce1">
            <text:p>retrospective_part1_stage3_3f4f939c</text:p>
          </table:table-cell>
          <table:table-cell office:value-type="string" table:style-name="ce1">
            <text:p>Kiana</text:p>
          </table:table-cell>
          <table:table-cell office:value-type="string" table:style-name="ce2">
            <text:p>Hey, wait! Don't run!</text:p>
          </table:table-cell>
          <table:table-cell office:value-type="string" table:style-name="ce2">
            <text:p>Hey, wait! Don't run!</text:p>
          </table:table-cell>
          <table:table-cell office:value-type="string" table:style-name="ce2">
            <text:p>Hey, wait! Don't run away!</text:p>
          </table:table-cell>
          <table:table-cell office:value-type="float" office:value="251067" table:style-name="ce1">
            <text:p>251067</text:p>
          </table:table-cell>
          <table:table-cell table:number-columns-repeated="16378"/>
        </table:table-row>
        <table:table-row table:style-name="ro1">
          <table:table-cell office:value-type="string" table:style-name="ce1">
            <text:p>retrospective_part1_stageS1_70e48b94</text:p>
          </table:table-cell>
          <table:table-cell office:value-type="string" table:style-name="ce1">
            <text:p>Kiana</text:p>
          </table:table-cell>
          <table:table-cell office:value-type="string" table:style-name="ce2">
            <text:p>There are thunderclouds up ahead, this should be the right direction...</text:p>
          </table:table-cell>
          <table:table-cell office:value-type="string" table:style-name="ce2">
            <text:p>There are thunderclouds up ahead, this should be the right direction...</text:p>
          </table:table-cell>
          <table:table-cell office:value-type="string" table:style-name="ce2">
            <text:p>There's a thunderstorm ahead... This should be the right way.</text:p>
          </table:table-cell>
          <table:table-cell office:value-type="float" office:value="251068" table:style-name="ce1">
            <text:p>251068</text:p>
          </table:table-cell>
          <table:table-cell table:number-columns-repeated="16378"/>
        </table:table-row>
        <table:table-row table:style-name="ro1">
          <table:table-cell office:value-type="string" table:style-name="ce1">
            <text:p>retrospective_part1_stageS1_3f09c157</text:p>
          </table:table-cell>
          <table:table-cell office:value-type="string" table:style-name="ce1">
            <text:p>Kiana</text:p>
          </table:table-cell>
          <table:table-cell office:value-type="string" table:style-name="ce2">
            <text:p>But where am I exactly? Where did she lead me?</text:p>
          </table:table-cell>
          <table:table-cell office:value-type="string" table:style-name="ce2">
            <text:p>But where am I exactly? Where did she lead me?</text:p>
          </table:table-cell>
          <table:table-cell office:value-type="string" table:style-name="ce2">
            <text:p>But where am I now? <text:s/>It's a place I've never seen, but... Was there really a place like this at the school?</text:p>
          </table:table-cell>
          <table:table-cell office:value-type="float" office:value="251069" table:style-name="ce1">
            <text:p>251069</text:p>
          </table:table-cell>
          <table:table-cell table:number-columns-repeated="16378"/>
        </table:table-row>
        <table:table-row table:style-name="ro1">
          <table:table-cell office:value-type="string" table:style-name="ce1">
            <text:p>retrospective_part1_stageS1_64055650</text:p>
          </table:table-cell>
          <table:table-cell office:value-type="string" table:style-name="ce1">
            <text:p>Kiana</text:p>
          </table:table-cell>
          <table:table-cell office:value-type="string" table:style-name="ce2">
            <text:p>This seems to be an abandoned building... It feels out of place for such a modern academy.</text:p>
          </table:table-cell>
          <table:table-cell office:value-type="string" table:style-name="ce2">
            <text:p>This seems to be an abandoned building... It feels out of place for such a modern academy.</text:p>
          </table:table-cell>
          <table:table-cell office:value-type="string" table:style-name="ce2">
            <text:p>And this is an abandoned building, isn't it? It doesn't seem right for such a run-down building to be in such a modern academy...//n(TN: A bit verbose, maybe it's better to redo it closer to EN?)</text:p>
          </table:table-cell>
          <table:table-cell office:value-type="float" office:value="251070" table:style-name="ce1">
            <text:p>251070</text:p>
          </table:table-cell>
          <table:table-cell table:number-columns-repeated="16378"/>
        </table:table-row>
        <table:table-row table:style-name="ro1">
          <table:table-cell office:value-type="string" table:style-name="ce1">
            <text:p>retrospective_part1_stageS1_45d279d9</text:p>
          </table:table-cell>
          <table:table-cell table:style-name="ce1"/>
          <table:table-cell office:value-type="string" table:style-name="ce2">
            <text:p>Vrooom~vrom vrom vrom vrom vrom~</text:p>
          </table:table-cell>
          <table:table-cell office:value-type="string" table:style-name="ce2">
            <text:p>Vrooom~vrom vrom vrom vrom vrom~</text:p>
          </table:table-cell>
          <table:table-cell office:value-type="string" table:style-name="ce2">
            <text:p>&lt;i&gt;Vrooom~vrom vrom vrom vrom vrom~&lt;/i&gt;</text:p>
          </table:table-cell>
          <table:table-cell office:value-type="float" office:value="251071" table:style-name="ce1">
            <text:p>251071</text:p>
          </table:table-cell>
          <table:table-cell table:number-columns-repeated="16378"/>
        </table:table-row>
        <table:table-row table:style-name="ro1">
          <table:table-cell office:value-type="string" table:style-name="ce1">
            <text:p>retrospective_part1_stageS1_eb4eed7f</text:p>
          </table:table-cell>
          <table:table-cell office:value-type="string" table:style-name="ce1">
            <text:p>Kiana</text:p>
          </table:table-cell>
          <table:table-cell office:value-type="string" table:style-name="ce2">
            <text:p>Hmm? This sound. It's... the sound of a motorcycle?</text:p>
          </table:table-cell>
          <table:table-cell office:value-type="string" table:style-name="ce2">
            <text:p>Hmm? This sound. It's... the sound of a motorcycle?</text:p>
          </table:table-cell>
          <table:table-cell office:value-type="string" table:style-name="ce2">
            <text:p>Hmm? That sound is... a motorcycle?<text:s/></text:p>
          </table:table-cell>
          <table:table-cell office:value-type="float" office:value="251072" table:style-name="ce1">
            <text:p>251072</text:p>
          </table:table-cell>
          <table:table-cell table:number-columns-repeated="16378"/>
        </table:table-row>
        <table:table-row table:style-name="ro1">
          <table:table-cell office:value-type="string" table:style-name="ce1">
            <text:p>retrospective_part1_stageS1_214cde66</text:p>
          </table:table-cell>
          <table:table-cell office:value-type="string" table:style-name="ce1">
            <text:p>Kiana</text:p>
          </table:table-cell>
          <table:table-cell office:value-type="string" table:style-name="ce2">
            <text:p>Could it be that someone's still alive around here?</text:p>
          </table:table-cell>
          <table:table-cell office:value-type="string" table:style-name="ce2">
            <text:p>Could it be that someone's still alive around here?</text:p>
          </table:table-cell>
          <table:table-cell office:value-type="string" table:style-name="ce2">
            <text:p>Does that mean some humans still survived?</text:p>
          </table:table-cell>
          <table:table-cell office:value-type="float" office:value="251073" table:style-name="ce1">
            <text:p>251073</text:p>
          </table:table-cell>
          <table:table-cell table:number-columns-repeated="16378"/>
        </table:table-row>
        <table:table-row table:style-name="ro1">
          <table:table-cell office:value-type="string" table:style-name="ce1">
            <text:p>retrospective_part1_stageS1_05372b0a</text:p>
          </table:table-cell>
          <table:table-cell office:value-type="string" table:style-name="ce1">
            <text:p>Kiana</text:p>
          </table:table-cell>
          <table:table-cell office:value-type="string" table:style-name="ce2">
            <text:p>No, the only living person around should be the Senpai I just met earlier... Could this sound be...?</text:p>
          </table:table-cell>
          <table:table-cell office:value-type="string" table:style-name="ce2">
            <text:p>No, the only living person around should be the Senpai I just met earlier... Could this sound be...?</text:p>
          </table:table-cell>
          <table:table-cell office:value-type="string" table:style-name="ce2">
            <text:p>No, the only person that should have been able to survive is Mei, and she was a special case. Could it be that this sound is.....</text:p>
          </table:table-cell>
          <table:table-cell office:value-type="float" office:value="251074" table:style-name="ce1">
            <text:p>251074</text:p>
          </table:table-cell>
          <table:table-cell table:number-columns-repeated="16378"/>
        </table:table-row>
        <table:table-row table:style-name="ro1">
          <table:table-cell office:value-type="string" table:style-name="ce1">
            <text:p>retrospective_part1_stageS1_be2135aa</text:p>
          </table:table-cell>
          <table:table-cell office:value-type="string" table:style-name="ce1">
            <text:p>Kiana</text:p>
          </table:table-cell>
          <table:table-cell office:value-type="string" table:style-name="ce2">
            <text:p>Ha! You really are going after this Third Eruption in secret! Now that I found out that you're here, you're not getting away!</text:p>
          </table:table-cell>
          <table:table-cell office:value-type="string" table:style-name="ce2">
            <text:p>Ha! You really are going after this Third Eruption in secret! Now that I found out that you're here, you're not getting away!</text:p>
          </table:table-cell>
          <table:table-cell office:value-type="string" table:style-name="ce2">
            <text:p>Ha! You really are going after this Third Eruption in secret! Now that I found out that you're here, you're not getting away!</text:p>
          </table:table-cell>
          <table:table-cell office:value-type="float" office:value="251075" table:style-name="ce1">
            <text:p>251075</text:p>
          </table:table-cell>
          <table:table-cell table:number-columns-repeated="16378"/>
        </table:table-row>
        <table:table-row table:style-name="ro1">
          <table:table-cell office:value-type="string" table:style-name="ce1">
            <text:p>retrospective_part1_stageS1_fcf6a8b9</text:p>
          </table:table-cell>
          <table:table-cell office:value-type="string" table:style-name="ce1">
            <text:p>Kiana</text:p>
          </table:table-cell>
          <table:table-cell office:value-type="string" table:style-name="ce2">
            <text:p>To think that there's still such a deserted place in this huge academy.</text:p>
          </table:table-cell>
          <table:table-cell office:value-type="string" table:style-name="ce2">
            <text:p>To think that there's still such a deserted place in this huge academy.</text:p>
          </table:table-cell>
          <table:table-cell office:value-type="string" table:style-name="ce2">
            <text:p>I didn't expect there to be such a deserted place in this academy.</text:p>
          </table:table-cell>
          <table:table-cell office:value-type="float" office:value="251076" table:style-name="ce1">
            <text:p>251076</text:p>
          </table:table-cell>
          <table:table-cell table:number-columns-repeated="16378"/>
        </table:table-row>
        <table:table-row table:style-name="ro1">
          <table:table-cell office:value-type="string" table:style-name="ce1">
            <text:p>retrospective_part1_stageS1_e86ddcbe</text:p>
          </table:table-cell>
          <table:table-cell office:value-type="string" table:style-name="ce1">
            <text:p>Kiana</text:p>
          </table:table-cell>
          <table:table-cell office:value-type="string" table:style-name="ce2">
            <text:p>It's really smelly here... Wait, is this where the academy dumps all the sewage and waste?</text:p>
          </table:table-cell>
          <table:table-cell office:value-type="string" table:style-name="ce2">
            <text:p>It's really smelly here... Wait, is this where the academy dumps all the sewage and waste?</text:p>
          </table:table-cell>
          <table:table-cell office:value-type="string" table:style-name="ce2">
            <text:p>And what's this smell... Yeesh, it's awful... <text:s/>No way, is all the chemical wastewater and contaminated water from the school ending up here...?</text:p>
          </table:table-cell>
          <table:table-cell office:value-type="float" office:value="251077" table:style-name="ce1">
            <text:p>251077</text:p>
          </table:table-cell>
          <table:table-cell table:number-columns-repeated="16378"/>
        </table:table-row>
        <table:table-row table:style-name="ro1">
          <table:table-cell office:value-type="string" table:style-name="ce1">
            <text:p>retrospective_part1_stageS1_e540b565</text:p>
          </table:table-cell>
          <table:table-cell office:value-type="string" table:style-name="ce1">
            <text:p>Kiana</text:p>
          </table:table-cell>
          <table:table-cell office:value-type="string" table:style-name="ce2">
            <text:p>.....</text:p>
          </table:table-cell>
          <table:table-cell office:value-type="string" table:style-name="ce2">
            <text:p>.....</text:p>
          </table:table-cell>
          <table:table-cell office:value-type="string" table:style-name="ce2">
            <text:p>(O) â€¦â€¦</text:p>
          </table:table-cell>
          <table:table-cell office:value-type="float" office:value="251078" table:style-name="ce1">
            <text:p>251078</text:p>
          </table:table-cell>
          <table:table-cell table:number-columns-repeated="16378"/>
        </table:table-row>
        <table:table-row table:style-name="ro1">
          <table:table-cell office:value-type="string" table:style-name="ce1">
            <text:p>retrospective_part1_stageS1_7032039b</text:p>
          </table:table-cell>
          <table:table-cell office:value-type="string" table:style-name="ce1">
            <text:p>Kiana</text:p>
          </table:table-cell>
          <table:table-cell office:value-type="string" table:style-name="ce2">
            <text:p>This world famous 'Academy City' has such a glamorous appearance, yet under that veil, it's polluting the city behind it.</text:p>
          </table:table-cell>
          <table:table-cell office:value-type="string" table:style-name="ce2">
            <text:p>This world famous 'Academy City' has such a glamorous appearance, yet under that veil, it's polluting the city behind it.</text:p>
          </table:table-cell>
          <table:table-cell office:value-type="string" table:style-name="ce2">
            <text:p>The world-famous academy is doing something illegal like this... It's got a gorgeous appearance, but it's polluting the city behind that faÃ§ade.</text:p>
          </table:table-cell>
          <table:table-cell office:value-type="float" office:value="251079" table:style-name="ce1">
            <text:p>251079</text:p>
          </table:table-cell>
          <table:table-cell table:number-columns-repeated="16378"/>
        </table:table-row>
        <table:table-row table:style-name="ro1">
          <table:table-cell office:value-type="string" table:style-name="ce1">
            <text:p>retrospective_part1_stageS1_535f0402</text:p>
          </table:table-cell>
          <table:table-cell office:value-type="string" table:style-name="ce1">
            <text:p>Kiana</text:p>
          </table:table-cell>
          <table:table-cell office:value-type="string" table:style-name="ce2">
            <text:p>They put up a warning sign to prevent people from entering. If I hadn't been following the sound of a motorcycle, I never would have come here on my own.</text:p>
          </table:table-cell>
          <table:table-cell office:value-type="string" table:style-name="ce2">
            <text:p>They put up a warning sign to prevent people from entering. If I hadn't been following the sound of a motorcycle, I never would have come here on my own.</text:p>
          </table:table-cell>
          <table:table-cell office:value-type="string" table:style-name="ce2">
            <text:p>There's even a warning sign to prevent people from entering. I wouldn't have seen this for the rest of my life if I didn't try following those engine sounds.</text:p>
          </table:table-cell>
          <table:table-cell office:value-type="float" office:value="251080" table:style-name="ce1">
            <text:p>251080</text:p>
          </table:table-cell>
          <table:table-cell table:number-columns-repeated="16378"/>
        </table:table-row>
        <table:table-row table:style-name="ro1">
          <table:table-cell office:value-type="string" table:style-name="ce1">
            <text:p>retrospective_part1_stageS1_bd73a245</text:p>
          </table:table-cell>
          <table:table-cell office:value-type="string" table:style-name="ce1">
            <text:p>Kiana</text:p>
          </table:table-cell>
          <table:table-cell office:value-type="string" table:style-name="ce2">
            <text:p>If I hadn't seen this with my own eyes today, I'm afraid nobody would've ever noticed.</text:p>
          </table:table-cell>
          <table:table-cell office:value-type="string" table:style-name="ce2">
            <text:p>If I hadn't seen this with my own eyes today, I'm afraid nobody would've ever noticed.</text:p>
          </table:table-cell>
          <table:table-cell office:value-type="string" table:style-name="ce2">
            <text:p>If it wasn't for the Honkai, this might have been hidden forever.//n(TN: CN/JP changed the sentence, CN used "If it wasn't for me finding this...")</text:p>
          </table:table-cell>
          <table:table-cell office:value-type="float" office:value="251081" table:style-name="ce1">
            <text:p>251081</text:p>
          </table:table-cell>
          <table:table-cell table:number-columns-repeated="16378"/>
        </table:table-row>
        <table:table-row table:style-name="ro1">
          <table:table-cell office:value-type="string" table:style-name="ce1">
            <text:p>retrospective_part1_stageS1_8b5e49f1</text:p>
          </table:table-cell>
          <table:table-cell office:value-type="string" table:style-name="ce1">
            <text:p>Kiana</text:p>
          </table:table-cell>
          <table:table-cell office:value-type="string" table:style-name="ce2">
            <text:p>Pretty on the inside, yet rotten at the core. Is this what human nature is like? Is this what our world is like?</text:p>
          </table:table-cell>
          <table:table-cell office:value-type="string" table:style-name="ce2">
            <text:p>Pretty on the inside, yet rotten at the core. Is this what human nature is like? Is this what our world is like?</text:p>
          </table:table-cell>
          <table:table-cell office:value-type="string" table:style-name="ce2">
            <text:p>Pretty on the outside, but rotten on the inside... Is that what human nature is like? Is that what our world is like?</text:p>
          </table:table-cell>
          <table:table-cell office:value-type="float" office:value="251082" table:style-name="ce1">
            <text:p>251082</text:p>
          </table:table-cell>
          <table:table-cell table:number-columns-repeated="16378"/>
        </table:table-row>
        <table:table-row table:style-name="ro1">
          <table:table-cell office:value-type="string" table:style-name="ce1">
            <text:p>retrospective_part1_stageS1_d59f8e54</text:p>
          </table:table-cell>
          <table:table-cell office:value-type="string" table:style-name="ce1">
            <text:p>Kiana</text:p>
          </table:table-cell>
          <table:table-cell office:value-type="string" table:style-name="ce2">
            <text:p>I just don't get it.</text:p>
          </table:table-cell>
          <table:table-cell office:value-type="string" table:style-name="ce2">
            <text:p>I just don't get it.</text:p>
          </table:table-cell>
          <table:table-cell office:value-type="string" table:style-name="ce2">
            <text:p>I can't understand it.</text:p>
          </table:table-cell>
          <table:table-cell table:number-columns-repeated="16379" table:style-name="ce1"/>
        </table:table-row>
        <table:table-row table:style-name="ro1">
          <table:table-cell office:value-type="string" table:style-name="ce1">
            <text:p>retrospective_part1_stageS1_739e4d71</text:p>
          </table:table-cell>
          <table:table-cell table:style-name="ce1"/>
          <table:table-cell office:value-type="string" table:style-name="ce2">
            <text:p>Vroooom- Vrom vroooom-</text:p>
          </table:table-cell>
          <table:table-cell office:value-type="string" table:style-name="ce2">
            <text:p>Vroooom- Vrom vroooom-</text:p>
          </table:table-cell>
          <table:table-cell office:value-type="string" table:style-name="ce2">
            <text:p>&lt;i&gt;Vroooom- Vrom vroooom-&lt;/i&gt;</text:p>
          </table:table-cell>
          <table:table-cell office:value-type="float" office:value="251083" table:style-name="ce1">
            <text:p>251083</text:p>
          </table:table-cell>
          <table:table-cell table:number-columns-repeated="16378"/>
        </table:table-row>
        <table:table-row table:style-name="ro1">
          <table:table-cell office:value-type="string" table:style-name="ce1">
            <text:p>retrospective_part1_stageS1_8426c9ef</text:p>
          </table:table-cell>
          <table:table-cell office:value-type="string" table:style-name="ce1">
            <text:p>Kiana</text:p>
          </table:table-cell>
          <table:table-cell office:value-type="string" table:style-name="ce2">
            <text:p>Sure enough, it's around here somewhere. I'm not letting you get away this time!</text:p>
          </table:table-cell>
          <table:table-cell office:value-type="string" table:style-name="ce2">
            <text:p>Sure enough, it's around here somewhere. I'm not letting you get away this time!</text:p>
          </table:table-cell>
          <table:table-cell office:value-type="string" table:style-name="ce2">
            <text:p>...Ah! That sound is right around the corner! I won't let you escape this time!</text:p>
          </table:table-cell>
          <table:table-cell office:value-type="float" office:value="251084" table:style-name="ce1">
            <text:p>251084</text:p>
          </table:table-cell>
          <table:table-cell table:number-columns-repeated="16378"/>
        </table:table-row>
        <table:table-row table:style-name="ro1">
          <table:table-cell office:value-type="string" table:style-name="ce1">
            <text:p>retrospective_part1_stageS1_14a25861</text:p>
          </table:table-cell>
          <table:table-cell office:value-type="string" table:style-name="ce1">
            <text:p>Kiana</text:p>
          </table:table-cell>
          <table:table-cell office:value-type="string" table:style-name="ce2">
            <text:p>This place is really uncomfortable. It's smelly and difficult to walk, plus there are so many zombies attracted to the sound.</text:p>
          </table:table-cell>
          <table:table-cell office:value-type="string" table:style-name="ce2">
            <text:p>This place is really uncomfortable. It's smelly and difficult to walk, plus there are so many zombies attracted to the sound.</text:p>
          </table:table-cell>
          <table:table-cell office:value-type="string" table:style-name="ce3">
            <text:p>This place is disgusting... It stinks and it's hard to walk and that engine sound keeps attracting zombies. That person doesn't seem bothered by it all. Well, I'm just a tender girl, and I have girlish needs, okay?</text:p>
          </table:table-cell>
          <table:table-cell table:number-columns-repeated="16379" table:style-name="ce1"/>
        </table:table-row>
        <table:table-row table:style-name="ro1">
          <table:table-cell office:value-type="string" table:style-name="ce1">
            <text:p>retrospective_part1_stageS1_1fe85eca</text:p>
          </table:table-cell>
          <table:table-cell office:value-type="string" table:style-name="ce1">
            <text:p>Kiana</text:p>
          </table:table-cell>
          <table:table-cell office:value-type="string" table:style-name="ce2">
            <text:p>They don't seem bothered by it all. Well, I'm just a tender girl, and I have girlish needs, okay?</text:p>
          </table:table-cell>
          <table:table-cell office:value-type="string" table:style-name="ce2">
            <text:p>They don't seem bothered by it all. Well, I'm just a tender girl, and I have girlish needs, okay?</text:p>
          </table:table-cell>
          <table:table-cell table:style-name="ce3"/>
          <table:table-cell table:number-columns-repeated="16379" table:style-name="ce1"/>
        </table:table-row>
        <table:table-row table:style-name="ro1">
          <table:table-cell office:value-type="string" table:style-name="ce1">
            <text:p>retrospective_part1_stageS1_e3cb90dc</text:p>
          </table:table-cell>
          <table:table-cell office:value-type="string" table:style-name="ce1">
            <text:p>Kiana</text:p>
          </table:table-cell>
          <table:table-cell office:value-type="string" table:style-name="ce2">
            <text:p>When I find the guy with the motorcycle- If it really is the guy who left me behind- I will beat the crap out of him!</text:p>
          </table:table-cell>
          <table:table-cell office:value-type="string" table:style-name="ce2">
            <text:p>When I find the guy with the motorcycle- If it really is the guy who left me behind- I will beat the crap out of him!</text:p>
          </table:table-cell>
          <table:table-cell office:value-type="string" table:style-name="ce3">
            <text:p>When I find the guy with the motorcycle- If it really is the guy who left me behind- I will beat the crap out of him!</text:p>
          </table:table-cell>
          <table:table-cell table:number-columns-repeated="16379" table:style-name="ce1"/>
        </table:table-row>
        <table:table-row table:style-name="ro1">
          <table:table-cell office:value-type="string" table:style-name="ce1">
            <text:p>retrospective_part1_stageS1_68d79316</text:p>
          </table:table-cell>
          <table:table-cell office:value-type="string" table:style-name="ce1">
            <text:p>Kiana</text:p>
          </table:table-cell>
          <table:table-cell office:value-type="string" table:style-name="ce2">
            <text:p>Huh... What's this up ahead....</text:p>
          </table:table-cell>
          <table:table-cell office:value-type="string" table:style-name="ce2">
            <text:p>Huh... What's this up ahead....</text:p>
          </table:table-cell>
          <table:table-cell office:value-type="string" table:style-name="ce3">
            <text:p>(O) Ahâ€¦ What's thisâ€¦</text:p>
          </table:table-cell>
          <table:table-cell table:number-columns-repeated="16379" table:style-name="ce1"/>
        </table:table-row>
        <table:table-row table:style-name="ro1">
          <table:table-cell office:value-type="string" table:style-name="ce1">
            <text:p>retrospective_part1_stageS1_abec5955</text:p>
          </table:table-cell>
          <table:table-cell office:value-type="string" table:style-name="ce1">
            <text:p>Kiana</text:p>
          </table:table-cell>
          <table:table-cell office:value-type="string" table:style-name="ce2">
            <text:p>This motorcycle... it can't be the motorcycle I just heard, right?</text:p>
          </table:table-cell>
          <table:table-cell office:value-type="string" table:style-name="ce2">
            <text:p>This motorcycle... it can't be the motorcycle I just heard, right?</text:p>
          </table:table-cell>
          <table:table-cell office:value-type="string" table:style-name="ce3">
            <text:p>This motorcycle... it can't be the motorcycle I just heard, right?</text:p>
          </table:table-cell>
          <table:table-cell table:number-columns-repeated="16379"/>
        </table:table-row>
        <table:table-row table:style-name="ro1">
          <table:table-cell office:value-type="string" table:style-name="ce1">
            <text:p>retrospective_part1_stageS1_fbdd7fbd</text:p>
          </table:table-cell>
          <table:table-cell office:value-type="string" table:style-name="ce1">
            <text:p>Kiana</text:p>
          </table:table-cell>
          <table:table-cell office:value-type="string" table:style-name="ce2">
            <text:p>There are blood stains here... Could it be that the bike crashed?</text:p>
          </table:table-cell>
          <table:table-cell office:value-type="string" table:style-name="ce2">
            <text:p>There are blood stains here... Could it be that the bike crashed?</text:p>
          </table:table-cell>
          <table:table-cell table:style-name="ce3"/>
          <table:table-cell table:number-columns-repeated="16379"/>
        </table:table-row>
        <table:table-row table:style-name="ro1">
          <table:table-cell office:value-type="string" table:style-name="ce1">
            <text:p>retrospective_part1_stageS1_64edf24c</text:p>
          </table:table-cell>
          <table:table-cell office:value-type="string" table:style-name="ce1">
            <text:p>Kiana</text:p>
          </table:table-cell>
          <table:table-cell office:value-type="string" table:style-name="ce2">
            <text:p>Well, it can't be him. He's still a warrior of the Kaslana family, he wouldn't make such a low level mistake.</text:p>
          </table:table-cell>
          <table:table-cell office:value-type="string" table:style-name="ce2">
            <text:p>Well, it can't be him. He's still a warrior of the Kaslana family, he wouldn't make such a low level mistake.</text:p>
          </table:table-cell>
          <table:table-cell office:value-type="string" table:style-name="ce3">
            <text:p>Well, it can't be him. He's still a warrior of the Kaslana family, he wouldn't make such a low level mistake.</text:p>
          </table:table-cell>
          <table:table-cell table:number-columns-repeated="16379"/>
        </table:table-row>
        <table:table-row table:style-name="ro1">
          <table:table-cell office:value-type="string" table:style-name="ce1">
            <text:p>retrospective_part1_stageS1_6db5733f</text:p>
          </table:table-cell>
          <table:table-cell office:value-type="string" table:style-name="ce1">
            <text:p>Kiana</text:p>
          </table:table-cell>
          <table:table-cell office:value-type="string" table:style-name="ce2">
            <text:p>Let's follow the blood trail and investigate. Too bad there's still no clue as to where he is. It's disappointing.</text:p>
          </table:table-cell>
          <table:table-cell office:value-type="string" table:style-name="ce2">
            <text:p>Let's follow the blood trail and investigate. Too bad there's still no clue as to where he is. It's disappointing.</text:p>
          </table:table-cell>
          <table:table-cell office:value-type="string" table:style-name="ce3">
            <text:p>Let's follow the blood trail and investigate. Too bad there's still no clue as to where he is. It's disappointing.</text:p>
          </table:table-cell>
          <table:table-cell table:number-columns-repeated="16379"/>
        </table:table-row>
        <table:table-row table:style-name="ro1">
          <table:table-cell office:value-type="string" table:style-name="ce1">
            <text:p>retrospective_part1_stageS1_4c6f9d55</text:p>
          </table:table-cell>
          <table:table-cell office:value-type="string" table:style-name="ce1">
            <text:p>Kiana</text:p>
          </table:table-cell>
          <table:table-cell office:value-type="string" table:style-name="ce2">
            <text:p>This person... should be the owner of the bike from earlier, right?</text:p>
          </table:table-cell>
          <table:table-cell office:value-type="string" table:style-name="ce2">
            <text:p>This person... should be the owner of the bike from earlier, right?</text:p>
          </table:table-cell>
          <table:table-cell office:value-type="string" table:style-name="ce3">
            <text:p>This person... should be the owner of the bike from earlier, right?</text:p>
          </table:table-cell>
          <table:table-cell table:number-columns-repeated="16379"/>
        </table:table-row>
        <table:table-row table:style-name="ro1">
          <table:table-cell office:value-type="string" table:style-name="ce1">
            <text:p>retrospective_part1_stageS1_d48aa5bb</text:p>
          </table:table-cell>
          <table:table-cell office:value-type="string" table:style-name="ce1">
            <text:p>Kiana</text:p>
          </table:table-cell>
          <table:table-cell office:value-type="string" table:style-name="ce2">
            <text:p>You're heavily injured... Are you still suffering this pain, even after becoming a zombie?</text:p>
          </table:table-cell>
          <table:table-cell office:value-type="string" table:style-name="ce2">
            <text:p>You're heavily injured... Are you still suffering this pain, even after becoming a zombie?</text:p>
          </table:table-cell>
          <table:table-cell office:value-type="string" table:style-name="ce3">
            <text:p>You're heavily injured... Are you still suffering this pain, even after becoming a zombie?</text:p>
          </table:table-cell>
          <table:table-cell table:number-columns-repeated="16379"/>
        </table:table-row>
        <table:table-row table:style-name="ro1">
          <table:table-cell office:value-type="string" table:style-name="ce1">
            <text:p>retrospective_part1_stageS1_5ef14bf1</text:p>
          </table:table-cell>
          <table:table-cell office:value-type="string" table:style-name="ce1">
            <text:p>Kiana</text:p>
          </table:table-cell>
          <table:table-cell office:value-type="string" table:style-name="ce2">
            <text:p>You don't have to bear it anymore, rest in peace!</text:p>
          </table:table-cell>
          <table:table-cell office:value-type="string" table:style-name="ce2">
            <text:p>You don't have to bear it anymore, rest in peace!</text:p>
          </table:table-cell>
          <table:table-cell office:value-type="string" table:style-name="ce3">
            <text:p>You don't have to bear it anymore. Rest in peace!</text:p>
          </table:table-cell>
          <table:table-cell table:number-columns-repeated="16379"/>
        </table:table-row>
        <table:table-row table:style-name="ro1">
          <table:table-cell office:value-type="string" table:style-name="ce1">
            <text:p>retrospective_part1_stageS1_530eb081</text:p>
          </table:table-cell>
          <table:table-cell table:style-name="ce1"/>
          <table:table-cell office:value-type="string" table:style-name="ce2">
            <text:p>BANG!</text:p>
          </table:table-cell>
          <table:table-cell office:value-type="string" table:style-name="ce2">
            <text:p>BANG!</text:p>
          </table:table-cell>
          <table:table-cell office:value-type="string" table:style-name="ce3">
            <text:p>&lt;i&gt;BANG!&lt;/i&gt;</text:p>
          </table:table-cell>
          <table:table-cell table:number-columns-repeated="16379"/>
        </table:table-row>
        <table:table-row table:style-name="ro1">
          <table:table-cell office:value-type="string" table:style-name="ce1">
            <text:p>retrospective_part1_stageS1_d0c04588</text:p>
          </table:table-cell>
          <table:table-cell office:value-type="string" table:style-name="ce1">
            <text:p>Kiana</text:p>
          </table:table-cell>
          <table:table-cell office:value-type="string" table:style-name="ce2">
            <text:p>Once, you were a human too. But you no longer are...</text:p>
          </table:table-cell>
          <table:table-cell office:value-type="string" table:style-name="ce2">
            <text:p>Once, you were a human too. But you no longer are...</text:p>
          </table:table-cell>
          <table:table-cell office:value-type="string" table:style-name="ce3">
            <text:p>Once, you were a human too. But you no longer are...</text:p>
          </table:table-cell>
          <table:table-cell table:number-columns-repeated="16379"/>
        </table:table-row>
        <table:table-row table:style-name="ro1">
          <table:table-cell office:value-type="string" table:style-name="ce1">
            <text:p>retrospective_part1_stageS1_7ecc184e</text:p>
          </table:table-cell>
          <table:table-cell office:value-type="string" table:style-name="ce1">
            <text:p>Kiana</text:p>
          </table:table-cell>
          <table:table-cell office:value-type="string" table:style-name="ce2">
            <text:p>You wimps. You succumbed to the end way too easily.</text:p>
          </table:table-cell>
          <table:table-cell office:value-type="string" table:style-name="ce2">
            <text:p>You wimps. You succumbed to the end way too easily.</text:p>
          </table:table-cell>
          <table:table-cell office:value-type="string" table:style-name="ce3">
            <text:p>You wimps. You succumbed to the end way too easily.</text:p>
          </table:table-cell>
          <table:table-cell table:number-columns-repeated="16379"/>
        </table:table-row>
        <table:table-row table:style-name="ro1">
          <table:table-cell office:value-type="string" table:style-name="ce1">
            <text:p>retrospective_part1_stageS1_0b711cd4</text:p>
          </table:table-cell>
          <table:table-cell office:value-type="string" table:style-name="ce1">
            <text:p>Kiana</text:p>
          </table:table-cell>
          <table:table-cell office:value-type="string" table:style-name="ce2">
            <text:p>But I, Kiana Kaslana, will never bow down to the Honkai!</text:p>
          </table:table-cell>
          <table:table-cell office:value-type="string" table:style-name="ce2">
            <text:p>But I, Kiana Kaslana, will never bow down to the Honkai!</text:p>
          </table:table-cell>
          <table:table-cell office:value-type="string" table:style-name="ce3">
            <text:p>But I, Kiana Kaslana, will never bow down to the Honkai!</text:p>
          </table:table-cell>
          <table:table-cell table:number-columns-repeated="16379"/>
        </table:table-row>
        <table:table-row table:style-name="ro1">
          <table:table-cell office:value-type="string" table:style-name="ce1">
            <text:p>retrospective_part1_stageS1_45d279d9_1</text:p>
          </table:table-cell>
          <table:table-cell table:style-name="ce1"/>
          <table:table-cell office:value-type="string" table:style-name="ce2">
            <text:p>Vrooom~vrom vrom vrom vrom vrom~</text:p>
          </table:table-cell>
          <table:table-cell office:value-type="string" table:style-name="ce2">
            <text:p>Vrooom~vrom vrom vrom vrom vrom~</text:p>
          </table:table-cell>
          <table:table-cell office:value-type="string" table:style-name="ce3">
            <text:p>&lt;i&gt;Vrooom~vrom vrom vrom vrom vrom~&lt;/i&gt;</text:p>
          </table:table-cell>
          <table:table-cell table:number-columns-repeated="16379"/>
        </table:table-row>
        <table:table-row table:style-name="ro1">
          <table:table-cell office:value-type="string" table:style-name="ce1">
            <text:p>retrospective_part1_stageS1_86a7cf02</text:p>
          </table:table-cell>
          <table:table-cell office:value-type="string" table:style-name="ce1">
            <text:p>Kiana</text:p>
          </table:table-cell>
          <table:table-cell office:value-type="string" table:style-name="ce2">
            <text:p>This sound! It's the same sound from before!</text:p>
          </table:table-cell>
          <table:table-cell office:value-type="string" table:style-name="ce2">
            <text:p>This sound! It's the same sound from before!</text:p>
          </table:table-cell>
          <table:table-cell office:value-type="string" table:style-name="ce3">
            <text:p>This sound! It's the same sound from before!</text:p>
          </table:table-cell>
          <table:table-cell table:number-columns-repeated="16379"/>
        </table:table-row>
        <table:table-row table:style-name="ro1">
          <table:table-cell office:value-type="string" table:style-name="ce1">
            <text:p>retrospective_part1_stageS1_712c543b</text:p>
          </table:table-cell>
          <table:table-cell office:value-type="string" table:style-name="ce1">
            <text:p>Kiana</text:p>
          </table:table-cell>
          <table:table-cell office:value-type="string" table:style-name="ce2">
            <text:p>You can hide as well as you like, I will find you!</text:p>
          </table:table-cell>
          <table:table-cell office:value-type="string" table:style-name="ce2">
            <text:p>You can hide as well as you like, I will find you!</text:p>
          </table:table-cell>
          <table:table-cell office:value-type="string" table:style-name="ce3">
            <text:p>You can hide as well as you like, I will find you!</text:p>
          </table:table-cell>
          <table:table-cell table:number-columns-repeated="16379"/>
        </table:table-row>
        <table:table-row table:style-name="ro1">
          <table:table-cell office:value-type="string" table:style-name="ce1">
            <text:p>retrospective_part1_stageS2_dee74669</text:p>
          </table:table-cell>
          <table:table-cell office:value-type="string" table:style-name="ce1">
            <text:p>Kiana</text:p>
          </table:table-cell>
          <table:table-cell office:value-type="string" table:style-name="ce2">
            <text:p>Phew... Finally, somewhere normal. If I had stayed there any longer, I would have suffocated.</text:p>
          </table:table-cell>
          <table:table-cell office:value-type="string" table:style-name="ce2">
            <text:p>Phew... Finally, somewhere normal. If I had stayed there any longer, I would have suffocated.</text:p>
          </table:table-cell>
          <table:table-cell office:value-type="string" table:style-name="ce3">
            <text:p>Phew... Finally, somewhere normal. If I had stayed there any longer, I would have suffocated.</text:p>
          </table:table-cell>
          <table:table-cell table:number-columns-repeated="16379"/>
        </table:table-row>
        <table:table-row table:style-name="ro1">
          <table:table-cell office:value-type="string" table:style-name="ce1">
            <text:p>retrospective_part1_stageS2_2b027a59</text:p>
          </table:table-cell>
          <table:table-cell office:value-type="string" table:style-name="ce1">
            <text:p>Kiana</text:p>
          </table:table-cell>
          <table:table-cell office:value-type="string" table:style-name="ce2">
            <text:p>This seems to be a winding road.</text:p>
          </table:table-cell>
          <table:table-cell office:value-type="string" table:style-name="ce2">
            <text:p>This seems to be a winding road.</text:p>
          </table:table-cell>
          <table:table-cell office:value-type="string" table:style-name="ce3">
            <text:p>This seems to be a winding road.</text:p>
          </table:table-cell>
          <table:table-cell table:number-columns-repeated="16379"/>
        </table:table-row>
        <table:table-row table:style-name="ro1">
          <table:table-cell office:value-type="string" table:style-name="ce1">
            <text:p>retrospective_part1_stageS2_fc9e5f48</text:p>
          </table:table-cell>
          <table:table-cell office:value-type="string" table:style-name="ce1">
            <text:p>Kiana</text:p>
          </table:table-cell>
          <table:table-cell office:value-type="string" table:style-name="ce2">
            <text:p>Where have I ended up this time...</text:p>
          </table:table-cell>
          <table:table-cell office:value-type="string" table:style-name="ce2">
            <text:p>Where have I ended up this time...</text:p>
          </table:table-cell>
          <table:table-cell office:value-type="string" table:style-name="ce3">
            <text:p>Where have I ended up this time...</text:p>
          </table:table-cell>
          <table:table-cell table:number-columns-repeated="16379"/>
        </table:table-row>
        <table:table-row table:style-name="ro1">
          <table:table-cell office:value-type="string" table:style-name="ce1">
            <text:p>retrospective_part1_stageS2_45d279d9</text:p>
          </table:table-cell>
          <table:table-cell table:style-name="ce1"/>
          <table:table-cell office:value-type="string" table:style-name="ce2">
            <text:p>Vrooom~vrom vrom vrom vrom vrom~</text:p>
          </table:table-cell>
          <table:table-cell office:value-type="string" table:style-name="ce2">
            <text:p>Vrooom~vrom vrom vrom vrom vrom~</text:p>
          </table:table-cell>
          <table:table-cell office:value-type="string" table:style-name="ce3">
            <text:p>&lt;i&gt;Vrooom~vrom vrom vrom vrom vrom~&lt;/i&gt;</text:p>
          </table:table-cell>
          <table:table-cell table:number-columns-repeated="16379"/>
        </table:table-row>
        <table:table-row table:style-name="ro1">
          <table:table-cell office:value-type="string" table:style-name="ce1">
            <text:p>retrospective_part1_stageS2_11584979</text:p>
          </table:table-cell>
          <table:table-cell office:value-type="string" table:style-name="ce1">
            <text:p>Kiana</text:p>
          </table:table-cell>
          <table:table-cell office:value-type="string" table:style-name="ce2">
            <text:p>This... is it the motorcycle I heard before?</text:p>
          </table:table-cell>
          <table:table-cell office:value-type="string" table:style-name="ce2">
            <text:p>This... is it the motorcycle I heard before?</text:p>
          </table:table-cell>
          <table:table-cell office:value-type="string" table:style-name="ce3">
            <text:p>This... is it the motorcycle I heard before?</text:p>
          </table:table-cell>
          <table:table-cell table:number-columns-repeated="16379"/>
        </table:table-row>
        <table:table-row table:style-name="ro1">
          <table:table-cell office:value-type="string" table:style-name="ce1">
            <text:p>retrospective_part1_stageS2_662841c1</text:p>
          </table:table-cell>
          <table:table-cell office:value-type="string" table:style-name="ce1">
            <text:p>Kiana</text:p>
          </table:table-cell>
          <table:table-cell office:value-type="string" table:style-name="ce2">
            <text:p>It's getting closer!</text:p>
          </table:table-cell>
          <table:table-cell office:value-type="string" table:style-name="ce2">
            <text:p>It's getting closer!</text:p>
          </table:table-cell>
          <table:table-cell office:value-type="string" table:style-name="ce3">
            <text:p>It's getting closer!</text:p>
          </table:table-cell>
          <table:table-cell table:number-columns-repeated="16379"/>
        </table:table-row>
        <table:table-row table:style-name="ro1">
          <table:table-cell office:value-type="string" table:style-name="ce1">
            <text:p>retrospective_part1_stageS2_45d279d9_1</text:p>
          </table:table-cell>
          <table:table-cell table:style-name="ce1"/>
          <table:table-cell office:value-type="string" table:style-name="ce2">
            <text:p>Vrooom~vrom vrom vrom vrom vrom~</text:p>
          </table:table-cell>
          <table:table-cell office:value-type="string" table:style-name="ce2">
            <text:p>Vrooom~vrom vrom vrom vrom vrom~</text:p>
          </table:table-cell>
          <table:table-cell office:value-type="string" table:style-name="ce3">
            <text:p>&lt;i&gt;Vrooom~vrom vrom vrom vrom vrom~&lt;/i&gt;</text:p>
          </table:table-cell>
          <table:table-cell table:number-columns-repeated="16379"/>
        </table:table-row>
        <table:table-row table:style-name="ro1">
          <table:table-cell office:value-type="string" table:style-name="ce1">
            <text:p>retrospective_part1_stageS2_1b7415c4</text:p>
          </table:table-cell>
          <table:table-cell office:value-type="string" table:style-name="ce1">
            <text:p>Kiana</text:p>
          </table:table-cell>
          <table:table-cell office:value-type="string" table:style-name="ce2">
            <text:p>That's the motorcycle?! And the person riding it-</text:p>
          </table:table-cell>
          <table:table-cell office:value-type="string" table:style-name="ce2">
            <text:p>That's the motorcycle?! And the person riding it-</text:p>
          </table:table-cell>
          <table:table-cell office:value-type="string" table:style-name="ce3">
            <text:p>That's the motorcycle?! And the person riding it-</text:p>
          </table:table-cell>
          <table:table-cell table:number-columns-repeated="16379"/>
        </table:table-row>
        <table:table-row table:style-name="ro1">
          <table:table-cell office:value-type="string" table:style-name="ce1">
            <text:p>retrospective_part1_stageS2_38ffa6e7</text:p>
          </table:table-cell>
          <table:table-cell office:value-type="string" table:style-name="ce1">
            <text:p>Kiana</text:p>
          </table:table-cell>
          <table:table-cell office:value-type="string" table:style-name="ce2">
            <text:p>Humph, there's a dead end up there, you're not getting away!</text:p>
          </table:table-cell>
          <table:table-cell office:value-type="string" table:style-name="ce2">
            <text:p>Humph, there's a dead end up there, you're not getting away!</text:p>
          </table:table-cell>
          <table:table-cell office:value-type="string" table:style-name="ce3">
            <text:p>Humph, there's a dead end up there, you're not getting away!</text:p>
          </table:table-cell>
          <table:table-cell table:number-columns-repeated="16379"/>
        </table:table-row>
        <table:table-row table:style-name="ro1">
          <table:table-cell office:value-type="string" table:style-name="ce1">
            <text:p>retrospective_part1_stageS2_15162b04</text:p>
          </table:table-cell>
          <table:table-cell office:value-type="string" table:style-name="ce1">
            <text:p>Kiana</text:p>
          </table:table-cell>
          <table:table-cell office:value-type="string" table:style-name="ce2">
            <text:p>Hey, what's with this note? It wasn't here before...</text:p>
          </table:table-cell>
          <table:table-cell office:value-type="string" table:style-name="ce2">
            <text:p>Hey, what's with this note? It wasn't here before...</text:p>
          </table:table-cell>
          <table:table-cell office:value-type="string" table:style-name="ce3">
            <text:p>Hey, what's with this note? It wasn't here before...</text:p>
          </table:table-cell>
          <table:table-cell table:number-columns-repeated="16379"/>
        </table:table-row>
        <table:table-row table:style-name="ro1">
          <table:table-cell office:value-type="string" table:style-name="ce1">
            <text:p>retrospective_part1_stageS2_816a710a</text:p>
          </table:table-cell>
          <table:table-cell office:value-type="string" table:style-name="ce1">
            <text:p>Kiana</text:p>
          </table:table-cell>
          <table:table-cell office:value-type="string" table:style-name="ce2">
            <text:p>This handwriting is really sloppy.</text:p>
          </table:table-cell>
          <table:table-cell office:value-type="string" table:style-name="ce2">
            <text:p>This handwriting is really sloppy.</text:p>
          </table:table-cell>
          <table:table-cell office:value-type="string" table:style-name="ce3">
            <text:p>This handwriting is really sloppy.</text:p>
          </table:table-cell>
          <table:table-cell table:number-columns-repeated="16379"/>
        </table:table-row>
        <table:table-row table:style-name="ro1">
          <table:table-cell office:value-type="string" table:style-name="ce1">
            <text:p>retrospective_part1_stageS2_536cf95c</text:p>
          </table:table-cell>
          <table:table-cell office:value-type="string" table:style-name="ce1">
            <text:p>Kiana</text:p>
          </table:table-cell>
          <table:table-cell office:value-type="string" table:style-name="ce2">
            <text:p>Help me?</text:p>
          </table:table-cell>
          <table:table-cell office:value-type="string" table:style-name="ce2">
            <text:p>Help me?</text:p>
          </table:table-cell>
          <table:table-cell office:value-type="string" table:style-name="ce3">
            <text:p>...It says "Help me"?</text:p>
          </table:table-cell>
          <table:table-cell table:number-columns-repeated="16379"/>
        </table:table-row>
        <table:table-row table:style-name="ro1">
          <table:table-cell office:value-type="string" table:style-name="ce1">
            <text:p>retrospective_part1_stageS2_97718853</text:p>
          </table:table-cell>
          <table:table-cell office:value-type="string" table:style-name="ce1">
            <text:p>Kiana</text:p>
          </table:table-cell>
          <table:table-cell office:value-type="string" table:style-name="ce2">
            <text:p>So the person on the motorcycle definitely isn't him... Kaslanas are never corrupted by the Honkai.</text:p>
          </table:table-cell>
          <table:table-cell office:value-type="string" table:style-name="ce2">
            <text:p>So the person on the motorcycle definitely isn't him... Kaslanas are never corrupted by the Honkai.</text:p>
          </table:table-cell>
          <table:table-cell office:value-type="string" table:style-name="ce3">
            <text:p>So the person on the motorcycle definitely isn't him... Kaslanas are never corrupted by the Honkai.</text:p>
          </table:table-cell>
          <table:table-cell table:number-columns-repeated="16379"/>
        </table:table-row>
        <table:table-row table:style-name="ro1">
          <table:table-cell office:value-type="string" table:style-name="ce1">
            <text:p>retrospective_part1_stageS2_71bb413c</text:p>
          </table:table-cell>
          <table:table-cell office:value-type="string" table:style-name="ce1">
            <text:p>Kiana</text:p>
          </table:table-cell>
          <table:table-cell office:value-type="string" table:style-name="ce2">
            <text:p>Ah, but it's no time to be thinking about that guy. Right now I should be saving someone!</text:p>
          </table:table-cell>
          <table:table-cell office:value-type="string" table:style-name="ce2">
            <text:p>Ah, but it's no time to be thinking about that guy. Right now I should be saving someone!</text:p>
          </table:table-cell>
          <table:table-cell office:value-type="string" table:style-name="ce3">
            <text:p>Ah, but it's no time to be thinking about that guy. Right now I should be saving someone!</text:p>
          </table:table-cell>
          <table:table-cell table:number-columns-repeated="16379"/>
        </table:table-row>
        <table:table-row table:style-name="ro1">
          <table:table-cell office:value-type="string" table:style-name="ce1">
            <text:p>retrospective_part1_stageS2_89ce9e91</text:p>
          </table:table-cell>
          <table:table-cell office:value-type="string" table:style-name="ce1">
            <text:p>Kiana</text:p>
          </table:table-cell>
          <table:table-cell office:value-type="string" table:style-name="ce2">
            <text:p>Let me see... Around here... Ah, that is...</text:p>
          </table:table-cell>
          <table:table-cell office:value-type="string" table:style-name="ce2">
            <text:p>Let me see... Around here... Ah, that is...</text:p>
          </table:table-cell>
          <table:table-cell office:value-type="string" table:style-name="ce3">
            <text:p>Let me see... Around here... Ah, that is...</text:p>
          </table:table-cell>
          <table:table-cell table:number-columns-repeated="16379"/>
        </table:table-row>
        <table:table-row table:style-name="ro1">
          <table:table-cell office:value-type="string" table:style-name="ce1">
            <text:p>retrospective_part1_stageS2_960a2ff3</text:p>
          </table:table-cell>
          <table:table-cell office:value-type="string" table:style-name="ce1">
            <text:p>Kiana</text:p>
          </table:table-cell>
          <table:table-cell office:value-type="string" table:style-name="ce2">
            <text:p>...a girl? And that's the motorcycle?</text:p>
          </table:table-cell>
          <table:table-cell office:value-type="string" table:style-name="ce2">
            <text:p>...a girl? And that's the motorcycle?</text:p>
          </table:table-cell>
          <table:table-cell office:value-type="string" table:style-name="ce3">
            <text:p>...a girl? And that's the motorcycle?</text:p>
          </table:table-cell>
          <table:table-cell table:number-columns-repeated="16379"/>
        </table:table-row>
        <table:table-row table:style-name="ro1">
          <table:table-cell office:value-type="string" table:style-name="ce1">
            <text:p>retrospective_part1_stageS2_90d1f528</text:p>
          </table:table-cell>
          <table:table-cell office:value-type="string" table:style-name="ce1">
            <text:p>Kiana</text:p>
          </table:table-cell>
          <table:table-cell office:value-type="string" table:style-name="ce2">
            <text:p>So it really wasn't him. I had hoped to find at least a sign of him.</text:p>
          </table:table-cell>
          <table:table-cell office:value-type="string" table:style-name="ce2">
            <text:p>So it really wasn't him. I had hoped to find at least a sign of him.</text:p>
          </table:table-cell>
          <table:table-cell office:value-type="string" table:style-name="ce3">
            <text:p>So it really wasn't him. I had hoped to find at least a sign of him.</text:p>
          </table:table-cell>
          <table:table-cell table:number-columns-repeated="16379"/>
        </table:table-row>
        <table:table-row table:style-name="ro1">
          <table:table-cell office:value-type="string" table:style-name="ce1">
            <text:p>retrospective_part1_stageS2_0f5c95f6</text:p>
          </table:table-cell>
          <table:table-cell office:value-type="string" table:style-name="ce1">
            <text:p>Kiana</text:p>
          </table:table-cell>
          <table:table-cell office:value-type="string" table:style-name="ce2">
            <text:p>But, why isn't she moving? Hey, are you okay over there?!</text:p>
          </table:table-cell>
          <table:table-cell office:value-type="string" table:style-name="ce2">
            <text:p>But, why isn't she moving? Hey, are you okay over there?!</text:p>
          </table:table-cell>
          <table:table-cell office:value-type="string" table:style-name="ce3">
            <text:p>But, why isn't she moving? Hey, are you okay over there?!</text:p>
          </table:table-cell>
          <table:table-cell table:number-columns-repeated="16379"/>
        </table:table-row>
        <table:table-row table:style-name="ro1">
          <table:table-cell office:value-type="string" table:style-name="ce1">
            <text:p>retrospective_part1_stageS2_45d279d9_2</text:p>
          </table:table-cell>
          <table:table-cell table:style-name="ce1"/>
          <table:table-cell office:value-type="string" table:style-name="ce2">
            <text:p>Vrooom~vrom vrom vrom vrom vrom~</text:p>
          </table:table-cell>
          <table:table-cell office:value-type="string" table:style-name="ce2">
            <text:p>Vrooom~vrom vrom vrom vrom vrom~</text:p>
          </table:table-cell>
          <table:table-cell office:value-type="string" table:style-name="ce3">
            <text:p>&lt;i&gt;Vrooom~vrom vrom vrom vrom vrom~&lt;/i&gt;</text:p>
          </table:table-cell>
          <table:table-cell table:number-columns-repeated="16379"/>
        </table:table-row>
        <table:table-row table:style-name="ro1">
          <table:table-cell office:value-type="string" table:style-name="ce1">
            <text:p>retrospective_part1_stageS2_705cae69</text:p>
          </table:table-cell>
          <table:table-cell office:value-type="string" table:style-name="ce1">
            <text:p>Kiana</text:p>
          </table:table-cell>
          <table:table-cell office:value-type="string" table:style-name="ce2">
            <text:p>Damn... She doesn't give me the vibe that she's still human.</text:p>
          </table:table-cell>
          <table:table-cell office:value-type="string" table:style-name="ce2">
            <text:p>Damn... She doesn't give me the vibe that she's still human.</text:p>
          </table:table-cell>
          <table:table-cell office:value-type="string" table:style-name="ce3">
            <text:p>Damn... She doesn't give me the vibe that she's still human.</text:p>
          </table:table-cell>
          <table:table-cell table:number-columns-repeated="16379"/>
        </table:table-row>
        <table:table-row table:style-name="ro1">
          <table:table-cell office:value-type="string" table:style-name="ce1">
            <text:p>retrospective_part1_stageS2_8371f6f6</text:p>
          </table:table-cell>
          <table:table-cell office:value-type="string" table:style-name="ce1">
            <text:p>Kiana</text:p>
          </table:table-cell>
          <table:table-cell office:value-type="string" table:style-name="ce2">
            <text:p>Oh? She's not driving towards me? Does she still have some consciousness left?</text:p>
          </table:table-cell>
          <table:table-cell office:value-type="string" table:style-name="ce2">
            <text:p>Oh? She's not driving towards me? Does she still have some consciousness left?</text:p>
          </table:table-cell>
          <table:table-cell office:value-type="string" table:style-name="ce3">
            <text:p>Oh? She's not driving towards me? Does she still have some consciousness left?</text:p>
          </table:table-cell>
          <table:table-cell table:number-columns-repeated="16379"/>
        </table:table-row>
        <table:table-row table:style-name="ro1">
          <table:table-cell office:value-type="string" table:style-name="ce1">
            <text:p>retrospective_part1_stageS2_0150b56f</text:p>
          </table:table-cell>
          <table:table-cell office:value-type="string" table:style-name="ce1">
            <text:p>Kiana</text:p>
          </table:table-cell>
          <table:table-cell office:value-type="string" table:style-name="ce2">
            <text:p>A bunch of cars just drove past... Most of them were sports cars...</text:p>
          </table:table-cell>
          <table:table-cell office:value-type="string" table:style-name="ce2">
            <text:p>A bunch of cars just drove past... Most of them were sports cars...</text:p>
          </table:table-cell>
          <table:table-cell office:value-type="string" table:style-name="ce3">
            <text:p>A bunch of cars just drove past... Most of them were sports cars...</text:p>
          </table:table-cell>
          <table:table-cell table:number-columns-repeated="16379"/>
        </table:table-row>
        <table:table-row table:style-name="ro1">
          <table:table-cell office:value-type="string" table:style-name="ce1">
            <text:p>retrospective_part1_stageS2_aee43683</text:p>
          </table:table-cell>
          <table:table-cell office:value-type="string" table:style-name="ce1">
            <text:p>Kiana</text:p>
          </table:table-cell>
          <table:table-cell office:value-type="string" table:style-name="ce2">
            <text:p>Is this a road race?</text:p>
          </table:table-cell>
          <table:table-cell office:value-type="string" table:style-name="ce2">
            <text:p>Is this a road race?</text:p>
          </table:table-cell>
          <table:table-cell office:value-type="string" table:style-name="ce3">
            <text:p>Is this a road race? Is this the track?</text:p>
          </table:table-cell>
          <table:table-cell table:number-columns-repeated="16379"/>
        </table:table-row>
        <table:table-row table:style-name="ro1">
          <table:table-cell office:value-type="string" table:style-name="ce1">
            <text:p>retrospective_part1_stageS2_ec14675b</text:p>
          </table:table-cell>
          <table:table-cell office:value-type="string" table:style-name="ce1">
            <text:p>Kiana</text:p>
          </table:table-cell>
          <table:table-cell office:value-type="string" table:style-name="ce2">
            <text:p>It seems like the scope and range of the outbreak isn't that large, at least this place seems to be unaffected.</text:p>
          </table:table-cell>
          <table:table-cell office:value-type="string" table:style-name="ce2">
            <text:p>It seems like the scope and range of the outbreak isn't that large, at least this place seems to be unaffected.</text:p>
          </table:table-cell>
          <table:table-cell office:value-type="string" table:style-name="ce3">
            <text:p>It seems like the scope and range of the outbreak isn't that large, at least this place seems to be unaffected.</text:p>
          </table:table-cell>
          <table:table-cell table:number-columns-repeated="16379"/>
        </table:table-row>
        <table:table-row table:style-name="ro1">
          <table:table-cell office:value-type="string" table:style-name="ce1">
            <text:p>retrospective_part1_stageS2_314b8694</text:p>
          </table:table-cell>
          <table:table-cell table:style-name="ce1"/>
          <table:table-cell office:value-type="string" table:style-name="ce2">
            <text:p>Craaash!</text:p>
          </table:table-cell>
          <table:table-cell office:value-type="string" table:style-name="ce2">
            <text:p>Craaash!</text:p>
          </table:table-cell>
          <table:table-cell office:value-type="string" table:style-name="ce3">
            <text:p>&lt;i&gt;Craaash!&lt;/i&gt;</text:p>
          </table:table-cell>
          <table:table-cell table:number-columns-repeated="16379"/>
        </table:table-row>
        <table:table-row table:style-name="ro1">
          <table:table-cell office:value-type="string" table:style-name="ce1">
            <text:p>retrospective_part1_stageS2_2056762f</text:p>
          </table:table-cell>
          <table:table-cell office:value-type="string" table:style-name="ce1">
            <text:p>Kiana</text:p>
          </table:table-cell>
          <table:table-cell office:value-type="string" table:style-name="ce2">
            <text:p>What happened?! Where was that explosion?!</text:p>
          </table:table-cell>
          <table:table-cell office:value-type="string" table:style-name="ce2">
            <text:p>What happened?! Where was that explosion?!</text:p>
          </table:table-cell>
          <table:table-cell office:value-type="string" table:style-name="ce3">
            <text:p>What happened?! Where was that explosion?!</text:p>
          </table:table-cell>
          <table:table-cell table:number-columns-repeated="16379"/>
        </table:table-row>
        <table:table-row table:style-name="ro1">
          <table:table-cell office:value-type="string" table:style-name="ce1">
            <text:p>retrospective_part1_stageS2_0a92054e</text:p>
          </table:table-cell>
          <table:table-cell office:value-type="string" table:style-name="ce1">
            <text:p>Kiana</text:p>
          </table:table-cell>
          <table:table-cell office:value-type="string" table:style-name="ce2">
            <text:p>I can see black smoke up ahead... Could it be a car accident?</text:p>
          </table:table-cell>
          <table:table-cell office:value-type="string" table:style-name="ce2">
            <text:p>I can see black smoke up ahead... Could it be a car accident?</text:p>
          </table:table-cell>
          <table:table-cell office:value-type="string" table:style-name="ce3">
            <text:p>I can see black smoke up ahead... Could it be a car accident?</text:p>
          </table:table-cell>
          <table:table-cell table:number-columns-repeated="16379"/>
        </table:table-row>
        <table:table-row table:style-name="ro1">
          <table:table-cell office:value-type="string" table:style-name="ce1">
            <text:p>retrospective_part1_stageS2_5cbee164</text:p>
          </table:table-cell>
          <table:table-cell office:value-type="string" table:style-name="ce1">
            <text:p>Kiana</text:p>
          </table:table-cell>
          <table:table-cell office:value-type="string" table:style-name="ce2">
            <text:p>Hey, hey hey! Even if this place is pretty deserted, you still have to abide by basic traffic rules!</text:p>
          </table:table-cell>
          <table:table-cell office:value-type="string" table:style-name="ce2">
            <text:p>Hey, hey hey! Even if this place is pretty deserted, you still have to abide by basic traffic rules!</text:p>
          </table:table-cell>
          <table:table-cell office:value-type="string" table:style-name="ce3">
            <text:p>Hey, hey hey! Even if this place is pretty deserted, you still have to abide by basic traffic rules!</text:p>
          </table:table-cell>
          <table:table-cell table:number-columns-repeated="16379"/>
        </table:table-row>
        <table:table-row table:style-name="ro1">
          <table:table-cell office:value-type="string" table:style-name="ce1">
            <text:p>retrospective_part1_stageS2_93da0a67</text:p>
          </table:table-cell>
          <table:table-cell office:value-type="string" table:style-name="ce1">
            <text:p>Kiana</text:p>
          </table:table-cell>
          <table:table-cell office:value-type="string" table:style-name="ce2">
            <text:p>Ah, I can guess what happened. They probably became zombies while they were racing, so they crashed.</text:p>
          </table:table-cell>
          <table:table-cell office:value-type="string" table:style-name="ce2">
            <text:p>Ah, I can guess what happened. They probably became zombies while they were racing, so they crashed.</text:p>
          </table:table-cell>
          <table:table-cell office:value-type="string" table:style-name="ce3">
            <text:p>Ah, I can guess what happened. They probably became zombies while they were racing, so they crashed.</text:p>
          </table:table-cell>
          <table:table-cell table:number-columns-repeated="16379"/>
        </table:table-row>
        <table:table-row table:style-name="ro1">
          <table:table-cell office:value-type="string" table:style-name="ce1">
            <text:p>retrospective_part1_stageS2_45d279d9_3</text:p>
          </table:table-cell>
          <table:table-cell table:style-name="ce1"/>
          <table:table-cell office:value-type="string" table:style-name="ce2">
            <text:p>Vrooom~vrom vrom vrom vrom vrom~</text:p>
          </table:table-cell>
          <table:table-cell office:value-type="string" table:style-name="ce2">
            <text:p>Vrooom~vrom vrom vrom vrom vrom~</text:p>
          </table:table-cell>
          <table:table-cell office:value-type="string" table:style-name="ce3">
            <text:p>&lt;i&gt;Vrooom~vrom vrom vrom vrom vrom~&lt;/i&gt;</text:p>
          </table:table-cell>
          <table:table-cell table:number-columns-repeated="16379"/>
        </table:table-row>
        <table:table-row table:style-name="ro1">
          <table:table-cell office:value-type="string" table:style-name="ce1">
            <text:p>retrospective_part1_stageS2_7e4c6eb5</text:p>
          </table:table-cell>
          <table:table-cell office:value-type="string" table:style-name="ce1">
            <text:p>Kiana</text:p>
          </table:table-cell>
          <table:table-cell office:value-type="string" table:style-name="ce2">
            <text:p>There's no road up ahead! Why does it sound like she's still accelerating?!</text:p>
          </table:table-cell>
          <table:table-cell office:value-type="string" table:style-name="ce2">
            <text:p>There's no road up ahead! Why does it sound like she's still accelerating?!</text:p>
          </table:table-cell>
          <table:table-cell office:value-type="string" table:style-name="ce3">
            <text:p>There's no road up ahead! Why does it sound like she's still accelerating?!</text:p>
          </table:table-cell>
          <table:table-cell table:number-columns-repeated="16379"/>
        </table:table-row>
        <table:table-row table:style-name="ro1">
          <table:table-cell office:value-type="string" table:style-name="ce1">
            <text:p>retrospective_part1_stageS2_38867c29</text:p>
          </table:table-cell>
          <table:table-cell office:value-type="string" table:style-name="ce1">
            <text:p>Kiana</text:p>
          </table:table-cell>
          <table:table-cell office:value-type="string" table:style-name="ce2">
            <text:p>She... drove off the cliff...</text:p>
          </table:table-cell>
          <table:table-cell office:value-type="string" table:style-name="ce2">
            <text:p>She... drove off the cliff...</text:p>
          </table:table-cell>
          <table:table-cell office:value-type="string" table:style-name="ce3">
            <text:p>She... drove off the cliff...</text:p>
          </table:table-cell>
          <table:table-cell table:number-columns-repeated="16379"/>
        </table:table-row>
        <table:table-row table:style-name="ro1">
          <table:table-cell office:value-type="string" table:style-name="ce1">
            <text:p>retrospective_part1_stageS2_195008d0</text:p>
          </table:table-cell>
          <table:table-cell office:value-type="string" table:style-name="ce1">
            <text:p>Kiana</text:p>
          </table:table-cell>
          <table:table-cell office:value-type="string" table:style-name="ce2">
            <text:p>What happened...</text:p>
          </table:table-cell>
          <table:table-cell office:value-type="string" table:style-name="ce2">
            <text:p>What happened...</text:p>
          </table:table-cell>
          <table:table-cell office:value-type="string" table:style-name="ce3">
            <text:p>What happened...</text:p>
          </table:table-cell>
          <table:table-cell table:number-columns-repeated="16379"/>
        </table:table-row>
        <table:table-row table:style-name="ro1">
          <table:table-cell office:value-type="string" table:style-name="ce1">
            <text:p>retrospective_part1_stageS2_6596cc77</text:p>
          </table:table-cell>
          <table:table-cell office:value-type="string" table:style-name="ce1">
            <text:p>Kiana</text:p>
          </table:table-cell>
          <table:table-cell office:value-type="string" table:style-name="ce2">
            <text:p>Huh, this book? It looks like a diary. Did that girl leave this behind? Let's have a look.</text:p>
          </table:table-cell>
          <table:table-cell office:value-type="string" table:style-name="ce2">
            <text:p>Huh, this book? It looks like a diary. Did that girl leave this behind? Let's have a look.</text:p>
          </table:table-cell>
          <table:table-cell office:value-type="string" table:style-name="ce3">
            <text:p>Huh, this book? It looks like a diary. Did that girl leave this behind? Let's have a look.</text:p>
          </table:table-cell>
          <table:table-cell table:number-columns-repeated="16379"/>
        </table:table-row>
        <table:table-row table:style-name="ro1">
          <table:table-cell office:value-type="string" table:style-name="ce1">
            <text:p>retrospective_part1_stageS2_591bbfc5</text:p>
          </table:table-cell>
          <table:table-cell table:style-name="ce1"/>
          <table:table-cell office:value-type="string" table:style-name="ce2">
            <text:p>01/05 My motorcycle is finally here! I am going to name her Thunderbolt, because she will be as fast as lightning!</text:p>
          </table:table-cell>
          <table:table-cell office:value-type="string" table:style-name="ce2">
            <text:p>01/05 My motorcycle is finally here! I am going to name her Thunderbolt, because she will be as fast as lightning!</text:p>
          </table:table-cell>
          <table:table-cell office:value-type="string" table:style-name="ce3">
            <text:p>&lt;color=#ffd7b3&gt;01/05: My motorcycle is finally here! I am going to name her Thunderbolt, because she will be as fast as lightning!&lt;/color&gt;</text:p>
          </table:table-cell>
          <table:table-cell table:number-columns-repeated="16379"/>
        </table:table-row>
        <table:table-row table:style-name="ro1">
          <table:table-cell office:value-type="string" table:style-name="ce1">
            <text:p>retrospective_part1_stageS2_9b40bbce</text:p>
          </table:table-cell>
          <table:table-cell table:style-name="ce1"/>
          <table:table-cell office:value-type="string" table:style-name="ce2">
            <text:p>01/06 I joined the motorcycle club at school! I didn't think Senba Academy would have such a club! Senpai told me I am the most talented person she's ever met, and she said she likes me a lot...</text:p>
          </table:table-cell>
          <table:table-cell office:value-type="string" table:style-name="ce2">
            <text:p>01/06 I joined the motorcycle club at school! I didn't think Senba Academy would have such a club! Senpai told me I am the most talented person she's ever met, and she said she likes me a lot...</text:p>
          </table:table-cell>
          <table:table-cell office:value-type="string" table:style-name="ce3">
            <text:p>&lt;color=#ffd7b3&gt;01/06: I joined the motorcycle club at school! I didn't think Senba Academy would have such a club! Senpai told me I am the most talented person she's ever met, and she said she likes me a lot...&lt;/color&gt;//n</text:p>
          </table:table-cell>
          <table:table-cell table:number-columns-repeated="16379"/>
        </table:table-row>
        <table:table-row table:style-name="ro1">
          <table:table-cell office:value-type="string" table:style-name="ce1">
            <text:p>retrospective_part1_stageS2_2ba6465b</text:p>
          </table:table-cell>
          <table:table-cell table:style-name="ce1"/>
          <table:table-cell office:value-type="string" table:style-name="ce2">
            <text:p>She's the first person who didn't judge me because of my looks.</text:p>
          </table:table-cell>
          <table:table-cell office:value-type="string" table:style-name="ce2">
            <text:p>She's the first person who didn't judge me because of my looks.</text:p>
          </table:table-cell>
          <table:table-cell table:style-name="ce3"/>
          <table:table-cell table:number-columns-repeated="16379"/>
        </table:table-row>
        <table:table-row table:style-name="ro1">
          <table:table-cell office:value-type="string" table:style-name="ce1">
            <text:p>retrospective_part1_stageS2_818ad98c</text:p>
          </table:table-cell>
          <table:table-cell table:style-name="ce1"/>
          <table:table-cell office:value-type="string" table:style-name="ce2">
            <text:p>01/13 Our motorcycle club has accepted a challenge from the racing club. A battle between motorcycles and sports cars.</text:p>
          </table:table-cell>
          <table:table-cell office:value-type="string" table:style-name="ce2">
            <text:p>01/13 Our motorcycle club has accepted a challenge from the racing club. A battle between motorcycles and sports cars.</text:p>
          </table:table-cell>
          <table:table-cell office:value-type="string" table:style-name="ce3">
            <text:p>&lt;color=#ffd7b3&gt;01/13: Our motorcycle club has accepted a challenge from the racing club. A battle between motorcycles and sports cars.&lt;/color&gt;//n</text:p>
          </table:table-cell>
          <table:table-cell table:number-columns-repeated="16379"/>
        </table:table-row>
        <table:table-row table:style-name="ro1">
          <table:table-cell office:value-type="string" table:style-name="ce1">
            <text:p>retrospective_part1_stageS2_845f9a5e</text:p>
          </table:table-cell>
          <table:table-cell table:style-name="ce1"/>
          <table:table-cell office:value-type="string" table:style-name="ce2">
            <text:p>We met on the empty mountain road behind the ruins. It is said that nobody has come here for five years, and that there used to be some urban legend of the God of Racing.</text:p>
          </table:table-cell>
          <table:table-cell office:value-type="string" table:style-name="ce2">
            <text:p>We met on the empty mountain road behind the ruins. It is said that nobody has come here for five years, and that there used to be some urban legend of the God of Racing.</text:p>
          </table:table-cell>
          <table:table-cell table:style-name="ce3"/>
          <table:table-cell table:number-columns-repeated="16379"/>
        </table:table-row>
        <table:table-row table:style-name="ro1">
          <table:table-cell office:value-type="string" table:style-name="ce1">
            <text:p>retrospective_part1_stageS2_26dccfad</text:p>
          </table:table-cell>
          <table:table-cell table:style-name="ce1"/>
          <table:table-cell office:value-type="string" table:style-name="ce2">
            <text:p>They laughed at my looks, but my speed shut them up.</text:p>
          </table:table-cell>
          <table:table-cell office:value-type="string" table:style-name="ce2">
            <text:p>They laughed at my looks, but my speed shut them up.</text:p>
          </table:table-cell>
          <table:table-cell table:style-name="ce3"/>
          <table:table-cell table:number-columns-repeated="16379"/>
        </table:table-row>
        <table:table-row table:style-name="ro1">
          <table:table-cell office:value-type="string" table:style-name="ce1">
            <text:p>retrospective_part1_stageS2_38f5a7c5</text:p>
          </table:table-cell>
          <table:table-cell table:style-name="ce1"/>
          <table:table-cell office:value-type="string" table:style-name="ce2">
            <text:p>02/02 Our club has won a lot of matches. Senpai said that I was born for biking. I'm so happy.</text:p>
          </table:table-cell>
          <table:table-cell office:value-type="string" table:style-name="ce2">
            <text:p>02/02 Our club has won a lot of matches. Senpai said that I was born for biking. I'm so happy.</text:p>
          </table:table-cell>
          <table:table-cell office:value-type="string" table:style-name="ce3">
            <text:p>&lt;color=#ffd7b3&gt;02/02: Our club has won a lot of matches. Senpai said that I was born for biking. I'm so happy.&lt;/color&gt;</text:p>
          </table:table-cell>
          <table:table-cell table:number-columns-repeated="16379"/>
        </table:table-row>
        <table:table-row table:style-name="ro1">
          <table:table-cell office:value-type="string" table:style-name="ce1">
            <text:p>retrospective_part1_stageS2_342e4915</text:p>
          </table:table-cell>
          <table:table-cell table:style-name="ce1"/>
          <table:table-cell office:value-type="string" table:style-name="ce2">
            <text:p>03/13 Tomorrow, there will be another match. I made a deal with Senpai. If I win, she will consider studying to attend a local school.</text:p>
          </table:table-cell>
          <table:table-cell office:value-type="string" table:style-name="ce2">
            <text:p>03/13 Tomorrow, there will be another match. I made a deal with Senpai. If I win, she will consider studying to attend a local school.</text:p>
          </table:table-cell>
          <table:table-cell office:value-type="string" table:style-name="ce3">
            <text:p>&lt;color=#ffd7b3&gt;03/13: Tomorrow, there will be another match. I made a deal with Senpai. If I win, she will consider studying to attend a local school.&lt;/color&gt;//n</text:p>
          </table:table-cell>
          <table:table-cell table:number-columns-repeated="16379"/>
        </table:table-row>
        <table:table-row table:style-name="ro1">
          <table:table-cell office:value-type="string" table:style-name="ce1">
            <text:p>retrospective_part1_stageS2_ba56787e</text:p>
          </table:table-cell>
          <table:table-cell table:style-name="ce1"/>
          <table:table-cell office:value-type="string" table:style-name="ce2">
            <text:p>It's really hard to enter a school in Nagazora. But if I win, she will try really hard for me.</text:p>
          </table:table-cell>
          <table:table-cell office:value-type="string" table:style-name="ce2">
            <text:p>It's really hard to enter a school in Nagazora. But if I win, she will try really hard for me.</text:p>
          </table:table-cell>
          <table:table-cell table:style-name="ce3"/>
          <table:table-cell table:number-columns-repeated="16379"/>
        </table:table-row>
        <table:table-row table:style-name="ro1">
          <table:table-cell office:value-type="string" table:style-name="ce1">
            <text:p>retrospective_part1_stageS2_e9ff5ffd</text:p>
          </table:table-cell>
          <table:table-cell office:value-type="string" table:style-name="ce1">
            <text:p>Kiana</text:p>
          </table:table-cell>
          <table:table-cell office:value-type="string" table:style-name="ce2">
            <text:p>This poor girl... If it weren't for the Honkai, she would be having a match with her Senpai right now.</text:p>
          </table:table-cell>
          <table:table-cell office:value-type="string" table:style-name="ce2">
            <text:p>This poor girl... If it weren't for the Honkai, she would be having a match with her Senpai right now.</text:p>
          </table:table-cell>
          <table:table-cell office:value-type="string" table:style-name="ce3">
            <text:p>This poor girl... If it weren't for the Honkai, she would be having a match with her Senpai right now.</text:p>
          </table:table-cell>
          <table:table-cell table:number-columns-repeated="16379"/>
        </table:table-row>
        <table:table-row table:style-name="ro1">
          <table:table-cell office:value-type="string" table:style-name="ce1">
            <text:p>retrospective_part1_stageS2_908967af</text:p>
          </table:table-cell>
          <table:table-cell office:value-type="string" table:style-name="ce1">
            <text:p>Kiana</text:p>
          </table:table-cell>
          <table:table-cell office:value-type="string" table:style-name="ce2">
            <text:p>At the end, when she was being torn apart and corrupted by the Honkai, did she hang on because of her attachment to her Senpai? That's why there is that 'Help me' note...</text:p>
          </table:table-cell>
          <table:table-cell office:value-type="string" table:style-name="ce2">
            <text:p>At the end, when she was being torn apart and corrupted by the Honkai, did she hang on because of her attachment to her Senpai? That's why there is that 'Help me' note...</text:p>
          </table:table-cell>
          <table:table-cell office:value-type="string" table:style-name="ce3">
            <text:p>At the end, when she was being torn apart and corrupted by the Honkai, did she hang on because of her attachment to her Senpai? That's why there was that 'Help me' note...</text:p>
          </table:table-cell>
          <table:table-cell table:number-columns-repeated="16379"/>
        </table:table-row>
        <table:table-row table:style-name="ro1">
          <table:table-cell office:value-type="string" table:style-name="ce1">
            <text:p>retrospective_part1_stageS2_7ab624eb</text:p>
          </table:table-cell>
          <table:table-cell office:value-type="string" table:style-name="ce1">
            <text:p>Kiana</text:p>
          </table:table-cell>
          <table:table-cell office:value-type="string" table:style-name="ce2">
            <text:p>I don't know what this girl looks like, but I think she's beautiful. Unlike way too many people.</text:p>
          </table:table-cell>
          <table:table-cell office:value-type="string" table:style-name="ce2">
            <text:p>I don't know what this girl looks like, but I think she's beautiful. Unlike way too many people.</text:p>
          </table:table-cell>
          <table:table-cell office:value-type="string" table:style-name="ce3">
            <text:p>I don't know what this girl looks like, but I think she's beautiful. Unlike way too many people.</text:p>
          </table:table-cell>
          <table:table-cell table:number-columns-repeated="16379"/>
        </table:table-row>
        <table:table-row table:style-name="ro1">
          <table:table-cell office:value-type="string" table:style-name="ce1">
            <text:p>retrospective_part1_stageS2_ae3e033c</text:p>
          </table:table-cell>
          <table:table-cell office:value-type="string" table:style-name="ce1">
            <text:p>Kiana</text:p>
          </table:table-cell>
          <table:table-cell office:value-type="string" table:style-name="ce2">
            <text:p>In this world, there are people who look ugly, but who have a pure heart. I take back my negative comments earlier about everyone in the world......</text:p>
          </table:table-cell>
          <table:table-cell office:value-type="string" table:style-name="ce2">
            <text:p>In this world, there are people who look ugly, but who have a pure heart. I take back my negative comments earlier about everyone in the world......</text:p>
          </table:table-cell>
          <table:table-cell office:value-type="string" table:style-name="ce3">
            <text:p>In this world, there are people who look ugly, but who have a pure heart. I take back my negative comments earlier about everyone in the world......</text:p>
          </table:table-cell>
          <table:table-cell table:number-columns-repeated="16379"/>
        </table:table-row>
        <table:table-row table:style-name="ro1">
          <table:table-cell office:value-type="string" table:style-name="ce1">
            <text:p>retrospective_part1_stageS2_90bb39b0</text:p>
          </table:table-cell>
          <table:table-cell table:style-name="ce1"/>
          <table:table-cell office:value-type="string" table:style-name="ce2">
            <text:p>Rumble...</text:p>
          </table:table-cell>
          <table:table-cell office:value-type="string" table:style-name="ce2">
            <text:p>Rumble...</text:p>
          </table:table-cell>
          <table:table-cell office:value-type="string" table:style-name="ce3">
            <text:p>&lt;i&gt;Rumble...&lt;/i&gt;</text:p>
          </table:table-cell>
          <table:table-cell table:number-columns-repeated="16379"/>
        </table:table-row>
        <table:table-row table:style-name="ro1">
          <table:table-cell office:value-type="string" table:style-name="ce1">
            <text:p>retrospective_part1_stageS2_27502559</text:p>
          </table:table-cell>
          <table:table-cell office:value-type="string" table:style-name="ce1">
            <text:p>Kiana</text:p>
          </table:table-cell>
          <table:table-cell office:value-type="string" table:style-name="ce2">
            <text:p>This thunder...</text:p>
          </table:table-cell>
          <table:table-cell office:value-type="string" table:style-name="ce2">
            <text:p>This thunder...</text:p>
          </table:table-cell>
          <table:table-cell office:value-type="string" table:style-name="ce3">
            <text:p>This thunder...</text:p>
          </table:table-cell>
          <table:table-cell table:number-columns-repeated="16379"/>
        </table:table-row>
        <table:table-row table:style-name="ro1">
          <table:table-cell office:value-type="string" table:style-name="ce1">
            <text:p>retrospective_part1_stageS2_a72ca642</text:p>
          </table:table-cell>
          <table:table-cell office:value-type="string" table:style-name="ce1">
            <text:p>Kiana</text:p>
          </table:table-cell>
          <table:table-cell office:value-type="string" table:style-name="ce2">
            <text:p>Damn, almost forgot I was still in this outbreak. I should be tracking down Raiden Mei right now.</text:p>
          </table:table-cell>
          <table:table-cell office:value-type="string" table:style-name="ce2">
            <text:p>Damn, almost forgot I was still in this outbreak. I should be tracking down Raiden Mei right now.</text:p>
          </table:table-cell>
          <table:table-cell office:value-type="string" table:style-name="ce3">
            <text:p>Damn, almost forgot I was still in this outbreak. I should be tracking down Raiden Mei right now.</text:p>
          </table:table-cell>
          <table:table-cell table:number-columns-repeated="16379"/>
        </table:table-row>
        <table:table-row table:style-name="ro1">
          <table:table-cell office:value-type="string" table:style-name="ce1">
            <text:p>retrospective_part1_stageS2_759cc48d</text:p>
          </table:table-cell>
          <table:table-cell office:value-type="string" table:style-name="ce1">
            <text:p>Kiana</text:p>
          </table:table-cell>
          <table:table-cell office:value-type="string" table:style-name="ce2">
            <text:p>Let this girl rest. At least she died with her Senpai close to her heart.</text:p>
          </table:table-cell>
          <table:table-cell office:value-type="string" table:style-name="ce2">
            <text:p>Let this girl rest. At least she died with her Senpai close to her heart.</text:p>
          </table:table-cell>
          <table:table-cell office:value-type="string" table:style-name="ce3">
            <text:p>Let this girl rest. At least she died with her Senpai close to her heart.</text:p>
          </table:table-cell>
          <table:table-cell table:number-columns-repeated="16379"/>
        </table:table-row>
        <table:table-row table:style-name="ro1">
          <table:table-cell office:value-type="string" table:style-name="ce1">
            <text:p>retrospective_part1_stageS2_ff0d5c21</text:p>
          </table:table-cell>
          <table:table-cell office:value-type="string" table:style-name="ce1">
            <text:p>Kiana</text:p>
          </table:table-cell>
          <table:table-cell office:value-type="string" table:style-name="ce2">
            <text:p>Unfortunately, my Senpai isn't nearly such a reassuring person~ I still have to find her, and fast!</text:p>
          </table:table-cell>
          <table:table-cell office:value-type="string" table:style-name="ce2">
            <text:p>Unfortunately, my Senpai isn't nearly such a reassuring person~ I still have to find her, and fast!</text:p>
          </table:table-cell>
          <table:table-cell office:value-type="string" table:style-name="ce3">
            <text:p>Unfortunately, Mei's quite a handful~ I still have to find her, and fast!//n(TN: It's something like "unfortunately unlike her, senpai is quite a handful!)</text:p>
          </table:table-cell>
          <table:table-cell table:number-columns-repeated="16379"/>
        </table:table-row>
        <table:table-row table:style-name="ro1">
          <table:table-cell office:value-type="string" table:style-name="ce1">
            <text:p>retrospective_part1_stage4_c940f331</text:p>
          </table:table-cell>
          <table:table-cell table:style-name="ce1"/>
          <table:table-cell office:value-type="string" table:style-name="ce2">
            <text:p>Rumble!</text:p>
          </table:table-cell>
          <table:table-cell office:value-type="string" table:style-name="ce2">
            <text:p>Rumble!</text:p>
          </table:table-cell>
          <table:table-cell office:value-type="string" table:style-name="ce3">
            <text:p>(O) Bang!!</text:p>
          </table:table-cell>
          <table:table-cell table:number-columns-repeated="16379"/>
        </table:table-row>
        <table:table-row table:style-name="ro1">
          <table:table-cell office:value-type="string" table:style-name="ce1">
            <text:p>retrospective_part1_stage4_6bef7afb</text:p>
          </table:table-cell>
          <table:table-cell office:value-type="string" table:style-name="ce1">
            <text:p>Kiana</text:p>
          </table:table-cell>
          <table:table-cell office:value-type="string" table:style-name="ce2">
            <text:p>Stormy clouds are now gathered above the main school building... Raiden Mei was headed in that direction. The weather changes are definitely also her doing.</text:p>
          </table:table-cell>
          <table:table-cell office:value-type="string" table:style-name="ce2">
            <text:p>Stormy clouds are now gathered above the main school building... Raiden Mei was headed in that direction. The weather changes are definitely also her doing.</text:p>
          </table:table-cell>
          <table:table-cell office:value-type="string" table:style-name="ce3">
            <text:p>Stormy clouds are now gathering above the main school building... Raiden Mei also left in that direction. The weather changes are definitely also her doing.</text:p>
          </table:table-cell>
          <table:table-cell table:number-columns-repeated="16379"/>
        </table:table-row>
        <table:table-row table:style-name="ro1">
          <table:table-cell office:value-type="string" table:style-name="ce1">
            <text:p>retrospective_part1_stage4_59f3d360</text:p>
          </table:table-cell>
          <table:table-cell office:value-type="string" table:style-name="ce1">
            <text:p>Kiana</text:p>
          </table:table-cell>
          <table:table-cell office:value-type="string" table:style-name="ce2">
            <text:p>He once told me there is a special kind of large scale Honkai outbreak, a cataclysm that can destroy the entire planet... But the scariest part is not the outbreak itself, but the creature born from the outbreak...</text:p>
          </table:table-cell>
          <table:table-cell office:value-type="string" table:style-name="ce2">
            <text:p>He once told me there is a special kind of large scale Honkai outbreak, a cataclysm that can destroy the entire planet... But the scariest part is not the outbreak itself, but the creature born from the outbreak...</text:p>
          </table:table-cell>
          <table:table-cell office:value-type="string" table:style-name="ce3">
            <text:p>He once told me there is a special kind of large scale Honkai outbreak, a cataclysm that can destroy the entire planet... But the scariest part is not the outbreak itself, but the creature born from the outbreak...</text:p>
          </table:table-cell>
          <table:table-cell table:number-columns-repeated="16379"/>
        </table:table-row>
        <table:table-row table:style-name="ro1">
          <table:table-cell office:value-type="string" table:style-name="ce1">
            <text:p>retrospective_part1_stage4_d39d308f</text:p>
          </table:table-cell>
          <table:table-cell office:value-type="string" table:style-name="ce1">
            <text:p>Kiana</text:p>
          </table:table-cell>
          <table:table-cell office:value-type="string" table:style-name="ce2">
            <text:p>A human body saturated with Honkai energy, stripped from a human mind. It becomes an entity made only for destruction and ruin. It is the strongest monster created by the Honkai- The Herrscher.</text:p>
          </table:table-cell>
          <table:table-cell office:value-type="string" table:style-name="ce2">
            <text:p>A human body saturated with Honkai energy, stripped from a human mind. It becomes an entity made only for destruction and ruin. It is the strongest monster created by the Honkai- The Herrscher.</text:p>
          </table:table-cell>
          <table:table-cell office:value-type="string" table:style-name="ce3">
            <text:p>A human body saturated with Honkai energy, stripped from a human mind. It becomes an entity made only for destruction and ruin. It is the strongest monster created by the Honkai- The Herrscher.</text:p>
          </table:table-cell>
          <table:table-cell table:number-columns-repeated="16379"/>
        </table:table-row>
        <table:table-row table:style-name="ro1">
          <table:table-cell office:value-type="string" table:style-name="ce1">
            <text:p>retrospective_part1_stage4_9cfc70a4</text:p>
          </table:table-cell>
          <table:table-cell office:value-type="string" table:style-name="ce1">
            <text:p>Kiana</text:p>
          </table:table-cell>
          <table:table-cell office:value-type="string" table:style-name="ce2">
            <text:p>Given the current situation, it is very likely that this is the case here.</text:p>
          </table:table-cell>
          <table:table-cell office:value-type="string" table:style-name="ce2">
            <text:p>Given the current situation, it is very likely that this is the case here.</text:p>
          </table:table-cell>
          <table:table-cell office:value-type="string" table:style-name="ce3">
            <text:p>Given the current situation, it is very likely that this is the case here.</text:p>
          </table:table-cell>
          <table:table-cell table:number-columns-repeated="16379"/>
        </table:table-row>
        <table:table-row table:style-name="ro1">
          <table:table-cell office:value-type="string" table:style-name="ce1">
            <text:p>retrospective_part1_stage4_28459b75</text:p>
          </table:table-cell>
          <table:table-cell office:value-type="string" table:style-name="ce1">
            <text:p>Kiana</text:p>
          </table:table-cell>
          <table:table-cell office:value-type="string" table:style-name="ce2">
            <text:p>I never expected this outbreak to turn into something this big, and I'm worried I might be in over my head.</text:p>
          </table:table-cell>
          <table:table-cell office:value-type="string" table:style-name="ce2">
            <text:p>I never expected this outbreak to turn into something this big, and I'm worried I might be in over my head.</text:p>
          </table:table-cell>
          <table:table-cell office:value-type="string" table:style-name="ce3">
            <text:p>I never expected this outbreak to turn into something this big, and I'm worried I might be in over my head.</text:p>
          </table:table-cell>
          <table:table-cell table:number-columns-repeated="16379"/>
        </table:table-row>
        <table:table-row table:style-name="ro1">
          <table:table-cell office:value-type="string" table:style-name="ce1">
            <text:p>retrospective_part1_stage4_75f6e0a1</text:p>
          </table:table-cell>
          <table:table-cell office:value-type="string" table:style-name="ce1">
            <text:p>Kiana</text:p>
          </table:table-cell>
          <table:table-cell office:value-type="string" table:style-name="ce2">
            <text:p>Forget it... It's pointless to dwell on it any longer, I just hope things don't take a turn for the worse.</text:p>
          </table:table-cell>
          <table:table-cell office:value-type="string" table:style-name="ce2">
            <text:p>Forget it... It's pointless to dwell on it any longer, I just hope things don't take a turn for the worse.</text:p>
          </table:table-cell>
          <table:table-cell office:value-type="string" table:style-name="ce3">
            <text:p>Forget it... It's pointless to dwell on it any longer, I just hope things don't take a turn for the worse.</text:p>
          </table:table-cell>
          <table:table-cell table:number-columns-repeated="16379"/>
        </table:table-row>
        <table:table-row table:style-name="ro1">
          <table:table-cell office:value-type="string" table:style-name="ce1">
            <text:p>retrospective_part1_stage4_8a4f854c</text:p>
          </table:table-cell>
          <table:table-cell office:value-type="string" table:style-name="ce1">
            <text:p>Kiana</text:p>
          </table:table-cell>
          <table:table-cell office:value-type="string" table:style-name="ce2">
            <text:p>Since I had already resolved myself to face the Honkai from the start, I won't let go of this opportunity! He should also be nearby and going after the same goal as me. And Raiden Mei, she must be at the center of this outbreak.</text:p>
          </table:table-cell>
          <table:table-cell office:value-type="string" table:style-name="ce2">
            <text:p>Since I had already resolved myself to face the Honkai from the start, I won't let go of this opportunity! He should also be nearby and going after the same goal as me. And Raiden Mei, she must be at the center of this outbreak.</text:p>
          </table:table-cell>
          <table:table-cell office:value-type="string" table:style-name="ce3">
            <text:p>Since I had already resolved myself to face the Honkai from the start, I won't let go of this opportunity! He should also be nearby and going after the same goal as me. And Raiden Mei, she must be at the center of this outbreak.</text:p>
          </table:table-cell>
          <table:table-cell table:number-columns-repeated="16379"/>
        </table:table-row>
        <table:table-row table:style-name="ro1">
          <table:table-cell office:value-type="string" table:style-name="ce1">
            <text:p>retrospective_part1_stage4_80d52cdf</text:p>
          </table:table-cell>
          <table:table-cell office:value-type="string" table:style-name="ce1">
            <text:p>Kiana</text:p>
          </table:table-cell>
          <table:table-cell office:value-type="string" table:style-name="ce2">
            <text:p>To defeat this troublesome senpai, I'm afraid brute force alone won't do the trick. Those feelings that flowed to me through the Honkai energy earlier, those might be the key to waking her up.</text:p>
          </table:table-cell>
          <table:table-cell office:value-type="string" table:style-name="ce2">
            <text:p>To defeat this troublesome senpai, I'm afraid brute force alone won't do the trick. Those feelings that flowed to me through the Honkai energy earlier, those might be the key to waking her up.</text:p>
          </table:table-cell>
          <table:table-cell office:value-type="string" table:style-name="ce3">
            <text:p>To defeat this troublesome senpai, I'm afraid brute force alone won't do the trick. Those feelings that flowed to me through the Honkai energy earlier, those might be the key to waking her up.</text:p>
          </table:table-cell>
          <table:table-cell table:number-columns-repeated="16379"/>
        </table:table-row>
        <table:table-row table:style-name="ro1">
          <table:table-cell office:value-type="string" table:style-name="ce1">
            <text:p>retrospective_part1_stage4_68e552c2</text:p>
          </table:table-cell>
          <table:table-cell table:style-name="ce1"/>
          <table:table-cell office:value-type="string" table:style-name="ce2">
            <text:p>{i} Pip pip pip {/i}</text:p>
          </table:table-cell>
          <table:table-cell office:value-type="string" table:style-name="ce2">
            <text:p>{i} Pip pip pip {/i}</text:p>
          </table:table-cell>
          <table:table-cell office:value-type="string" table:style-name="ce3">
            <text:p>(O) *zZZZZ*</text:p>
          </table:table-cell>
          <table:table-cell table:number-columns-repeated="16379"/>
        </table:table-row>
        <table:table-row table:style-name="ro1">
          <table:table-cell office:value-type="string" table:style-name="ce1">
            <text:p>retrospective_part1_stage4_9963a9db</text:p>
          </table:table-cell>
          <table:table-cell office:value-type="string" table:style-name="ce1">
            <text:p>Kiana</text:p>
          </table:table-cell>
          <table:table-cell office:value-type="string" table:style-name="ce2">
            <text:p>Agh, this useless phone... It keeps beeping at the worst times, stop it!</text:p>
          </table:table-cell>
          <table:table-cell office:value-type="string" table:style-name="ce2">
            <text:p>Agh, this useless phone... It keeps beeping at the worst times, stop it!</text:p>
          </table:table-cell>
          <table:table-cell office:value-type="string" table:style-name="ce3">
            <text:p>Agh, this useless phone... It keeps beeping at the worst times, stop it!</text:p>
          </table:table-cell>
          <table:table-cell table:number-columns-repeated="16379"/>
        </table:table-row>
        <table:table-row table:style-name="ro1">
          <table:table-cell office:value-type="string" table:style-name="ce1">
            <text:p>retrospective_part1_stage4_980a05fc</text:p>
          </table:table-cell>
          <table:table-cell office:value-type="string" table:style-name="ce1">
            <text:p>Kiana</text:p>
          </table:table-cell>
          <table:table-cell office:value-type="string" table:style-name="ce2">
            <text:p>I don't need an alert to tell me there's a huge vortex of storm clouds looming overhead, and there are zombies everywhere... I can easily tell this place is super bad news.</text:p>
          </table:table-cell>
          <table:table-cell office:value-type="string" table:style-name="ce2">
            <text:p>I don't need an alert to tell me there's a huge vortex of storm clouds looming overhead, and there are zombies everywhere... I can easily tell this place is super bad news.</text:p>
          </table:table-cell>
          <table:table-cell office:value-type="string" table:style-name="ce3">
            <text:p>I don't need an alert to tell me there's a huge vortex of storm clouds looming overhead, and there are zombies everywhere... I can easily tell this place is super bad news.</text:p>
          </table:table-cell>
          <table:table-cell table:number-columns-repeated="16379"/>
        </table:table-row>
        <table:table-row table:style-name="ro1">
          <table:table-cell office:value-type="string" table:style-name="ce1">
            <text:p>retrospective_part1_stage4_89007a95</text:p>
          </table:table-cell>
          <table:table-cell office:value-type="string" table:style-name="ce1">
            <text:p>Kiana</text:p>
          </table:table-cell>
          <table:table-cell office:value-type="string" table:style-name="ce2">
            <text:p>If I really end up dying here this time... No! No! I shouldn't be thinking so negatively. I, Kiana Kaslana, won't fall so easily!</text:p>
          </table:table-cell>
          <table:table-cell office:value-type="string" table:style-name="ce2">
            <text:p>If I really end up dying here this time... No! No! I shouldn't be thinking so negatively. I, Kiana Kaslana, won't fall so easily!</text:p>
          </table:table-cell>
          <table:table-cell office:value-type="string" table:style-name="ce3">
            <text:p>If I really end up dying here this time... No! Bad! I shouldn't be thinking so negatively. I, Kiana Kaslana, won't fall so easily!</text:p>
          </table:table-cell>
          <table:table-cell table:number-columns-repeated="16379"/>
        </table:table-row>
        <table:table-row table:style-name="ro1">
          <table:table-cell office:value-type="string" table:style-name="ce1">
            <text:p>retrospective_part1_stage4_1fa4dab6</text:p>
          </table:table-cell>
          <table:table-cell office:value-type="string" table:style-name="ce1">
            <text:p>Kiana</text:p>
          </table:table-cell>
          <table:table-cell office:value-type="string" table:style-name="ce2">
            <text:p>That's right! Until I find him, I will never give up!</text:p>
          </table:table-cell>
          <table:table-cell office:value-type="string" table:style-name="ce2">
            <text:p>That's right! Until I find him, I will never give up!</text:p>
          </table:table-cell>
          <table:table-cell office:value-type="string" table:style-name="ce3">
            <text:p>That's right! Until I find him, I can never give up!</text:p>
          </table:table-cell>
          <table:table-cell table:number-columns-repeated="16379"/>
        </table:table-row>
        <table:table-row table:style-name="ro1">
          <table:table-cell office:value-type="string" table:style-name="ce1">
            <text:p>retrospective_part1_stage4_c7f6ae84</text:p>
          </table:table-cell>
          <table:table-cell office:value-type="string" table:style-name="ce1">
            <text:p>Mei</text:p>
          </table:table-cell>
          <table:table-cell office:value-type="string" table:style-name="ce2">
            <text:p>Haha~ Lovely little Kohai, you really are determined to die, aren't you? It is really touching~ As a reward for you, I'll let you share your last words.</text:p>
          </table:table-cell>
          <table:table-cell office:value-type="string" table:style-name="ce2">
            <text:p>Haha~ Lovely little Kohai, you really are determined to die, aren't you? It is really touching~ As a reward for you, I'll let you share your last words.</text:p>
          </table:table-cell>
          <table:table-cell office:value-type="string" table:style-name="ce3">
            <text:p>Haha~ Lovely little Kohai, you really are determined to die, aren't you? It is really touching~ As a reward for you, I'll give you a chance to share your last words.</text:p>
          </table:table-cell>
          <table:table-cell table:number-columns-repeated="16379"/>
        </table:table-row>
        <table:table-row table:style-name="ro1">
          <table:table-cell office:value-type="string" table:style-name="ce1">
            <text:p>retrospective_part1_stage4_d2c5d588</text:p>
          </table:table-cell>
          <table:table-cell office:value-type="string" table:style-name="ce1">
            <text:p>Kiana</text:p>
          </table:table-cell>
          <table:table-cell office:value-type="string" table:style-name="ce2">
            <text:p>Last words? Then let me tell you a story about a senpai of mine.</text:p>
          </table:table-cell>
          <table:table-cell office:value-type="string" table:style-name="ce2">
            <text:p>Last words? Then let me tell you a story about a senpai of mine.</text:p>
          </table:table-cell>
          <table:table-cell office:value-type="string" table:style-name="ce3">
            <text:p>Last words? Then let me tell you a story about a senpai of mine.</text:p>
          </table:table-cell>
          <table:table-cell table:number-columns-repeated="16379"/>
        </table:table-row>
        <table:table-row table:style-name="ro1">
          <table:table-cell office:value-type="string" table:style-name="ce1">
            <text:p>retrospective_part1_stage4_f810d23f</text:p>
          </table:table-cell>
          <table:table-cell office:value-type="string" table:style-name="ce1">
            <text:p>Mei</text:p>
          </table:table-cell>
          <table:table-cell office:value-type="string" table:style-name="ce2">
            <text:p>...?</text:p>
          </table:table-cell>
          <table:table-cell office:value-type="string" table:style-name="ce2">
            <text:p>...?</text:p>
          </table:table-cell>
          <table:table-cell office:value-type="string" table:style-name="ce3">
            <text:p>(O) â€¦â€¦?</text:p>
          </table:table-cell>
          <table:table-cell table:number-columns-repeated="16379"/>
        </table:table-row>
        <table:table-row table:style-name="ro1">
          <table:table-cell office:value-type="string" table:style-name="ce1">
            <text:p>retrospective_part1_stage4_b395defa</text:p>
          </table:table-cell>
          <table:table-cell office:value-type="string" table:style-name="ce1">
            <text:p>Kiana</text:p>
          </table:table-cell>
          <table:table-cell office:value-type="string" table:style-name="ce2">
            <text:p>Others only see my senpai as the president's daughter for a large company, someone unreachable. She was raised and tutored extremely strictly.</text:p>
          </table:table-cell>
          <table:table-cell office:value-type="string" table:style-name="ce2">
            <text:p>Others only see my senpai as the president's daughter for a large company, someone unreachable. She was raised and tutored extremely strictly.</text:p>
          </table:table-cell>
          <table:table-cell table:style-name="ce3"/>
          <table:table-cell table:number-columns-repeated="16379"/>
        </table:table-row>
        <table:table-row table:style-name="ro1">
          <table:table-cell office:value-type="string" table:style-name="ce1">
            <text:p>retrospective_part1_stage4_e6fe4651</text:p>
          </table:table-cell>
          <table:table-cell office:value-type="string" table:style-name="ce1">
            <text:p>Kiana</text:p>
          </table:table-cell>
          <table:table-cell office:value-type="string" table:style-name="ce2">
            <text:p>She lost her mother when she was very young, and has never felt a mother's love. Her father treated her like a tool, molded her to be the heir of his company.</text:p>
          </table:table-cell>
          <table:table-cell office:value-type="string" table:style-name="ce2">
            <text:p>She lost her mother when she was very young, and has never felt a mother's love. Her father treated her like a tool, molded her to be the heir of his company.</text:p>
          </table:table-cell>
          <table:table-cell office:value-type="string" table:style-name="ce3">
            <text:p>She lost her mother when she was very young, and has never felt a mother's love. And her father, he treated her like a tool, cultivated her to be the heir of his company.</text:p>
          </table:table-cell>
          <table:table-cell table:number-columns-repeated="16379"/>
        </table:table-row>
        <table:table-row table:style-name="ro1">
          <table:table-cell office:value-type="string" table:style-name="ce1">
            <text:p>retrospective_part1_stage4_a4724272</text:p>
          </table:table-cell>
          <table:table-cell office:value-type="string" table:style-name="ce1">
            <text:p>Kiana</text:p>
          </table:table-cell>
          <table:table-cell office:value-type="string" table:style-name="ce2">
            <text:p>In order to live up to her father's expectations, this senpai worked hard to be better than anyone else. She gave up her opportunity to live happy and carefree like other girls her age.</text:p>
          </table:table-cell>
          <table:table-cell office:value-type="string" table:style-name="ce2">
            <text:p>In order to live up to her father's expectations, this senpai worked hard to be better than anyone else. She gave up her opportunity to live happy and carefree like other girls her age.</text:p>
          </table:table-cell>
          <table:table-cell office:value-type="string" table:style-name="ce3">
            <text:p>In order to live up to her father's expectations, this senpai worked hard to be better than anyone else. She gave up her opporunity to live happy and carefree like other girls her age. She suffered on her own accord, and she drove herself into a corner. All of it to be the most amazing person, so that her father would love her and treat her as a daughter.</text:p>
          </table:table-cell>
          <table:table-cell table:number-columns-repeated="16379"/>
        </table:table-row>
        <table:table-row table:style-name="ro1">
          <table:table-cell office:value-type="string" table:style-name="ce1">
            <text:p>retrospective_part1_stage4_a5c11d39</text:p>
          </table:table-cell>
          <table:table-cell office:value-type="string" table:style-name="ce1">
            <text:p>Kiana</text:p>
          </table:table-cell>
          <table:table-cell office:value-type="string" table:style-name="ce2">
            <text:p>She suffered on her own accord, and she drove herself into a corner. All of it to be the most amazing person, so that her father would love her and treat her as a daughter.</text:p>
          </table:table-cell>
          <table:table-cell office:value-type="string" table:style-name="ce2">
            <text:p>She suffered on her own accord, and she drove herself into a corner. All of it to be the most amazing person, so that her father would love her and treat her as a daughter.</text:p>
          </table:table-cell>
          <table:table-cell table:style-name="ce3"/>
          <table:table-cell table:number-columns-repeated="16379"/>
        </table:table-row>
        <table:table-row table:style-name="ro1">
          <table:table-cell office:value-type="string" table:style-name="ce1">
            <text:p>retrospective_part1_stage4_0b880461</text:p>
          </table:table-cell>
          <table:table-cell office:value-type="string" table:style-name="ce1">
            <text:p>Mei</text:p>
          </table:table-cell>
          <table:table-cell office:value-type="string" table:style-name="ce2">
            <text:p>Shut up!!!</text:p>
          </table:table-cell>
          <table:table-cell office:value-type="string" table:style-name="ce2">
            <text:p>Shut up!!!</text:p>
          </table:table-cell>
          <table:table-cell office:value-type="string" table:style-name="ce3">
            <text:p>(O) Shut up!</text:p>
          </table:table-cell>
          <table:table-cell table:number-columns-repeated="16379"/>
        </table:table-row>
        <table:table-row table:style-name="ro1">
          <table:table-cell office:value-type="string" table:style-name="ce1">
            <text:p>retrospective_part1_stage4_b910dc4a</text:p>
          </table:table-cell>
          <table:table-cell office:value-type="string" table:style-name="ce1">
            <text:p>Kiana</text:p>
          </table:table-cell>
          <table:table-cell office:value-type="string" table:style-name="ce2">
            <text:p>In school, Senpai earned the love and respect of her teachers and classmates with her excellent grades and lovely appearance.</text:p>
          </table:table-cell>
          <table:table-cell office:value-type="string" table:style-name="ce2">
            <text:p>In school, Senpai earned the love and respect of her teachers and classmates with her excellent grades and lovely appearance.</text:p>
          </table:table-cell>
          <table:table-cell office:value-type="string" table:style-name="ce3">
            <text:p>When she went to school, the senpai earned the love and respect of her teachers and classmates with her excellent grades and lovely appearance.</text:p>
          </table:table-cell>
          <table:table-cell table:number-columns-repeated="16379"/>
        </table:table-row>
        <table:table-row table:style-name="ro1">
          <table:table-cell office:value-type="string" table:style-name="ce1">
            <text:p>retrospective_part1_stage4_f87020db</text:p>
          </table:table-cell>
          <table:table-cell office:value-type="string" table:style-name="ce1">
            <text:p>Kiana</text:p>
          </table:table-cell>
          <table:table-cell office:value-type="string" table:style-name="ce2">
            <text:p>But still, she did not get her father's approval.</text:p>
          </table:table-cell>
          <table:table-cell office:value-type="string" table:style-name="ce2">
            <text:p>But still, she did not get her father's approval.</text:p>
          </table:table-cell>
          <table:table-cell office:value-type="string" table:style-name="ce3">
            <text:p>But still, she did not get her father's approval. Slowly, senpai gave up all hope. It didn't matter if she was no more than a tool, at least her classmates and her teachers would acknowledge her. But then, a month ago something happened that shattered her hopes and dreams.</text:p>
          </table:table-cell>
          <table:table-cell table:number-columns-repeated="16379"/>
        </table:table-row>
        <table:table-row table:style-name="ro1">
          <table:table-cell office:value-type="string" table:style-name="ce1">
            <text:p>retrospective_part1_stage4_37a31944</text:p>
          </table:table-cell>
          <table:table-cell office:value-type="string" table:style-name="ce1">
            <text:p>Kiana</text:p>
          </table:table-cell>
          <table:table-cell office:value-type="string" table:style-name="ce2">
            <text:p>Slowly, senpai gave up all hope. It didn't matter if she was no more than a tool, at least her classmates and her teachers would acknowledge her.</text:p>
          </table:table-cell>
          <table:table-cell office:value-type="string" table:style-name="ce2">
            <text:p>Slowly, senpai gave up all hope. It didn't matter if she was no more than a tool, at least her classmates and her teachers would acknowledge her.</text:p>
          </table:table-cell>
          <table:table-cell table:style-name="ce3"/>
          <table:table-cell table:number-columns-repeated="16379"/>
        </table:table-row>
        <table:table-row table:style-name="ro1">
          <table:table-cell office:value-type="string" table:style-name="ce1">
            <text:p>retrospective_part1_stage4_2bf8279b</text:p>
          </table:table-cell>
          <table:table-cell office:value-type="string" table:style-name="ce1">
            <text:p>Kiana</text:p>
          </table:table-cell>
          <table:table-cell office:value-type="string" table:style-name="ce2">
            <text:p>But then, a month ago something happened that shattered her hopes and dreams.</text:p>
          </table:table-cell>
          <table:table-cell office:value-type="string" table:style-name="ce2">
            <text:p>But then, a month ago something happened that shattered her hopes and dreams.</text:p>
          </table:table-cell>
          <table:table-cell table:style-name="ce3"/>
          <table:table-cell table:number-columns-repeated="16379"/>
        </table:table-row>
        <table:table-row table:style-name="ro1">
          <table:table-cell office:value-type="string" table:style-name="ce1">
            <text:p>retrospective_part1_stage4_90d645d0</text:p>
          </table:table-cell>
          <table:table-cell office:value-type="string" table:style-name="ce1">
            <text:p>Mei</text:p>
          </table:table-cell>
          <table:table-cell office:value-type="string" table:style-name="ce2">
            <text:p>Stop talking!! Don't make me remember those things!!</text:p>
          </table:table-cell>
          <table:table-cell office:value-type="string" table:style-name="ce2">
            <text:p>Stop talking!! Don't make me remember those things!!</text:p>
          </table:table-cell>
          <table:table-cell office:value-type="string" table:style-name="ce3">
            <text:p>Stop talking!! Don't make me remember those things!!!</text:p>
          </table:table-cell>
          <table:table-cell table:number-columns-repeated="16379"/>
        </table:table-row>
        <table:table-row table:style-name="ro1">
          <table:table-cell office:value-type="string" table:style-name="ce1">
            <text:p>retrospective_part1_stage4_d158ea8e</text:p>
          </table:table-cell>
          <table:table-cell table:style-name="ce1"/>
          <table:table-cell office:value-type="string" table:style-name="ce2">
            <text:p>Rumble</text:p>
          </table:table-cell>
          <table:table-cell office:value-type="string" table:style-name="ce2">
            <text:p>Rumble</text:p>
          </table:table-cell>
          <table:table-cell office:value-type="string" table:style-name="ce3">
            <text:p>(O) Bang!!!</text:p>
          </table:table-cell>
          <table:table-cell table:number-columns-repeated="16379"/>
        </table:table-row>
        <table:table-row table:style-name="ro1">
          <table:table-cell office:value-type="string" table:style-name="ce1">
            <text:p>retrospective_part1_stage4_a18d682c</text:p>
          </table:table-cell>
          <table:table-cell office:value-type="string" table:style-name="ce1">
            <text:p>Kiana</text:p>
          </table:table-cell>
          <table:table-cell office:value-type="string" table:style-name="ce2">
            <text:p>Senpai's father was arrested because of committing economic crimes with his company, and he lost his original social status.</text:p>
          </table:table-cell>
          <table:table-cell office:value-type="string" table:style-name="ce2">
            <text:p>Senpai's father was arrested because of committing economic crimes with his company, and he lost his original social status.</text:p>
          </table:table-cell>
          <table:table-cell office:value-type="string" table:style-name="ce3">
            <text:p>Senpai's father was arrested after committing economic crimes with his company, and he lost his original social status. Senpai, she thought her classmates and teachers would try to comfort her. But they treated her completely differently.</text:p>
          </table:table-cell>
          <table:table-cell table:number-columns-repeated="16379"/>
        </table:table-row>
        <table:table-row table:style-name="ro1">
          <table:table-cell office:value-type="string" table:style-name="ce1">
            <text:p>retrospective_part1_stage4_ba8b4c7f</text:p>
          </table:table-cell>
          <table:table-cell office:value-type="string" table:style-name="ce1">
            <text:p>Kiana</text:p>
          </table:table-cell>
          <table:table-cell office:value-type="string" table:style-name="ce2">
            <text:p>Senpai, she thought her classmates and teachers would try to comfort her. But they treated her completely differently.</text:p>
          </table:table-cell>
          <table:table-cell office:value-type="string" table:style-name="ce2">
            <text:p>Senpai, she thought her classmates and teachers would try to comfort her. But they treated her completely differently.</text:p>
          </table:table-cell>
          <table:table-cell table:style-name="ce3"/>
          <table:table-cell table:number-columns-repeated="16379"/>
        </table:table-row>
        <table:table-row table:style-name="ro1">
          <table:table-cell office:value-type="string" table:style-name="ce1">
            <text:p>retrospective_part1_stage4_35218267</text:p>
          </table:table-cell>
          <table:table-cell office:value-type="string" table:style-name="ce1">
            <text:p>Kiana</text:p>
          </table:table-cell>
          <table:table-cell office:value-type="string" table:style-name="ce2">
            <text:p>Isolation, bullying, verbal abuse, slander... Senpai's reality was shattered, and her mind and body battered and exhausted.</text:p>
          </table:table-cell>
          <table:table-cell office:value-type="string" table:style-name="ce2">
            <text:p>Isolation, bullying, verbal abuse, slander... Senpai's reality was shattered, and her mind and body battered and exhausted.</text:p>
          </table:table-cell>
          <table:table-cell table:style-name="ce3"/>
          <table:table-cell table:number-columns-repeated="16379"/>
        </table:table-row>
        <table:table-row table:style-name="ro1">
          <table:table-cell office:value-type="string" table:style-name="ce1">
            <text:p>retrospective_part1_stage4_47439bf8</text:p>
          </table:table-cell>
          <table:table-cell office:value-type="string" table:style-name="ce1">
            <text:p>Kiana</text:p>
          </table:table-cell>
          <table:table-cell office:value-type="string" table:style-name="ce2">
            <text:p>It turned out the world was not as friendly as she had thought, and the people around her had only flattered her because they feared and respected her for her prestige.</text:p>
          </table:table-cell>
          <table:table-cell office:value-type="string" table:style-name="ce2">
            <text:p>It turned out the world was not as friendly as she had thought, and the people around her had only flattered her because they feared and respected her for her prestige.</text:p>
          </table:table-cell>
          <table:table-cell office:value-type="string" table:style-name="ce3">
            <text:p>It turned out the world was not as friendly as she had thought, and the people around her had only flattered her because they feared her grand halo.</text:p>
          </table:table-cell>
          <table:table-cell table:number-columns-repeated="16379"/>
        </table:table-row>
        <table:table-row table:style-name="ro1">
          <table:table-cell office:value-type="string" table:style-name="ce1">
            <text:p>retrospective_part1_stage4_ea35fda1</text:p>
          </table:table-cell>
          <table:table-cell office:value-type="string" table:style-name="ce1">
            <text:p>Kiana</text:p>
          </table:table-cell>
          <table:table-cell office:value-type="string" table:style-name="ce2">
            <text:p>After losing all these things, she became nothing. She couldn't even be her father's tool anymore.</text:p>
          </table:table-cell>
          <table:table-cell office:value-type="string" table:style-name="ce2">
            <text:p>After losing all these things, she became nothing. She couldn't even be her father's tool anymore.</text:p>
          </table:table-cell>
          <table:table-cell office:value-type="string" table:style-name="ce3">
            <text:p>After losing all these things, she became nothing. She couldn't even be her father's tool anymore.</text:p>
          </table:table-cell>
          <table:table-cell table:number-columns-repeated="16379"/>
        </table:table-row>
        <table:table-row table:style-name="ro1">
          <table:table-cell office:value-type="string" table:style-name="ce1">
            <text:p>retrospective_part1_stage4_c8dd32ea</text:p>
          </table:table-cell>
          <table:table-cell office:value-type="string" table:style-name="ce1">
            <text:p>Mei</text:p>
          </table:table-cell>
          <table:table-cell office:value-type="string" table:style-name="ce2">
            <text:p>Don't act as if you know me so well!! It's true, I lost everything, everyone betrayed me! But I don't need them anymore!</text:p>
          </table:table-cell>
          <table:table-cell office:value-type="string" table:style-name="ce2">
            <text:p>Don't act as if you know me so well!! It's true, I lost everything, everyone betrayed me! But I don't need them anymore!</text:p>
          </table:table-cell>
          <table:table-cell office:value-type="string" table:style-name="ce3">
            <text:p>Don't act as if you know me so well!! It's true, I have nothing left, everyone betrayed me! But I don't need them anymore!</text:p>
          </table:table-cell>
          <table:table-cell table:number-columns-repeated="16379"/>
        </table:table-row>
        <table:table-row table:style-name="ro1">
          <table:table-cell office:value-type="string" table:style-name="ce1">
            <text:p>retrospective_part1_stage4_50d964ec</text:p>
          </table:table-cell>
          <table:table-cell office:value-type="string" table:style-name="ce1">
            <text:p>Mei</text:p>
          </table:table-cell>
          <table:table-cell office:value-type="string" table:style-name="ce2">
            <text:p>Even if I am alone... In can survive in this world of Honkai! The power I wield is the proof my true value!</text:p>
          </table:table-cell>
          <table:table-cell office:value-type="string" table:style-name="ce2">
            <text:p>Even if I am alone... In can survive in this world of Honkai! The power I wield is the proof my true value!</text:p>
          </table:table-cell>
          <table:table-cell office:value-type="string" table:style-name="ce3">
            <text:p>Even if I am alone... In can survive in this world of Honkai! The power I wield is the proof of how valuable I am!</text:p>
          </table:table-cell>
          <table:table-cell table:number-columns-repeated="16379"/>
        </table:table-row>
        <table:table-row table:style-name="ro1">
          <table:table-cell office:value-type="string" table:style-name="ce1">
            <text:p>retrospective_part1_stage4_4f5d64e5</text:p>
          </table:table-cell>
          <table:table-cell office:value-type="string" table:style-name="ce1">
            <text:p>Kiana</text:p>
          </table:table-cell>
          <table:table-cell office:value-type="string" table:style-name="ce2">
            <text:p>{i}Her mind that was being suppressed by the Honkai finally seems to be resurfacing. If she can return to herself, there is still hope yet.{/i}</text:p>
          </table:table-cell>
          <table:table-cell office:value-type="string" table:style-name="ce2">
            <text:p>{i}Her mind that was being suppressed by the Honkai finally seems to be resurfacing. If she can return to herself, there is still hope yet.{/i}</text:p>
          </table:table-cell>
          <table:table-cell office:value-type="string" table:style-name="ce3">
            <text:p>&lt;i&gt;The mind that was being suppressed by the Honkai finally seems to be resurfacing. If she can completely recover herself, that should be enough to save her.&lt;/i&gt;</text:p>
          </table:table-cell>
          <table:table-cell table:number-columns-repeated="16379"/>
        </table:table-row>
        <table:table-row table:style-name="ro1">
          <table:table-cell office:value-type="string" table:style-name="ce1">
            <text:p>retrospective_part1_stage4_d0447381</text:p>
          </table:table-cell>
          <table:table-cell office:value-type="string" table:style-name="ce1">
            <text:p>Kiana</text:p>
          </table:table-cell>
          <table:table-cell office:value-type="string" table:style-name="ce2">
            <text:p>I understand your pain, Mei-senpai! Striving for unreachable goals, only to be betrayed by everyone in the end...</text:p>
          </table:table-cell>
          <table:table-cell office:value-type="string" table:style-name="ce2">
            <text:p>I understand your pain, Mei-senpai! Striving for unreachable goals, only to be betrayed by everyone in the end...</text:p>
          </table:table-cell>
          <table:table-cell office:value-type="string" table:style-name="ce3">
            <text:p>(O) Mei! I know your feelings! You worked so hard for your dream, but you were abandoned by others at lastâ€¦â€¦</text:p>
          </table:table-cell>
          <table:table-cell table:number-columns-repeated="16379"/>
        </table:table-row>
        <table:table-row table:style-name="ro1">
          <table:table-cell office:value-type="string" table:style-name="ce1">
            <text:p>retrospective_part1_stage4_fda4f1b7</text:p>
          </table:table-cell>
          <table:table-cell office:value-type="string" table:style-name="ce1">
            <text:p>Kiana</text:p>
          </table:table-cell>
          <table:table-cell office:value-type="string" table:style-name="ce2">
            <text:p>But you have to live! Not for the name Raiden Mei, or your father's family business, not for the goodwill, mercy, or charity of others! Live for yourself!</text:p>
          </table:table-cell>
          <table:table-cell office:value-type="string" table:style-name="ce2">
            <text:p>But you have to live! Not for the name Raiden Mei, or your father's family business, not for the goodwill, mercy, or charity of others! Live for yourself!</text:p>
          </table:table-cell>
          <table:table-cell office:value-type="string" table:style-name="ce3">
            <text:p>But you have to live! Not for the name Raiden Mei, or your father's family business, not for the goodwill, mercy, or charity of others! Live for yourself!</text:p>
          </table:table-cell>
          <table:table-cell table:number-columns-repeated="16379"/>
        </table:table-row>
        <table:table-row table:style-name="ro1">
          <table:table-cell office:value-type="string" table:style-name="ce1">
            <text:p>retrospective_part1_stage4_c2d8a294</text:p>
          </table:table-cell>
          <table:table-cell office:value-type="string" table:style-name="ce1">
            <text:p>Mei</text:p>
          </table:table-cell>
          <table:table-cell office:value-type="string" table:style-name="ce2">
            <text:p>For myself....</text:p>
          </table:table-cell>
          <table:table-cell office:value-type="string" table:style-name="ce2">
            <text:p>For myself....</text:p>
          </table:table-cell>
          <table:table-cell office:value-type="string" table:style-name="ce3">
            <text:p>(O) For myselfâ€¦</text:p>
          </table:table-cell>
          <table:table-cell table:number-columns-repeated="16379"/>
        </table:table-row>
        <table:table-row table:style-name="ro1">
          <table:table-cell office:value-type="string" table:style-name="ce1">
            <text:p>retrospective_part1_stage4_90417704</text:p>
          </table:table-cell>
          <table:table-cell office:value-type="string" table:style-name="ce1">
            <text:p>Kiana</text:p>
          </table:table-cell>
          <table:table-cell office:value-type="string" table:style-name="ce2">
            <text:p>Mei-senpai! Come and grab my hand! I will help you get rid of the Honkai in your body!</text:p>
          </table:table-cell>
          <table:table-cell office:value-type="string" table:style-name="ce2">
            <text:p>Mei-senpai! Come and grab my hand! I will help you get rid of the Honkai in your body!</text:p>
          </table:table-cell>
          <table:table-cell office:value-type="string" table:style-name="ce3">
            <text:p>Mei-senpai! Come and grab my hand! I will help you get rid of the Honkai in your body!</text:p>
          </table:table-cell>
          <table:table-cell table:number-columns-repeated="16379"/>
        </table:table-row>
        <table:table-row table:style-name="ro1">
          <table:table-cell office:value-type="string" table:style-name="ce1">
            <text:p>retrospective_part1_stage4_8a69f323</text:p>
          </table:table-cell>
          <table:table-cell office:value-type="string" table:style-name="ce1">
            <text:p>Mei</text:p>
          </table:table-cell>
          <table:table-cell office:value-type="string" table:style-name="ce2">
            <text:p>Can I really trust you?</text:p>
          </table:table-cell>
          <table:table-cell office:value-type="string" table:style-name="ce2">
            <text:p>Can I really trust you?</text:p>
          </table:table-cell>
          <table:table-cell office:value-type="string" table:style-name="ce3">
            <text:p>Can I really trust you?</text:p>
          </table:table-cell>
          <table:table-cell table:number-columns-repeated="16379"/>
        </table:table-row>
        <table:table-row table:style-name="ro1">
          <table:table-cell office:value-type="string" table:style-name="ce1">
            <text:p>retrospective_part1_stage4_7109e2e6</text:p>
          </table:table-cell>
          <table:table-cell office:value-type="string" table:style-name="ce1">
            <text:p>Kiana</text:p>
          </table:table-cell>
          <table:table-cell office:value-type="string" table:style-name="ce2">
            <text:p>Yes! I swear! I won't deceive you!</text:p>
          </table:table-cell>
          <table:table-cell office:value-type="string" table:style-name="ce2">
            <text:p>Yes! I swear! I won't deceive you!</text:p>
          </table:table-cell>
          <table:table-cell office:value-type="string" table:style-name="ce3">
            <text:p>Yes! I swear! I won't deceive you!</text:p>
          </table:table-cell>
          <table:table-cell table:number-columns-repeated="16379"/>
        </table:table-row>
        <table:table-row table:style-name="ro1">
          <table:table-cell office:value-type="string" table:style-name="ce1">
            <text:p>retrospective_part1_stage4_36a7f187</text:p>
          </table:table-cell>
          <table:table-cell office:value-type="string" table:style-name="ce1">
            <text:p>Mei</text:p>
          </table:table-cell>
          <table:table-cell office:value-type="string" table:style-name="ce2">
            <text:p>You are the first person to reach out to me like this... Thank you.</text:p>
          </table:table-cell>
          <table:table-cell office:value-type="string" table:style-name="ce2">
            <text:p>You are the first person to reach out to me like this... Thank you.</text:p>
          </table:table-cell>
          <table:table-cell office:value-type="string" table:style-name="ce3">
            <text:p>You are the first person to reach out to me like this... Thank you.</text:p>
          </table:table-cell>
          <table:table-cell table:number-columns-repeated="16379"/>
        </table:table-row>
        <table:table-row table:style-name="ro1">
          <table:table-cell office:value-type="string" table:style-name="ce1">
            <text:p>retrospective_part1_stage4_0182920d</text:p>
          </table:table-cell>
          <table:table-cell office:value-type="string" table:style-name="ce1">
            <text:p>Mei</text:p>
          </table:table-cell>
          <table:table-cell office:value-type="string" table:style-name="ce2">
            <text:p>But... it's too late.</text:p>
          </table:table-cell>
          <table:table-cell office:value-type="string" table:style-name="ce2">
            <text:p>But... it's too late.</text:p>
          </table:table-cell>
          <table:table-cell office:value-type="string" table:style-name="ce3">
            <text:p>(O) Butâ€¦ It's too late.</text:p>
          </table:table-cell>
          <table:table-cell table:number-columns-repeated="16379"/>
        </table:table-row>
        <table:table-row table:style-name="ro1">
          <table:table-cell office:value-type="string" table:style-name="ce1">
            <text:p>retrospective_part1_stage4_5705b67a</text:p>
          </table:table-cell>
          <table:table-cell office:value-type="string" table:style-name="ce1">
            <text:p>Kiana</text:p>
          </table:table-cell>
          <table:table-cell office:value-type="string" table:style-name="ce2">
            <text:p>Mei-senpai?!</text:p>
          </table:table-cell>
          <table:table-cell office:value-type="string" table:style-name="ce2">
            <text:p>Mei-senpai?!</text:p>
          </table:table-cell>
          <table:table-cell office:value-type="string" table:style-name="ce3">
            <text:p>Mei-senpai?!</text:p>
          </table:table-cell>
          <table:table-cell table:number-columns-repeated="16379"/>
        </table:table-row>
        <table:table-row table:style-name="ro1">
          <table:table-cell office:value-type="string" table:style-name="ce1">
            <text:p>retrospective_part1_stage4_42555ec5</text:p>
          </table:table-cell>
          <table:table-cell office:value-type="string" table:style-name="ce1">
            <text:p>Mei</text:p>
          </table:table-cell>
          <table:table-cell office:value-type="string" table:style-name="ce2">
            <text:p>There is no turning back for her anymore! She will become the death goddess before this world! All must be destroyed!</text:p>
          </table:table-cell>
          <table:table-cell office:value-type="string" table:style-name="ce2">
            <text:p>There is no turning back for her anymore! She will become the death goddess before this world! All must be destroyed!</text:p>
          </table:table-cell>
          <table:table-cell office:value-type="string" table:style-name="ce3">
            <text:p>This girl can't turn back anymore! She will become the goddess of death that brings destruction to this world!</text:p>
          </table:table-cell>
          <table:table-cell table:number-columns-repeated="16379"/>
        </table:table-row>
        <table:table-row table:style-name="ro1">
          <table:table-cell office:value-type="string" table:style-name="ce1">
            <text:p>retrospective_part1_stage4_697d4f60</text:p>
          </table:table-cell>
          <table:table-cell office:value-type="string" table:style-name="ce1">
            <text:p>Kiana</text:p>
          </table:table-cell>
          <table:table-cell office:value-type="string" table:style-name="ce2">
            <text:p>You! You're the other personality created by the Honkai! Get out of Mei-senpai's head!</text:p>
          </table:table-cell>
          <table:table-cell office:value-type="string" table:style-name="ce2">
            <text:p>You! You're the other personality created by the Honkai! Get out of Mei-senpai's head!</text:p>
          </table:table-cell>
          <table:table-cell office:value-type="string" table:style-name="ce3">
            <text:p>It's you! You're the other personality created by the Honkai! Get out of Mei-senpai's head!</text:p>
          </table:table-cell>
          <table:table-cell table:number-columns-repeated="16379"/>
        </table:table-row>
        <table:table-row table:style-name="ro1">
          <table:table-cell office:value-type="string" table:style-name="ce1">
            <text:p>retrospective_part1_stage4_3b8d6cbb</text:p>
          </table:table-cell>
          <table:table-cell office:value-type="string" table:style-name="ce1">
            <text:p>Mei</text:p>
          </table:table-cell>
          <table:table-cell office:value-type="string" table:style-name="ce2">
            <text:p>{i}Ha ha...{/i} When I completely take over her mind, you won't stand a chance!</text:p>
          </table:table-cell>
          <table:table-cell office:value-type="string" table:style-name="ce2">
            <text:p>{i}Ha ha...{/i} When I completely take over her mind, you won't stand a chance!</text:p>
          </table:table-cell>
          <table:table-cell office:value-type="string" table:style-name="ce3">
            <text:p>&lt;i&gt;Ha ha...&lt;/i&gt; When I completely overtake her spirit, you won't stand a chance!</text:p>
          </table:table-cell>
          <table:table-cell table:number-columns-repeated="16379"/>
        </table:table-row>
        <table:table-row table:style-name="ro1">
          <table:table-cell office:value-type="string" table:style-name="ce1">
            <text:p>retrospective_part1_stage4_2b704315</text:p>
          </table:table-cell>
          <table:table-cell office:value-type="string" table:style-name="ce1">
            <text:p>Kiana</text:p>
          </table:table-cell>
          <table:table-cell office:value-type="string" table:style-name="ce2">
            <text:p>You bastard! Get back here!</text:p>
          </table:table-cell>
          <table:table-cell office:value-type="string" table:style-name="ce2">
            <text:p>You bastard! Get back here!</text:p>
          </table:table-cell>
          <table:table-cell office:value-type="string" table:style-name="ce3">
            <text:p>You asshole! Get back here!</text:p>
          </table:table-cell>
          <table:table-cell table:number-columns-repeated="16379"/>
        </table:table-row>
        <table:table-row table:style-name="ro1">
          <table:table-cell office:value-type="string" table:style-name="ce1">
            <text:p>retrospective_part1_stage4_264cfdba</text:p>
          </table:table-cell>
          <table:table-cell office:value-type="string" table:style-name="ce1">
            <text:p>Kiana</text:p>
          </table:table-cell>
          <table:table-cell office:value-type="string" table:style-name="ce2">
            <text:p>Damn it, almost succeeded... This is so frustrating! That {i}thing{/i} from before seems like it has taken control over Mei's body.</text:p>
          </table:table-cell>
          <table:table-cell office:value-type="string" table:style-name="ce2">
            <text:p>Damn it, almost succeeded... This is so frustrating! That {i}thing{/i} from before seems like it has taken control over Mei's body.</text:p>
          </table:table-cell>
          <table:table-cell office:value-type="string" table:style-name="ce3">
            <text:p>Damn it, almost succeeded... This is so frustrating! That &lt;i&gt;thing&lt;/i&gt; from before seems like it has taken control over Mei's body.</text:p>
          </table:table-cell>
          <table:table-cell table:number-columns-repeated="16379"/>
        </table:table-row>
        <table:table-row table:style-name="ro1">
          <table:table-cell office:value-type="string" table:style-name="ce1">
            <text:p>retrospective_part1_stage4_b569396f</text:p>
          </table:table-cell>
          <table:table-cell office:value-type="string" table:style-name="ce1">
            <text:p>Kiana</text:p>
          </table:table-cell>
          <table:table-cell office:value-type="string" table:style-name="ce2">
            <text:p>It's getting darker, and it will become more and more dangerous the longer this goes on...</text:p>
          </table:table-cell>
          <table:table-cell office:value-type="string" table:style-name="ce2">
            <text:p>It's getting darker, and it will become more and more dangerous the longer this goes on...</text:p>
          </table:table-cell>
          <table:table-cell office:value-type="string" table:style-name="ce3">
            <text:p>It's getting darker, and it will become more and more dangerous the longer this goes on... I've deviated a lot from the original plan, but I've chosen this path. I must finish this!</text:p>
          </table:table-cell>
          <table:table-cell table:number-columns-repeated="16379"/>
        </table:table-row>
        <table:table-row table:style-name="ro1">
          <table:table-cell office:value-type="string" table:style-name="ce1">
            <text:p>retrospective_part1_stage4_f4b37866</text:p>
          </table:table-cell>
          <table:table-cell office:value-type="string" table:style-name="ce1">
            <text:p>Kiana</text:p>
          </table:table-cell>
          <table:table-cell office:value-type="string" table:style-name="ce2">
            <text:p>I've deviated a lot from the original plan, but I've chosen this path. I must finish this!</text:p>
          </table:table-cell>
          <table:table-cell office:value-type="string" table:style-name="ce2">
            <text:p>I've deviated a lot from the original plan, but I've chosen this path. I must finish this!</text:p>
          </table:table-cell>
          <table:table-cell table:style-name="ce3"/>
          <table:table-cell table:number-columns-repeated="16379"/>
        </table:table-row>
        <table:table-row table:style-name="ro1">
          <table:table-cell office:value-type="string" table:style-name="ce1">
            <text:p>retrospective_part1_stage4_9a28867c</text:p>
          </table:table-cell>
          <table:table-cell office:value-type="string" table:style-name="ce1">
            <text:p>Kiana</text:p>
          </table:table-cell>
          <table:table-cell office:value-type="string" table:style-name="ce2">
            <text:p>Only when the city lights went dim did I realise that the night sky is so mesmerising. If it weren't for the thunderclouds above me, the view would be amazing~</text:p>
          </table:table-cell>
          <table:table-cell office:value-type="string" table:style-name="ce2">
            <text:p>Only when the city lights went dim did I realise that the night sky is so mesmerising. If it weren't for the thunderclouds above me, the view would be amazing~</text:p>
          </table:table-cell>
          <table:table-cell office:value-type="string" table:style-name="ce3">
            <text:p>When the city lights went dim, I realised that the night sky is so mesmerising. If it weren't for the thunderclouds above me, the view would be amazing~</text:p>
          </table:table-cell>
          <table:table-cell table:number-columns-repeated="16379"/>
        </table:table-row>
        <table:table-row table:style-name="ro1">
          <table:table-cell office:value-type="string" table:style-name="ce1">
            <text:p>retrospective_part1_stage4_27ec1575</text:p>
          </table:table-cell>
          <table:table-cell office:value-type="string" table:style-name="ce1">
            <text:p>Kiana</text:p>
          </table:table-cell>
          <table:table-cell office:value-type="string" table:style-name="ce2">
            <text:p>Is it the world that is broken, or is it us? I don't know anymore.</text:p>
          </table:table-cell>
          <table:table-cell office:value-type="string" table:style-name="ce2">
            <text:p>Is it the world that is broken, or is it us? I don't know anymore.</text:p>
          </table:table-cell>
          <table:table-cell office:value-type="string" table:style-name="ce3">
            <text:p>(O) â€¦â€¦ Sometimes I have this thought: Which part is broken, the world?ã€€Or us?</text:p>
          </table:table-cell>
          <table:table-cell table:number-columns-repeated="16379"/>
        </table:table-row>
        <table:table-row table:style-name="ro1">
          <table:table-cell office:value-type="string" table:style-name="ce1">
            <text:p>retrospective_part1_stage4_53c4ced8</text:p>
          </table:table-cell>
          <table:table-cell office:value-type="string" table:style-name="ce1">
            <text:p>Mei</text:p>
          </table:table-cell>
          <table:table-cell office:value-type="string" table:style-name="ce2">
            <text:p>Please... Stay away, leave me be! I can't suppress it anymore. I don't want to become its puppet!</text:p>
          </table:table-cell>
          <table:table-cell office:value-type="string" table:style-name="ce2">
            <text:p>Please... Stay away, leave me be! I can't suppress it anymore. I don't want to become its puppet!</text:p>
          </table:table-cell>
          <table:table-cell office:value-type="string" table:style-name="ce3">
            <text:p>Please... Stay away, leave me be! I can't suppress it anymore. I don't want to be its puppet!</text:p>
          </table:table-cell>
          <table:table-cell table:number-columns-repeated="16379"/>
        </table:table-row>
        <table:table-row table:style-name="ro1">
          <table:table-cell office:value-type="string" table:style-name="ce1">
            <text:p>retrospective_part1_stage4_14da78ad</text:p>
          </table:table-cell>
          <table:table-cell office:value-type="string" table:style-name="ce1">
            <text:p>Kiana</text:p>
          </table:table-cell>
          <table:table-cell office:value-type="string" table:style-name="ce2">
            <text:p>Mei-senpai! Don't give up! Don't let the Honkai consume you!</text:p>
          </table:table-cell>
          <table:table-cell office:value-type="string" table:style-name="ce2">
            <text:p>Mei-senpai! Don't give up! Don't let the Honkai consume you!</text:p>
          </table:table-cell>
          <table:table-cell office:value-type="string" table:style-name="ce3">
            <text:p>Mei-senpai! Don't give up! Don't let the Honkai consume you!</text:p>
          </table:table-cell>
          <table:table-cell table:number-columns-repeated="16379"/>
        </table:table-row>
        <table:table-row table:style-name="ro1">
          <table:table-cell office:value-type="string" table:style-name="ce1">
            <text:p>retrospective_part1_stage4_353fb89e</text:p>
          </table:table-cell>
          <table:table-cell office:value-type="string" table:style-name="ce1">
            <text:p>Mei</text:p>
          </table:table-cell>
          <table:table-cell office:value-type="string" table:style-name="ce2">
            <text:p>No... I'm too tired to keep on living, and I don't have the strength to fight anymore. If I die now, perhaps I will find peace.</text:p>
          </table:table-cell>
          <table:table-cell office:value-type="string" table:style-name="ce2">
            <text:p>No... I'm too tired to keep on living, and I don't have the strength to fight anymore. If I die now, perhaps I will find peace.</text:p>
          </table:table-cell>
          <table:table-cell office:value-type="string" table:style-name="ce3">
            <text:p>No... I'm too tired to keep on living, and I don't have the strength to fight anymore. If I die now, perhaps I will find peace.</text:p>
          </table:table-cell>
          <table:table-cell table:number-columns-repeated="16379"/>
        </table:table-row>
        <table:table-row table:style-name="ro1">
          <table:table-cell office:value-type="string" table:style-name="ce1">
            <text:p>retrospective_part1_stage4_487237b5</text:p>
          </table:table-cell>
          <table:table-cell office:value-type="string" table:style-name="ce1">
            <text:p>Kiana</text:p>
          </table:table-cell>
          <table:table-cell office:value-type="string" table:style-name="ce2">
            <text:p>Senpai! What are you doing?!</text:p>
          </table:table-cell>
          <table:table-cell office:value-type="string" table:style-name="ce2">
            <text:p>Senpai! What are you doing?!</text:p>
          </table:table-cell>
          <table:table-cell office:value-type="string" table:style-name="ce3">
            <text:p>Senpai! What are you doing?!</text:p>
          </table:table-cell>
          <table:table-cell table:number-columns-repeated="16379"/>
        </table:table-row>
        <table:table-row table:style-name="ro1">
          <table:table-cell office:value-type="string" table:style-name="ce1">
            <text:p>retrospective_part1_stage4_f8bdd4a1</text:p>
          </table:table-cell>
          <table:table-cell office:value-type="string" table:style-name="ce1">
            <text:p>Mei</text:p>
          </table:table-cell>
          <table:table-cell office:value-type="string" table:style-name="ce2">
            <text:p>Thank you ... I'm glad I met you at the end. Jumping down from here now seems to be the best choice I can make.</text:p>
          </table:table-cell>
          <table:table-cell office:value-type="string" table:style-name="ce2">
            <text:p>Thank you ... I'm glad I met you at the end. Jumping down from here now seems to be the best choice I can make.</text:p>
          </table:table-cell>
          <table:table-cell office:value-type="string" table:style-name="ce3">
            <text:p>Thank you ... I'm glad I met you at the end. Jumping here now seems to be the best choice I can make.</text:p>
          </table:table-cell>
          <table:table-cell table:number-columns-repeated="16379"/>
        </table:table-row>
        <table:table-row table:style-name="ro1">
          <table:table-cell office:value-type="string" table:style-name="ce1">
            <text:p>retrospective_part1_stage4_cfee4709</text:p>
          </table:table-cell>
          <table:table-cell office:value-type="string" table:style-name="ce1">
            <text:p>Kiana</text:p>
          </table:table-cell>
          <table:table-cell office:value-type="string" table:style-name="ce2">
            <text:p>Don't!-</text:p>
          </table:table-cell>
          <table:table-cell office:value-type="string" table:style-name="ce2">
            <text:p>Don't!-</text:p>
          </table:table-cell>
          <table:table-cell office:value-type="string" table:style-name="ce3">
            <text:p>Don't--!!</text:p>
          </table:table-cell>
          <table:table-cell table:number-columns-repeated="16379"/>
        </table:table-row>
        <table:table-row table:style-name="ro1">
          <table:table-cell office:value-type="string" table:style-name="ce1">
            <text:p>retrospective_part1_stage4_1da0b4f3</text:p>
          </table:table-cell>
          <table:table-cell office:value-type="string" table:style-name="ce1">
            <text:p>Mei</text:p>
          </table:table-cell>
          <table:table-cell office:value-type="string" table:style-name="ce2">
            <text:p>.....</text:p>
          </table:table-cell>
          <table:table-cell office:value-type="string" table:style-name="ce2">
            <text:p>.....</text:p>
          </table:table-cell>
          <table:table-cell office:value-type="string" table:style-name="ce3">
            <text:p>(O) â€¦â€¦</text:p>
          </table:table-cell>
          <table:table-cell table:number-columns-repeated="16379"/>
        </table:table-row>
        <table:table-row table:style-name="ro1">
          <table:table-cell office:value-type="string" table:style-name="ce1">
            <text:p>retrospective_part1_stage4_ef683dea</text:p>
          </table:table-cell>
          <table:table-cell office:value-type="string" table:style-name="ce1">
            <text:p>Kiana</text:p>
          </table:table-cell>
          <table:table-cell office:value-type="string" table:style-name="ce2">
            <text:p>She jumped. In the end, I failed to make any difference! And I was so close!</text:p>
          </table:table-cell>
          <table:table-cell office:value-type="string" table:style-name="ce2">
            <text:p>She jumped. In the end, I failed to make any difference! And I was so close!</text:p>
          </table:table-cell>
          <table:table-cell office:value-type="string" table:style-name="ce3">
            <text:p>She jumped down. In the end, I didn't make any difference! And I was so close!</text:p>
          </table:table-cell>
          <table:table-cell table:number-columns-repeated="16379"/>
        </table:table-row>
        <table:table-row table:style-name="ro1">
          <table:table-cell office:value-type="string" table:style-name="ce1">
            <text:p>retrospective_part1_stage4_e540b565</text:p>
          </table:table-cell>
          <table:table-cell office:value-type="string" table:style-name="ce1">
            <text:p>Kiana</text:p>
          </table:table-cell>
          <table:table-cell office:value-type="string" table:style-name="ce2">
            <text:p>.....</text:p>
          </table:table-cell>
          <table:table-cell office:value-type="string" table:style-name="ce2">
            <text:p>.....</text:p>
          </table:table-cell>
          <table:table-cell office:value-type="string" table:style-name="ce3">
            <text:p>(O) â€¦â€¦</text:p>
          </table:table-cell>
          <table:table-cell table:number-columns-repeated="16379"/>
        </table:table-row>
        <table:table-row table:style-name="ro1">
          <table:table-cell office:value-type="string" table:style-name="ce1">
            <text:p>retrospective_part1_stage4_e540b565_1</text:p>
          </table:table-cell>
          <table:table-cell office:value-type="string" table:style-name="ce1">
            <text:p>Kiana</text:p>
          </table:table-cell>
          <table:table-cell office:value-type="string" table:style-name="ce2">
            <text:p>.....</text:p>
          </table:table-cell>
          <table:table-cell office:value-type="string" table:style-name="ce2">
            <text:p>.....</text:p>
          </table:table-cell>
          <table:table-cell office:value-type="string" table:style-name="ce3">
            <text:p>(O) â€¦â€¦</text:p>
          </table:table-cell>
          <table:table-cell table:number-columns-repeated="16379"/>
        </table:table-row>
        <table:table-row table:style-name="ro1">
          <table:table-cell office:value-type="string" table:style-name="ce1">
            <text:p>retrospective_part1_stage4_191fc81d</text:p>
          </table:table-cell>
          <table:table-cell office:value-type="string" table:style-name="ce1">
            <text:p>Mei</text:p>
          </table:table-cell>
          <table:table-cell office:value-type="string" table:style-name="ce2">
            <text:p>Ha ha ha ha!</text:p>
          </table:table-cell>
          <table:table-cell office:value-type="string" table:style-name="ce2">
            <text:p>Ha ha ha ha!</text:p>
          </table:table-cell>
          <table:table-cell office:value-type="string" table:style-name="ce3">
            <text:p>Ha ha ha ha!</text:p>
          </table:table-cell>
          <table:table-cell table:number-columns-repeated="16379"/>
        </table:table-row>
        <table:table-row table:style-name="ro1">
          <table:table-cell office:value-type="string" table:style-name="ce1">
            <text:p>retrospective_part1_stage4_fea0c1be</text:p>
          </table:table-cell>
          <table:table-cell office:value-type="string" table:style-name="ce1">
            <text:p>Kiana</text:p>
          </table:table-cell>
          <table:table-cell office:value-type="string" table:style-name="ce2">
            <text:p>!?</text:p>
          </table:table-cell>
          <table:table-cell office:value-type="string" table:style-name="ce2">
            <text:p>!?</text:p>
          </table:table-cell>
          <table:table-cell office:value-type="string" table:style-name="ce3">
            <text:p>(O) !?</text:p>
          </table:table-cell>
          <table:table-cell table:number-columns-repeated="16379"/>
        </table:table-row>
        <table:table-row table:style-name="ro1">
          <table:table-cell office:value-type="string" table:style-name="ce1">
            <text:p>retrospective_part1_stage4_435e6b51</text:p>
          </table:table-cell>
          <table:table-cell office:value-type="string" table:style-name="ce1">
            <text:p>Mei</text:p>
          </table:table-cell>
          <table:table-cell office:value-type="string" table:style-name="ce2">
            <text:p>What are you so sad about? I finally got this body, would I really let it die so easily?</text:p>
          </table:table-cell>
          <table:table-cell office:value-type="string" table:style-name="ce2">
            <text:p>What are you so sad about? I finally got this body, would I really let it die so easily?</text:p>
          </table:table-cell>
          <table:table-cell office:value-type="string" table:style-name="ce3">
            <text:p>What are you so sad about? I finally obtained this body, would I really let it die so easily?</text:p>
          </table:table-cell>
          <table:table-cell table:number-columns-repeated="16379"/>
        </table:table-row>
        <table:table-row table:style-name="ro1">
          <table:table-cell office:value-type="string" table:style-name="ce1">
            <text:p>retrospective_part1_stage4_5198b70c</text:p>
          </table:table-cell>
          <table:table-cell office:value-type="string" table:style-name="ce1">
            <text:p>Kiana</text:p>
          </table:table-cell>
          <table:table-cell office:value-type="string" table:style-name="ce2">
            <text:p>You again!</text:p>
          </table:table-cell>
          <table:table-cell office:value-type="string" table:style-name="ce2">
            <text:p>You again!</text:p>
          </table:table-cell>
          <table:table-cell office:value-type="string" table:style-name="ce3">
            <text:p>You again!</text:p>
          </table:table-cell>
          <table:table-cell table:number-columns-repeated="16379"/>
        </table:table-row>
        <table:table-row table:style-name="ro1">
          <table:table-cell office:value-type="string" table:style-name="ce1">
            <text:p>retrospective_part1_stage4_cfa84856</text:p>
          </table:table-cell>
          <table:table-cell office:value-type="string" table:style-name="ce1">
            <text:p>Mei</text:p>
          </table:table-cell>
          <table:table-cell office:value-type="string" table:style-name="ce2">
            <text:p>Hee he he~ Don't worry, Raiden Mei will not be alone, for I will always be with her~ And I will fulfill all of her wishes.</text:p>
          </table:table-cell>
          <table:table-cell office:value-type="string" table:style-name="ce2">
            <text:p>Hee he he~ Don't worry, Raiden Mei will not be alone, for I will always be with her~ And I will fulfill all of her wishes.</text:p>
          </table:table-cell>
          <table:table-cell office:value-type="string" table:style-name="ce3">
            <text:p>Hee he he~ Don't worry, Raiden Mei will not be alone, I will always be with her~ And I will fulfill all of her wishes.</text:p>
          </table:table-cell>
          <table:table-cell table:number-columns-repeated="16379"/>
        </table:table-row>
        <table:table-row table:style-name="ro1">
          <table:table-cell office:value-type="string" table:style-name="ce1">
            <text:p>retrospective_part1_stage4_81ca6efb</text:p>
          </table:table-cell>
          <table:table-cell office:value-type="string" table:style-name="ce1">
            <text:p>Mei</text:p>
          </table:table-cell>
          <table:table-cell office:value-type="string" table:style-name="ce2">
            <text:p>And I'll start by killing you, annoying Kohai!</text:p>
          </table:table-cell>
          <table:table-cell office:value-type="string" table:style-name="ce2">
            <text:p>And I'll start by killing you, annoying Kohai!</text:p>
          </table:table-cell>
          <table:table-cell office:value-type="string" table:style-name="ce3">
            <text:p>First of which: Simply killing you, you annoying school girl!</text:p>
          </table:table-cell>
          <table:table-cell table:number-columns-repeated="16379"/>
        </table:table-row>
        <table:table-row table:style-name="ro1">
          <table:table-cell office:value-type="string" table:style-name="ce1">
            <text:p>retrospective_part1_stage4_55ac5035</text:p>
          </table:table-cell>
          <table:table-cell office:value-type="string" table:style-name="ce1">
            <text:p>Kiana</text:p>
          </table:table-cell>
          <table:table-cell office:value-type="string" table:style-name="ce2">
            <text:p>You wish! I will definitely bring her back!</text:p>
          </table:table-cell>
          <table:table-cell office:value-type="string" table:style-name="ce2">
            <text:p>You wish! I will definitely bring her back!</text:p>
          </table:table-cell>
          <table:table-cell office:value-type="string" table:style-name="ce3">
            <text:p>As if! I'll definitely bring her back!</text:p>
          </table:table-cell>
          <table:table-cell table:number-columns-repeated="16379"/>
        </table:table-row>
        <table:table-row table:style-name="ro1">
          <table:table-cell office:value-type="string" table:style-name="ce1">
            <text:p>retrospective_part1_stage4_92230c3a</text:p>
          </table:table-cell>
          <table:table-cell office:value-type="string" table:style-name="ce1">
            <text:p>Mei</text:p>
          </table:table-cell>
          <table:table-cell office:value-type="string" table:style-name="ce2">
            <text:p>Impossible... To think I was defeated by a mere human...</text:p>
          </table:table-cell>
          <table:table-cell office:value-type="string" table:style-name="ce2">
            <text:p>Impossible... To think I was defeated by a mere human...</text:p>
          </table:table-cell>
          <table:table-cell office:value-type="string" table:style-name="ce3">
            <text:p>Impossible... I was actually defeated by such a human...</text:p>
          </table:table-cell>
          <table:table-cell table:number-columns-repeated="16379"/>
        </table:table-row>
        <table:table-row table:style-name="ro1">
          <table:table-cell office:value-type="string" table:style-name="ce1">
            <text:p>retrospective_part1_stage4_a55b9d9d</text:p>
          </table:table-cell>
          <table:table-cell office:value-type="string" table:style-name="ce1">
            <text:p>Kiana</text:p>
          </table:table-cell>
          <table:table-cell office:value-type="string" table:style-name="ce2">
            <text:p>Senpai! Senpai! Wake up!</text:p>
          </table:table-cell>
          <table:table-cell office:value-type="string" table:style-name="ce2">
            <text:p>Senpai! Senpai! Wake up!</text:p>
          </table:table-cell>
          <table:table-cell office:value-type="string" table:style-name="ce3">
            <text:p>Senpai! Senpai! Wake up!</text:p>
          </table:table-cell>
          <table:table-cell table:number-columns-repeated="16379"/>
        </table:table-row>
        <table:table-row table:style-name="ro1">
          <table:table-cell office:value-type="string" table:style-name="ce1">
            <text:p>retrospective_part1_stage4_128c85da</text:p>
          </table:table-cell>
          <table:table-cell office:value-type="string" table:style-name="ce1">
            <text:p>Mei</text:p>
          </table:table-cell>
          <table:table-cell office:value-type="string" table:style-name="ce2">
            <text:p>I'm alive...</text:p>
          </table:table-cell>
          <table:table-cell office:value-type="string" table:style-name="ce2">
            <text:p>I'm alive...</text:p>
          </table:table-cell>
          <table:table-cell office:value-type="string" table:style-name="ce3">
            <text:p>I'm alive...</text:p>
          </table:table-cell>
          <table:table-cell table:number-columns-repeated="16379"/>
        </table:table-row>
        <table:table-row table:style-name="ro1">
          <table:table-cell office:value-type="string" table:style-name="ce1">
            <text:p>retrospective_part1_stage4_2dc34541</text:p>
          </table:table-cell>
          <table:table-cell office:value-type="string" table:style-name="ce1">
            <text:p>Mei</text:p>
          </table:table-cell>
          <table:table-cell office:value-type="string" table:style-name="ce2">
            <text:p>Wouldn't it be better to let a person like me die? Why risk your life to save me?</text:p>
          </table:table-cell>
          <table:table-cell office:value-type="string" table:style-name="ce2">
            <text:p>Wouldn't it be better to let a person like me die? Why risk your life to save me?</text:p>
          </table:table-cell>
          <table:table-cell office:value-type="string" table:style-name="ce3">
            <text:p>Wouldn't it be okay to let a person like me die? Why would you risk your life to save me?</text:p>
          </table:table-cell>
          <table:table-cell table:number-columns-repeated="16379"/>
        </table:table-row>
        <table:table-row table:style-name="ro1">
          <table:table-cell office:value-type="string" table:style-name="ce1">
            <text:p>retrospective_part1_stage4_c613544e</text:p>
          </table:table-cell>
          <table:table-cell office:value-type="string" table:style-name="ce1">
            <text:p>Kiana</text:p>
          </table:table-cell>
          <table:table-cell office:value-type="string" table:style-name="ce2">
            <text:p>Hu~ I don't know. When you shared your thoughts with me, I saw a little of myself in them. Maybe I just did it for myself.</text:p>
          </table:table-cell>
          <table:table-cell office:value-type="string" table:style-name="ce2">
            <text:p>Hu~ I don't know. When you shared your thoughts with me, I saw a little of myself in them. Maybe I just did it for myself.</text:p>
          </table:table-cell>
          <table:table-cell office:value-type="string" table:style-name="ce3">
            <text:p>Hu~ I don't know. When you shared your thoughts with me, I recognised a little of myself in them. Maybe I just did it for myself.</text:p>
          </table:table-cell>
          <table:table-cell table:number-columns-repeated="16379"/>
        </table:table-row>
        <table:table-row table:style-name="ro1">
          <table:table-cell office:value-type="string" table:style-name="ce1">
            <text:p>retrospective_part1_stage4_ad2e66bb</text:p>
          </table:table-cell>
          <table:table-cell office:value-type="string" table:style-name="ce1">
            <text:p>Mei</text:p>
          </table:table-cell>
          <table:table-cell office:value-type="string" table:style-name="ce2">
            <text:p>Can you tell me your name?</text:p>
          </table:table-cell>
          <table:table-cell office:value-type="string" table:style-name="ce2">
            <text:p>Can you tell me your name?</text:p>
          </table:table-cell>
          <table:table-cell office:value-type="string" table:style-name="ce3">
            <text:p>Can you tell me your name?</text:p>
          </table:table-cell>
          <table:table-cell table:number-columns-repeated="16379"/>
        </table:table-row>
        <table:table-row table:style-name="ro1">
          <table:table-cell office:value-type="string" table:style-name="ce1">
            <text:p>retrospective_part1_stage4_a6c94e2c</text:p>
          </table:table-cell>
          <table:table-cell office:value-type="string" table:style-name="ce1">
            <text:p>Kiana</text:p>
          </table:table-cell>
          <table:table-cell office:value-type="string" table:style-name="ce2">
            <text:p>Kiana Kaslana. I'm just a Kohai who happened to pass by while chasing her personal goals.</text:p>
          </table:table-cell>
          <table:table-cell office:value-type="string" table:style-name="ce2">
            <text:p>Kiana Kaslana. I'm just a Kohai who happened to pass by while chasing her personal goals.</text:p>
          </table:table-cell>
          <table:table-cell office:value-type="string" table:style-name="ce3">
            <text:p>Kiana Kaslana. I'm just a school girl who happened to pass by for personal reasons.</text:p>
          </table:table-cell>
          <table:table-cell table:number-columns-repeated="16379"/>
        </table:table-row>
        <table:table-row table:style-name="ro1">
          <table:table-cell office:value-type="string" table:style-name="ce1">
            <text:p>retrospective_part1_stage4_a70b8b7b</text:p>
          </table:table-cell>
          <table:table-cell office:value-type="string" table:style-name="ce1">
            <text:p>Mei</text:p>
          </table:table-cell>
          <table:table-cell office:value-type="string" table:style-name="ce2">
            <text:p>What a strange person...</text:p>
          </table:table-cell>
          <table:table-cell office:value-type="string" table:style-name="ce2">
            <text:p>What a strange person...</text:p>
          </table:table-cell>
          <table:table-cell office:value-type="string" table:style-name="ce3">
            <text:p>What a strange person...</text:p>
          </table:table-cell>
          <table:table-cell table:number-columns-repeated="16379"/>
        </table:table-row>
        <table:table-row table:style-name="ro1">
          <table:table-cell office:value-type="string" table:style-name="ce1">
            <text:p>retrospective_part1_stage4_b54372fc</text:p>
          </table:table-cell>
          <table:table-cell office:value-type="string" table:style-name="ce1">
            <text:p>Kiana</text:p>
          </table:table-cell>
          <table:table-cell office:value-type="string" table:style-name="ce2">
            <text:p>To me, Senpai is also a strange person! Actually being able to survive such a violent Honkai outbreak. And you still managed to...</text:p>
          </table:table-cell>
          <table:table-cell office:value-type="string" table:style-name="ce2">
            <text:p>To me, Senpai is also a strange person! Actually being able to survive such a violent Honkai outbreak. And you still managed to...</text:p>
          </table:table-cell>
          <table:table-cell office:value-type="string" table:style-name="ce3">
            <text:p>To me, Senpai is also a strange person! Actually being able to survive such a violent Honkai outbreak. And there is stil...</text:p>
          </table:table-cell>
          <table:table-cell table:number-columns-repeated="16379"/>
        </table:table-row>
        <table:table-row table:style-name="ro1">
          <table:table-cell office:value-type="string" table:style-name="ce1">
            <text:p>retrospective_part1_stage4_41620630</text:p>
          </table:table-cell>
          <table:table-cell office:value-type="string" table:style-name="ce1">
            <text:p>Mei</text:p>
          </table:table-cell>
          <table:table-cell office:value-type="string" table:style-name="ce2">
            <text:p>To what?</text:p>
          </table:table-cell>
          <table:table-cell office:value-type="string" table:style-name="ce2">
            <text:p>To what?</text:p>
          </table:table-cell>
          <table:table-cell office:value-type="string" table:style-name="ce3">
            <text:p>What is it?</text:p>
          </table:table-cell>
          <table:table-cell table:number-columns-repeated="16379"/>
        </table:table-row>
        <table:table-row table:style-name="ro1">
          <table:table-cell office:value-type="string" table:style-name="ce1">
            <text:p>retrospective_part1_stage4_58ff6c26</text:p>
          </table:table-cell>
          <table:table-cell office:value-type="string" table:style-name="ce1">
            <text:p>Kiana</text:p>
          </table:table-cell>
          <table:table-cell office:value-type="string" table:style-name="ce2">
            <text:p>No, it's nothing. Don't worry about it Senpai~ It's over now.</text:p>
          </table:table-cell>
          <table:table-cell office:value-type="string" table:style-name="ce2">
            <text:p>No, it's nothing. Don't worry about it Senpai~ It's over now.</text:p>
          </table:table-cell>
          <table:table-cell office:value-type="string" table:style-name="ce3">
            <text:p>No, it's nothing. Don't worry about it Senpai~ It's over now.</text:p>
          </table:table-cell>
          <table:table-cell table:number-columns-repeated="16379"/>
        </table:table-row>
        <table:table-row table:style-name="ro1">
          <table:table-cell office:value-type="string" table:style-name="ce1">
            <text:p>retrospective_part1_stage4_4be885e6</text:p>
          </table:table-cell>
          <table:table-cell office:value-type="string" table:style-name="ce1">
            <text:p>Mei</text:p>
          </table:table-cell>
          <table:table-cell office:value-type="string" table:style-name="ce2">
            <text:p>Just call me Mei. This 'Honkai' you just mentioned. Is that the name of this disaster?</text:p>
          </table:table-cell>
          <table:table-cell office:value-type="string" table:style-name="ce2">
            <text:p>Just call me Mei. This 'Honkai' you just mentioned. Is that the name of this disaster?</text:p>
          </table:table-cell>
          <table:table-cell office:value-type="string" table:style-name="ce3">
            <text:p>Just call me Mei. This 'Honkai' you just mentioned. Is that the name of this disaster?</text:p>
          </table:table-cell>
          <table:table-cell table:number-columns-repeated="16379"/>
        </table:table-row>
        <table:table-row table:style-name="ro1">
          <table:table-cell office:value-type="string" table:style-name="ce1">
            <text:p>retrospective_part1_stage4_6ed9692f</text:p>
          </table:table-cell>
          <table:table-cell office:value-type="string" table:style-name="ce1">
            <text:p>Kiana</text:p>
          </table:table-cell>
          <table:table-cell office:value-type="string" table:style-name="ce2">
            <text:p>Well~ It's a bit of a headache to explain. On the surface, Honkai is what you see now before your eyes.</text:p>
          </table:table-cell>
          <table:table-cell office:value-type="string" table:style-name="ce2">
            <text:p>Well~ It's a bit of a headache to explain. On the surface, Honkai is what you see now before your eyes.</text:p>
          </table:table-cell>
          <table:table-cell office:value-type="string" table:style-name="ce3">
            <text:p>Well~ It's a bit of a headache to explain this problem. On the surface, Honkai is as you can see: A phenomenon that leads to the destruction of the world and the demise of mankind.</text:p>
          </table:table-cell>
          <table:table-cell table:number-columns-repeated="16379"/>
        </table:table-row>
        <table:table-row table:style-name="ro1">
          <table:table-cell office:value-type="string" table:style-name="ce1">
            <text:p>retrospective_part1_stage4_bff06159</text:p>
          </table:table-cell>
          <table:table-cell office:value-type="string" table:style-name="ce1">
            <text:p>Kiana</text:p>
          </table:table-cell>
          <table:table-cell office:value-type="string" table:style-name="ce2">
            <text:p>A phenomenon that leads to the collapse of the world and the demise of mankind.</text:p>
          </table:table-cell>
          <table:table-cell office:value-type="string" table:style-name="ce2">
            <text:p>A phenomenon that leads to the collapse of the world and the demise of mankind.</text:p>
          </table:table-cell>
          <table:table-cell table:style-name="ce3"/>
          <table:table-cell table:number-columns-repeated="16379"/>
        </table:table-row>
        <table:table-row table:style-name="ro1">
          <table:table-cell office:value-type="string" table:style-name="ce1">
            <text:p>retrospective_part1_stage4_f810d23f_1</text:p>
          </table:table-cell>
          <table:table-cell office:value-type="string" table:style-name="ce1">
            <text:p>Mei</text:p>
          </table:table-cell>
          <table:table-cell office:value-type="string" table:style-name="ce2">
            <text:p>...?</text:p>
          </table:table-cell>
          <table:table-cell office:value-type="string" table:style-name="ce2">
            <text:p>...?</text:p>
          </table:table-cell>
          <table:table-cell office:value-type="string" table:style-name="ce3">
            <text:p>(O) â€¦?</text:p>
          </table:table-cell>
          <table:table-cell table:number-columns-repeated="16379"/>
        </table:table-row>
        <table:table-row table:style-name="ro1">
          <table:table-cell office:value-type="string" table:style-name="ce1">
            <text:p>retrospective_part1_stage4_645631d1</text:p>
          </table:table-cell>
          <table:table-cell office:value-type="string" table:style-name="ce1">
            <text:p>Kiana</text:p>
          </table:table-cell>
          <table:table-cell office:value-type="string" table:style-name="ce2">
            <text:p>The Honkai, or the 'collapse' of the world, whether you can accept it or not, is a phenomenon that occurs periodically.</text:p>
          </table:table-cell>
          <table:table-cell office:value-type="string" table:style-name="ce2">
            <text:p>The Honkai, or the 'collapse' of the world, whether you can accept it or not, is a phenomenon that occurs periodically.</text:p>
          </table:table-cell>
          <table:table-cell office:value-type="string" table:style-name="ce3">
            <text:p>The world ending Honkai, whether you can accept it now or not, is a phenomenon that occurs periodically. Right now, human knowledge cannot explain what the cause is, and it can only be said to be an unpredictable disaster.</text:p>
          </table:table-cell>
          <table:table-cell table:number-columns-repeated="16379"/>
        </table:table-row>
        <table:table-row table:style-name="ro1">
          <table:table-cell office:value-type="string" table:style-name="ce1">
            <text:p>retrospective_part1_stage4_d79bb905</text:p>
          </table:table-cell>
          <table:table-cell office:value-type="string" table:style-name="ce1">
            <text:p>Kiana</text:p>
          </table:table-cell>
          <table:table-cell office:value-type="string" table:style-name="ce2">
            <text:p>Right now, human knowledge cannot explain what the cause is, and it can only be described as an unpredictable disaster.</text:p>
          </table:table-cell>
          <table:table-cell office:value-type="string" table:style-name="ce2">
            <text:p>Right now, human knowledge cannot explain what the cause is, and it can only be described as an unpredictable disaster.</text:p>
          </table:table-cell>
          <table:table-cell table:style-name="ce3"/>
          <table:table-cell table:number-columns-repeated="16379"/>
        </table:table-row>
        <table:table-row table:style-name="ro1">
          <table:table-cell office:value-type="string" table:style-name="ce1">
            <text:p>retrospective_part1_stage4_724d0759</text:p>
          </table:table-cell>
          <table:table-cell office:value-type="string" table:style-name="ce1">
            <text:p>Kiana</text:p>
          </table:table-cell>
          <table:table-cell office:value-type="string" table:style-name="ce2">
            <text:p>It can take many forms: Wars, infectious diseases, climate disasters, meteor strikes... Even colossal monsters can suddenly appear.</text:p>
          </table:table-cell>
          <table:table-cell office:value-type="string" table:style-name="ce2">
            <text:p>It can take many forms: Wars, infectious diseases, climate disasters, meteor strikes... Even colossal monsters can suddenly appear.</text:p>
          </table:table-cell>
          <table:table-cell office:value-type="string" table:style-name="ce3">
            <text:p>It can take many forms: Wars, infectious diseases, climate disasters, meteor strikes... Even godlike warriors can suddenly appear.</text:p>
          </table:table-cell>
          <table:table-cell table:number-columns-repeated="16379"/>
        </table:table-row>
        <table:table-row table:style-name="ro1">
          <table:table-cell office:value-type="string" table:style-name="ce1">
            <text:p>retrospective_part1_stage4_3de407ba</text:p>
          </table:table-cell>
          <table:table-cell office:value-type="string" table:style-name="ce1">
            <text:p>Kiana</text:p>
          </table:table-cell>
          <table:table-cell office:value-type="string" table:style-name="ce2">
            <text:p>According to the existing records, the Honkai will surely bring huge destruction to whatever species dominates the world.</text:p>
          </table:table-cell>
          <table:table-cell office:value-type="string" table:style-name="ce2">
            <text:p>According to the existing records, the Honkai will surely bring huge destruction to whatever species dominates the world.</text:p>
          </table:table-cell>
          <table:table-cell table:style-name="ce3"/>
          <table:table-cell table:number-columns-repeated="16379"/>
        </table:table-row>
        <table:table-row table:style-name="ro1">
          <table:table-cell office:value-type="string" table:style-name="ce1">
            <text:p>retrospective_part1_stage4_1fbf040f</text:p>
          </table:table-cell>
          <table:table-cell office:value-type="string" table:style-name="ce1">
            <text:p>Kiana</text:p>
          </table:table-cell>
          <table:table-cell office:value-type="string" table:style-name="ce2">
            <text:p>For example, a recent large-scale Honkai outbreak, the Black Death in the 14th century, directly or indirectly caused the destruction of one third of the world's population.</text:p>
          </table:table-cell>
          <table:table-cell office:value-type="string" table:style-name="ce2">
            <text:p>For example, a recent large-scale Honkai outbreak, the Black Death in the 14th century, directly or indirectly caused the destruction of one third of the world's population.</text:p>
          </table:table-cell>
          <table:table-cell office:value-type="string" table:style-name="ce3">
            <text:p>For example, a recent large-scale Honkai outbreak, the Black Death in the 14th century, directly or indirectly caused the destruction of one third of the world's population.</text:p>
          </table:table-cell>
          <table:table-cell table:number-columns-repeated="16379"/>
        </table:table-row>
        <table:table-row table:style-name="ro1">
          <table:table-cell office:value-type="string" table:style-name="ce1">
            <text:p>retrospective_part1_stage4_eac36526</text:p>
          </table:table-cell>
          <table:table-cell office:value-type="string" table:style-name="ce1">
            <text:p>Mei</text:p>
          </table:table-cell>
          <table:table-cell office:value-type="string" table:style-name="ce2">
            <text:p>Then, what was that thing corrupting my body just earlier?</text:p>
          </table:table-cell>
          <table:table-cell office:value-type="string" table:style-name="ce2">
            <text:p>Then, what was that thing corrupting my body just earlier?</text:p>
          </table:table-cell>
          <table:table-cell office:value-type="string" table:style-name="ce3">
            <text:p>Then, what was eroding my body just earlier?</text:p>
          </table:table-cell>
          <table:table-cell table:number-columns-repeated="16379"/>
        </table:table-row>
        <table:table-row table:style-name="ro1">
          <table:table-cell office:value-type="string" table:style-name="ce1">
            <text:p>retrospective_part1_stage4_293c6050</text:p>
          </table:table-cell>
          <table:table-cell office:value-type="string" table:style-name="ce1">
            <text:p>Kiana</text:p>
          </table:table-cell>
          <table:table-cell office:value-type="string" table:style-name="ce2">
            <text:p>That is the source of Honkai energy, which will accompany the Honkai, and it is an energy that distorts the basic principles of the world.</text:p>
          </table:table-cell>
          <table:table-cell office:value-type="string" table:style-name="ce2">
            <text:p>That is the source of Honkai energy, which will accompany the Honkai, and it is an energy that distorts the basic principles of the world.</text:p>
          </table:table-cell>
          <table:table-cell office:value-type="string" table:style-name="ce3">
            <text:p>That is the source of Honkai energy, which will accompany the Honkai, and it is an energy that can distort the rules of the world. It's presumed to be an indispensable element for causing the Honkai, and the nature of its existence is also hard to get a read on.</text:p>
          </table:table-cell>
          <table:table-cell table:number-columns-repeated="16379"/>
        </table:table-row>
        <table:table-row table:style-name="ro1">
          <table:table-cell office:value-type="string" table:style-name="ce1">
            <text:p>retrospective_part1_stage4_a1ddbc82</text:p>
          </table:table-cell>
          <table:table-cell office:value-type="string" table:style-name="ce1">
            <text:p>Kiana</text:p>
          </table:table-cell>
          <table:table-cell office:value-type="string" table:style-name="ce2">
            <text:p>It's presumed to be a vital element for causing the Honkai outbreaks, and the nature of its existence is also a mystery.</text:p>
          </table:table-cell>
          <table:table-cell office:value-type="string" table:style-name="ce2">
            <text:p>It's presumed to be a vital element for causing the Honkai outbreaks, and the nature of its existence is also a mystery.</text:p>
          </table:table-cell>
          <table:table-cell office:value-type="string" table:style-name="ce3">
            <text:p>However, it seems to have a significant tendency towards consciousness, though that's not in any of the records. Maybe something similar has happened before, that was then classified.</text:p>
          </table:table-cell>
          <table:table-cell table:number-columns-repeated="16379"/>
        </table:table-row>
        <table:table-row table:style-name="ro1">
          <table:table-cell office:value-type="string" table:style-name="ce1">
            <text:p>retrospective_part1_stage4_cbdd1054</text:p>
          </table:table-cell>
          <table:table-cell office:value-type="string" table:style-name="ce1">
            <text:p>Kiana</text:p>
          </table:table-cell>
          <table:table-cell office:value-type="string" table:style-name="ce2">
            <text:p>However, it seems to possess its own consciousness, though that's not in any of the records. Maybe something similar has happened before, that was then put under wraps.</text:p>
          </table:table-cell>
          <table:table-cell office:value-type="string" table:style-name="ce2">
            <text:p>However, it seems to possess its own consciousness, though that's not in any of the records. Maybe something similar has happened before, that was then put under wraps.</text:p>
          </table:table-cell>
          <table:table-cell table:style-name="ce3"/>
          <table:table-cell table:number-columns-repeated="16379"/>
        </table:table-row>
        <table:table-row table:style-name="ro1">
          <table:table-cell office:value-type="string" table:style-name="ce1">
            <text:p>retrospective_part1_stage4_cba6625d</text:p>
          </table:table-cell>
          <table:table-cell office:value-type="string" table:style-name="ce1">
            <text:p>Mei</text:p>
          </table:table-cell>
          <table:table-cell office:value-type="string" table:style-name="ce2">
            <text:p>Has it left me now?</text:p>
          </table:table-cell>
          <table:table-cell office:value-type="string" table:style-name="ce2">
            <text:p>Has it left me now?</text:p>
          </table:table-cell>
          <table:table-cell office:value-type="string" table:style-name="ce3">
            <text:p>Has it left me now?</text:p>
          </table:table-cell>
          <table:table-cell table:number-columns-repeated="16379"/>
        </table:table-row>
        <table:table-row table:style-name="ro1">
          <table:table-cell office:value-type="string" table:style-name="ce1">
            <text:p>retrospective_part1_stage4_52c57d30</text:p>
          </table:table-cell>
          <table:table-cell office:value-type="string" table:style-name="ce1">
            <text:p>Kiana</text:p>
          </table:table-cell>
          <table:table-cell office:value-type="string" table:style-name="ce2">
            <text:p>I don't know it either. Maybe she has left, or maybe it's sleeping inside of Mei-senpai somwhere. But I think as long as Mei-senpai stays strong willed and stays true to her heart, she will definitely not reappear~</text:p>
          </table:table-cell>
          <table:table-cell office:value-type="string" table:style-name="ce2">
            <text:p>I don't know it either. Maybe she has left, or maybe it's sleeping inside of Mei-senpai somwhere. But I think as long as Mei-senpai stays strong willed and stays true to her heart, she will definitely not reappear~</text:p>
          </table:table-cell>
          <table:table-cell office:value-type="string" table:style-name="ce3">
            <text:p>I don't know it either. Maybe it left, or maybe it's sleeping inside of Mei-senpai somewhere. But I think as long as Mei-senpai stays strong willed and sticks to her heart, it will definitely not reappear~</text:p>
          </table:table-cell>
          <table:table-cell table:number-columns-repeated="16379"/>
        </table:table-row>
        <table:table-row table:style-name="ro1">
          <table:table-cell office:value-type="string" table:style-name="ce1">
            <text:p>retrospective_part1_stage4_1a6eaf13</text:p>
          </table:table-cell>
          <table:table-cell office:value-type="string" table:style-name="ce1">
            <text:p>Mei</text:p>
          </table:table-cell>
          <table:table-cell office:value-type="string" table:style-name="ce2">
            <text:p>Mmm, thank you.</text:p>
          </table:table-cell>
          <table:table-cell office:value-type="string" table:style-name="ce2">
            <text:p>Mmm, thank you.</text:p>
          </table:table-cell>
          <table:table-cell office:value-type="string" table:style-name="ce3">
            <text:p>Mh, thank you.</text:p>
          </table:table-cell>
          <table:table-cell table:number-columns-repeated="16379"/>
        </table:table-row>
        <table:table-row table:style-name="ro1">
          <table:table-cell office:value-type="string" table:style-name="ce1">
            <text:p>retrospective_part1_stage4_13bc948d</text:p>
          </table:table-cell>
          <table:table-cell office:value-type="string" table:style-name="ce1">
            <text:p>Kiana</text:p>
          </table:table-cell>
          <table:table-cell office:value-type="string" table:style-name="ce2">
            <text:p>Hey~ You're welcome! We're partners now after all~</text:p>
          </table:table-cell>
          <table:table-cell office:value-type="string" table:style-name="ce2">
            <text:p>Hey~ You're welcome! We're partners now after all~</text:p>
          </table:table-cell>
          <table:table-cell office:value-type="string" table:style-name="ce3">
            <text:p>Hey~ You're welcome! As a partner, this is a must~</text:p>
          </table:table-cell>
          <table:table-cell table:number-columns-repeated="16379"/>
        </table:table-row>
        <table:table-row table:style-name="ro1">
          <table:table-cell office:value-type="string" table:style-name="ce1">
            <text:p>retrospective_part1_stage4_8ffcfaea</text:p>
          </table:table-cell>
          <table:table-cell office:value-type="string" table:style-name="ce1">
            <text:p>Mei</text:p>
          </table:table-cell>
          <table:table-cell office:value-type="string" table:style-name="ce2">
            <text:p>Partner? This is the first time someone considers me a partner.</text:p>
          </table:table-cell>
          <table:table-cell office:value-type="string" table:style-name="ce2">
            <text:p>Partner? This is the first time someone considers me a partner.</text:p>
          </table:table-cell>
          <table:table-cell office:value-type="string" table:style-name="ce3">
            <text:p>Partner? This is the first time someone considers me a partner.</text:p>
          </table:table-cell>
          <table:table-cell table:number-columns-repeated="16379"/>
        </table:table-row>
        <table:table-row table:style-name="ro1">
          <table:table-cell office:value-type="string" table:style-name="ce1">
            <text:p>retrospective_part1_stage4_e96f43f0</text:p>
          </table:table-cell>
          <table:table-cell office:value-type="string" table:style-name="ce1">
            <text:p>Kiana</text:p>
          </table:table-cell>
          <table:table-cell office:value-type="string" table:style-name="ce2">
            <text:p>Mei-senpai? What's wrong?</text:p>
          </table:table-cell>
          <table:table-cell office:value-type="string" table:style-name="ce2">
            <text:p>Mei-senpai? What's wrong?</text:p>
          </table:table-cell>
          <table:table-cell office:value-type="string" table:style-name="ce3">
            <text:p>Mei-senpai? What's wrong?</text:p>
          </table:table-cell>
          <table:table-cell table:number-columns-repeated="16379"/>
        </table:table-row>
        <table:table-row table:style-name="ro1">
          <table:table-cell office:value-type="string" table:style-name="ce1">
            <text:p>retrospective_part1_stage4_2e68ac02</text:p>
          </table:table-cell>
          <table:table-cell office:value-type="string" table:style-name="ce1">
            <text:p>Mei</text:p>
          </table:table-cell>
          <table:table-cell office:value-type="string" table:style-name="ce2">
            <text:p>It's nothing, there is a feeling in my heart that I have never had before. But, can someone like me really become your partner? I killed them, I wanted to curse the world. I...I...</text:p>
          </table:table-cell>
          <table:table-cell office:value-type="string" table:style-name="ce2">
            <text:p>It's nothing, there is a feeling in my heart that I have never had before. But, can someone like me really become your partner? I killed them, I wanted to curse the world. I...I...</text:p>
          </table:table-cell>
          <table:table-cell office:value-type="string" table:style-name="ce3">
            <text:p>It's nothing, there is a feeling in my heart that I have never had before. But, can someone like me really become a companion? I killed them, I wanted to curse the world. I...I...</text:p>
          </table:table-cell>
          <table:table-cell table:number-columns-repeated="16379"/>
        </table:table-row>
        <table:table-row table:style-name="ro1">
          <table:table-cell office:value-type="string" table:style-name="ce1">
            <text:p>retrospective_part1_stage4_e40830e3</text:p>
          </table:table-cell>
          <table:table-cell office:value-type="string" table:style-name="ce1">
            <text:p>Kiana</text:p>
          </table:table-cell>
          <table:table-cell office:value-type="string" table:style-name="ce2">
            <text:p>No, all of that wasn't Mei-senpai's fault. It was the Honkai enacting judgement upon humanity.</text:p>
          </table:table-cell>
          <table:table-cell office:value-type="string" table:style-name="ce2">
            <text:p>No, all of that wasn't Mei-senpai's fault. It was the Honkai enacting judgement upon humanity.</text:p>
          </table:table-cell>
          <table:table-cell office:value-type="string" table:style-name="ce3">
            <text:p>No, all of that wasn't Mei-senpai's fault. It was the Honkai enacting judgement upon humanity.</text:p>
          </table:table-cell>
          <table:table-cell table:number-columns-repeated="16379"/>
        </table:table-row>
        <table:table-row table:style-name="ro1">
          <table:table-cell office:value-type="string" table:style-name="ce1">
            <text:p>retrospective_part1_stage4_ce6cab1d</text:p>
          </table:table-cell>
          <table:table-cell office:value-type="string" table:style-name="ce1">
            <text:p>Kiana</text:p>
          </table:table-cell>
          <table:table-cell office:value-type="string" table:style-name="ce2">
            <text:p>In my opinion, there is no absolute good and evil in this world. There was never such a thing before, and I don't think there ever will be in this broken world.</text:p>
          </table:table-cell>
          <table:table-cell office:value-type="string" table:style-name="ce2">
            <text:p>In my opinion, there is no absolute good and evil in this world. There was never such a thing before, and I don't think there ever will be in this broken world.</text:p>
          </table:table-cell>
          <table:table-cell office:value-type="string" table:style-name="ce3">
            <text:p>In my opinion, there is no absolute good and evil in this world. There was never such a thing before, and I don't think there ever will be in this broken world.</text:p>
          </table:table-cell>
          <table:table-cell table:number-columns-repeated="16379"/>
        </table:table-row>
        <table:table-row table:style-name="ro1">
          <table:table-cell office:value-type="string" table:style-name="ce1">
            <text:p>retrospective_part1_stage4_6dbf8072</text:p>
          </table:table-cell>
          <table:table-cell office:value-type="string" table:style-name="ce1">
            <text:p>Kiana</text:p>
          </table:table-cell>
          <table:table-cell office:value-type="string" table:style-name="ce2">
            <text:p>Because of your strong will, you managed to survive. Those who are weak, who gave up their will to survive, have long since become zombies. No matter what kind of beliefs you hold, to live is what matters most.</text:p>
          </table:table-cell>
          <table:table-cell office:value-type="string" table:style-name="ce2">
            <text:p>Because of your strong will, you managed to survive. Those who are weak, who gave up their will to survive, have long since become zombies. No matter what kind of beliefs you hold, to live is what matters most.</text:p>
          </table:table-cell>
          <table:table-cell office:value-type="string" table:style-name="ce3">
            <text:p>Because of your will, you managed to survive. Those who are weak, who gave up their belief in survival, have long since become zombies. No matter what kind of beliefs you hold, to survive is the most meaningful thing.</text:p>
          </table:table-cell>
          <table:table-cell table:number-columns-repeated="16379"/>
        </table:table-row>
        <table:table-row table:style-name="ro1">
          <table:table-cell office:value-type="string" table:style-name="ce1">
            <text:p>retrospective_part1_stage4_476973d3</text:p>
          </table:table-cell>
          <table:table-cell office:value-type="string" table:style-name="ce1">
            <text:p>Mei</text:p>
          </table:table-cell>
          <table:table-cell office:value-type="string" table:style-name="ce2">
            <text:p>Can I really be your partner?</text:p>
          </table:table-cell>
          <table:table-cell office:value-type="string" table:style-name="ce2">
            <text:p>Can I really be your partner?</text:p>
          </table:table-cell>
          <table:table-cell office:value-type="string" table:style-name="ce3">
            <text:p>Can I really be your partner?</text:p>
          </table:table-cell>
          <table:table-cell table:number-columns-repeated="16379"/>
        </table:table-row>
        <table:table-row table:style-name="ro1">
          <table:table-cell office:value-type="string" table:style-name="ce1">
            <text:p>retrospective_part1_stage4_585a7321</text:p>
          </table:table-cell>
          <table:table-cell office:value-type="string" table:style-name="ce1">
            <text:p>Kiana</text:p>
          </table:table-cell>
          <table:table-cell office:value-type="string" table:style-name="ce2">
            <text:p>Then please watch my back, and fight together with me.</text:p>
          </table:table-cell>
          <table:table-cell office:value-type="string" table:style-name="ce2">
            <text:p>Then please watch my back, and fight together with me.</text:p>
          </table:table-cell>
          <table:table-cell office:value-type="string" table:style-name="ce3">
            <text:p>Please watch my back, and fight beside me.</text:p>
          </table:table-cell>
          <table:table-cell table:number-columns-repeated="16379"/>
        </table:table-row>
        <table:table-row table:style-name="ro1">
          <table:table-cell office:value-type="string" table:style-name="ce1">
            <text:p>retrospective_part2_stage5_4edc3f16</text:p>
          </table:table-cell>
          <table:table-cell office:value-type="string" table:style-name="ce1">
            <text:p>Kiana</text:p>
          </table:table-cell>
          <table:table-cell office:value-type="string" table:style-name="ce2">
            <text:p>It looks like it's just the two of us left in the entire academy. This is just like in a movie...</text:p>
          </table:table-cell>
          <table:table-cell office:value-type="string" table:style-name="ce2">
            <text:p>It looks like it's just the two of us left in the entire academy. This is just like in a movie...</text:p>
          </table:table-cell>
          <table:table-cell office:value-type="string" table:style-name="ce3">
            <text:p>It looks like it's just the two of us left in the entire academy. This is just like in a movie...</text:p>
          </table:table-cell>
          <table:table-cell table:number-columns-repeated="16379"/>
        </table:table-row>
        <table:table-row table:style-name="ro1">
          <table:table-cell office:value-type="string" table:style-name="ce1">
            <text:p>retrospective_part2_stage5_6282fe32</text:p>
          </table:table-cell>
          <table:table-cell office:value-type="string" table:style-name="ce1">
            <text:p>Mei</text:p>
          </table:table-cell>
          <table:table-cell office:value-type="string" table:style-name="ce2">
            <text:p><text:s/>â€¦ Surely enough, it's all because of meâ€¦ Ah! Kiana! Why did you pinch my face?</text:p>
          </table:table-cell>
          <table:table-cell office:value-type="string" table:style-name="ce2">
            <text:p>â€¦ Surely enough, it's all because of meâ€¦ Ah! Kiana! Why did you pinch my face?</text:p>
          </table:table-cell>
          <table:table-cell office:value-type="string" table:style-name="ce3">
            <text:p>Surely enough, it's all because of me.. Ah! Kiana, why did you pinch my face?</text:p>
          </table:table-cell>
          <table:table-cell table:number-columns-repeated="16379"/>
        </table:table-row>
        <table:table-row table:style-name="ro1">
          <table:table-cell office:value-type="string" table:style-name="ce1">
            <text:p>retrospective_part2_stage5_4cdfb829</text:p>
          </table:table-cell>
          <table:table-cell office:value-type="string" table:style-name="ce1">
            <text:p>Kiana</text:p>
          </table:table-cell>
          <table:table-cell office:value-type="string" table:style-name="ce2">
            <text:p>That's punishment for a certain Senpai who can't stop blaming herself for everything. I've already told you that the people who didn't survive didn't do so because they lost their will.</text:p>
          </table:table-cell>
          <table:table-cell office:value-type="string" table:style-name="ce2">
            <text:p>That's punishment for a certain Senpai who can't stop blaming herself for everything. I've already told you that the people who didn't survive didn't do so because they lost their will.</text:p>
          </table:table-cell>
          <table:table-cell office:value-type="string" table:style-name="ce3">
            <text:p>That's punishment for a certain Senpai who can't stop blaming herself for everything. I've already told you that the people who didn't survive didn't do so because they lost their will. <text:s/>In my opinion, it doesn't make a difference whether they are alive or not.</text:p>
          </table:table-cell>
          <table:table-cell table:number-columns-repeated="16379"/>
        </table:table-row>
        <table:table-row table:style-name="ro1">
          <table:table-cell office:value-type="string" table:style-name="ce1">
            <text:p>retrospective_part2_stage5_2b51c4c7</text:p>
          </table:table-cell>
          <table:table-cell office:value-type="string" table:style-name="ce1">
            <text:p>Kiana</text:p>
          </table:table-cell>
          <table:table-cell office:value-type="string" table:style-name="ce2">
            <text:p><text:s/>In my opinion, it doesn't make a difference whether they are alive or not.<text:s/></text:p>
          </table:table-cell>
          <table:table-cell office:value-type="string" table:style-name="ce2">
            <text:p>In my opinion, it doesn't make a difference whether they are alive or not.</text:p>
          </table:table-cell>
          <table:table-cell table:style-name="ce3"/>
          <table:table-cell table:number-columns-repeated="16379"/>
        </table:table-row>
        <table:table-row table:style-name="ro1">
          <table:table-cell office:value-type="string" table:style-name="ce1">
            <text:p>retrospective_part2_stage5_4c9dd59f</text:p>
          </table:table-cell>
          <table:table-cell office:value-type="string" table:style-name="ce1">
            <text:p>Mei</text:p>
          </table:table-cell>
          <table:table-cell office:value-type="string" table:style-name="ce2">
            <text:p>Still though, I can't just accept it.</text:p>
          </table:table-cell>
          <table:table-cell office:value-type="string" table:style-name="ce2">
            <text:p>Still though, I can't just accept it.</text:p>
          </table:table-cell>
          <table:table-cell office:value-type="string" table:style-name="ce3">
            <text:p>Still though, I can't just accept that...</text:p>
          </table:table-cell>
          <table:table-cell table:number-columns-repeated="16379"/>
        </table:table-row>
        <table:table-row table:style-name="ro1">
          <table:table-cell office:value-type="string" table:style-name="ce1">
            <text:p>retrospective_part2_stage5_e7a9fc15</text:p>
          </table:table-cell>
          <table:table-cell office:value-type="string" table:style-name="ce1">
            <text:p>Kiana</text:p>
          </table:table-cell>
          <table:table-cell office:value-type="string" table:style-name="ce2">
            <text:p><text:s/>Mei-senpai! This is no longer the peaceful world you're used to! This entire place has been swallowed by the Honkai.</text:p>
          </table:table-cell>
          <table:table-cell office:value-type="string" table:style-name="ce2">
            <text:p>Mei-senpai! This is no longer the peaceful world you're used to! This entire place has been swallowed by the Honkai.</text:p>
          </table:table-cell>
          <table:table-cell office:value-type="string" table:style-name="ce3">
            <text:p><text:s/>Mei-senpai! This is no longer the peaceful world you're used to! This entire place has been swallowed by the Honkai. If you can't change your mentality, you will be swallowed by the Will of the Honkai too!</text:p>
          </table:table-cell>
          <table:table-cell table:number-columns-repeated="16379"/>
        </table:table-row>
        <table:table-row table:style-name="ro1">
          <table:table-cell office:value-type="string" table:style-name="ce1">
            <text:p>retrospective_part2_stage5_6f2f6356</text:p>
          </table:table-cell>
          <table:table-cell office:value-type="string" table:style-name="ce1">
            <text:p>Kiana</text:p>
          </table:table-cell>
          <table:table-cell office:value-type="string" table:style-name="ce2">
            <text:p>If you can't change your mentality, you will be swallowed by the Will of the Honkai too!</text:p>
          </table:table-cell>
          <table:table-cell office:value-type="string" table:style-name="ce2">
            <text:p>If you can't change your mentality, you will be swallowed by the Will of the Honkai too!</text:p>
          </table:table-cell>
          <table:table-cell table:style-name="ce3"/>
          <table:table-cell table:number-columns-repeated="16379"/>
        </table:table-row>
        <table:table-row table:style-name="ro1">
          <table:table-cell office:value-type="string" table:style-name="ce1">
            <text:p>retrospective_part2_stage5_a794da26</text:p>
          </table:table-cell>
          <table:table-cell office:value-type="string" table:style-name="ce1">
            <text:p>Mei</text:p>
          </table:table-cell>
          <table:table-cell office:value-type="string" table:style-name="ce2">
            <text:p>Butâ€¦ It's far too suddenâ€¦ I need time to adjust.</text:p>
          </table:table-cell>
          <table:table-cell office:value-type="string" table:style-name="ce2">
            <text:p>Butâ€¦ It's far too suddenâ€¦ I need time to adjust.</text:p>
          </table:table-cell>
          <table:table-cell office:value-type="string" table:style-name="ce3">
            <text:p>But... It's far too sudden. I need time to adjust.</text:p>
          </table:table-cell>
          <table:table-cell table:number-columns-repeated="16379"/>
        </table:table-row>
        <table:table-row table:style-name="ro1">
          <table:table-cell office:value-type="string" table:style-name="ce1">
            <text:p>retrospective_part2_stage5_4f83ac71</text:p>
          </table:table-cell>
          <table:table-cell office:value-type="string" table:style-name="ce1">
            <text:p>Kiana</text:p>
          </table:table-cell>
          <table:table-cell office:value-type="string" table:style-name="ce2">
            <text:p>That's okay~ It's okay to get used to Honkai and stuff. You can take your time.</text:p>
          </table:table-cell>
          <table:table-cell office:value-type="string" table:style-name="ce2">
            <text:p>That's okay~ It's okay to get used to Honkai and stuff. You can take your time.</text:p>
          </table:table-cell>
          <table:table-cell office:value-type="string" table:style-name="ce3">
            <text:p>That's okay~ It's okay to get used to Honkai and stuff. You can take your time.//nAnd... Senpai, you're actually pretty cute like this~</text:p>
          </table:table-cell>
          <table:table-cell table:number-columns-repeated="16379"/>
        </table:table-row>
        <table:table-row table:style-name="ro1">
          <table:table-cell office:value-type="string" table:style-name="ce1">
            <text:p>retrospective_part2_stage5_607126e0</text:p>
          </table:table-cell>
          <table:table-cell office:value-type="string" table:style-name="ce1">
            <text:p>Kiana</text:p>
          </table:table-cell>
          <table:table-cell office:value-type="string" table:style-name="ce2">
            <text:p>And... Senpai, you're actually pretty cute like this~</text:p>
          </table:table-cell>
          <table:table-cell office:value-type="string" table:style-name="ce2">
            <text:p>And... Senpai, you're actually pretty cute like this~</text:p>
          </table:table-cell>
          <table:table-cell table:style-name="ce3"/>
          <table:table-cell table:number-columns-repeated="16379"/>
        </table:table-row>
        <table:table-row table:style-name="ro1">
          <table:table-cell office:value-type="string" table:style-name="ce1">
            <text:p>retrospective_part2_stage5_d7577cfd</text:p>
          </table:table-cell>
          <table:table-cell office:value-type="string" table:style-name="ce1">
            <text:p>Mei</text:p>
          </table:table-cell>
          <table:table-cell office:value-type="string" table:style-name="ce2">
            <text:p>Kiana is quite good at charming people.</text:p>
          </table:table-cell>
          <table:table-cell office:value-type="string" table:style-name="ce2">
            <text:p>Kiana is quite good at making people smile.</text:p>
          </table:table-cell>
          <table:table-cell office:value-type="string" table:style-name="ce3">
            <text:p>Kiana is quite good at making people smile.</text:p>
          </table:table-cell>
          <table:table-cell table:number-columns-repeated="16379"/>
        </table:table-row>
        <table:table-row table:style-name="ro1">
          <table:table-cell office:value-type="string" table:style-name="ce1">
            <text:p>retrospective_part2_stage5_d2127f86</text:p>
          </table:table-cell>
          <table:table-cell office:value-type="string" table:style-name="ce1">
            <text:p>Kiana</text:p>
          </table:table-cell>
          <table:table-cell office:value-type="string" table:style-name="ce2">
            <text:p>Ehehehehehe-</text:p>
          </table:table-cell>
          <table:table-cell office:value-type="string" table:style-name="ce2">
            <text:p>Ehehehehehe-</text:p>
          </table:table-cell>
          <table:table-cell office:value-type="string" table:style-name="ce3">
            <text:p>Ehehehehehe-</text:p>
          </table:table-cell>
          <table:table-cell table:number-columns-repeated="16379"/>
        </table:table-row>
        <table:table-row table:style-name="ro1">
          <table:table-cell office:value-type="string" table:style-name="ce1">
            <text:p>retrospective_part2_stage5_c1141e09</text:p>
          </table:table-cell>
          <table:table-cell office:value-type="string" table:style-name="ce1">
            <text:p>Mei</text:p>
          </table:table-cell>
          <table:table-cell office:value-type="string" table:style-name="ce2">
            <text:p>All right, I'll work towards it slowly! But right now, our primary goal is escaping this academy, right?</text:p>
          </table:table-cell>
          <table:table-cell office:value-type="string" table:style-name="ce2">
            <text:p>All right, I'll work towards it slowly! But right now, our primary goal is escaping this academy, right?</text:p>
          </table:table-cell>
          <table:table-cell office:value-type="string" table:style-name="ce3">
            <text:p>All right, I'll work towards it slowly! But right now, our primary goal is escaping this academy, right?</text:p>
          </table:table-cell>
          <table:table-cell table:number-columns-repeated="16379"/>
        </table:table-row>
        <table:table-row table:style-name="ro1">
          <table:table-cell office:value-type="string" table:style-name="ce1">
            <text:p>retrospective_part2_stage5_16c00486</text:p>
          </table:table-cell>
          <table:table-cell office:value-type="string" table:style-name="ce1">
            <text:p>Kiana</text:p>
          </table:table-cell>
          <table:table-cell office:value-type="string" table:style-name="ce2">
            <text:p>Well, right now the academy is full of zombies, so walking out the front door is pretty much the worst option. We have to think of another way to leave.</text:p>
          </table:table-cell>
          <table:table-cell office:value-type="string" table:style-name="ce2">
            <text:p>Well, right now the academy is full of zombies, so walking out the front door is pretty much the worst option. We have to think of another way to leave.</text:p>
          </table:table-cell>
          <table:table-cell office:value-type="string" table:style-name="ce3">
            <text:p>Well, right now the academy is full of zombies, so walking out the front door is pretty much the worst option. We have to think of another way to leave.</text:p>
          </table:table-cell>
          <table:table-cell table:number-columns-repeated="16379"/>
        </table:table-row>
        <table:table-row table:style-name="ro1">
          <table:table-cell office:value-type="string" table:style-name="ce1">
            <text:p>retrospective_part2_stage5_c0f453b3</text:p>
          </table:table-cell>
          <table:table-cell office:value-type="string" table:style-name="ce1">
            <text:p>Mei</text:p>
          </table:table-cell>
          <table:table-cell office:value-type="string" table:style-name="ce2">
            <text:p>Kiana, why don't you let me take the lead? I'm quite familiar with this lab building, there's a passage leading to the side entrance of the academy.</text:p>
          </table:table-cell>
          <table:table-cell office:value-type="string" table:style-name="ce2">
            <text:p>Kiana, why don't you let me take the lead? I'm quite familiar with this lab building, there's a passage leading to the side entrance of the academy.</text:p>
          </table:table-cell>
          <table:table-cell office:value-type="string" table:style-name="ce3">
            <text:p>Kiana, why don't you let me take the lead? I'm quite familiar with this lab building, there's a passage leading to the side entrance of the academy.</text:p>
          </table:table-cell>
          <table:table-cell table:number-columns-repeated="16379"/>
        </table:table-row>
        <table:table-row table:style-name="ro1">
          <table:table-cell office:value-type="string" table:style-name="ce1">
            <text:p>retrospective_part2_stage5_a4a8e145</text:p>
          </table:table-cell>
          <table:table-cell office:value-type="string" table:style-name="ce1">
            <text:p>Kiana</text:p>
          </table:table-cell>
          <table:table-cell office:value-type="string" table:style-name="ce2">
            <text:p>Ah! Isn't this the restricted area of the academy? Even if you're a third-year, you wouldn't have had much opportunity to come here, would you?</text:p>
          </table:table-cell>
          <table:table-cell office:value-type="string" table:style-name="ce2">
            <text:p>Ah! Isn't this the restricted area of the academy? Even if you're a third-year, you wouldn't have had any opportunity to come here, would you?</text:p>
          </table:table-cell>
          <table:table-cell office:value-type="string" table:style-name="ce3">
            <text:p>Ah! Isn't this the restricted area of the academy? Even if you're a third-year, you wouldn't have had any opportunity to come here, would you?</text:p>
          </table:table-cell>
          <table:table-cell table:number-columns-repeated="16379"/>
        </table:table-row>
        <table:table-row table:style-name="ro1">
          <table:table-cell office:value-type="string" table:style-name="ce1">
            <text:p>retrospective_part2_stage5_7d0fd552</text:p>
          </table:table-cell>
          <table:table-cell office:value-type="string" table:style-name="ce1">
            <text:p>Mei</text:p>
          </table:table-cell>
          <table:table-cell office:value-type="string" table:style-name="ce2">
            <text:p>Well, it's true that this is one of the forbidden areas of the school, but that's only for students in general. For me, it's not as restrictive.</text:p>
          </table:table-cell>
          <table:table-cell office:value-type="string" table:style-name="ce2">
            <text:p>Well, it's true that this is one of the forbidden areas of the school, but that's only for students in general. For me, it's not as restrictive.</text:p>
          </table:table-cell>
          <table:table-cell office:value-type="string" table:style-name="ce3">
            <text:p>Well, it's true that this is one of the forbidden areas of the school, but that's only for students in general. For me, it's not as restrictive.</text:p>
          </table:table-cell>
          <table:table-cell table:number-columns-repeated="16379"/>
        </table:table-row>
        <table:table-row table:style-name="ro1">
          <table:table-cell office:value-type="string" table:style-name="ce1">
            <text:p>retrospective_part2_stage5_d68891bc</text:p>
          </table:table-cell>
          <table:table-cell office:value-type="string" table:style-name="ce1">
            <text:p>Mei</text:p>
          </table:table-cell>
          <table:table-cell office:value-type="string" table:style-name="ce2">
            <text:p>In fact...this laboratory, and even this academy, was funded and built by my family's business. And my father, Raiden Ryoma, was the biggest contributor to promoting the establishment of Senba Academy.</text:p>
          </table:table-cell>
          <table:table-cell office:value-type="string" table:style-name="ce2">
            <text:p>In fact...this laboratory, and even this academy, was funded and built by my family's business. And my father, Raiden Ryoma, was the biggest contributor to promoting the establishment of Senba Academy.</text:p>
          </table:table-cell>
          <table:table-cell office:value-type="string" table:style-name="ce3">
            <text:p>In fact...this laboratory, and even this academy, was funded and built by my family's business. And my father, Raiden Ryoma, was the biggest contributor to promoting the establishment of Senba Academy.</text:p>
          </table:table-cell>
          <table:table-cell table:number-columns-repeated="16379"/>
        </table:table-row>
        <table:table-row table:style-name="ro1">
          <table:table-cell office:value-type="string" table:style-name="ce1">
            <text:p>retrospective_part2_stage5_85afab1f</text:p>
          </table:table-cell>
          <table:table-cell office:value-type="string" table:style-name="ce1">
            <text:p>Kiana</text:p>
          </table:table-cell>
          <table:table-cell office:value-type="string" table:style-name="ce2">
            <text:p>How fitting for ME Corp, to be able to build a whole Academy City.</text:p>
          </table:table-cell>
          <table:table-cell office:value-type="string" table:style-name="ce2">
            <text:p>How fitting for ME Corp, to be able to build a whole Academy City.</text:p>
          </table:table-cell>
          <table:table-cell office:value-type="string" table:style-name="ce3">
            <text:p>How fitting for ME Corp, to be able to build a whole Academy City.</text:p>
          </table:table-cell>
          <table:table-cell table:number-columns-repeated="16379"/>
        </table:table-row>
        <table:table-row table:style-name="ro1">
          <table:table-cell office:value-type="string" table:style-name="ce1">
            <text:p>retrospective_part2_stage5_f2cde38b</text:p>
          </table:table-cell>
          <table:table-cell office:value-type="string" table:style-name="ce1">
            <text:p>Mei</text:p>
          </table:table-cell>
          <table:table-cell office:value-type="string" table:style-name="ce2">
            <text:p>It's just a smart electronics company, it's not a big deal.</text:p>
          </table:table-cell>
          <table:table-cell office:value-type="string" table:style-name="ce2">
            <text:p>It's just a smart electronics company, it's not a big deal.</text:p>
          </table:table-cell>
          <table:table-cell office:value-type="string" table:style-name="ce3">
            <text:p>It's just a smart electronics company, it's not a big deal.//nAnyway, our primary goal now is to escape the academy, right?</text:p>
          </table:table-cell>
          <table:table-cell table:number-columns-repeated="16379"/>
        </table:table-row>
        <table:table-row table:style-name="ro1">
          <table:table-cell office:value-type="string" table:style-name="ce1">
            <text:p>retrospective_part2_stage5_58a30e01</text:p>
          </table:table-cell>
          <table:table-cell office:value-type="string" table:style-name="ce1">
            <text:p>Mei</text:p>
          </table:table-cell>
          <table:table-cell office:value-type="string" table:style-name="ce2">
            <text:p>Anyway, our primary goal now is to escape the academy, right?</text:p>
          </table:table-cell>
          <table:table-cell office:value-type="string" table:style-name="ce2">
            <text:p>Anyway, our primary goal now is to escape the academy, right?</text:p>
          </table:table-cell>
          <table:table-cell table:style-name="ce3"/>
          <table:table-cell table:number-columns-repeated="16379"/>
        </table:table-row>
        <table:table-row table:style-name="ro1">
          <table:table-cell office:value-type="string" table:style-name="ce1">
            <text:p>retrospective_part2_stage5_00f3d6ee</text:p>
          </table:table-cell>
          <table:table-cell office:value-type="string" table:style-name="ce1">
            <text:p>Kiana</text:p>
          </table:table-cell>
          <table:table-cell office:value-type="string" table:style-name="ce2">
            <text:p>Okay~ Okay~ Then I should ask Missy to swiftly take me away from this hellhole.</text:p>
          </table:table-cell>
          <table:table-cell office:value-type="string" table:style-name="ce2">
            <text:p>Okay~ Okay~ Then I should ask Missy to swiftly take me away from this hellhole.</text:p>
          </table:table-cell>
          <table:table-cell office:value-type="string" table:style-name="ce3">
            <text:p>Okay~ Okay~ Then I should ask Miss Raiden to swiftly take me away from this hellhole.</text:p>
          </table:table-cell>
          <table:table-cell table:number-columns-repeated="16379"/>
        </table:table-row>
        <table:table-row table:style-name="ro1">
          <table:table-cell office:value-type="string" table:style-name="ce1">
            <text:p>retrospective_part2_stage5_879340cd</text:p>
          </table:table-cell>
          <table:table-cell office:value-type="string" table:style-name="ce1">
            <text:p>Kiana</text:p>
          </table:table-cell>
          <table:table-cell office:value-type="string" table:style-name="ce2">
            <text:p>Mei-senpai?</text:p>
          </table:table-cell>
          <table:table-cell office:value-type="string" table:style-name="ce2">
            <text:p>Mei-senpai?</text:p>
          </table:table-cell>
          <table:table-cell office:value-type="string" table:style-name="ce3">
            <text:p>(O) Mei?</text:p>
          </table:table-cell>
          <table:table-cell table:number-columns-repeated="16379"/>
        </table:table-row>
        <table:table-row table:style-name="ro1">
          <table:table-cell office:value-type="string" table:style-name="ce1">
            <text:p>retrospective_part2_stage5_64efe894</text:p>
          </table:table-cell>
          <table:table-cell office:value-type="string" table:style-name="ce1">
            <text:p>Mei</text:p>
          </table:table-cell>
          <table:table-cell office:value-type="string" table:style-name="ce2">
            <text:p>Eh? What's the matter, Kiana?</text:p>
          </table:table-cell>
          <table:table-cell office:value-type="string" table:style-name="ce2">
            <text:p>Eh? What's the matter, Kiana?</text:p>
          </table:table-cell>
          <table:table-cell office:value-type="string" table:style-name="ce3">
            <text:p>Hm? What's the matter, Kiana?</text:p>
          </table:table-cell>
          <table:table-cell table:number-columns-repeated="16379"/>
        </table:table-row>
        <table:table-row table:style-name="ro1">
          <table:table-cell office:value-type="string" table:style-name="ce1">
            <text:p>retrospective_part2_stage5_fdf89b5c</text:p>
          </table:table-cell>
          <table:table-cell office:value-type="string" table:style-name="ce1">
            <text:p>Kiana</text:p>
          </table:table-cell>
          <table:table-cell office:value-type="string" table:style-name="ce2">
            <text:p>Ah it's nothing, it's just that you looked sad so I wanted to ask you what's wrong.</text:p>
          </table:table-cell>
          <table:table-cell office:value-type="string" table:style-name="ce2">
            <text:p>Ah it's nothing, it's just that you looked sad so I wanted to ask you what's wrong.</text:p>
          </table:table-cell>
          <table:table-cell office:value-type="string" table:style-name="ce3">
            <text:p>Ah it's nothing, it's just that you looked sad so I wanted to ask you what's wrong.</text:p>
          </table:table-cell>
          <table:table-cell table:number-columns-repeated="16379"/>
        </table:table-row>
        <table:table-row table:style-name="ro1">
          <table:table-cell office:value-type="string" table:style-name="ce1">
            <text:p>retrospective_part2_stage5_fb17e92e</text:p>
          </table:table-cell>
          <table:table-cell office:value-type="string" table:style-name="ce1">
            <text:p>Mei</text:p>
          </table:table-cell>
          <table:table-cell office:value-type="string" table:style-name="ce2">
            <text:p>Nothingâ€¦ I'm justâ€¦ Thinking of my father.</text:p>
          </table:table-cell>
          <table:table-cell office:value-type="string" table:style-name="ce2">
            <text:p>Nothingâ€¦ I'm justâ€¦ Thinking of my father.</text:p>
          </table:table-cell>
          <table:table-cell office:value-type="string" table:style-name="ce3">
            <text:p>It's nothing... I'm just... Thinking of my father.</text:p>
          </table:table-cell>
          <table:table-cell table:number-columns-repeated="16379"/>
        </table:table-row>
        <table:table-row table:style-name="ro1">
          <table:table-cell office:value-type="string" table:style-name="ce1">
            <text:p>retrospective_part2_stage5_731530bc</text:p>
          </table:table-cell>
          <table:table-cell office:value-type="string" table:style-name="ce1">
            <text:p>Mei</text:p>
          </table:table-cell>
          <table:table-cell office:value-type="string" table:style-name="ce2">
            <text:p>I remember when I was still a kid, my father would always be doing experiments, as if experiments were all he ever had ......</text:p>
          </table:table-cell>
          <table:table-cell office:value-type="string" table:style-name="ce2">
            <text:p>I remember when I was still a kid, my father would always be doing experiments, as if experiments were all he ever had ......</text:p>
          </table:table-cell>
          <table:table-cell office:value-type="string" table:style-name="ce3">
            <text:p>I remember when I was still a kid, my father would always be doing experiments, as if experiments were all he ever had ......</text:p>
          </table:table-cell>
          <table:table-cell table:number-columns-repeated="16379"/>
        </table:table-row>
        <table:table-row table:style-name="ro1">
          <table:table-cell office:value-type="string" table:style-name="ce1">
            <text:p>retrospective_part2_stage5_64a49c3e</text:p>
          </table:table-cell>
          <table:table-cell office:value-type="string" table:style-name="ce1">
            <text:p>Mei</text:p>
          </table:table-cell>
          <table:table-cell office:value-type="string" table:style-name="ce2">
            <text:p>I was tutored by the private teachers that my father hired, and I've never had any friends. The only person that I could talk to was my Kendo teacher.</text:p>
          </table:table-cell>
          <table:table-cell office:value-type="string" table:style-name="ce2">
            <text:p>I was tutored by the private teachers that my father hired, and I've never had any friends. The only person that I could talk to was my Kendo teacher.</text:p>
          </table:table-cell>
          <table:table-cell office:value-type="string" table:style-name="ce3">
            <text:p>I was tutored by the private teachers that my father hired, and I've never had any friends. The only person that I could talk to was my Kendo teacher.</text:p>
          </table:table-cell>
          <table:table-cell table:number-columns-repeated="16379"/>
        </table:table-row>
        <table:table-row table:style-name="ro1">
          <table:table-cell office:value-type="string" table:style-name="ce1">
            <text:p>retrospective_part2_stage5_c72260c3</text:p>
          </table:table-cell>
          <table:table-cell office:value-type="string" table:style-name="ce1">
            <text:p>Mei</text:p>
          </table:table-cell>
          <table:table-cell office:value-type="string" table:style-name="ce2">
            <text:p>When I got older, I wanted to question my father about that, but he vanished.</text:p>
          </table:table-cell>
          <table:table-cell office:value-type="string" table:style-name="ce2">
            <text:p>When I got older, I wanted to question my father about that, but he vanished.</text:p>
          </table:table-cell>
          <table:table-cell office:value-type="string" table:style-name="ce3">
            <text:p>When I got older, I wanted to question my father about that, but he vanished.</text:p>
          </table:table-cell>
          <table:table-cell table:number-columns-repeated="16379"/>
        </table:table-row>
        <table:table-row table:style-name="ro1">
          <table:table-cell office:value-type="string" table:style-name="ce1">
            <text:p>retrospective_part2_stage5_7c61fd12</text:p>
          </table:table-cell>
          <table:table-cell office:value-type="string" table:style-name="ce1">
            <text:p>Kiana</text:p>
          </table:table-cell>
          <table:table-cell office:value-type="string" table:style-name="ce2">
            <text:p>Vanishedâ€¦ You mean-?</text:p>
          </table:table-cell>
          <table:table-cell office:value-type="string" table:style-name="ce2">
            <text:p>Vanishedâ€¦ You mean-?</text:p>
          </table:table-cell>
          <table:table-cell office:value-type="string" table:style-name="ce3">
            <text:p>Vanished... You mean...?</text:p>
          </table:table-cell>
          <table:table-cell table:number-columns-repeated="16379"/>
        </table:table-row>
        <table:table-row table:style-name="ro1">
          <table:table-cell office:value-type="string" table:style-name="ce1">
            <text:p>retrospective_part2_stage5_9f10bb54</text:p>
          </table:table-cell>
          <table:table-cell office:value-type="string" table:style-name="ce1">
            <text:p>Mei</text:p>
          </table:table-cell>
          <table:table-cell office:value-type="string" table:style-name="ce2">
            <text:p>Missing, whereabouts unknown.</text:p>
          </table:table-cell>
          <table:table-cell office:value-type="string" table:style-name="ce2">
            <text:p>Missing, whereabouts unknown.</text:p>
          </table:table-cell>
          <table:table-cell office:value-type="string" table:style-name="ce3">
            <text:p>Missing, whereabouts unknown.</text:p>
          </table:table-cell>
          <table:table-cell table:number-columns-repeated="16379"/>
        </table:table-row>
        <table:table-row table:style-name="ro1">
          <table:table-cell office:value-type="string" table:style-name="ce1">
            <text:p>retrospective_part2_stage5_0bad6e0b</text:p>
          </table:table-cell>
          <table:table-cell office:value-type="string" table:style-name="ce1">
            <text:p>Kiana</text:p>
          </table:table-cell>
          <table:table-cell office:value-type="string" table:style-name="ce2">
            <text:p>Just likeâ€¦ me.</text:p>
          </table:table-cell>
          <table:table-cell office:value-type="string" table:style-name="ce2">
            <text:p>Just likeâ€¦ me.</text:p>
          </table:table-cell>
          <table:table-cell office:value-type="string" table:style-name="ce3">
            <text:p>(O) Just like mineâ€¦</text:p>
          </table:table-cell>
          <table:table-cell table:number-columns-repeated="16379"/>
        </table:table-row>
        <table:table-row table:style-name="ro1">
          <table:table-cell office:value-type="string" table:style-name="ce1">
            <text:p>retrospective_part2_stage5_7ce7f2ab</text:p>
          </table:table-cell>
          <table:table-cell office:value-type="string" table:style-name="ce1">
            <text:p>Mei</text:p>
          </table:table-cell>
          <table:table-cell office:value-type="string" table:style-name="ce2">
            <text:p>Kiana?</text:p>
          </table:table-cell>
          <table:table-cell office:value-type="string" table:style-name="ce2">
            <text:p>Kiana?</text:p>
          </table:table-cell>
          <table:table-cell office:value-type="string" table:style-name="ce3">
            <text:p>(O) Kiana?</text:p>
          </table:table-cell>
          <table:table-cell table:number-columns-repeated="16379"/>
        </table:table-row>
        <table:table-row table:style-name="ro1">
          <table:table-cell office:value-type="string" table:style-name="ce1">
            <text:p>retrospective_part2_stage5_b0f97742</text:p>
          </table:table-cell>
          <table:table-cell office:value-type="string" table:style-name="ce1">
            <text:p>Kiana</text:p>
          </table:table-cell>
          <table:table-cell office:value-type="string" table:style-name="ce2">
            <text:p>My dad also vanished, so that's why I came to Chiba Academy, to look for him.</text:p>
          </table:table-cell>
          <table:table-cell office:value-type="string" table:style-name="ce2">
            <text:p>My dad also vanished, so that's why I came to Chiba Academy, to look for him.</text:p>
          </table:table-cell>
          <table:table-cell office:value-type="string" table:style-name="ce3">
            <text:p>My dad also vanished, so that's why I came to Chiba Academy, to look for him.</text:p>
          </table:table-cell>
          <table:table-cell table:number-columns-repeated="16379"/>
        </table:table-row>
        <table:table-row table:style-name="ro1">
          <table:table-cell office:value-type="string" table:style-name="ce1">
            <text:p>retrospective_part2_stage5_a110a931</text:p>
          </table:table-cell>
          <table:table-cell office:value-type="string" table:style-name="ce1">
            <text:p>Mei</text:p>
          </table:table-cell>
          <table:table-cell office:value-type="string" table:style-name="ce2">
            <text:p>Looks like we're in the same boat then.</text:p>
          </table:table-cell>
          <table:table-cell office:value-type="string" table:style-name="ce2">
            <text:p>Looks like we're in the same boat then.</text:p>
          </table:table-cell>
          <table:table-cell office:value-type="string" table:style-name="ce3">
            <text:p>Looks like we're in the same boat then.</text:p>
          </table:table-cell>
          <table:table-cell table:number-columns-repeated="16379"/>
        </table:table-row>
        <table:table-row table:style-name="ro1">
          <table:table-cell office:value-type="string" table:style-name="ce1">
            <text:p>retrospective_part2_stage5_6c8676dd</text:p>
          </table:table-cell>
          <table:table-cell office:value-type="string" table:style-name="ce1">
            <text:p>Kiana</text:p>
          </table:table-cell>
          <table:table-cell office:value-type="string" table:style-name="ce2">
            <text:p>Yeah, should we call this alliance the â€œGirls' Alliance of Looking for Our Missing Dadsâ€?</text:p>
          </table:table-cell>
          <table:table-cell office:value-type="string" table:style-name="ce2">
            <text:p>Yeah, should we call this alliance the â€œGirls' Alliance of Looking for Our Missing Dadsâ€?</text:p>
          </table:table-cell>
          <table:table-cell office:value-type="string" table:style-name="ce3">
            <text:p>Yeah, should we call this alliance the "Girls' Alliance of Looking for Our Missing Dads"?</text:p>
          </table:table-cell>
          <table:table-cell table:number-columns-repeated="16379"/>
        </table:table-row>
        <table:table-row table:style-name="ro1">
          <table:table-cell office:value-type="string" table:style-name="ce1">
            <text:p>retrospective_part2_stage5_aa328fce</text:p>
          </table:table-cell>
          <table:table-cell office:value-type="string" table:style-name="ce1">
            <text:p>Mei</text:p>
          </table:table-cell>
          <table:table-cell office:value-type="string" table:style-name="ce2">
            <text:p>What kind of name is that?</text:p>
          </table:table-cell>
          <table:table-cell office:value-type="string" table:style-name="ce2">
            <text:p>What kind of name is that?</text:p>
          </table:table-cell>
          <table:table-cell office:value-type="string" table:style-name="ce3">
            <text:p>What kind of name is that?</text:p>
          </table:table-cell>
          <table:table-cell table:number-columns-repeated="16379"/>
        </table:table-row>
        <table:table-row table:style-name="ro1">
          <table:table-cell office:value-type="string" table:style-name="ce1">
            <text:p>retrospective_part2_stage5_bd6c32db</text:p>
          </table:table-cell>
          <table:table-cell office:value-type="string" table:style-name="ce1">
            <text:p>Kiana</text:p>
          </table:table-cell>
          <table:table-cell office:value-type="string" table:style-name="ce2">
            <text:p>Ehehehehe~</text:p>
          </table:table-cell>
          <table:table-cell office:value-type="string" table:style-name="ce2">
            <text:p>Ehehehehe~</text:p>
          </table:table-cell>
          <table:table-cell office:value-type="string" table:style-name="ce3">
            <text:p>Ehehehehe~</text:p>
          </table:table-cell>
          <table:table-cell table:number-columns-repeated="16379"/>
        </table:table-row>
        <table:table-row table:style-name="ro1">
          <table:table-cell office:value-type="string" table:style-name="ce1">
            <text:p>retrospective_part2_stage5_1be49bb6</text:p>
          </table:table-cell>
          <table:table-cell office:value-type="string" table:style-name="ce1">
            <text:p>Kiana</text:p>
          </table:table-cell>
          <table:table-cell office:value-type="string" table:style-name="ce2">
            <text:p>The temperature is also getting lower and lower, it feels like entering a freezerâ€¦</text:p>
          </table:table-cell>
          <table:table-cell office:value-type="string" table:style-name="ce2">
            <text:p>The temperature is also getting lower and lower, it feels like entering a freezerâ€¦</text:p>
          </table:table-cell>
          <table:table-cell office:value-type="string" table:style-name="ce3">
            <text:p>The temperature is also getting lower and lower, it feels like entering a freezer...</text:p>
          </table:table-cell>
          <table:table-cell table:number-columns-repeated="16379"/>
        </table:table-row>
        <table:table-row table:style-name="ro1">
          <table:table-cell office:value-type="string" table:style-name="ce1">
            <text:p>retrospective_part2_stage5_9a599537</text:p>
          </table:table-cell>
          <table:table-cell office:value-type="string" table:style-name="ce1">
            <text:p>Mei</text:p>
          </table:table-cell>
          <table:table-cell office:value-type="string" table:style-name="ce2">
            <text:p>The experiments here seem a little strange, it seems a bit different from the ones my father was doing.<text:s/></text:p>
          </table:table-cell>
          <table:table-cell office:value-type="string" table:style-name="ce2">
            <text:p>The experiments here seem a little strange, it seems a bit different from the ones my father was doing.</text:p>
          </table:table-cell>
          <table:table-cell office:value-type="string" table:style-name="ce3">
            <text:p>The experiments here seem a little strange, it seems a bit different from the ones my father was doing.</text:p>
          </table:table-cell>
          <table:table-cell table:number-columns-repeated="16379"/>
        </table:table-row>
        <table:table-row table:style-name="ro1">
          <table:table-cell office:value-type="string" table:style-name="ce1">
            <text:p>retrospective_part2_stage5_9716fe70</text:p>
          </table:table-cell>
          <table:table-cell office:value-type="string" table:style-name="ce1">
            <text:p>Kiana</text:p>
          </table:table-cell>
          <table:table-cell office:value-type="string" table:style-name="ce2">
            <text:p>Experiments? Looks pretty standard to me... Specimens, biochemical symbols, stuff like that. Rather, there's a real laboratory atmosphere~</text:p>
          </table:table-cell>
          <table:table-cell office:value-type="string" table:style-name="ce2">
            <text:p>Experiments? Looks pretty standard to me... Specimens, biochemical symbols, stuff like that. More like, this place gives off serious laboratory vibes~ (Note by darkmizmiz: å€’ä¸å¦‚è¯´ is "instead we can say it's...."</text:p>
          </table:table-cell>
          <table:table-cell office:value-type="string" table:style-name="ce3">
            <text:p>Experiments? Looks pretty standard to me... Specimens, biochemical symbols, stuff like that. More like, this place gives off serious laboratory vibes~</text:p>
          </table:table-cell>
          <table:table-cell table:number-columns-repeated="16379"/>
        </table:table-row>
        <table:table-row table:style-name="ro1">
          <table:table-cell office:value-type="string" table:style-name="ce1">
            <text:p>retrospective_part2_stage5_9c1137d0</text:p>
          </table:table-cell>
          <table:table-cell office:value-type="string" table:style-name="ce1">
            <text:p>Mei</text:p>
          </table:table-cell>
          <table:table-cell office:value-type="string" table:style-name="ce2">
            <text:p>Additonally, there seems to be a logo above all the lab doors we just passed... It's bugging me...</text:p>
          </table:table-cell>
          <table:table-cell office:value-type="string" table:style-name="ce2">
            <text:p>Additonally, there seems to be a logo above all the lab doors we just passed... It's bugging me...</text:p>
          </table:table-cell>
          <table:table-cell office:value-type="string" table:style-name="ce3">
            <text:p>Additonally, there seems to be a logo above all the lab doors we just passed... It's bugging me...</text:p>
          </table:table-cell>
          <table:table-cell table:number-columns-repeated="16379"/>
        </table:table-row>
        <table:table-row table:style-name="ro1">
          <table:table-cell office:value-type="string" table:style-name="ce1">
            <text:p>retrospective_part2_stage5_a03c783f</text:p>
          </table:table-cell>
          <table:table-cell office:value-type="string" table:style-name="ce1">
            <text:p>Kiana</text:p>
          </table:table-cell>
          <table:table-cell office:value-type="string" table:style-name="ce2">
            <text:p>Logos? What logos?</text:p>
          </table:table-cell>
          <table:table-cell office:value-type="string" table:style-name="ce2">
            <text:p>Logos? What logos?</text:p>
          </table:table-cell>
          <table:table-cell office:value-type="string" table:style-name="ce3">
            <text:p>Logos? What logos?</text:p>
          </table:table-cell>
          <table:table-cell table:number-columns-repeated="16379"/>
        </table:table-row>
        <table:table-row table:style-name="ro1">
          <table:table-cell office:value-type="string" table:style-name="ce1">
            <text:p>retrospective_part2_stage5_de3fbb31</text:p>
          </table:table-cell>
          <table:table-cell office:value-type="string" table:style-name="ce1">
            <text:p>Mei</text:p>
          </table:table-cell>
          <table:table-cell office:value-type="string" table:style-name="ce2">
            <text:p>That one.</text:p>
          </table:table-cell>
          <table:table-cell office:value-type="string" table:style-name="ce2">
            <text:p>That one.</text:p>
          </table:table-cell>
          <table:table-cell office:value-type="string" table:style-name="ce3">
            <text:p>That one.</text:p>
          </table:table-cell>
          <table:table-cell table:number-columns-repeated="16379"/>
        </table:table-row>
        <table:table-row table:style-name="ro1">
          <table:table-cell office:value-type="string" table:style-name="ce1">
            <text:p>retrospective_part2_stage5_24bcdede</text:p>
          </table:table-cell>
          <table:table-cell office:value-type="string" table:style-name="ce1">
            <text:p>Kiana</text:p>
          </table:table-cell>
          <table:table-cell office:value-type="string" table:style-name="ce2">
            <text:p>Maybe it's a logo from your company? Don't let it bother you, senpai~</text:p>
          </table:table-cell>
          <table:table-cell office:value-type="string" table:style-name="ce2">
            <text:p>Maybe it's a logo from your company? Don't let it bother you, senpai~</text:p>
          </table:table-cell>
          <table:table-cell office:value-type="string" table:style-name="ce3">
            <text:p>Maybe it's a logo from your company? Don't worry about it, senpai~</text:p>
          </table:table-cell>
          <table:table-cell table:number-columns-repeated="16379"/>
        </table:table-row>
        <table:table-row table:style-name="ro1">
          <table:table-cell office:value-type="string" table:style-name="ce1">
            <text:p>retrospective_part2_stage5_2f161b19</text:p>
          </table:table-cell>
          <table:table-cell office:value-type="string" table:style-name="ce1">
            <text:p>Mei</text:p>
          </table:table-cell>
          <table:table-cell office:value-type="string" table:style-name="ce2">
            <text:p>Mmmh, that's probably right.</text:p>
          </table:table-cell>
          <table:table-cell office:value-type="string" table:style-name="ce2">
            <text:p>Mmmh, that's probably right.</text:p>
          </table:table-cell>
          <table:table-cell office:value-type="string" table:style-name="ce3">
            <text:p>Mmmh, that's probably right.</text:p>
          </table:table-cell>
          <table:table-cell table:number-columns-repeated="16379"/>
        </table:table-row>
        <table:table-row table:style-name="ro1">
          <table:table-cell office:value-type="string" table:style-name="ce1">
            <text:p>retrospective_part2_stage5_c131f457</text:p>
          </table:table-cell>
          <table:table-cell office:value-type="string" table:style-name="ce1">
            <text:p>Mei</text:p>
          </table:table-cell>
          <table:table-cell office:value-type="string" table:style-name="ce2">
            <text:p>I remember passing through the front warehouse to exit through the side door.</text:p>
          </table:table-cell>
          <table:table-cell office:value-type="string" table:style-name="ce2">
            <text:p>I remember if we pass through the warehouse ahead, we can exit through the side door.</text:p>
          </table:table-cell>
          <table:table-cell office:value-type="string" table:style-name="ce3">
            <text:p>I remember passing through the front warehouse to exit through the side door.</text:p>
          </table:table-cell>
          <table:table-cell table:number-columns-repeated="16379"/>
        </table:table-row>
        <table:table-row table:style-name="ro1">
          <table:table-cell office:value-type="string" table:style-name="ce1">
            <text:p>retrospective_part2_stage5_d4f1f694</text:p>
          </table:table-cell>
          <table:table-cell office:value-type="string" table:style-name="ce1">
            <text:p>Kiana</text:p>
          </table:table-cell>
          <table:table-cell office:value-type="string" table:style-name="ce2">
            <text:p>Shhh</text:p>
          </table:table-cell>
          <table:table-cell office:value-type="string" table:style-name="ce2">
            <text:p>Shhh</text:p>
          </table:table-cell>
          <table:table-cell office:value-type="string" table:style-name="ce3">
            <text:p>Sssh!</text:p>
          </table:table-cell>
          <table:table-cell table:number-columns-repeated="16379"/>
        </table:table-row>
        <table:table-row table:style-name="ro1">
          <table:table-cell office:value-type="string" table:style-name="ce1">
            <text:p>retrospective_part2_stage5_b666432c</text:p>
          </table:table-cell>
          <table:table-cell office:value-type="string" table:style-name="ce1">
            <text:p>Kiana</text:p>
          </table:table-cell>
          <table:table-cell office:value-type="string" table:style-name="ce2">
            <text:p>Senpai, did you hear anything?</text:p>
          </table:table-cell>
          <table:table-cell office:value-type="string" table:style-name="ce2">
            <text:p>Senpai, did you hear anything?</text:p>
          </table:table-cell>
          <table:table-cell office:value-type="string" table:style-name="ce3">
            <text:p>Senpai, did you hear anything?</text:p>
          </table:table-cell>
          <table:table-cell table:number-columns-repeated="16379"/>
        </table:table-row>
        <table:table-row table:style-name="ro1">
          <table:table-cell office:value-type="string" table:style-name="ce1">
            <text:p>retrospective_part2_stage5_4f24877e</text:p>
          </table:table-cell>
          <table:table-cell table:style-name="ce1"/>
          <table:table-cell office:value-type="string" table:style-name="ce2">
            <text:p>...{i}shuffle{/i}....{i}shuffle{/i}...</text:p>
          </table:table-cell>
          <table:table-cell office:value-type="string" table:style-name="ce2">
            <text:p>...{i}shuffle{/i}....{i}shuffle{/i}...</text:p>
          </table:table-cell>
          <table:table-cell office:value-type="string" table:style-name="ce3">
            <text:p>...&lt;i&gt;shuffle&lt;/i&gt;....&lt;i&gt;shuffle&lt;/i&gt;...</text:p>
          </table:table-cell>
          <table:table-cell table:number-columns-repeated="16379"/>
        </table:table-row>
        <table:table-row table:style-name="ro1">
          <table:table-cell office:value-type="string" table:style-name="ce1">
            <text:p>retrospective_part2_stage5_aaf94d04</text:p>
          </table:table-cell>
          <table:table-cell office:value-type="string" table:style-name="ce1">
            <text:p>Mei</text:p>
          </table:table-cell>
          <table:table-cell office:value-type="string" table:style-name="ce2">
            <text:p>This sound- Could the zombies be coming after us?</text:p>
          </table:table-cell>
          <table:table-cell office:value-type="string" table:style-name="ce2">
            <text:p>This sound- Could the zombies be coming after us?</text:p>
          </table:table-cell>
          <table:table-cell office:value-type="string" table:style-name="ce3">
            <text:p>This sound- Could the zombies be coming after us?</text:p>
          </table:table-cell>
          <table:table-cell table:number-columns-repeated="16379"/>
        </table:table-row>
        <table:table-row table:style-name="ro1">
          <table:table-cell office:value-type="string" table:style-name="ce1">
            <text:p>retrospective_part2_stage5_eff3c13b</text:p>
          </table:table-cell>
          <table:table-cell office:value-type="string" table:style-name="ce1">
            <text:p>Kiana</text:p>
          </table:table-cell>
          <table:table-cell office:value-type="string" table:style-name="ce2">
            <text:p>No, that's not what zombies sound like. It was more like the sound of an animal moving, and it came from the direction of the warehouse.</text:p>
          </table:table-cell>
          <table:table-cell office:value-type="string" table:style-name="ce2">
            <text:p>No, that's not what zombies sound like. It was more like the sound of an animal moving, and it came from the direction of the warehouse.</text:p>
          </table:table-cell>
          <table:table-cell office:value-type="string" table:style-name="ce3">
            <text:p>No, that's not what zombies sound like. It was more like the sound of an animal moving, and it came from the direction of the warehouse.</text:p>
          </table:table-cell>
          <table:table-cell table:number-columns-repeated="16379"/>
        </table:table-row>
        <table:table-row table:style-name="ro1">
          <table:table-cell office:value-type="string" table:style-name="ce1">
            <text:p>retrospective_part2_stage5_fb24d4b0</text:p>
          </table:table-cell>
          <table:table-cell office:value-type="string" table:style-name="ce1">
            <text:p>Mei</text:p>
          </table:table-cell>
          <table:table-cell office:value-type="string" table:style-name="ce2">
            <text:p>How can there be animals in a place like this... How about we go and have a look?</text:p>
          </table:table-cell>
          <table:table-cell office:value-type="string" table:style-name="ce2">
            <text:p>How can there be animals in a place like this... How about we go and have a look?</text:p>
          </table:table-cell>
          <table:table-cell office:value-type="string" table:style-name="ce3">
            <text:p>How can there be animals in a place like this... How about we go and have a look?</text:p>
          </table:table-cell>
          <table:table-cell table:number-columns-repeated="16379"/>
        </table:table-row>
        <table:table-row table:style-name="ro1">
          <table:table-cell office:value-type="string" table:style-name="ce1">
            <text:p>retrospective_part2_stage5_f77f5717</text:p>
          </table:table-cell>
          <table:table-cell office:value-type="string" table:style-name="ce1">
            <text:p>Kiana</text:p>
          </table:table-cell>
          <table:table-cell office:value-type="string" table:style-name="ce2">
            <text:p>Well, I have a feeling that if we turn back now we'll just be faced with more zombies so... let's go check the warehouse out!</text:p>
          </table:table-cell>
          <table:table-cell office:value-type="string" table:style-name="ce2">
            <text:p>Well, I have a feeling that if we turn back now we'll just be faced with more zombies so... let's go check the warehouse out!</text:p>
          </table:table-cell>
          <table:table-cell office:value-type="string" table:style-name="ce3">
            <text:p>Well, I have a feeling that if we turn back now we'll just be faced with more zombies so... let's go check the warehouse out!</text:p>
          </table:table-cell>
          <table:table-cell table:number-columns-repeated="16379"/>
        </table:table-row>
        <table:table-row table:style-name="ro1">
          <table:table-cell office:value-type="string" table:style-name="ce1">
            <text:p>retrospective_part2_stage5_880d751a</text:p>
          </table:table-cell>
          <table:table-cell office:value-type="string" table:style-name="ce1">
            <text:p>Kiana</text:p>
          </table:table-cell>
          <table:table-cell office:value-type="string" table:style-name="ce2">
            <text:p>Mei-senpai! Did you see that?</text:p>
          </table:table-cell>
          <table:table-cell office:value-type="string" table:style-name="ce2">
            <text:p>Mei-senpai! Did you see that?</text:p>
          </table:table-cell>
          <table:table-cell office:value-type="string" table:style-name="ce3">
            <text:p>Mei-senpai! Did you see that?</text:p>
          </table:table-cell>
          <table:table-cell table:number-columns-repeated="16379"/>
        </table:table-row>
        <table:table-row table:style-name="ro1">
          <table:table-cell office:value-type="string" table:style-name="ce1">
            <text:p>retrospective_part2_stage5_f8e6b56b</text:p>
          </table:table-cell>
          <table:table-cell office:value-type="string" table:style-name="ce1">
            <text:p>Mei</text:p>
          </table:table-cell>
          <table:table-cell office:value-type="string" table:style-name="ce2">
            <text:p>Um... What did you see?</text:p>
          </table:table-cell>
          <table:table-cell office:value-type="string" table:style-name="ce2">
            <text:p>Um... What is that?</text:p>
          </table:table-cell>
          <table:table-cell office:value-type="string" table:style-name="ce3">
            <text:p>Um... What is that?</text:p>
          </table:table-cell>
          <table:table-cell table:number-columns-repeated="16379"/>
        </table:table-row>
        <table:table-row table:style-name="ro1">
          <table:table-cell office:value-type="string" table:style-name="ce1">
            <text:p>retrospective_part2_stage5_6895c576</text:p>
          </table:table-cell>
          <table:table-cell office:value-type="string" table:style-name="ce1">
            <text:p>Kiana</text:p>
          </table:table-cell>
          <table:table-cell office:value-type="string" table:style-name="ce2">
            <text:p>Not sureâ€¦ It slipped away. Let's follow it and find out!</text:p>
          </table:table-cell>
          <table:table-cell office:value-type="string" table:style-name="ce2">
            <text:p>Not sureâ€¦ It slipped away. Let's follow it and find out!</text:p>
          </table:table-cell>
          <table:table-cell office:value-type="string" table:style-name="ce3">
            <text:p>Not sure... It slipped away. Let's follow it and find out!</text:p>
          </table:table-cell>
          <table:table-cell table:number-columns-repeated="16379"/>
        </table:table-row>
        <table:table-row table:style-name="ro1">
          <table:table-cell office:value-type="string" table:style-name="ce1">
            <text:p>retrospective_part2_stage5_eb3bb36d</text:p>
          </table:table-cell>
          <table:table-cell office:value-type="string" table:style-name="ce1">
            <text:p>Mei</text:p>
          </table:table-cell>
          <table:table-cell office:value-type="string" table:style-name="ce2">
            <text:p>Hey~ don't be so impulsive, we should first make a plan when there's an unexpected situation.</text:p>
          </table:table-cell>
          <table:table-cell office:value-type="string" table:style-name="ce2">
            <text:p>Hey~ don't be so impulsive, we should first make a plan for an unexpected situation.</text:p>
          </table:table-cell>
          <table:table-cell office:value-type="string" table:style-name="ce3">
            <text:p>Hold on! We don't want to get hurt if we rush after them. Let's act calmly and make a plan.</text:p>
          </table:table-cell>
          <table:table-cell table:number-columns-repeated="16379"/>
        </table:table-row>
        <table:table-row table:style-name="ro1">
          <table:table-cell office:value-type="string" table:style-name="ce1">
            <text:p>retrospective_part2_stage5_736f4cf3</text:p>
          </table:table-cell>
          <table:table-cell office:value-type="string" table:style-name="ce1">
            <text:p>Kiana</text:p>
          </table:table-cell>
          <table:table-cell office:value-type="string" table:style-name="ce2">
            <text:p>Ha?</text:p>
          </table:table-cell>
          <table:table-cell office:value-type="string" table:style-name="ce2">
            <text:p>Huh?</text:p>
          </table:table-cell>
          <table:table-cell office:value-type="string" table:style-name="ce3">
            <text:p>(O) Ha?</text:p>
          </table:table-cell>
          <table:table-cell table:number-columns-repeated="16379"/>
        </table:table-row>
        <table:table-row table:style-name="ro1">
          <table:table-cell office:value-type="string" table:style-name="ce1">
            <text:p>retrospective_part2_stage5_49b6df56</text:p>
          </table:table-cell>
          <table:table-cell office:value-type="string" table:style-name="ce1">
            <text:p>Mei</text:p>
          </table:table-cell>
          <table:table-cell office:value-type="string" table:style-name="ce2">
            <text:p>How could there be a person there? Kiana, didn't you say that that was the sound of an animal?</text:p>
          </table:table-cell>
          <table:table-cell office:value-type="string" table:style-name="ce2">
            <text:p>How could there be a person there? Kiana, didn't you say that that was the sound of an animal?</text:p>
          </table:table-cell>
          <table:table-cell office:value-type="string" table:style-name="ce3">
            <text:p>How could there be a person there? Kiana, didn't you say that that was the sound of an animal?</text:p>
          </table:table-cell>
          <table:table-cell table:number-columns-repeated="16379"/>
        </table:table-row>
        <table:table-row table:style-name="ro1">
          <table:table-cell office:value-type="string" table:style-name="ce1">
            <text:p>retrospective_part2_stage5_33901baf</text:p>
          </table:table-cell>
          <table:table-cell office:value-type="string" table:style-name="ce1">
            <text:p>Kiana</text:p>
          </table:table-cell>
          <table:table-cell office:value-type="string" table:style-name="ce2">
            <text:p>I- I don't knowâ€¦</text:p>
          </table:table-cell>
          <table:table-cell office:value-type="string" table:style-name="ce2">
            <text:p>I- I don't knowâ€¦</text:p>
          </table:table-cell>
          <table:table-cell office:value-type="string" table:style-name="ce3">
            <text:p>(O) Iâ€¦ I don't knowâ€¦</text:p>
          </table:table-cell>
          <table:table-cell table:number-columns-repeated="16379"/>
        </table:table-row>
        <table:table-row table:style-name="ro1">
          <table:table-cell office:value-type="string" table:style-name="ce1">
            <text:p>retrospective_part2_stage5_cf35dde7</text:p>
          </table:table-cell>
          <table:table-cell office:value-type="string" table:style-name="ce1">
            <text:p>Mei</text:p>
          </table:table-cell>
          <table:table-cell office:value-type="string" table:style-name="ce2">
            <text:p>Is she whispering to someone?</text:p>
          </table:table-cell>
          <table:table-cell office:value-type="string" table:style-name="ce2">
            <text:p>Is she whispering to someone?</text:p>
          </table:table-cell>
          <table:table-cell office:value-type="string" table:style-name="ce3">
            <text:p>Is she whispering to someone?</text:p>
          </table:table-cell>
          <table:table-cell table:number-columns-repeated="16379"/>
        </table:table-row>
        <table:table-row table:style-name="ro1">
          <table:table-cell office:value-type="string" table:style-name="ce1">
            <text:p>retrospective_part2_stage5_17500a88</text:p>
          </table:table-cell>
          <table:table-cell office:value-type="string" table:style-name="ce1">
            <text:p>Kiana</text:p>
          </table:table-cell>
          <table:table-cell office:value-type="string" table:style-name="ce2">
            <text:p>There isn't anyone else here, just zombies, so is she talking to herself?</text:p>
          </table:table-cell>
          <table:table-cell office:value-type="string" table:style-name="ce2">
            <text:p>There isn't anyone else here, just zombies, so is she talking to herself?</text:p>
          </table:table-cell>
          <table:table-cell office:value-type="string" table:style-name="ce3">
            <text:p>There isn't anyone else here, just zombies, so is she talking to herself?</text:p>
          </table:table-cell>
          <table:table-cell table:number-columns-repeated="16379"/>
        </table:table-row>
        <table:table-row table:style-name="ro1">
          <table:table-cell office:value-type="string" table:style-name="ce1">
            <text:p>retrospective_part2_stage5_b4d41f2c</text:p>
          </table:table-cell>
          <table:table-cell office:value-type="string" table:style-name="ce1">
            <text:p>Mei</text:p>
          </table:table-cell>
          <table:table-cell office:value-type="string" table:style-name="ce2">
            <text:p>No, look in front of her, there's a girl lying there.</text:p>
          </table:table-cell>
          <table:table-cell office:value-type="string" table:style-name="ce2">
            <text:p>No, look in front of her, there's a girl lying there.</text:p>
          </table:table-cell>
          <table:table-cell office:value-type="string" table:style-name="ce3">
            <text:p>No, look in front of her, there's a girl lying there.</text:p>
          </table:table-cell>
          <table:table-cell table:number-columns-repeated="16379"/>
        </table:table-row>
        <table:table-row table:style-name="ro1">
          <table:table-cell office:value-type="string" table:style-name="ce1">
            <text:p>retrospective_part2_stage5_8cd132c5</text:p>
          </table:table-cell>
          <table:table-cell table:style-name="ce1"/>
          <table:table-cell office:value-type="string" table:style-name="ce2">
            <text:p>Pip pip pip~</text:p>
          </table:table-cell>
          <table:table-cell office:value-type="string" table:style-name="ce2">
            <text:p>Pip pip pip~</text:p>
          </table:table-cell>
          <table:table-cell office:value-type="string" table:style-name="ce3">
            <text:p>&lt;i&gt;pip pip pip...&lt;/i&gt;</text:p>
          </table:table-cell>
          <table:table-cell table:number-columns-repeated="16379"/>
        </table:table-row>
        <table:table-row table:style-name="ro1">
          <table:table-cell office:value-type="string" table:style-name="ce1">
            <text:p>retrospective_part2_stage5_0cddd422</text:p>
          </table:table-cell>
          <table:table-cell office:value-type="string" table:style-name="ce1">
            <text:p>Kiana</text:p>
          </table:table-cell>
          <table:table-cell office:value-type="string" table:style-name="ce2">
            <text:p>Dammit, why is it buzzing now of all times!</text:p>
          </table:table-cell>
          <table:table-cell office:value-type="string" table:style-name="ce2">
            <text:p>Dammit, why is it buzzing now of all times!</text:p>
          </table:table-cell>
          <table:table-cell office:value-type="string" table:style-name="ce3">
            <text:p>Dammit, why is it buzzing now of all times!?</text:p>
          </table:table-cell>
          <table:table-cell table:number-columns-repeated="16379"/>
        </table:table-row>
        <table:table-row table:style-name="ro1">
          <table:table-cell office:value-type="string" table:style-name="ce1">
            <text:p>retrospective_part2_stage5_ce0f278c</text:p>
          </table:table-cell>
          <table:table-cell office:value-type="string" table:style-name="ce1">
            <text:p>Kiana</text:p>
          </table:table-cell>
          <table:table-cell office:value-type="string" table:style-name="ce2">
            <text:p>What!? There's a strong Honkai Energy reaction 20 meters aheadâ€¦ Isn't that-!?</text:p>
          </table:table-cell>
          <table:table-cell office:value-type="string" table:style-name="ce2">
            <text:p>What!? There's a strong Honkai Energy reaction 20 meters aheadâ€¦ Isn't that-!?</text:p>
          </table:table-cell>
          <table:table-cell office:value-type="string" table:style-name="ce3">
            <text:p>What!? There's a strong Honkai Energy reaction 20 meters ahead. Isn't that-!?</text:p>
          </table:table-cell>
          <table:table-cell table:number-columns-repeated="16379"/>
        </table:table-row>
        <table:table-row table:style-name="ro1">
          <table:table-cell office:value-type="string" table:style-name="ce1">
            <text:p>retrospective_part2_stage5_0362da52</text:p>
          </table:table-cell>
          <table:table-cell office:value-type="string" table:style-name="ce1">
            <text:p>Mei</text:p>
          </table:table-cell>
          <table:table-cell office:value-type="string" table:style-name="ce2">
            <text:p>Kiana, I think she saw us! She's looking our way. Her face is so paleâ€¦ Andâ€¦</text:p>
          </table:table-cell>
          <table:table-cell office:value-type="string" table:style-name="ce2">
            <text:p>Kiana, I think she saw us! She's looking our way. Her face is so paleâ€¦ Andâ€¦</text:p>
          </table:table-cell>
          <table:table-cell office:value-type="string" table:style-name="ce3">
            <text:p>Kiana, I think she saw us! She's looking our way. Her face is so pale... And...</text:p>
          </table:table-cell>
          <table:table-cell table:number-columns-repeated="16379"/>
        </table:table-row>
        <table:table-row table:style-name="ro1">
          <table:table-cell office:value-type="string" table:style-name="ce1">
            <text:p>retrospective_part2_stage5_7d4eaf0a</text:p>
          </table:table-cell>
          <table:table-cell office:value-type="string" table:style-name="ce1">
            <text:p>Kiana</text:p>
          </table:table-cell>
          <table:table-cell office:value-type="string" table:style-name="ce2">
            <text:p>Senpai, what did you see? Why are you trembling?</text:p>
          </table:table-cell>
          <table:table-cell office:value-type="string" table:style-name="ce2">
            <text:p>Senpai, what did you see? Why are you trembling?</text:p>
          </table:table-cell>
          <table:table-cell office:value-type="string" table:style-name="ce3">
            <text:p>Senpai, what did you see? Why are you trembling?</text:p>
          </table:table-cell>
          <table:table-cell table:number-columns-repeated="16379"/>
        </table:table-row>
        <table:table-row table:style-name="ro1">
          <table:table-cell office:value-type="string" table:style-name="ce1">
            <text:p>retrospective_part2_stage5_f231d855</text:p>
          </table:table-cell>
          <table:table-cell office:value-type="string" table:style-name="ce1">
            <text:p>Mei</text:p>
          </table:table-cell>
          <table:table-cell office:value-type="string" table:style-name="ce2">
            <text:p>She has tails...</text:p>
          </table:table-cell>
          <table:table-cell office:value-type="string" table:style-name="ce2">
            <text:p>She has tails...</text:p>
          </table:table-cell>
          <table:table-cell office:value-type="string" table:style-name="ce3">
            <text:p>(O) She has tailsâ€¦â€¦</text:p>
          </table:table-cell>
          <table:table-cell table:number-columns-repeated="16379"/>
        </table:table-row>
        <table:table-row table:style-name="ro1">
          <table:table-cell office:value-type="string" table:style-name="ce1">
            <text:p>retrospective_part2_stage5_a25d8b1f</text:p>
          </table:table-cell>
          <table:table-cell office:value-type="string" table:style-name="ce1">
            <text:p>Kiana</text:p>
          </table:table-cell>
          <table:table-cell office:value-type="string" table:style-name="ce2">
            <text:p>Tails? That's not good... Looking at her, she's probably also able to control Honkai Energy. We need to get out of here, fast!</text:p>
          </table:table-cell>
          <table:table-cell office:value-type="string" table:style-name="ce2">
            <text:p>Tails? That's not good... Looking at her, she's probably also able to control Honkai Energy. We need to get out of here, fast!</text:p>
          </table:table-cell>
          <table:table-cell office:value-type="string" table:style-name="ce3">
            <text:p>Tails? That's not good... Looking at her, she's probably also able to control Honkai Energy. We need to get out of here, fast!</text:p>
          </table:table-cell>
          <table:table-cell table:number-columns-repeated="16379"/>
        </table:table-row>
        <table:table-row table:style-name="ro1">
          <table:table-cell office:value-type="string" table:style-name="ce1">
            <text:p>retrospective_part2_stage5_8a690e4d</text:p>
          </table:table-cell>
          <table:table-cell office:value-type="string" table:style-name="ce1">
            <text:p>Kiana</text:p>
          </table:table-cell>
          <table:table-cell office:value-type="string" table:style-name="ce2">
            <text:p>Phew- It should be safe to exit this way.</text:p>
          </table:table-cell>
          <table:table-cell office:value-type="string" table:style-name="ce2">
            <text:p>Phew- It should be safe here.</text:p>
          </table:table-cell>
          <table:table-cell office:value-type="string" table:style-name="ce3">
            <text:p>Phew~ It should be safe here.</text:p>
          </table:table-cell>
          <table:table-cell table:number-columns-repeated="16379"/>
        </table:table-row>
        <table:table-row table:style-name="ro1">
          <table:table-cell office:value-type="string" table:style-name="ce1">
            <text:p>retrospective_part2_stage5_f780bd73</text:p>
          </table:table-cell>
          <table:table-cell office:value-type="string" table:style-name="ce1">
            <text:p>Mei</text:p>
          </table:table-cell>
          <table:table-cell office:value-type="string" table:style-name="ce2">
            <text:p>Mmmh, we're not far from the side entrance of the academyâ€¦</text:p>
          </table:table-cell>
          <table:table-cell office:value-type="string" table:style-name="ce2">
            <text:p>Mmmh, we're not far from the side entrance of the academyâ€¦</text:p>
          </table:table-cell>
          <table:table-cell office:value-type="string" table:style-name="ce3">
            <text:p>Mmmh, we're not far from the side entrance of the academy...</text:p>
          </table:table-cell>
          <table:table-cell table:number-columns-repeated="16379"/>
        </table:table-row>
        <table:table-row table:style-name="ro1">
          <table:table-cell office:value-type="string" table:style-name="ce1">
            <text:p>retrospective_part2_stage5_3d20ee17</text:p>
          </table:table-cell>
          <table:table-cell office:value-type="string" table:style-name="ce1">
            <text:p>Kiana</text:p>
          </table:table-cell>
          <table:table-cell office:value-type="string" table:style-name="ce2">
            <text:p>Calm down, Senpai. Are you concerned about what we just saw?</text:p>
          </table:table-cell>
          <table:table-cell office:value-type="string" table:style-name="ce2">
            <text:p>Calm down, Senpai. Are you concerned about what we just saw?</text:p>
          </table:table-cell>
          <table:table-cell office:value-type="string" table:style-name="ce3">
            <text:p>Calm down, Senpai. Are you concerned about what we just saw?</text:p>
          </table:table-cell>
          <table:table-cell table:number-columns-repeated="16379"/>
        </table:table-row>
        <table:table-row table:style-name="ro1">
          <table:table-cell office:value-type="string" table:style-name="ce1">
            <text:p>retrospective_part2_stage5_12fa4368</text:p>
          </table:table-cell>
          <table:table-cell office:value-type="string" table:style-name="ce1">
            <text:p>Mei</text:p>
          </table:table-cell>
          <table:table-cell office:value-type="string" table:style-name="ce2">
            <text:p>Well, I keep feeling like there's something more to her... And that girl lying there.</text:p>
          </table:table-cell>
          <table:table-cell office:value-type="string" table:style-name="ce2">
            <text:p>Well, I keep feeling like there's something more to her... And that girl lying there.</text:p>
          </table:table-cell>
          <table:table-cell office:value-type="string" table:style-name="ce3">
            <text:p>Well, I keep feeling like there's something more to her... And that girl lying there.</text:p>
          </table:table-cell>
          <table:table-cell table:number-columns-repeated="16379"/>
        </table:table-row>
        <table:table-row table:style-name="ro1">
          <table:table-cell office:value-type="string" table:style-name="ce1">
            <text:p>retrospective_part2_stage5_7f436659</text:p>
          </table:table-cell>
          <table:table-cell office:value-type="string" table:style-name="ce1">
            <text:p>Mei</text:p>
          </table:table-cell>
          <table:table-cell office:value-type="string" table:style-name="ce2">
            <text:p>Kiana, why don't we go back and investigate?</text:p>
          </table:table-cell>
          <table:table-cell office:value-type="string" table:style-name="ce2">
            <text:p>Kiana, why don't we go back and investigate?</text:p>
          </table:table-cell>
          <table:table-cell office:value-type="string" table:style-name="ce3">
            <text:p>Kiana, why don't we go back and investigate?</text:p>
          </table:table-cell>
          <table:table-cell table:number-columns-repeated="16379"/>
        </table:table-row>
        <table:table-row table:style-name="ro1">
          <table:table-cell office:value-type="string" table:style-name="ce1">
            <text:p>retrospective_part2_stage5_95e082a2</text:p>
          </table:table-cell>
          <table:table-cell office:value-type="string" table:style-name="ce1">
            <text:p>Kiana</text:p>
          </table:table-cell>
          <table:table-cell office:value-type="string" table:style-name="ce2">
            <text:p>No! This place is too dangerous!</text:p>
          </table:table-cell>
          <table:table-cell office:value-type="string" table:style-name="ce2">
            <text:p>No! This place is too dangerous!</text:p>
          </table:table-cell>
          <table:table-cell office:value-type="string" table:style-name="ce3">
            <text:p>No! This place is too dangerous!</text:p>
          </table:table-cell>
          <table:table-cell table:number-columns-repeated="16379"/>
        </table:table-row>
        <table:table-row table:style-name="ro1">
          <table:table-cell office:value-type="string" table:style-name="ce1">
            <text:p>retrospective_part2_stage5_5250a2dc</text:p>
          </table:table-cell>
          <table:table-cell office:value-type="string" table:style-name="ce1">
            <text:p>Mei</text:p>
          </table:table-cell>
          <table:table-cell office:value-type="string" table:style-name="ce2">
            <text:p>......</text:p>
          </table:table-cell>
          <table:table-cell office:value-type="string" table:style-name="ce2">
            <text:p>......</text:p>
          </table:table-cell>
          <table:table-cell office:value-type="string" table:style-name="ce3">
            <text:p>(O) â€¦â€¦</text:p>
          </table:table-cell>
          <table:table-cell table:number-columns-repeated="16379"/>
        </table:table-row>
        <table:table-row table:style-name="ro1">
          <table:table-cell office:value-type="string" table:style-name="ce1">
            <text:p>retrospective_part2_stage5_22156158</text:p>
          </table:table-cell>
          <table:table-cell office:value-type="string" table:style-name="ce1">
            <text:p>Kiana</text:p>
          </table:table-cell>
          <table:table-cell office:value-type="string" table:style-name="ce2">
            <text:p>And....</text:p>
          </table:table-cell>
          <table:table-cell office:value-type="string" table:style-name="ce2">
            <text:p>And....</text:p>
          </table:table-cell>
          <table:table-cell office:value-type="string" table:style-name="ce3">
            <text:p>(O) Andâ€¦</text:p>
          </table:table-cell>
          <table:table-cell table:number-columns-repeated="16379"/>
        </table:table-row>
        <table:table-row table:style-name="ro1">
          <table:table-cell office:value-type="string" table:style-name="ce1">
            <text:p>retrospective_part2_stage5_330f3b63</text:p>
          </table:table-cell>
          <table:table-cell office:value-type="string" table:style-name="ce1">
            <text:p>Mei</text:p>
          </table:table-cell>
          <table:table-cell office:value-type="string" table:style-name="ce2">
            <text:p>Okay~ I understand~ Maybe Kiana is really right... I'm being too reckless.</text:p>
          </table:table-cell>
          <table:table-cell office:value-type="string" table:style-name="ce2">
            <text:p>Okay~ I understand~ Maybe Kiana is really right... I'm being too reckless.</text:p>
          </table:table-cell>
          <table:table-cell office:value-type="string" table:style-name="ce3">
            <text:p>Okay~ I understand~ Maybe Kiana is really right... I'm being too reckless.</text:p>
          </table:table-cell>
          <table:table-cell table:number-columns-repeated="16379"/>
        </table:table-row>
        <table:table-row table:style-name="ro1">
          <table:table-cell office:value-type="string" table:style-name="ce1">
            <text:p>retrospective_part2_stage5_97fbe720</text:p>
          </table:table-cell>
          <table:table-cell office:value-type="string" table:style-name="ce1">
            <text:p>Mei</text:p>
          </table:table-cell>
          <table:table-cell office:value-type="string" table:style-name="ce2">
            <text:p>Let's go, I'll get you out of this Academy Cityâ€¦</text:p>
          </table:table-cell>
          <table:table-cell office:value-type="string" table:style-name="ce2">
            <text:p>Let's go, I'll get you out of this Academy Cityâ€¦</text:p>
          </table:table-cell>
          <table:table-cell office:value-type="string" table:style-name="ce3">
            <text:p>Let's go, I'll get you out of this Academy City...</text:p>
          </table:table-cell>
          <table:table-cell table:number-columns-repeated="16379"/>
        </table:table-row>
        <table:table-row table:style-name="ro1">
          <table:table-cell office:value-type="string" table:style-name="ce1">
            <text:p>retrospective_part2_stageS3_1da0b4f3</text:p>
          </table:table-cell>
          <table:table-cell office:value-type="string" table:style-name="ce1">
            <text:p>Mei</text:p>
          </table:table-cell>
          <table:table-cell office:value-type="string" table:style-name="ce2">
            <text:p>.....</text:p>
          </table:table-cell>
          <table:table-cell office:value-type="string" table:style-name="ce2">
            <text:p>.....</text:p>
          </table:table-cell>
          <table:table-cell office:value-type="string" table:style-name="ce3">
            <text:p>â€¦â€¦</text:p>
          </table:table-cell>
          <table:table-cell table:number-columns-repeated="16379"/>
        </table:table-row>
        <table:table-row table:style-name="ro1">
          <table:table-cell office:value-type="string" table:style-name="ce1">
            <text:p>retrospective_part2_stageS3_879340cd</text:p>
          </table:table-cell>
          <table:table-cell office:value-type="string" table:style-name="ce1">
            <text:p>Kiana</text:p>
          </table:table-cell>
          <table:table-cell office:value-type="string" table:style-name="ce2">
            <text:p>Mei-senpai?</text:p>
          </table:table-cell>
          <table:table-cell office:value-type="string" table:style-name="ce2">
            <text:p>Mei-senpai?</text:p>
          </table:table-cell>
          <table:table-cell office:value-type="string" table:style-name="ce3">
            <text:p>(O) Meiâ€¦?</text:p>
          </table:table-cell>
          <table:table-cell table:number-columns-repeated="16379"/>
        </table:table-row>
        <table:table-row table:style-name="ro1">
          <table:table-cell office:value-type="string" table:style-name="ce1">
            <text:p>retrospective_part2_stageS3_78fd9bbc</text:p>
          </table:table-cell>
          <table:table-cell office:value-type="string" table:style-name="ce1">
            <text:p>Mei</text:p>
          </table:table-cell>
          <table:table-cell office:value-type="string" table:style-name="ce2">
            <text:p>Kiana, I just thought hard about that incident earlier. I think that we might've gotten caught up in something......</text:p>
          </table:table-cell>
          <table:table-cell office:value-type="string" table:style-name="ce2">
            <text:p>Kiana, I just thought hard about that incident earlier. I think that we might've gotten caught up in something......</text:p>
          </table:table-cell>
          <table:table-cell office:value-type="string" table:style-name="ce3">
            <text:p>(O) Kiana, I just thought about that thing. I feel we might get involved in some weird casesâ€¦</text:p>
          </table:table-cell>
          <table:table-cell table:number-columns-repeated="16379"/>
        </table:table-row>
        <table:table-row table:style-name="ro1">
          <table:table-cell office:value-type="string" table:style-name="ce1">
            <text:p>retrospective_part2_stageS3_b32e8ac9</text:p>
          </table:table-cell>
          <table:table-cell office:value-type="string" table:style-name="ce1">
            <text:p>Kiana</text:p>
          </table:table-cell>
          <table:table-cell office:value-type="string" table:style-name="ce2">
            <text:p>Even so, we can't go back!</text:p>
          </table:table-cell>
          <table:table-cell office:value-type="string" table:style-name="ce2">
            <text:p>Even so, we can't go back!</text:p>
          </table:table-cell>
          <table:table-cell office:value-type="string" table:style-name="ce3">
            <text:p>(O) We can't go back in this situation!</text:p>
          </table:table-cell>
          <table:table-cell table:number-columns-repeated="16379"/>
        </table:table-row>
        <table:table-row table:style-name="ro1">
          <table:table-cell office:value-type="string" table:style-name="ce1">
            <text:p>retrospective_part2_stageS3_4e0e6d80</text:p>
          </table:table-cell>
          <table:table-cell office:value-type="string" table:style-name="ce1">
            <text:p>Mei</text:p>
          </table:table-cell>
          <table:table-cell office:value-type="string" table:style-name="ce2">
            <text:p>Why? Doesn't Kiana want to find out about what happened to that girl?</text:p>
          </table:table-cell>
          <table:table-cell office:value-type="string" table:style-name="ce2">
            <text:p>Why? Doesn't Kiana want to find out about what happened to that girl?</text:p>
          </table:table-cell>
          <table:table-cell office:value-type="string" table:style-name="ce3">
            <text:p>(O) Why? Don't you want to know what happened to this girl?</text:p>
          </table:table-cell>
          <table:table-cell table:number-columns-repeated="16379"/>
        </table:table-row>
        <table:table-row table:style-name="ro1">
          <table:table-cell office:value-type="string" table:style-name="ce1">
            <text:p>retrospective_part2_stageS3_37bf7248</text:p>
          </table:table-cell>
          <table:table-cell office:value-type="string" table:style-name="ce1">
            <text:p>Kiana</text:p>
          </table:table-cell>
          <table:table-cell office:value-type="string" table:style-name="ce2">
            <text:p><text:s/>It's not like I don'tâ€¦ It's just that we can't really gauge how dangerous this Honkai source can be. Ifâ€¦</text:p>
          </table:table-cell>
          <table:table-cell office:value-type="string" table:style-name="ce2">
            <text:p>It's not like I don'tâ€¦ It's just that we can't really gauge how dangerous this Honkai source can be. What ifâ€¦</text:p>
          </table:table-cell>
          <table:table-cell office:value-type="string" table:style-name="ce3">
            <text:p>(O) Noâ€¦ You know Houkai level is different,ifâ€¦</text:p>
          </table:table-cell>
          <table:table-cell table:number-columns-repeated="16379"/>
        </table:table-row>
        <table:table-row table:style-name="ro1">
          <table:table-cell office:value-type="string" table:style-name="ce1">
            <text:p>retrospective_part2_stageS3_8cd132c5</text:p>
          </table:table-cell>
          <table:table-cell table:style-name="ce1"/>
          <table:table-cell office:value-type="string" table:style-name="ce2">
            <text:p>Pip pip pip~</text:p>
          </table:table-cell>
          <table:table-cell office:value-type="string" table:style-name="ce2">
            <text:p>Pip pip pip~</text:p>
          </table:table-cell>
          <table:table-cell office:value-type="string" table:style-name="ce3">
            <text:p>(O) Fiddle-de-deeâ€¦â€¦</text:p>
          </table:table-cell>
          <table:table-cell table:number-columns-repeated="16379"/>
        </table:table-row>
        <table:table-row table:style-name="ro1">
          <table:table-cell office:value-type="string" table:style-name="ce1">
            <text:p>retrospective_part2_stageS3_a6a0afcd</text:p>
          </table:table-cell>
          <table:table-cell office:value-type="string" table:style-name="ce1">
            <text:p>Kiana</text:p>
          </table:table-cell>
          <table:table-cell office:value-type="string" table:style-name="ce2">
            <text:p>...</text:p>
          </table:table-cell>
          <table:table-cell office:value-type="string" table:style-name="ce2">
            <text:p>...</text:p>
          </table:table-cell>
          <table:table-cell office:value-type="string" table:style-name="ce3">
            <text:p>(O) â€¦â€¦</text:p>
          </table:table-cell>
          <table:table-cell table:number-columns-repeated="16379"/>
        </table:table-row>
        <table:table-row table:style-name="ro1">
          <table:table-cell office:value-type="string" table:style-name="ce1">
            <text:p>retrospective_part2_stageS3_38c2d577</text:p>
          </table:table-cell>
          <table:table-cell office:value-type="string" table:style-name="ce1">
            <text:p>Mei</text:p>
          </table:table-cell>
          <table:table-cell office:value-type="string" table:style-name="ce2">
            <text:p>What's wrong, Kiana?</text:p>
          </table:table-cell>
          <table:table-cell office:value-type="string" table:style-name="ce2">
            <text:p>What's wrong, Kiana?</text:p>
          </table:table-cell>
          <table:table-cell office:value-type="string" table:style-name="ce3">
            <text:p>(O) What happened, Kiana?</text:p>
          </table:table-cell>
          <table:table-cell table:number-columns-repeated="16379"/>
        </table:table-row>
        <table:table-row table:style-name="ro1">
          <table:table-cell office:value-type="string" table:style-name="ce1">
            <text:p>retrospective_part2_stageS3_3d9b1d51</text:p>
          </table:table-cell>
          <table:table-cell office:value-type="string" table:style-name="ce1">
            <text:p>Kiana</text:p>
          </table:table-cell>
          <table:table-cell office:value-type="string" table:style-name="ce2">
            <text:p>There is a Honkai Source reaction in front of us, and judging by the intensity of this reaction, it should be the 'person' from earlier. It seems that you were right, Mei, we are indeed involved in some kind of incident.</text:p>
          </table:table-cell>
          <table:table-cell office:value-type="string" table:style-name="ce2">
            <text:p>There is a Honkai Source reaction in front of us, and judging by the intensity of this reaction, it should be the 'person' from earlier. It seems that you were right, Mei, we are indeed involved in some kind of incident.</text:p>
          </table:table-cell>
          <table:table-cell office:value-type="string" table:style-name="ce3">
            <text:p>(O) Houkai energy detected, the level of this Houkaiâ€¦ Should be that "person". I think you are right, Mei. We got involved in some strange cases.</text:p>
          </table:table-cell>
          <table:table-cell table:number-columns-repeated="16379"/>
        </table:table-row>
        <table:table-row table:style-name="ro1">
          <table:table-cell office:value-type="string" table:style-name="ce1">
            <text:p>retrospective_part2_stageS3_99951515</text:p>
          </table:table-cell>
          <table:table-cell office:value-type="string" table:style-name="ce1">
            <text:p>Mei</text:p>
          </table:table-cell>
          <table:table-cell office:value-type="string" table:style-name="ce2">
            <text:p>Could it be that that girl knew we were trying to leave and was waiting for us at the side entrance?</text:p>
          </table:table-cell>
          <table:table-cell office:value-type="string" table:style-name="ce2">
            <text:p>Could it be that that girl knew we were trying to leave and was waiting for us at the side entrance?</text:p>
          </table:table-cell>
          <table:table-cell office:value-type="string" table:style-name="ce3">
            <text:p>(O) Does it mean that person know we are leaving, so she is waiting us at the side door?</text:p>
          </table:table-cell>
          <table:table-cell table:number-columns-repeated="16379"/>
        </table:table-row>
        <table:table-row table:style-name="ro1">
          <table:table-cell office:value-type="string" table:style-name="ce1">
            <text:p>retrospective_part2_stageS3_cb0b1294</text:p>
          </table:table-cell>
          <table:table-cell office:value-type="string" table:style-name="ce1">
            <text:p>Kiana</text:p>
          </table:table-cell>
          <table:table-cell office:value-type="string" table:style-name="ce2">
            <text:p>Whether or not it was planned is irrelevant. In any case, our escape plan has been set back.</text:p>
          </table:table-cell>
          <table:table-cell office:value-type="string" table:style-name="ce2">
            <text:p>Whether or not it was planned is irrelevant. In any case, our escape plan has been set back.</text:p>
          </table:table-cell>
          <table:table-cell office:value-type="string" table:style-name="ce3">
            <text:p>Well, I don't know what the other side is thinking, but it seems better to give up on escaping from the school for the time being . . .</text:p>
          </table:table-cell>
          <table:table-cell table:number-columns-repeated="16379"/>
        </table:table-row>
        <table:table-row table:style-name="ro1">
          <table:table-cell office:value-type="string" table:style-name="ce1">
            <text:p>retrospective_part2_stageS3_8cd132c5_1</text:p>
          </table:table-cell>
          <table:table-cell table:style-name="ce1"/>
          <table:table-cell office:value-type="string" table:style-name="ce2">
            <text:p>Pip pip pip~</text:p>
          </table:table-cell>
          <table:table-cell office:value-type="string" table:style-name="ce2">
            <text:p>Pip pip pip~</text:p>
          </table:table-cell>
          <table:table-cell office:value-type="string" table:style-name="ce3">
            <text:p>(O) Fiddle-de-deeâ€¦â€¦</text:p>
          </table:table-cell>
          <table:table-cell table:number-columns-repeated="16379"/>
        </table:table-row>
        <table:table-row table:style-name="ro1">
          <table:table-cell office:value-type="string" table:style-name="ce1">
            <text:p>retrospective_part2_stageS3_3a1325a6</text:p>
          </table:table-cell>
          <table:table-cell office:value-type="string" table:style-name="ce1">
            <text:p>Kiana</text:p>
          </table:table-cell>
          <table:table-cell office:value-type="string" table:style-name="ce2">
            <text:p>Not good! We've been spotted! She's approaching us! We have to get out of here!</text:p>
          </table:table-cell>
          <table:table-cell office:value-type="string" table:style-name="ce2">
            <text:p>Not good! We've been spotted! She's approaching us! We have to get out of here!</text:p>
          </table:table-cell>
          <table:table-cell office:value-type="string" table:style-name="ce3">
            <text:p>(O) No! She found us! She is moving to us! We must leave here!</text:p>
          </table:table-cell>
          <table:table-cell table:number-columns-repeated="16379"/>
        </table:table-row>
        <table:table-row table:style-name="ro1">
          <table:table-cell office:value-type="string" table:style-name="ce1">
            <text:p>retrospective_part2_stageS3_12a01f56</text:p>
          </table:table-cell>
          <table:table-cell office:value-type="string" table:style-name="ce1">
            <text:p>Kiana</text:p>
          </table:table-cell>
          <table:table-cell office:value-type="string" table:style-name="ce2">
            <text:p>Where are we?</text:p>
          </table:table-cell>
          <table:table-cell office:value-type="string" table:style-name="ce2">
            <text:p>Where are we?</text:p>
          </table:table-cell>
          <table:table-cell office:value-type="string" table:style-name="ce3">
            <text:p>(O) Where are we now?</text:p>
          </table:table-cell>
          <table:table-cell table:number-columns-repeated="16379"/>
        </table:table-row>
        <table:table-row table:style-name="ro1">
          <table:table-cell office:value-type="string" table:style-name="ce1">
            <text:p>retrospective_part2_stageS3_deed9ad0</text:p>
          </table:table-cell>
          <table:table-cell office:value-type="string" table:style-name="ce1">
            <text:p>Mei</text:p>
          </table:table-cell>
          <table:table-cell office:value-type="string" table:style-name="ce2">
            <text:p>This place... If I remember correctly, it seems to be one of the off limits locations of the academy. An academy building that has been abandoned for a long time. It's said to be haunted.</text:p>
          </table:table-cell>
          <table:table-cell office:value-type="string" table:style-name="ce2">
            <text:p>This place... If I remember correctly, it seems to be one of the off limits locations of the academy. An academy building that has been abandoned for a long time. It's said to be haunted.</text:p>
          </table:table-cell>
          <table:table-cell office:value-type="string" table:style-name="ce3">
            <text:p>Let's see...... I know, this is one of the academy's forbidden areas. It seems that this is an abandoned schoolhouse. I hear that ghosts come out here from time to time...</text:p>
          </table:table-cell>
          <table:table-cell table:number-columns-repeated="16379"/>
        </table:table-row>
        <table:table-row table:style-name="ro1">
          <table:table-cell office:value-type="string" table:style-name="ce1">
            <text:p>retrospective_part2_stageS3_ac75ba0b</text:p>
          </table:table-cell>
          <table:table-cell office:value-type="string" table:style-name="ce1">
            <text:p>Kiana</text:p>
          </table:table-cell>
          <table:table-cell office:value-type="string" table:style-name="ce2">
            <text:p>Hmph, there is no such thing as spirits in this world. But since this is also an off limits area it means that there shouldn't be many zombies here either and this place should be safe.</text:p>
          </table:table-cell>
          <table:table-cell office:value-type="string" table:style-name="ce2">
            <text:p>Hmph, there is no such thing as spirits in this world. But since this is also an off limits area it means that there shouldn't be many zombies here either and this place should be safe.</text:p>
          </table:table-cell>
          <table:table-cell office:value-type="string" table:style-name="ce3">
            <text:p>Ha, I don't believe that! There shouldn't be any ghosts here. But if it's a forbidden area, there might be less zombies... Maybe it's safer?</text:p>
          </table:table-cell>
          <table:table-cell table:number-columns-repeated="16379"/>
        </table:table-row>
        <table:table-row table:style-name="ro1">
          <table:table-cell office:value-type="string" table:style-name="ce1">
            <text:p>retrospective_part2_stageS3_c9535d04</text:p>
          </table:table-cell>
          <table:table-cell office:value-type="string" table:style-name="ce1">
            <text:p>Mei</text:p>
          </table:table-cell>
          <table:table-cell office:value-type="string" table:style-name="ce2">
            <text:p>Do you think that no-one enters this place all year â€˜round? So there'll be no zombies?</text:p>
          </table:table-cell>
          <table:table-cell office:value-type="string" table:style-name="ce2">
            <text:p>Do you think that no-one enters this place all year â€˜round? So there'll be no zombies?</text:p>
          </table:table-cell>
          <table:table-cell office:value-type="string" table:style-name="ce3">
            <text:p>Are there fewer zombies in a forbidden area?</text:p>
          </table:table-cell>
          <table:table-cell table:number-columns-repeated="16379"/>
        </table:table-row>
        <table:table-row table:style-name="ro1">
          <table:table-cell office:value-type="string" table:style-name="ce1">
            <text:p>retrospective_part2_stageS3_5e70945f</text:p>
          </table:table-cell>
          <table:table-cell office:value-type="string" table:style-name="ce1">
            <text:p>Kiana</text:p>
          </table:table-cell>
          <table:table-cell office:value-type="string" table:style-name="ce2">
            <text:p>Yeah, is that not correct?</text:p>
          </table:table-cell>
          <table:table-cell office:value-type="string" table:style-name="ce2">
            <text:p>Yeah, is that not correct?</text:p>
          </table:table-cell>
          <table:table-cell office:value-type="string" table:style-name="ce3">
            <text:p>(O) Yes?</text:p>
          </table:table-cell>
          <table:table-cell table:number-columns-repeated="16379"/>
        </table:table-row>
        <table:table-row table:style-name="ro1">
          <table:table-cell office:value-type="string" table:style-name="ce1">
            <text:p>retrospective_part2_stageS3_bf98c265</text:p>
          </table:table-cell>
          <table:table-cell office:value-type="string" table:style-name="ce1">
            <text:p>Mei</text:p>
          </table:table-cell>
          <table:table-cell office:value-type="string" table:style-name="ce2">
            <text:p>Let's just say that you're rightâ€¦ But this whole time, I've felt as if someone was following us.</text:p>
          </table:table-cell>
          <table:table-cell office:value-type="string" table:style-name="ce2">
            <text:p>Let's just say that you're rightâ€¦ But this whole time, I've felt as if someone was following us.</text:p>
          </table:table-cell>
          <table:table-cell office:value-type="string" table:style-name="ce3">
            <text:p>(O) I always feel there is someone following us.</text:p>
          </table:table-cell>
          <table:table-cell table:number-columns-repeated="16379"/>
        </table:table-row>
        <table:table-row table:style-name="ro1">
          <table:table-cell office:value-type="string" table:style-name="ce1">
            <text:p>retrospective_part2_stageS3_26a29211</text:p>
          </table:table-cell>
          <table:table-cell office:value-type="string" table:style-name="ce1">
            <text:p>Kiana</text:p>
          </table:table-cell>
          <table:table-cell office:value-type="string" table:style-name="ce2">
            <text:p>Damnit! It's that thing!</text:p>
          </table:table-cell>
          <table:table-cell office:value-type="string" table:style-name="ce2">
            <text:p>Oh no! It's that thing!</text:p>
          </table:table-cell>
          <table:table-cell office:value-type="string" table:style-name="ce3">
            <text:p>(O) Oh no, must be that thing!</text:p>
          </table:table-cell>
          <table:table-cell table:number-columns-repeated="16379"/>
        </table:table-row>
        <table:table-row table:style-name="ro1">
          <table:table-cell office:value-type="string" table:style-name="ce1">
            <text:p>retrospective_part2_stageS3_9633f35c</text:p>
          </table:table-cell>
          <table:table-cell office:value-type="string" table:style-name="ce1">
            <text:p>Mei</text:p>
          </table:table-cell>
          <table:table-cell office:value-type="string" table:style-name="ce2">
            <text:p>Kiana, didn't you say that this place shouldn't have many zombies? So why are we in this situation now?</text:p>
          </table:table-cell>
          <table:table-cell office:value-type="string" table:style-name="ce2">
            <text:p>Kiana, didn't you say that this place shouldn't have many zombies? So why are we in this situation now?</text:p>
          </table:table-cell>
          <table:table-cell office:value-type="string" table:style-name="ce3">
            <text:p>Ki, Kiana, Aren't there less zombies here? Why are we surrounded by zombies?!</text:p>
          </table:table-cell>
          <table:table-cell table:number-columns-repeated="16379"/>
        </table:table-row>
        <table:table-row table:style-name="ro1">
          <table:table-cell office:value-type="string" table:style-name="ce1">
            <text:p>retrospective_part2_stageS3_706fa2af</text:p>
          </table:table-cell>
          <table:table-cell office:value-type="string" table:style-name="ce1">
            <text:p>Kiana</text:p>
          </table:table-cell>
          <table:table-cell office:value-type="string" table:style-name="ce2">
            <text:p>If I'm not off the mark, {i}she{/i} is probably drawing them here.</text:p>
          </table:table-cell>
          <table:table-cell office:value-type="string" table:style-name="ce2">
            <text:p>If I'm not off the mark, {i}she{/i} is probably drawing them here.</text:p>
          </table:table-cell>
          <table:table-cell office:value-type="string" table:style-name="ce3">
            <text:p>I think she's attracting the zombies.</text:p>
          </table:table-cell>
          <table:table-cell table:number-columns-repeated="16379"/>
        </table:table-row>
        <table:table-row table:style-name="ro1">
          <table:table-cell office:value-type="string" table:style-name="ce1">
            <text:p>retrospective_part2_stageS3_1a5f1837</text:p>
          </table:table-cell>
          <table:table-cell office:value-type="string" table:style-name="ce1">
            <text:p>Mei</text:p>
          </table:table-cell>
          <table:table-cell office:value-type="string" table:style-name="ce2">
            <text:p>{i}She{/i}? You mean the girl with the tail?</text:p>
          </table:table-cell>
          <table:table-cell office:value-type="string" table:style-name="ce2">
            <text:p>{i}She{/i}? You mean the girl with the tails? (Note by darkmiz: I can't tell if she has one tail or many tails judging by the sprite)</text:p>
          </table:table-cell>
          <table:table-cell office:value-type="string" table:style-name="ce3">
            <text:p>She... You mean that girl with a tail?</text:p>
          </table:table-cell>
          <table:table-cell table:number-columns-repeated="16379"/>
        </table:table-row>
        <table:table-row table:style-name="ro1">
          <table:table-cell office:value-type="string" table:style-name="ce1">
            <text:p>retrospective_part2_stageS3_8852c9ee</text:p>
          </table:table-cell>
          <table:table-cell office:value-type="string" table:style-name="ce1">
            <text:p>Kiana</text:p>
          </table:table-cell>
          <table:table-cell office:value-type="string" table:style-name="ce2">
            <text:p>Yes! That girl had a strong Honkai Source reaction, and the Honkai Source has the property of collecting Honkai Energy. Those zombies are drawing near because they sensed it.</text:p>
          </table:table-cell>
          <table:table-cell office:value-type="string" table:style-name="ce2">
            <text:p>Yes! That girl had a strong Honkai Source reaction, and the Honkai Source has the property of collecting Honkai Energy. Those zombies are drawing near because they sensed it.</text:p>
          </table:table-cell>
          <table:table-cell office:value-type="string" table:style-name="ce3">
            <text:p>Right! They're reacting to the source of the Honkai. The source of Honkai is not only collecting Honkai energy, but also zombies together. Moreover, because it absorbs the Honkai energy fast, the power becomes stronger as time passes. (tn: redo this)</text:p>
          </table:table-cell>
          <table:table-cell table:number-columns-repeated="16379"/>
        </table:table-row>
        <table:table-row table:style-name="ro1">
          <table:table-cell office:value-type="string" table:style-name="ce1">
            <text:p>retrospective_part2_stageS3_bb88a7c0</text:p>
          </table:table-cell>
          <table:table-cell office:value-type="string" table:style-name="ce1">
            <text:p>Kiana</text:p>
          </table:table-cell>
          <table:table-cell office:value-type="string" table:style-name="ce2">
            <text:p>The more time passes, the more Honkai Energy the Honkai Source will absorb and the more powerful it becomes.</text:p>
          </table:table-cell>
          <table:table-cell office:value-type="string" table:style-name="ce2">
            <text:p>The more time passes, the more Honkai Energy the Honkai Source will absorb and the more powerful it becomes.</text:p>
          </table:table-cell>
          <table:table-cell table:style-name="ce3"/>
          <table:table-cell table:number-columns-repeated="16379"/>
        </table:table-row>
        <table:table-row table:style-name="ro1">
          <table:table-cell office:value-type="string" table:style-name="ce1">
            <text:p>retrospective_part2_stageS3_e8c22cba</text:p>
          </table:table-cell>
          <table:table-cell office:value-type="string" table:style-name="ce1">
            <text:p>Mei</text:p>
          </table:table-cell>
          <table:table-cell office:value-type="string" table:style-name="ce2">
            <text:p>Then wouldn't it be bad if we just run away like this?</text:p>
          </table:table-cell>
          <table:table-cell office:value-type="string" table:style-name="ce2">
            <text:p>Then wouldn't it be bad if we just run away like this?</text:p>
          </table:table-cell>
          <table:table-cell office:value-type="string" table:style-name="ce3">
            <text:p>(O) Soâ€¦ I think it will be wrose if we continue runningâ€¦</text:p>
          </table:table-cell>
          <table:table-cell table:number-columns-repeated="16379"/>
        </table:table-row>
        <table:table-row table:style-name="ro1">
          <table:table-cell office:value-type="string" table:style-name="ce1">
            <text:p>retrospective_part2_stageS3_8d22db20</text:p>
          </table:table-cell>
          <table:table-cell office:value-type="string" table:style-name="ce1">
            <text:p>Kiana</text:p>
          </table:table-cell>
          <table:table-cell office:value-type="string" table:style-name="ce2">
            <text:p>I wanted to leave the Academy City before thinking up plans... But now that we're back here, I guess we can't just ignore her anymore.</text:p>
          </table:table-cell>
          <table:table-cell office:value-type="string" table:style-name="ce2">
            <text:p>I wanted to leave the Academy City before thinking up plans... But now that we're back here, I guess we can't just ignore her anymore.</text:p>
          </table:table-cell>
          <table:table-cell office:value-type="string" table:style-name="ce3">
            <text:p>(O) We were planned to escape, now we come back to this place again, we need to do something!</text:p>
          </table:table-cell>
          <table:table-cell table:number-columns-repeated="16379"/>
        </table:table-row>
        <table:table-row table:style-name="ro1">
          <table:table-cell office:value-type="string" table:style-name="ce1">
            <text:p>retrospective_part2_stageS3_5b62b220</text:p>
          </table:table-cell>
          <table:table-cell office:value-type="string" table:style-name="ce1">
            <text:p>Kiana</text:p>
          </table:table-cell>
          <table:table-cell office:value-type="string" table:style-name="ce2">
            <text:p>We've got to take the initiative and talk to her first. And I am also a little interested in learning what happened to her~</text:p>
          </table:table-cell>
          <table:table-cell office:value-type="string" table:style-name="ce2">
            <text:p>We've got to take the initiative and talk to her first. And I am also a little interested in learning what happened to her~</text:p>
          </table:table-cell>
          <table:table-cell office:value-type="string" table:style-name="ce3">
            <text:p>(O) Maybe we should talk to her first! I'm also very interested in her~</text:p>
          </table:table-cell>
          <table:table-cell table:number-columns-repeated="16379"/>
        </table:table-row>
        <table:table-row table:style-name="ro1">
          <table:table-cell office:value-type="string" table:style-name="ce1">
            <text:p>retrospective_part2_stageS3_b13aa45c</text:p>
          </table:table-cell>
          <table:table-cell office:value-type="string" table:style-name="ce1">
            <text:p>Mei</text:p>
          </table:table-cell>
          <table:table-cell office:value-type="string" table:style-name="ce2">
            <text:p>Kiana looks like a knight now~</text:p>
          </table:table-cell>
          <table:table-cell office:value-type="string" table:style-name="ce2">
            <text:p>Kiana is like a knight now~</text:p>
          </table:table-cell>
          <table:table-cell office:value-type="string" table:style-name="ce3">
            <text:p>(O) Kiana, you are just like a knight now~</text:p>
          </table:table-cell>
          <table:table-cell table:number-columns-repeated="16379"/>
        </table:table-row>
        <table:table-row table:style-name="ro1">
          <table:table-cell office:value-type="string" table:style-name="ce1">
            <text:p>retrospective_part2_stageS3_b6155f36</text:p>
          </table:table-cell>
          <table:table-cell office:value-type="string" table:style-name="ce1">
            <text:p>Kiana</text:p>
          </table:table-cell>
          <table:table-cell office:value-type="string" table:style-name="ce2">
            <text:p>More importantly- we blew through way more ammo than I expected. I'm afraid we don't have much left.</text:p>
          </table:table-cell>
          <table:table-cell office:value-type="string" table:style-name="ce2">
            <text:p>More importantly- we blew through way more ammo than I expected. I'm afraid we don't have much left.</text:p>
          </table:table-cell>
          <table:table-cell office:value-type="string" table:style-name="ce3">
            <text:p>(O) And one more thingâ€¦ I don't have much ammo.</text:p>
          </table:table-cell>
          <table:table-cell table:number-columns-repeated="16379"/>
        </table:table-row>
        <table:table-row table:style-name="ro1">
          <table:table-cell office:value-type="string" table:style-name="ce1">
            <text:p>retrospective_part2_stageS3_82219a00</text:p>
          </table:table-cell>
          <table:table-cell office:value-type="string" table:style-name="ce1">
            <text:p>Mei</text:p>
          </table:table-cell>
          <table:table-cell office:value-type="string" table:style-name="ce2">
            <text:p>Ahemâ€¦ I take back my previous statement.</text:p>
          </table:table-cell>
          <table:table-cell office:value-type="string" table:style-name="ce2">
            <text:p>Ahemâ€¦ I take back my previous statement.</text:p>
          </table:table-cell>
          <table:table-cell office:value-type="string" table:style-name="ce3">
            <text:p>(O) Coughâ€¦</text:p>
          </table:table-cell>
          <table:table-cell table:number-columns-repeated="16379"/>
        </table:table-row>
        <table:table-row table:style-name="ro1">
          <table:table-cell office:value-type="string" table:style-name="ce1">
            <text:p>retrospective_part2_stageS3_2d8260ad</text:p>
          </table:table-cell>
          <table:table-cell office:value-type="string" table:style-name="ce1">
            <text:p>Palefox</text:p>
          </table:table-cell>
          <table:table-cell office:value-type="string" table:style-name="ce2">
            <text:p>Were you the ones who murdered her?</text:p>
          </table:table-cell>
          <table:table-cell office:value-type="string" table:style-name="ce2">
            <text:p>Were you the ones who murdered her?</text:p>
          </table:table-cell>
          <table:table-cell office:value-type="string" table:style-name="ce3">
            <text:p>(O) Did you hurt her?</text:p>
          </table:table-cell>
          <table:table-cell table:number-columns-repeated="16379"/>
        </table:table-row>
        <table:table-row table:style-name="ro1">
          <table:table-cell office:value-type="string" table:style-name="ce1">
            <text:p>retrospective_part2_stageS3_25e25c94</text:p>
          </table:table-cell>
          <table:table-cell office:value-type="string" table:style-name="ce1">
            <text:p>Kiana</text:p>
          </table:table-cell>
          <table:table-cell office:value-type="string" table:style-name="ce2">
            <text:p>The general faces defeat, but still chooses to strike first?</text:p>
          </table:table-cell>
          <table:table-cell office:value-type="string" table:style-name="ce2">
            <text:p>Despite just being defeated by us, you are accusing us? (Note by darkmiz: æ‰‹ä¸‹è´¥å°† is someone who is defeated)</text:p>
          </table:table-cell>
          <table:table-cell office:value-type="string" table:style-name="ce3">
            <text:p>(O) Hum?</text:p>
          </table:table-cell>
          <table:table-cell table:number-columns-repeated="16379"/>
        </table:table-row>
        <table:table-row table:style-name="ro1">
          <table:table-cell office:value-type="string" table:style-name="ce1">
            <text:p>retrospective_part2_stageS3_3d121d26</text:p>
          </table:table-cell>
          <table:table-cell office:value-type="string" table:style-name="ce1">
            <text:p>Mei</text:p>
          </table:table-cell>
          <table:table-cell office:value-type="string" table:style-name="ce2">
            <text:p>By her, do you mean the girl who was lying in front of you in the lab building?</text:p>
          </table:table-cell>
          <table:table-cell office:value-type="string" table:style-name="ce2">
            <text:p>By her, do you mean the girl who was lying in front of you in the lab building?</text:p>
          </table:table-cell>
          <table:table-cell office:value-type="string" table:style-name="ce3">
            <text:p>(O) Do you mean the girl lay in front of you?</text:p>
          </table:table-cell>
          <table:table-cell table:number-columns-repeated="16379"/>
        </table:table-row>
        <table:table-row table:style-name="ro1">
          <table:table-cell office:value-type="string" table:style-name="ce1">
            <text:p>retrospective_part2_stageS3_410d9b84</text:p>
          </table:table-cell>
          <table:table-cell office:value-type="string" table:style-name="ce1">
            <text:p>Palefox</text:p>
          </table:table-cell>
          <table:table-cell office:value-type="string" table:style-name="ce2">
            <text:p>So, you people know her?</text:p>
          </table:table-cell>
          <table:table-cell office:value-type="string" table:style-name="ce2">
            <text:p>So, you people know her?</text:p>
          </table:table-cell>
          <table:table-cell office:value-type="string" table:style-name="ce3">
            <text:p>(O) So, you know her?</text:p>
          </table:table-cell>
          <table:table-cell table:number-columns-repeated="16379"/>
        </table:table-row>
        <table:table-row table:style-name="ro1">
          <table:table-cell office:value-type="string" table:style-name="ce1">
            <text:p>retrospective_part2_stageS3_5224027c</text:p>
          </table:table-cell>
          <table:table-cell office:value-type="string" table:style-name="ce1">
            <text:p>Mei</text:p>
          </table:table-cell>
          <table:table-cell office:value-type="string" table:style-name="ce2">
            <text:p>....</text:p>
          </table:table-cell>
          <table:table-cell office:value-type="string" table:style-name="ce2">
            <text:p>....</text:p>
          </table:table-cell>
          <table:table-cell office:value-type="string" table:style-name="ce3">
            <text:p>(O) â€¦</text:p>
          </table:table-cell>
          <table:table-cell table:number-columns-repeated="16379"/>
        </table:table-row>
        <table:table-row table:style-name="ro1">
          <table:table-cell office:value-type="string" table:style-name="ce1">
            <text:p>retrospective_part2_stageS3_e798cd48</text:p>
          </table:table-cell>
          <table:table-cell office:value-type="string" table:style-name="ce1">
            <text:p>Palefox</text:p>
          </table:table-cell>
          <table:table-cell office:value-type="string" table:style-name="ce2">
            <text:p>If not, we have nothing to talk about, and I don't want to cause more trouble.</text:p>
          </table:table-cell>
          <table:table-cell office:value-type="string" table:style-name="ce2">
            <text:p>If not, we have nothing to talk about, and I don't want to cause more trouble.</text:p>
          </table:table-cell>
          <table:table-cell office:value-type="string" table:style-name="ce3">
            <text:p>(O) If no, I think the talk is over.</text:p>
          </table:table-cell>
          <table:table-cell table:number-columns-repeated="16379"/>
        </table:table-row>
        <table:table-row table:style-name="ro1">
          <table:table-cell office:value-type="string" table:style-name="ce1">
            <text:p>retrospective_part2_stageS3_dd3c7ac6</text:p>
          </table:table-cell>
          <table:table-cell office:value-type="string" table:style-name="ce1">
            <text:p>Kiana</text:p>
          </table:table-cell>
          <table:table-cell office:value-type="string" table:style-name="ce2">
            <text:p>Foul fox, don't try to slip away so easily. Tell us, why were you chasing us? Are you a human or a demon? Also, did you lure these zombies here intentionally or-?</text:p>
          </table:table-cell>
          <table:table-cell office:value-type="string" table:style-name="ce2">
            <text:p>Foul fox, don't try to slip away so easily. Tell us, why were you chasing us? Are you a human or a demon? Also, did you lure these zombies here intentionally or-?</text:p>
          </table:table-cell>
          <table:table-cell office:value-type="string" table:style-name="ce3">
            <text:p>(O) Fox, you can't run so easily, why did you chase us? And who are you? Why did you attract those zombies?</text:p>
          </table:table-cell>
          <table:table-cell table:number-columns-repeated="16379"/>
        </table:table-row>
        <table:table-row table:style-name="ro1">
          <table:table-cell office:value-type="string" table:style-name="ce1">
            <text:p>retrospective_part2_stageS3_c91c29c3</text:p>
          </table:table-cell>
          <table:table-cell office:value-type="string" table:style-name="ce1">
            <text:p>Palefox</text:p>
          </table:table-cell>
          <table:table-cell office:value-type="string" table:style-name="ce2">
            <text:p>Demon, or human? Hm, I don't know myself. I guess I am whatever you consider me to be.</text:p>
          </table:table-cell>
          <table:table-cell office:value-type="string" table:style-name="ce2">
            <text:p>Demon, or human? Hm, I don't know myself. I guess I am whatever you consider me to be.</text:p>
          </table:table-cell>
          <table:table-cell office:value-type="string" table:style-name="ce3">
            <text:p>(O) Who am I? I don't know that eitherâ€¦</text:p>
          </table:table-cell>
          <table:table-cell table:number-columns-repeated="16379"/>
        </table:table-row>
        <table:table-row table:style-name="ro1">
          <table:table-cell office:value-type="string" table:style-name="ce1">
            <text:p>retrospective_part2_stageS3_241d4a66</text:p>
          </table:table-cell>
          <table:table-cell office:value-type="string" table:style-name="ce1">
            <text:p>Palefox</text:p>
          </table:table-cell>
          <table:table-cell office:value-type="string" table:style-name="ce2">
            <text:p>I have no intention of harming you. You were the only surviving people I have met here, and you were spying on me in secret, of course I had to catch up to you and ask questions.</text:p>
          </table:table-cell>
          <table:table-cell office:value-type="string" table:style-name="ce2">
            <text:p>I have no intention of harming you. You were the only surviving people I have met here, and you were spying on me in secret, of course I had to catch up to you and ask questions.</text:p>
          </table:table-cell>
          <table:table-cell office:value-type="string" table:style-name="ce3">
            <text:p>(O) I didn't mean to hurt you, I haven't seen a lot of normal human. I just want to get more information.</text:p>
          </table:table-cell>
          <table:table-cell table:number-columns-repeated="16379"/>
        </table:table-row>
        <table:table-row table:style-name="ro1">
          <table:table-cell office:value-type="string" table:style-name="ce1">
            <text:p>retrospective_part2_stageS3_b06a7e94</text:p>
          </table:table-cell>
          <table:table-cell office:value-type="string" table:style-name="ce1">
            <text:p>Mei</text:p>
          </table:table-cell>
          <table:table-cell office:value-type="string" table:style-name="ce2">
            <text:p>You seem to have a strong attachment to the girl who died?</text:p>
          </table:table-cell>
          <table:table-cell office:value-type="string" table:style-name="ce2">
            <text:p>You seem to have a strong attachment to the girl who died?</text:p>
          </table:table-cell>
          <table:table-cell office:value-type="string" table:style-name="ce3">
            <text:p>(O) You seems have some special emotion to the girl?</text:p>
          </table:table-cell>
          <table:table-cell table:number-columns-repeated="16379"/>
        </table:table-row>
        <table:table-row table:style-name="ro1">
          <table:table-cell office:value-type="string" table:style-name="ce1">
            <text:p>retrospective_part2_stageS3_217e23b3</text:p>
          </table:table-cell>
          <table:table-cell office:value-type="string" table:style-name="ce1">
            <text:p>Palefox</text:p>
          </table:table-cell>
          <table:table-cell office:value-type="string" table:style-name="ce2">
            <text:p>Attachment? Maybe so, after all, how else can I say that she and I were sleeping together.</text:p>
          </table:table-cell>
          <table:table-cell office:value-type="string" table:style-name="ce2">
            <text:p>Attachment? Maybe so, after all, how else can I say that she and I were sleeping together.</text:p>
          </table:table-cell>
          <table:table-cell office:value-type="string" table:style-name="ce3">
            <text:p>(O) Special emotion? Maybe, because she slept with me/</text:p>
          </table:table-cell>
          <table:table-cell table:number-columns-repeated="16379"/>
        </table:table-row>
        <table:table-row table:style-name="ro1">
          <table:table-cell office:value-type="string" table:style-name="ce1">
            <text:p>retrospective_part2_stageS3_5a7f669e</text:p>
          </table:table-cell>
          <table:table-cell office:value-type="string" table:style-name="ce1">
            <text:p>Kiana</text:p>
          </table:table-cell>
          <table:table-cell office:value-type="string" table:style-name="ce2">
            <text:p>Wait...wait a minute. Shouldn't we be in a serious battle scene now? Why did it evolve into a yuri drama?</text:p>
          </table:table-cell>
          <table:table-cell office:value-type="string" table:style-name="ce2">
            <text:p>Wait...wait a minute. Shouldn't we be in a serious battle scene now? Why did it evolve into a yuri drama?</text:p>
          </table:table-cell>
          <table:table-cell office:value-type="string" table:style-name="ce3">
            <text:p>(O) Wait a second? You slept together?</text:p>
          </table:table-cell>
          <table:table-cell table:number-columns-repeated="16379"/>
        </table:table-row>
        <table:table-row table:style-name="ro1">
          <table:table-cell office:value-type="string" table:style-name="ce1">
            <text:p>retrospective_part2_stageS3_8a69e252</text:p>
          </table:table-cell>
          <table:table-cell office:value-type="string" table:style-name="ce1">
            <text:p>Mei</text:p>
          </table:table-cell>
          <table:table-cell office:value-type="string" table:style-name="ce2">
            <text:p>Kiana! Let's hear her out first. This lady is also a person with a story you know~</text:p>
          </table:table-cell>
          <table:table-cell office:value-type="string" table:style-name="ce2">
            <text:p>Kiana! Let's hear her out first. This lady is also a person with a story you know~</text:p>
          </table:table-cell>
          <table:table-cell office:value-type="string" table:style-name="ce3">
            <text:p>(O) Kiana, shut up, let her finish talking, I think, she has some stories~</text:p>
          </table:table-cell>
          <table:table-cell table:number-columns-repeated="16379"/>
        </table:table-row>
        <table:table-row table:style-name="ro1">
          <table:table-cell office:value-type="string" table:style-name="ce1">
            <text:p>retrospective_part2_stageS3_ac5775a1</text:p>
          </table:table-cell>
          <table:table-cell office:value-type="string" table:style-name="ce1">
            <text:p>Palefox</text:p>
          </table:table-cell>
          <table:table-cell office:value-type="string" table:style-name="ce2">
            <text:p>It was the night of a thunderstorm that emerged suddenly. She came to the shrine where I lived, she didn't have an umbrella. At that time I was just a white fox.</text:p>
          </table:table-cell>
          <table:table-cell office:value-type="string" table:style-name="ce2">
            <text:p>It was the night of a thunderstorm that emerged suddenly. She came to the shrine where I lived, she didn't have an umbrella. At that time I was just a white fox.</text:p>
          </table:table-cell>
          <table:table-cell office:value-type="string" table:style-name="ce3">
            <text:p>(O) That was a rainy night. She came to my shrine, without umbrella, I was a little fox that time. She hold me a whole night, kept me warm.</text:p>
          </table:table-cell>
          <table:table-cell table:number-columns-repeated="16379"/>
        </table:table-row>
        <table:table-row table:style-name="ro1">
          <table:table-cell office:value-type="string" table:style-name="ce1">
            <text:p>retrospective_part2_stageS3_2884be31</text:p>
          </table:table-cell>
          <table:table-cell office:value-type="string" table:style-name="ce1">
            <text:p>Palefox</text:p>
          </table:table-cell>
          <table:table-cell office:value-type="string" table:style-name="ce2">
            <text:p>The young girl, taking shelter from the rain, took me in her arms. We snuggled together and kept each other warm, and so the night passed.</text:p>
          </table:table-cell>
          <table:table-cell office:value-type="string" table:style-name="ce2">
            <text:p>The young girl, taking shelter from the rain, took me in her arms. We snuggled together and kept each other warm, and so the night passed.</text:p>
          </table:table-cell>
          <table:table-cell table:style-name="ce3"/>
          <table:table-cell table:number-columns-repeated="16379"/>
        </table:table-row>
        <table:table-row table:style-name="ro1">
          <table:table-cell office:value-type="string" table:style-name="ce1">
            <text:p>retrospective_part2_stageS3_d9f2664a</text:p>
          </table:table-cell>
          <table:table-cell office:value-type="string" table:style-name="ce1">
            <text:p>Palefox</text:p>
          </table:table-cell>
          <table:table-cell office:value-type="string" table:style-name="ce2">
            <text:p>And that's how she and I gradually started to get closer... but!</text:p>
          </table:table-cell>
          <table:table-cell office:value-type="string" table:style-name="ce2">
            <text:p>And that's how she and I gradually started to get closer... but!</text:p>
          </table:table-cell>
          <table:table-cell office:value-type="string" table:style-name="ce3">
            <text:p>(O) So, we got closer and closerâ€¦ However!</text:p>
          </table:table-cell>
          <table:table-cell table:number-columns-repeated="16379"/>
        </table:table-row>
        <table:table-row table:style-name="ro1">
          <table:table-cell office:value-type="string" table:style-name="ce1">
            <text:p>retrospective_part2_stageS3_8d205f69</text:p>
          </table:table-cell>
          <table:table-cell office:value-type="string" table:style-name="ce1">
            <text:p>Kiana</text:p>
          </table:table-cell>
          <table:table-cell office:value-type="string" table:style-name="ce2">
            <text:p>It seems that you developed a human body by using Honkai Energy.</text:p>
          </table:table-cell>
          <table:table-cell office:value-type="string" table:style-name="ce2">
            <text:p>It seems that you developed a human body by using Honkai Energy.</text:p>
          </table:table-cell>
          <table:table-cell office:value-type="string" table:style-name="ce3">
            <text:p>(O) I think, she got human body by Houkai energy.</text:p>
          </table:table-cell>
          <table:table-cell table:number-columns-repeated="16379"/>
        </table:table-row>
        <table:table-row table:style-name="ro1">
          <table:table-cell office:value-type="string" table:style-name="ce1">
            <text:p>retrospective_part2_stageS3_5168e0f3</text:p>
          </table:table-cell>
          <table:table-cell office:value-type="string" table:style-name="ce1">
            <text:p>Mei</text:p>
          </table:table-cell>
          <table:table-cell office:value-type="string" table:style-name="ce2">
            <text:p>Because of her strong emotions about the dead girl, she absorbed the honkai source energy like I did, and due to her attachment, the honkai source was suppressed and made it temporarily succumb to her own consciousness.</text:p>
          </table:table-cell>
          <table:table-cell office:value-type="string" table:style-name="ce2">
            <text:p>Because of her strong emotions about the dead girl, she absorbed the honkai source energy like I did, and due to her attachment, the honkai source was suppressed and made it temporarily succumb to her own consciousness.</text:p>
          </table:table-cell>
          <table:table-cell office:value-type="string" table:style-name="ce3">
            <text:p>(O) Because she missed the dead girl so much, after got Houkai energy, she controlled it, just like me.</text:p>
          </table:table-cell>
          <table:table-cell table:number-columns-repeated="16379"/>
        </table:table-row>
        <table:table-row table:style-name="ro1">
          <table:table-cell office:value-type="string" table:style-name="ce1">
            <text:p>retrospective_part2_stageS3_a2c911ec</text:p>
          </table:table-cell>
          <table:table-cell office:value-type="string" table:style-name="ce1">
            <text:p>Kiana</text:p>
          </table:table-cell>
          <table:table-cell office:value-type="string" table:style-name="ce2">
            <text:p>That's right. But Mei-senpai, you experienced the Honkai source before. It'll erode her mind over time and eventually she will lose control and rampage.<text:s/></text:p>
          </table:table-cell>
          <table:table-cell office:value-type="string" table:style-name="ce2">
            <text:p>That's right. But Mei-senpai, you experienced the Honkai source before. It'll erode her mind over time and eventually she will lose control and rampage.</text:p>
          </table:table-cell>
          <table:table-cell office:value-type="string" table:style-name="ce3">
            <text:p>(O) Yes. However, the Houkai energy is still affecting you. You will lose control sometime.</text:p>
          </table:table-cell>
          <table:table-cell table:number-columns-repeated="16379"/>
        </table:table-row>
        <table:table-row table:style-name="ro1">
          <table:table-cell office:value-type="string" table:style-name="ce1">
            <text:p>retrospective_part2_stageS3_c2b7dad3</text:p>
          </table:table-cell>
          <table:table-cell office:value-type="string" table:style-name="ce1">
            <text:p>Mei</text:p>
          </table:table-cell>
          <table:table-cell office:value-type="string" table:style-name="ce2">
            <text:p>Ah, I don't know what to call you, let's call you Miss Palefox for nowâ€¦ Anyway, Miss Palefox, maybe you don't fully understand what we meant by that just now. We just wanted to say that this ability that you have now is extremely dangerous.</text:p>
          </table:table-cell>
          <table:table-cell office:value-type="string" table:style-name="ce2">
            <text:p>Ah, I don't know what to call you, let's call you Miss Palefox for nowâ€¦ Anyway, Miss Palefox, maybe you don't fully understand what we meant by that just now. We just wanted to say that this ability that you have now is extremely dangerous.</text:p>
          </table:table-cell>
          <table:table-cell office:value-type="string" table:style-name="ce3">
            <text:p>(O) Ah, although I don't know your name, but Miss Palefox, I just want to say, you are in danger.</text:p>
          </table:table-cell>
          <table:table-cell table:number-columns-repeated="16379"/>
        </table:table-row>
        <table:table-row table:style-name="ro1">
          <table:table-cell office:value-type="string" table:style-name="ce1">
            <text:p>retrospective_part2_stageS3_81566f3f</text:p>
          </table:table-cell>
          <table:table-cell office:value-type="string" table:style-name="ce1">
            <text:p>Kiana</text:p>
          </table:table-cell>
          <table:table-cell office:value-type="string" table:style-name="ce2">
            <text:p>But you don't need to suffer the pain caused by the honkai energy, please give me the honkai energy that caused this mutation. Then, you can go back to your old life.</text:p>
          </table:table-cell>
          <table:table-cell office:value-type="string" table:style-name="ce2">
            <text:p>But you don't need to suffer the pain caused by the honkai energy, please give me the honkai energy that caused this mutation. Then, you can go back to your old life.</text:p>
          </table:table-cell>
          <table:table-cell office:value-type="string" table:style-name="ce3">
            <text:p>(O) However, you don't need to take it. Just give me your Houkai energy. Then you can go back to the old times.</text:p>
          </table:table-cell>
          <table:table-cell table:number-columns-repeated="16379"/>
        </table:table-row>
        <table:table-row table:style-name="ro1">
          <table:table-cell office:value-type="string" table:style-name="ce1">
            <text:p>retrospective_part2_stageS3_d3127a27</text:p>
          </table:table-cell>
          <table:table-cell office:value-type="string" table:style-name="ce1">
            <text:p>Palefox</text:p>
          </table:table-cell>
          <table:table-cell office:value-type="string" table:style-name="ce2">
            <text:p>No way! My life has changed since the day I met her ......</text:p>
          </table:table-cell>
          <table:table-cell office:value-type="string" table:style-name="ce2">
            <text:p>No way! My life has changed since the day I met her ......</text:p>
          </table:table-cell>
          <table:table-cell office:value-type="string" table:style-name="ce3">
            <text:p>(O) No way! My life has changed since I met herâ€¦</text:p>
          </table:table-cell>
          <table:table-cell table:number-columns-repeated="16379"/>
        </table:table-row>
        <table:table-row table:style-name="ro1">
          <table:table-cell office:value-type="string" table:style-name="ce1">
            <text:p>retrospective_part2_stageS3_83c8cd1b</text:p>
          </table:table-cell>
          <table:table-cell office:value-type="string" table:style-name="ce1">
            <text:p>Palefox</text:p>
          </table:table-cell>
          <table:table-cell office:value-type="string" table:style-name="ce2">
            <text:p>You should understand that when I found her, she didn't become a zombie. She just laid there peacefully, not a single scratch on her body. Just before the Honkai outbreak, she had already died.</text:p>
          </table:table-cell>
          <table:table-cell office:value-type="string" table:style-name="ce2">
            <text:p>You see? when I found her, she wasn't a zombie. She just laid there peacefully, not a single scratch on her body. Just before the Honkai outbreak, she had already died.</text:p>
          </table:table-cell>
          <table:table-cell office:value-type="string" table:style-name="ce3">
            <text:p>(O) You should know, when I found her, she was just lay there. She dead before the Houkai explosion.</text:p>
          </table:table-cell>
          <table:table-cell table:number-columns-repeated="16379"/>
        </table:table-row>
        <table:table-row table:style-name="ro1">
          <table:table-cell office:value-type="string" table:style-name="ce1">
            <text:p>retrospective_part2_stageS3_eed1f65b</text:p>
          </table:table-cell>
          <table:table-cell office:value-type="string" table:style-name="ce1">
            <text:p>Palefox</text:p>
          </table:table-cell>
          <table:table-cell office:value-type="string" table:style-name="ce2">
            <text:p>Until I find out why, I will not obey you!</text:p>
          </table:table-cell>
          <table:table-cell office:value-type="string" table:style-name="ce2">
            <text:p>Until I find out why, I will not submit to you!</text:p>
          </table:table-cell>
          <table:table-cell office:value-type="string" table:style-name="ce3">
            <text:p>(O) Before I figure out what happened, I won't listen to you!</text:p>
          </table:table-cell>
          <table:table-cell table:number-columns-repeated="16379"/>
        </table:table-row>
        <table:table-row table:style-name="ro1">
          <table:table-cell office:value-type="string" table:style-name="ce1">
            <text:p>retrospective_part2_stageS3_7e11aada</text:p>
          </table:table-cell>
          <table:table-cell office:value-type="string" table:style-name="ce1">
            <text:p>Kiana</text:p>
          </table:table-cell>
          <table:table-cell office:value-type="string" table:style-name="ce2">
            <text:p>Please let me explain... Hey~ wait ......</text:p>
          </table:table-cell>
          <table:table-cell office:value-type="string" table:style-name="ce2">
            <text:p>Please let me explain... Hey~ wait ......</text:p>
          </table:table-cell>
          <table:table-cell office:value-type="string" table:style-name="ce3">
            <text:p>(O) Wait a second, let me explainâ€¦ Hey!</text:p>
          </table:table-cell>
          <table:table-cell table:number-columns-repeated="16379"/>
        </table:table-row>
        <table:table-row table:style-name="ro1">
          <table:table-cell office:value-type="string" table:style-name="ce1">
            <text:p>retrospective_part2_stageS3_2b7553d6</text:p>
          </table:table-cell>
          <table:table-cell office:value-type="string" table:style-name="ce1">
            <text:p>Mei</text:p>
          </table:table-cell>
          <table:table-cell office:value-type="string" table:style-name="ce2">
            <text:p>Sheâ€¦ Vanished?</text:p>
          </table:table-cell>
          <table:table-cell office:value-type="string" table:style-name="ce2">
            <text:p>Sheâ€¦ Vanished?</text:p>
          </table:table-cell>
          <table:table-cell office:value-type="string" table:style-name="ce3">
            <text:p>(O) Sheâ€¦ Disappeared?</text:p>
          </table:table-cell>
          <table:table-cell table:number-columns-repeated="16379"/>
        </table:table-row>
        <table:table-row table:style-name="ro1">
          <table:table-cell office:value-type="string" table:style-name="ce1">
            <text:p>retrospective_part2_stageS4_a87b81ab</text:p>
          </table:table-cell>
          <table:table-cell office:value-type="string" table:style-name="ce1">
            <text:p>Mei</text:p>
          </table:table-cell>
          <table:table-cell office:value-type="string" table:style-name="ce2">
            <text:p>Kiana-chanâ€¦</text:p>
          </table:table-cell>
          <table:table-cell office:value-type="string" table:style-name="ce2">
            <text:p>Kiana-chanâ€¦</text:p>
          </table:table-cell>
          <table:table-cell office:value-type="string" table:style-name="ce3">
            <text:p>(O) Kianaâ€¦</text:p>
          </table:table-cell>
          <table:table-cell table:number-columns-repeated="16379"/>
        </table:table-row>
        <table:table-row table:style-name="ro1">
          <table:table-cell office:value-type="string" table:style-name="ce1">
            <text:p>retrospective_part2_stageS4_db3890af</text:p>
          </table:table-cell>
          <table:table-cell office:value-type="string" table:style-name="ce1">
            <text:p>Kiana</text:p>
          </table:table-cell>
          <table:table-cell office:value-type="string" table:style-name="ce2">
            <text:p>What's wrong, Mei-senpai?</text:p>
          </table:table-cell>
          <table:table-cell office:value-type="string" table:style-name="ce2">
            <text:p>What's wrong, Mei-senpai?</text:p>
          </table:table-cell>
          <table:table-cell office:value-type="string" table:style-name="ce3">
            <text:p>(O) What happened, Mei?</text:p>
          </table:table-cell>
          <table:table-cell table:number-columns-repeated="16379"/>
        </table:table-row>
        <table:table-row table:style-name="ro1">
          <table:table-cell office:value-type="string" table:style-name="ce1">
            <text:p>retrospective_part2_stageS4_d89b3e6e</text:p>
          </table:table-cell>
          <table:table-cell office:value-type="string" table:style-name="ce1">
            <text:p>Mei</text:p>
          </table:table-cell>
          <table:table-cell office:value-type="string" table:style-name="ce2">
            <text:p>It's nothing, I've just been wondering if we can find Miss Palefox, we've been searching around here for a long timeâ€¦</text:p>
          </table:table-cell>
          <table:table-cell office:value-type="string" table:style-name="ce2">
            <text:p>It's nothing, I've just been wondering if we can find Miss Palefox, we've been searching around here for a long timeâ€¦</text:p>
          </table:table-cell>
          <table:table-cell office:value-type="string" table:style-name="ce3">
            <text:p>(O) Nothing, I'm just thinking, will we find Miss Palefox? We stayed here for a long timeâ€¦</text:p>
          </table:table-cell>
          <table:table-cell table:number-columns-repeated="16379"/>
        </table:table-row>
        <table:table-row table:style-name="ro1">
          <table:table-cell office:value-type="string" table:style-name="ce1">
            <text:p>retrospective_part2_stageS4_a002b1cb</text:p>
          </table:table-cell>
          <table:table-cell office:value-type="string" table:style-name="ce1">
            <text:p>Kiana</text:p>
          </table:table-cell>
          <table:table-cell office:value-type="string" table:style-name="ce2">
            <text:p>Don't worry~ Even though this phone doesn't always work, it can still be pretty useful.</text:p>
          </table:table-cell>
          <table:table-cell office:value-type="string" table:style-name="ce2">
            <text:p>Don't worry~ Even though this phone doesn't always work, it can still be pretty useful.</text:p>
          </table:table-cell>
          <table:table-cell office:value-type="string" table:style-name="ce3">
            <text:p>(O) Relax~ Although the phone is bad, but we can use it~</text:p>
          </table:table-cell>
          <table:table-cell table:number-columns-repeated="16379"/>
        </table:table-row>
        <table:table-row table:style-name="ro1">
          <table:table-cell office:value-type="string" table:style-name="ce1">
            <text:p>retrospective_part2_stageS4_8cd132c5</text:p>
          </table:table-cell>
          <table:table-cell table:style-name="ce1"/>
          <table:table-cell office:value-type="string" table:style-name="ce2">
            <text:p>Pip pip pip~</text:p>
          </table:table-cell>
          <table:table-cell office:value-type="string" table:style-name="ce2">
            <text:p>Pip pip pip~</text:p>
          </table:table-cell>
          <table:table-cell office:value-type="string" table:style-name="ce3">
            <text:p>(O) Fiddle-de-deeâ€¦â€¦</text:p>
          </table:table-cell>
          <table:table-cell table:number-columns-repeated="16379"/>
        </table:table-row>
        <table:table-row table:style-name="ro1">
          <table:table-cell office:value-type="string" table:style-name="ce1">
            <text:p>retrospective_part2_stageS4_9bf90291</text:p>
          </table:table-cell>
          <table:table-cell office:value-type="string" table:style-name="ce1">
            <text:p>Kiana</text:p>
          </table:table-cell>
          <table:table-cell office:value-type="string" table:style-name="ce2">
            <text:p>See? What did I tell you?</text:p>
          </table:table-cell>
          <table:table-cell office:value-type="string" table:style-name="ce2">
            <text:p>See? What did I tell you?</text:p>
          </table:table-cell>
          <table:table-cell office:value-type="string" table:style-name="ce3">
            <text:p>(O) Look, what did I say?</text:p>
          </table:table-cell>
          <table:table-cell table:number-columns-repeated="16379"/>
        </table:table-row>
        <table:table-row table:style-name="ro1">
          <table:table-cell office:value-type="string" table:style-name="ce1">
            <text:p>retrospective_part2_stageS4_f3909bce</text:p>
          </table:table-cell>
          <table:table-cell office:value-type="string" table:style-name="ce1">
            <text:p>Mei</text:p>
          </table:table-cell>
          <table:table-cell office:value-type="string" table:style-name="ce2">
            <text:p>It's a wonderful machine, the person who made it must've been a very smart and skilled person.</text:p>
          </table:table-cell>
          <table:table-cell office:value-type="string" table:style-name="ce2">
            <text:p>This machine is full of surprises, the person who made it must've been a very smart and skilled person.</text:p>
          </table:table-cell>
          <table:table-cell office:value-type="string" table:style-name="ce3">
            <text:p>(O) What a magical machine, the person who invented it must be very eruditelyâ€¦â€¦</text:p>
          </table:table-cell>
          <table:table-cell table:number-columns-repeated="16379"/>
        </table:table-row>
        <table:table-row table:style-name="ro1">
          <table:table-cell office:value-type="string" table:style-name="ce1">
            <text:p>retrospective_part2_stageS4_8ede8722</text:p>
          </table:table-cell>
          <table:table-cell office:value-type="string" table:style-name="ce1">
            <text:p>Kiana</text:p>
          </table:table-cell>
          <table:table-cell office:value-type="string" table:style-name="ce2">
            <text:p>I don't know if he's all that, but he definitely is the type of person who gets around though.</text:p>
          </table:table-cell>
          <table:table-cell office:value-type="string" table:style-name="ce2">
            <text:p>I don't know if he's all that, but he definitely is the type of person who gets around though.</text:p>
          </table:table-cell>
          <table:table-cell office:value-type="string" table:style-name="ce3">
            <text:p>(O) I don't know whether he is eruditely or not, but he likes running everywhere.</text:p>
          </table:table-cell>
          <table:table-cell table:number-columns-repeated="16379"/>
        </table:table-row>
        <table:table-row table:style-name="ro1">
          <table:table-cell office:value-type="string" table:style-name="ce1">
            <text:p>retrospective_part2_stageS4_448857d6</text:p>
          </table:table-cell>
          <table:table-cell office:value-type="string" table:style-name="ce1">
            <text:p>Mei</text:p>
          </table:table-cell>
          <table:table-cell office:value-type="string" table:style-name="ce2">
            <text:p>Oh? Kiana, are you close with him?</text:p>
          </table:table-cell>
          <table:table-cell office:value-type="string" table:style-name="ce2">
            <text:p>Oh? Kiana, are you close with him?</text:p>
          </table:table-cell>
          <table:table-cell office:value-type="string" table:style-name="ce3">
            <text:p>(O) Oh? Do you know him well?</text:p>
          </table:table-cell>
          <table:table-cell table:number-columns-repeated="16379"/>
        </table:table-row>
        <table:table-row table:style-name="ro1">
          <table:table-cell office:value-type="string" table:style-name="ce1">
            <text:p>retrospective_part2_stageS4_3a91a04c</text:p>
          </table:table-cell>
          <table:table-cell office:value-type="string" table:style-name="ce1">
            <text:p>Kiana</text:p>
          </table:table-cell>
          <table:table-cell office:value-type="string" table:style-name="ce2">
            <text:p>I'm not really that close with him either, though he is myâ€¦ Agh! Forget it, I don't want to talk about him. Let's find that fox and get rid of the Honkai Source.</text:p>
          </table:table-cell>
          <table:table-cell office:value-type="string" table:style-name="ce2">
            <text:p>I'm not really that close with him either, though he is myâ€¦ Agh! Forget it, I don't want to talk about him. Let's find that fox and get rid of the Honkai Source.</text:p>
          </table:table-cell>
          <table:table-cell office:value-type="string" table:style-name="ce3">
            <text:p>(O) Not really, but he is myâ€¦ I don't want to talk about himâ€¦ We'd better find the fox and clear the Houkai source on her.</text:p>
          </table:table-cell>
          <table:table-cell table:number-columns-repeated="16379"/>
        </table:table-row>
        <table:table-row table:style-name="ro1">
          <table:table-cell office:value-type="string" table:style-name="ce1">
            <text:p>retrospective_part2_stageS4_8e2c946d</text:p>
          </table:table-cell>
          <table:table-cell office:value-type="string" table:style-name="ce1">
            <text:p>Mei</text:p>
          </table:table-cell>
          <table:table-cell office:value-type="string" table:style-name="ce2">
            <text:p>Okay Kiana. If you don't want to talk about it, then forget I asked.</text:p>
          </table:table-cell>
          <table:table-cell office:value-type="string" table:style-name="ce2">
            <text:p>Okay Kiana. If you don't want to talk about it, then nevermind.</text:p>
          </table:table-cell>
          <table:table-cell office:value-type="string" table:style-name="ce3">
            <text:p>(O) Yes.</text:p>
          </table:table-cell>
          <table:table-cell table:number-columns-repeated="16379"/>
        </table:table-row>
        <table:table-row table:style-name="ro1">
          <table:table-cell office:value-type="string" table:style-name="ce1">
            <text:p>retrospective_part2_stageS4_6efad088</text:p>
          </table:table-cell>
          <table:table-cell office:value-type="string" table:style-name="ce1">
            <text:p>Mei</text:p>
          </table:table-cell>
          <table:table-cell office:value-type="string" table:style-name="ce2">
            <text:p>Let's go, Kiana-chan!</text:p>
          </table:table-cell>
          <table:table-cell office:value-type="string" table:style-name="ce2">
            <text:p>Let's go, Kiana-chan!</text:p>
          </table:table-cell>
          <table:table-cell office:value-type="string" table:style-name="ce3">
            <text:p>(O) Let's go, Kiana.</text:p>
          </table:table-cell>
          <table:table-cell table:number-columns-repeated="16379"/>
        </table:table-row>
        <table:table-row table:style-name="ro1">
          <table:table-cell office:value-type="string" table:style-name="ce1">
            <text:p>retrospective_part2_stageS4_cb5c21cf</text:p>
          </table:table-cell>
          <table:table-cell office:value-type="string" table:style-name="ce1">
            <text:p>Mei</text:p>
          </table:table-cell>
          <table:table-cell office:value-type="string" table:style-name="ce2">
            <text:p>There should be a shrine not far down this path. Is that the shrine mentioned by Miss Palefox?</text:p>
          </table:table-cell>
          <table:table-cell office:value-type="string" table:style-name="ce2">
            <text:p>There should be a shrine not far down this path. Is that the shrine mentioned by Miss Palefox?</text:p>
          </table:table-cell>
          <table:table-cell office:value-type="string" table:style-name="ce3">
            <text:p>(O) Walk along this road, we can meet a shrine. I don't know if it is the shrine Miss Palefox mentioned.</text:p>
          </table:table-cell>
          <table:table-cell table:number-columns-repeated="16379"/>
        </table:table-row>
        <table:table-row table:style-name="ro1">
          <table:table-cell office:value-type="string" table:style-name="ce1">
            <text:p>retrospective_part2_stageS4_a2683ffe</text:p>
          </table:table-cell>
          <table:table-cell office:value-type="string" table:style-name="ce1">
            <text:p>Kiana</text:p>
          </table:table-cell>
          <table:table-cell office:value-type="string" table:style-name="ce2">
            <text:p>Huh? Mei-senpai, are you familiar with this place?</text:p>
          </table:table-cell>
          <table:table-cell office:value-type="string" table:style-name="ce2">
            <text:p>Huh? Mei-senpai, are you familiar with this place?</text:p>
          </table:table-cell>
          <table:table-cell office:value-type="string" table:style-name="ce3">
            <text:p>(O) Ah? Do you know this place before?</text:p>
          </table:table-cell>
          <table:table-cell table:number-columns-repeated="16379"/>
        </table:table-row>
        <table:table-row table:style-name="ro1">
          <table:table-cell office:value-type="string" table:style-name="ce1">
            <text:p>retrospective_part2_stageS4_2f8ea092</text:p>
          </table:table-cell>
          <table:table-cell office:value-type="string" table:style-name="ce1">
            <text:p>Mei</text:p>
          </table:table-cell>
          <table:table-cell office:value-type="string" table:style-name="ce2">
            <text:p>Well, I've been here before... I think I came here with my father when I was very young......</text:p>
          </table:table-cell>
          <table:table-cell office:value-type="string" table:style-name="ce2">
            <text:p>Well, I've been here before... I think I came here with my father when I was very young......</text:p>
          </table:table-cell>
          <table:table-cell office:value-type="string" table:style-name="ce3">
            <text:p>(O) Humph, I came here beforeâ€¦ When I was a little girl, with my fatherâ€¦â€¦</text:p>
          </table:table-cell>
          <table:table-cell table:number-columns-repeated="16379"/>
        </table:table-row>
        <table:table-row table:style-name="ro1">
          <table:table-cell office:value-type="string" table:style-name="ce1">
            <text:p>retrospective_part2_stageS4_86798c59</text:p>
          </table:table-cell>
          <table:table-cell office:value-type="string" table:style-name="ce1">
            <text:p>Kiana</text:p>
          </table:table-cell>
          <table:table-cell office:value-type="string" table:style-name="ce2">
            <text:p><text:s/>I see....... Hey, Senpai, what kind of person is your dad? Although I did see Senpai's memory fragments, it was still only just fragments.......</text:p>
          </table:table-cell>
          <table:table-cell office:value-type="string" table:style-name="ce2">
            <text:p>I see....... Hey, Senpai, what kind of person is your dad? Although I did see Senpai's memory fragments, it was still only just fragments.......</text:p>
          </table:table-cell>
          <table:table-cell office:value-type="string" table:style-name="ce3">
            <text:p>(O) I seeâ€¦ What kind of person is your father? Although I saw him in your memory, but I didn't see much about him.</text:p>
          </table:table-cell>
          <table:table-cell table:number-columns-repeated="16379"/>
        </table:table-row>
        <table:table-row table:style-name="ro1">
          <table:table-cell office:value-type="string" table:style-name="ce1">
            <text:p>retrospective_part2_stageS4_cc3a9fe5</text:p>
          </table:table-cell>
          <table:table-cell office:value-type="string" table:style-name="ce1">
            <text:p>Mei</text:p>
          </table:table-cell>
          <table:table-cell office:value-type="string" table:style-name="ce2">
            <text:p>Fatherâ€¦ Was a strict person, both with me, and with himself.</text:p>
          </table:table-cell>
          <table:table-cell office:value-type="string" table:style-name="ce2">
            <text:p>Fatherâ€¦ Was a strict person, both with me, and with himself.</text:p>
          </table:table-cell>
          <table:table-cell office:value-type="string" table:style-name="ce3">
            <text:p>(O) My fatherâ€¦ He is a strict person.</text:p>
          </table:table-cell>
          <table:table-cell table:number-columns-repeated="16379"/>
        </table:table-row>
        <table:table-row table:style-name="ro1">
          <table:table-cell office:value-type="string" table:style-name="ce1">
            <text:p>retrospective_part2_stageS4_9ede8678</text:p>
          </table:table-cell>
          <table:table-cell office:value-type="string" table:style-name="ce1">
            <text:p>Kiana</text:p>
          </table:table-cell>
          <table:table-cell office:value-type="string" table:style-name="ce2">
            <text:p>Yet even a super serious person like him brought Mei-senpai to this place. So I think that he actually still loves Senpai. Right, maybe he's just bad at expressing his feelings.</text:p>
          </table:table-cell>
          <table:table-cell office:value-type="string" table:style-name="ce2">
            <text:p>Yet even a super serious person like him brought Mei-senpai to this place. So I think that he actually still loves Senpai. Right, maybe he's just bad at expressing his feelings.</text:p>
          </table:table-cell>
          <table:table-cell office:value-type="string" table:style-name="ce3">
            <text:p>(O) However, he took you to this place. I think, he loves you, maybe he just don't know how to represent it.</text:p>
          </table:table-cell>
          <table:table-cell table:number-columns-repeated="16379"/>
        </table:table-row>
        <table:table-row table:style-name="ro1">
          <table:table-cell office:value-type="string" table:style-name="ce1">
            <text:p>retrospective_part2_stageS4_cd5ea2fb</text:p>
          </table:table-cell>
          <table:table-cell office:value-type="string" table:style-name="ce1">
            <text:p>Mei</text:p>
          </table:table-cell>
          <table:table-cell office:value-type="string" table:style-name="ce2">
            <text:p>And what about Kiana? What kind of a person is your father? If I'm correct, that phone was made by him, right?</text:p>
          </table:table-cell>
          <table:table-cell office:value-type="string" table:style-name="ce2">
            <text:p>And what about Kiana? What kind of a person is your father? If I'm correct, that phone was made by him, right?</text:p>
          </table:table-cell>
          <table:table-cell office:value-type="string" table:style-name="ce3">
            <text:p>(O) How about Kiana? What kind of person is your father? If I'm right, he made this phone for you.</text:p>
          </table:table-cell>
          <table:table-cell table:number-columns-repeated="16379"/>
        </table:table-row>
        <table:table-row table:style-name="ro1">
          <table:table-cell office:value-type="string" table:style-name="ce1">
            <text:p>retrospective_part2_stageS4_3696b3b1</text:p>
          </table:table-cell>
          <table:table-cell office:value-type="string" table:style-name="ce1">
            <text:p>Kiana</text:p>
          </table:table-cell>
          <table:table-cell office:value-type="string" table:style-name="ce2">
            <text:p>Well ...... about my dad, I barely know anything about him really. I only know that he took me away from 'Schicksal', and then personally taught me about the Honkai, and some of the Kaslana family martial arts.</text:p>
          </table:table-cell>
          <table:table-cell office:value-type="string" table:style-name="ce2">
            <text:p>Well ...... about my dad, I barely know anything about him really. I only know that he took me away from 'Schicksal', and then personally taught me about the Honkai, and some of the Kaslana family martial arts.</text:p>
          </table:table-cell>
          <table:table-cell office:value-type="string" table:style-name="ce3">
            <text:p>(O) Humphâ€¦â€¦ About my father, I don't know him very much, I just know he took me away from Shicksal. He taught me some skills and knowledge, however, he left me alone hereâ€¦</text:p>
          </table:table-cell>
          <table:table-cell table:number-columns-repeated="16379"/>
        </table:table-row>
        <table:table-row table:style-name="ro1">
          <table:table-cell office:value-type="string" table:style-name="ce1">
            <text:p>retrospective_part2_stageS4_192f34b6</text:p>
          </table:table-cell>
          <table:table-cell office:value-type="string" table:style-name="ce1">
            <text:p>Kiana</text:p>
          </table:table-cell>
          <table:table-cell office:value-type="string" table:style-name="ce2">
            <text:p>But now, I don't know where he went, he only left this broken phoneâ€¦</text:p>
          </table:table-cell>
          <table:table-cell office:value-type="string" table:style-name="ce2">
            <text:p>But now, I don't know where he went, he only left this broken phoneâ€¦</text:p>
          </table:table-cell>
          <table:table-cell office:value-type="string" table:style-name="ce3">
            <text:p>(O) "Shicksal"? Where is it?</text:p>
          </table:table-cell>
          <table:table-cell table:number-columns-repeated="16379"/>
        </table:table-row>
        <table:table-row table:style-name="ro1">
          <table:table-cell office:value-type="string" table:style-name="ce1">
            <text:p>retrospective_part2_stageS4_ddac0b1b</text:p>
          </table:table-cell>
          <table:table-cell office:value-type="string" table:style-name="ce1">
            <text:p>Mei</text:p>
          </table:table-cell>
          <table:table-cell office:value-type="string" table:style-name="ce2">
            <text:p>'Schicksal?' Where's that?</text:p>
          </table:table-cell>
          <table:table-cell office:value-type="string" table:style-name="ce2">
            <text:p>'Schicksal?' Where's that?</text:p>
          </table:table-cell>
          <table:table-cell office:value-type="string" table:style-name="ce3">
            <text:p>(O) Ahâ€¦ I spoke too muchâ€¦</text:p>
          </table:table-cell>
          <table:table-cell table:number-columns-repeated="16379"/>
        </table:table-row>
        <table:table-row table:style-name="ro1">
          <table:table-cell office:value-type="string" table:style-name="ce1">
            <text:p>retrospective_part2_stageS4_43b5a1f5</text:p>
          </table:table-cell>
          <table:table-cell office:value-type="string" table:style-name="ce1">
            <text:p>Kiana</text:p>
          </table:table-cell>
          <table:table-cell office:value-type="string" table:style-name="ce2">
            <text:p>Ah, I've said too muchâ€¦</text:p>
          </table:table-cell>
          <table:table-cell office:value-type="string" table:style-name="ce2">
            <text:p>Ah, I've said too muchâ€¦</text:p>
          </table:table-cell>
          <table:table-cell office:value-type="string" table:style-name="ce3">
            <text:p>(O) Nothing. Forget about it~ You said there is a shrine, let's check it, maybe we can find some clues~</text:p>
          </table:table-cell>
          <table:table-cell table:number-columns-repeated="16379"/>
        </table:table-row>
        <table:table-row table:style-name="ro1">
          <table:table-cell office:value-type="string" table:style-name="ce1">
            <text:p>retrospective_part2_stageS4_aced8f0f</text:p>
          </table:table-cell>
          <table:table-cell office:value-type="string" table:style-name="ce1">
            <text:p>Kiana</text:p>
          </table:table-cell>
          <table:table-cell office:value-type="string" table:style-name="ce2">
            <text:p>It's nothing, Senpai, you shouldn't care about it~ You said that there's a shrine here, right? Let's go there and explore it, maybe we'll find some clues!</text:p>
          </table:table-cell>
          <table:table-cell office:value-type="string" table:style-name="ce2">
            <text:p>It's nothing, Senpai, nothing to be concerned about it~ You said that there's a shrine here, right? Let's go there and explore it, maybe we'll find some clues!</text:p>
          </table:table-cell>
          <table:table-cell office:value-type="string" table:style-name="ce3">
            <text:p>(O) Ohâ€¦</text:p>
          </table:table-cell>
          <table:table-cell table:number-columns-repeated="16379"/>
        </table:table-row>
        <table:table-row table:style-name="ro1">
          <table:table-cell office:value-type="string" table:style-name="ce1">
            <text:p>retrospective_part2_stageS4_8174a019</text:p>
          </table:table-cell>
          <table:table-cell office:value-type="string" table:style-name="ce1">
            <text:p>Mei</text:p>
          </table:table-cell>
          <table:table-cell office:value-type="string" table:style-name="ce2">
            <text:p>Ohâ€¦ Oh.</text:p>
          </table:table-cell>
          <table:table-cell office:value-type="string" table:style-name="ce2">
            <text:p>Ohâ€¦ Okay.</text:p>
          </table:table-cell>
          <table:table-cell office:value-type="string" table:style-name="ce3">
            <text:p>(O) You are trying to find me, why are you doing this?</text:p>
          </table:table-cell>
          <table:table-cell table:number-columns-repeated="16379"/>
        </table:table-row>
        <table:table-row table:style-name="ro1">
          <table:table-cell office:value-type="string" table:style-name="ce1">
            <text:p>retrospective_part2_stageS4_f69122bd</text:p>
          </table:table-cell>
          <table:table-cell office:value-type="string" table:style-name="ce1">
            <text:p>Palefox</text:p>
          </table:table-cell>
          <table:table-cell office:value-type="string" table:style-name="ce2">
            <text:p>You two have been purposely following me, haven't you? Why must you two pester me?</text:p>
          </table:table-cell>
          <table:table-cell office:value-type="string" table:style-name="ce2">
            <text:p>You two have been purposely following me, haven't you? Why must you two pester me?</text:p>
          </table:table-cell>
          <table:table-cell office:value-type="string" table:style-name="ce3">
            <text:p>(O) If we can't do it, you willâ€¦ Why are you pulling me?</text:p>
          </table:table-cell>
          <table:table-cell table:number-columns-repeated="16379"/>
        </table:table-row>
        <table:table-row table:style-name="ro1">
          <table:table-cell office:value-type="string" table:style-name="ce1">
            <text:p>retrospective_part2_stageS4_99df2277</text:p>
          </table:table-cell>
          <table:table-cell office:value-type="string" table:style-name="ce1">
            <text:p>Kiana</text:p>
          </table:table-cell>
          <table:table-cell office:value-type="string" table:style-name="ce2">
            <text:p>Because if we don't act quickly, you'll-</text:p>
          </table:table-cell>
          <table:table-cell office:value-type="string" table:style-name="ce2">
            <text:p>Because if we don't act quickly, you'll-</text:p>
          </table:table-cell>
          <table:table-cell office:value-type="string" table:style-name="ce3">
            <text:p>(O) Let me talk to her.</text:p>
          </table:table-cell>
          <table:table-cell table:number-columns-repeated="16379"/>
        </table:table-row>
        <table:table-row table:style-name="ro1">
          <table:table-cell office:value-type="string" table:style-name="ce1">
            <text:p>retrospective_part2_stageS4_47451cd4</text:p>
          </table:table-cell>
          <table:table-cell office:value-type="string" table:style-name="ce1">
            <text:p>Kiana</text:p>
          </table:table-cell>
          <table:table-cell office:value-type="string" table:style-name="ce2">
            <text:p>What are you pulling me for?</text:p>
          </table:table-cell>
          <table:table-cell office:value-type="string" table:style-name="ce2">
            <text:p>What are you pulling me aside for?</text:p>
          </table:table-cell>
          <table:table-cell office:value-type="string" table:style-name="ce3">
            <text:p>(O) â€¦</text:p>
          </table:table-cell>
          <table:table-cell table:number-columns-repeated="16379"/>
        </table:table-row>
        <table:table-row table:style-name="ro1">
          <table:table-cell office:value-type="string" table:style-name="ce1">
            <text:p>retrospective_part2_stageS4_f01db1af</text:p>
          </table:table-cell>
          <table:table-cell office:value-type="string" table:style-name="ce1">
            <text:p>Mei</text:p>
          </table:table-cell>
          <table:table-cell office:value-type="string" table:style-name="ce2">
            <text:p>Let me speak to her, please.</text:p>
          </table:table-cell>
          <table:table-cell office:value-type="string" table:style-name="ce2">
            <text:p>Let me speak to her, please.</text:p>
          </table:table-cell>
          <table:table-cell office:value-type="string" table:style-name="ce3">
            <text:p>(O) We just want to help you.</text:p>
          </table:table-cell>
          <table:table-cell table:number-columns-repeated="16379"/>
        </table:table-row>
        <table:table-row table:style-name="ro1">
          <table:table-cell office:value-type="string" table:style-name="ce1">
            <text:p>retrospective_part2_stageS4_c49b8675</text:p>
          </table:table-cell>
          <table:table-cell office:value-type="string" table:style-name="ce1">
            <text:p>Kiana</text:p>
          </table:table-cell>
          <table:table-cell office:value-type="string" table:style-name="ce2">
            <text:p>Oohh.</text:p>
          </table:table-cell>
          <table:table-cell office:value-type="string" table:style-name="ce2">
            <text:p>Oohh.</text:p>
          </table:table-cell>
          <table:table-cell office:value-type="string" table:style-name="ce3">
            <text:p>(O) Help me?</text:p>
          </table:table-cell>
          <table:table-cell table:number-columns-repeated="16379"/>
        </table:table-row>
        <table:table-row table:style-name="ro1">
          <table:table-cell office:value-type="string" table:style-name="ce1">
            <text:p>retrospective_part2_stageS4_f829d32b</text:p>
          </table:table-cell>
          <table:table-cell office:value-type="string" table:style-name="ce1">
            <text:p>Mei</text:p>
          </table:table-cell>
          <table:table-cell office:value-type="string" table:style-name="ce2">
            <text:p>We're just trying to help you.</text:p>
          </table:table-cell>
          <table:table-cell office:value-type="string" table:style-name="ce2">
            <text:p>We're just trying to help you.</text:p>
          </table:table-cell>
          <table:table-cell office:value-type="string" table:style-name="ce3">
            <text:p>(O) Help me find the answer you need.</text:p>
          </table:table-cell>
          <table:table-cell table:number-columns-repeated="16379"/>
        </table:table-row>
        <table:table-row table:style-name="ro1">
          <table:table-cell office:value-type="string" table:style-name="ce1">
            <text:p>retrospective_part2_stageS4_9482e5d4</text:p>
          </table:table-cell>
          <table:table-cell office:value-type="string" table:style-name="ce1">
            <text:p>Palefox</text:p>
          </table:table-cell>
          <table:table-cell office:value-type="string" table:style-name="ce2">
            <text:p>Help me? With what?</text:p>
          </table:table-cell>
          <table:table-cell office:value-type="string" table:style-name="ce2">
            <text:p>Help me? With what?</text:p>
          </table:table-cell>
          <table:table-cell office:value-type="string" table:style-name="ce3">
            <text:p>(O) Mei~ We still have a lot of things need to do, how can we figure out things like it?</text:p>
          </table:table-cell>
          <table:table-cell table:number-columns-repeated="16379"/>
        </table:table-row>
        <table:table-row table:style-name="ro1">
          <table:table-cell office:value-type="string" table:style-name="ce1">
            <text:p>retrospective_part2_stageS4_e1621dd6</text:p>
          </table:table-cell>
          <table:table-cell office:value-type="string" table:style-name="ce1">
            <text:p>Mei</text:p>
          </table:table-cell>
          <table:table-cell office:value-type="string" table:style-name="ce2">
            <text:p>Help you find the answers you are looking for.</text:p>
          </table:table-cell>
          <table:table-cell office:value-type="string" table:style-name="ce2">
            <text:p>Help you find the answers you are looking for.</text:p>
          </table:table-cell>
          <table:table-cell office:value-type="string" table:style-name="ce3">
            <text:p>(O) Kiana, give me some time. I know, she knows everything, she just can't accept it. Am I right, Miss Palefox?</text:p>
          </table:table-cell>
          <table:table-cell table:number-columns-repeated="16379"/>
        </table:table-row>
        <table:table-row table:style-name="ro1">
          <table:table-cell office:value-type="string" table:style-name="ce1">
            <text:p>retrospective_part2_stageS4_e643a84e</text:p>
          </table:table-cell>
          <table:table-cell office:value-type="string" table:style-name="ce1">
            <text:p>Kiana</text:p>
          </table:table-cell>
          <table:table-cell office:value-type="string" table:style-name="ce2">
            <text:p>Mei-senpai~ We still have a lot of things to do... How can we figure out something like this?</text:p>
          </table:table-cell>
          <table:table-cell office:value-type="string" table:style-name="ce2">
            <text:p>Mei-senpai~ We still have a lot of things to do... How can we figure out something like this?</text:p>
          </table:table-cell>
          <table:table-cell office:value-type="string" table:style-name="ce3">
            <text:p>(O) You, what are you saying!</text:p>
          </table:table-cell>
          <table:table-cell table:number-columns-repeated="16379"/>
        </table:table-row>
        <table:table-row table:style-name="ro1">
          <table:table-cell office:value-type="string" table:style-name="ce1">
            <text:p>retrospective_part2_stageS4_c9977b74</text:p>
          </table:table-cell>
          <table:table-cell office:value-type="string" table:style-name="ce1">
            <text:p>Mei</text:p>
          </table:table-cell>
          <table:table-cell office:value-type="string" table:style-name="ce2">
            <text:p>Kiana-chan, give me a moment. I can tell that she actually understands everything, but she just refuses to admit it to herself, that's why she's so obsessed with it. Isn't that right, Miss Palefox?</text:p>
          </table:table-cell>
          <table:table-cell office:value-type="string" table:style-name="ce2">
            <text:p>Kiana-chan, give me a moment. I can tell that she actually understands everything, but she just refuses to admit it to herself, that's why she's so obsessed with it. Isn't that right, Miss Palefox?</text:p>
          </table:table-cell>
          <table:table-cell office:value-type="string" table:style-name="ce3">
            <text:p>(O) That girl, you know what happened to her, you know that very well.</text:p>
          </table:table-cell>
          <table:table-cell table:number-columns-repeated="16379"/>
        </table:table-row>
        <table:table-row table:style-name="ro1">
          <table:table-cell office:value-type="string" table:style-name="ce1">
            <text:p>retrospective_part2_stageS4_ff4739cc</text:p>
          </table:table-cell>
          <table:table-cell office:value-type="string" table:style-name="ce1">
            <text:p>Palefox</text:p>
          </table:table-cell>
          <table:table-cell office:value-type="string" table:style-name="ce2">
            <text:p>You, what nonsense are you talking about?</text:p>
          </table:table-cell>
          <table:table-cell office:value-type="string" table:style-name="ce2">
            <text:p>You, what nonsense are you talking about?</text:p>
          </table:table-cell>
          <table:table-cell office:value-type="string" table:style-name="ce3">
            <text:p>(O) I don't knowâ€¦â€¦</text:p>
          </table:table-cell>
          <table:table-cell table:number-columns-repeated="16379"/>
        </table:table-row>
        <table:table-row table:style-name="ro1">
          <table:table-cell office:value-type="string" table:style-name="ce1">
            <text:p>retrospective_part2_stageS4_2af38d7b</text:p>
          </table:table-cell>
          <table:table-cell office:value-type="string" table:style-name="ce1">
            <text:p>Mei</text:p>
          </table:table-cell>
          <table:table-cell office:value-type="string" table:style-name="ce2">
            <text:p>That girl, what happened to her, you know that better than anyone else, right?</text:p>
          </table:table-cell>
          <table:table-cell office:value-type="string" table:style-name="ce2">
            <text:p>That girl, what happened to her, you know that better than anyone else, right?</text:p>
          </table:table-cell>
          <table:table-cell office:value-type="string" table:style-name="ce3">
            <text:p>(O) I don't knowâ€¦â€¦ It's you, you, youâ€¦ Don't want to control me!</text:p>
          </table:table-cell>
          <table:table-cell table:number-columns-repeated="16379"/>
        </table:table-row>
        <table:table-row table:style-name="ro1">
          <table:table-cell office:value-type="string" table:style-name="ce1">
            <text:p>retrospective_part2_stageS4_3b5658a5</text:p>
          </table:table-cell>
          <table:table-cell office:value-type="string" table:style-name="ce1">
            <text:p>Palefox</text:p>
          </table:table-cell>
          <table:table-cell office:value-type="string" table:style-name="ce2">
            <text:p>I don't know......</text:p>
          </table:table-cell>
          <table:table-cell office:value-type="string" table:style-name="ce2">
            <text:p>I don't know......</text:p>
          </table:table-cell>
          <table:table-cell office:value-type="string" table:style-name="ce3">
            <text:p>(O) Watch out! Mei! She acts weird!</text:p>
          </table:table-cell>
          <table:table-cell table:number-columns-repeated="16379"/>
        </table:table-row>
        <table:table-row table:style-name="ro1">
          <table:table-cell office:value-type="string" table:style-name="ce1">
            <text:p>retrospective_part2_stageS4_6e448181</text:p>
          </table:table-cell>
          <table:table-cell office:value-type="string" table:style-name="ce1">
            <text:p>Palefox</text:p>
          </table:table-cell>
          <table:table-cell office:value-type="string" table:style-name="ce2">
            <text:p>I don't know ...... it's you people...it's you people it's you ...... don't try to manipulate me!</text:p>
          </table:table-cell>
          <table:table-cell office:value-type="string" table:style-name="ce2">
            <text:p>I don't know ...... it's you people...it's you people it's you ...... don't try to manipulate me!</text:p>
          </table:table-cell>
          <table:table-cell office:value-type="string" table:style-name="ce3">
            <text:p>(O) Why?! If I can understand her words earlierâ€¦</text:p>
          </table:table-cell>
          <table:table-cell table:number-columns-repeated="16379"/>
        </table:table-row>
        <table:table-row table:style-name="ro1">
          <table:table-cell office:value-type="string" table:style-name="ce1">
            <text:p>retrospective_part2_stageS4_f467e960</text:p>
          </table:table-cell>
          <table:table-cell office:value-type="string" table:style-name="ce1">
            <text:p>Kiana</text:p>
          </table:table-cell>
          <table:table-cell office:value-type="string" table:style-name="ce2">
            <text:p>Mei-senpai, watch out! She's giving off a very strange aura!</text:p>
          </table:table-cell>
          <table:table-cell office:value-type="string" table:style-name="ce2">
            <text:p>Mei-senpai, watch out! She's giving off a very strange aura!</text:p>
          </table:table-cell>
          <table:table-cell office:value-type="string" table:style-name="ce3">
            <text:p>(O) Do you always remember what she said to you?</text:p>
          </table:table-cell>
          <table:table-cell table:number-columns-repeated="16379"/>
        </table:table-row>
        <table:table-row table:style-name="ro1">
          <table:table-cell office:value-type="string" table:style-name="ce1">
            <text:p>retrospective_part2_stageS4_6a39e851</text:p>
          </table:table-cell>
          <table:table-cell office:value-type="string" table:style-name="ce1">
            <text:p>Palefox</text:p>
          </table:table-cell>
          <table:table-cell office:value-type="string" table:style-name="ce2">
            <text:p>Why did it end up like this? If I just understood what she said earlier, then it would not end up like it did right now....</text:p>
          </table:table-cell>
          <table:table-cell office:value-type="string" table:style-name="ce2">
            <text:p>Why did it end up like this? If I just understood what she said earlier, then it would not end up like it did right now....</text:p>
          </table:table-cell>
          <table:table-cell office:value-type="string" table:style-name="ce3">
            <text:p>(O) No, I just recall that part.</text:p>
          </table:table-cell>
          <table:table-cell table:number-columns-repeated="16379"/>
        </table:table-row>
        <table:table-row table:style-name="ro1">
          <table:table-cell office:value-type="string" table:style-name="ce1">
            <text:p>retrospective_part2_stageS4_21d0fb81</text:p>
          </table:table-cell>
          <table:table-cell office:value-type="string" table:style-name="ce1">
            <text:p>Mei</text:p>
          </table:table-cell>
          <table:table-cell office:value-type="string" table:style-name="ce2">
            <text:p>Did you just remember what she said to you?</text:p>
          </table:table-cell>
          <table:table-cell office:value-type="string" table:style-name="ce2">
            <text:p>Did you just remember what she said to you?</text:p>
          </table:table-cell>
          <table:table-cell office:value-type="string" table:style-name="ce3">
            <text:p>(O) Before the Houkai explosion, I was just a normal arctic fox, lived in this shrine for a long time.</text:p>
          </table:table-cell>
          <table:table-cell table:number-columns-repeated="16379"/>
        </table:table-row>
        <table:table-row table:style-name="ro1">
          <table:table-cell office:value-type="string" table:style-name="ce1">
            <text:p>retrospective_part2_stageS4_904002d5</text:p>
          </table:table-cell>
          <table:table-cell office:value-type="string" table:style-name="ce1">
            <text:p>Palefox</text:p>
          </table:table-cell>
          <table:table-cell office:value-type="string" table:style-name="ce2">
            <text:p>No, it just dawned on me now.</text:p>
          </table:table-cell>
          <table:table-cell office:value-type="string" table:style-name="ce2">
            <text:p>No, it just dawned on me now.</text:p>
          </table:table-cell>
          <table:table-cell office:value-type="string" table:style-name="ce3">
            <text:p>(O) I couldn't understand human language that time, but I can remember what she said to me. Now, I finally can understand her.</text:p>
          </table:table-cell>
          <table:table-cell table:number-columns-repeated="16379"/>
        </table:table-row>
        <table:table-row table:style-name="ro1">
          <table:table-cell office:value-type="string" table:style-name="ce1">
            <text:p>retrospective_part2_stageS4_13261f4e</text:p>
          </table:table-cell>
          <table:table-cell office:value-type="string" table:style-name="ce1">
            <text:p>Palefox</text:p>
          </table:table-cell>
          <table:table-cell office:value-type="string" table:style-name="ce2">
            <text:p>Before the Honkai Outbreak, I was just an ordinary white fox that lived in this shrine, quietly, for a long time.</text:p>
          </table:table-cell>
          <table:table-cell office:value-type="string" table:style-name="ce2">
            <text:p>Before the Honkai Outbreak, I was just an ordinary white fox that lived in this shrine, quietly, for a long time.</text:p>
          </table:table-cell>
          <table:table-cell office:value-type="string" table:style-name="ce3">
            <text:p>(O) Her parents lived overseas so she lived in academy. She doesn't have much friends in the academy.</text:p>
          </table:table-cell>
          <table:table-cell table:number-columns-repeated="16379"/>
        </table:table-row>
        <table:table-row table:style-name="ro1">
          <table:table-cell office:value-type="string" table:style-name="ce1">
            <text:p>retrospective_part2_stageS4_93f0096c</text:p>
          </table:table-cell>
          <table:table-cell office:value-type="string" table:style-name="ce1">
            <text:p>Palefox</text:p>
          </table:table-cell>
          <table:table-cell office:value-type="string" table:style-name="ce2">
            <text:p>At that time, I was not able to understand human language, but the words she said to me, the sound that came out of her mouth. I didn't forget it. So up until now, I was gradually figuring out the meaning of those words.</text:p>
          </table:table-cell>
          <table:table-cell office:value-type="string" table:style-name="ce2">
            <text:p>At that time, I was not able to understand human language, but the words she said to me, the sound that came out of her mouth. I didn't forget it. So up until now, I was gradually figuring out the meaning of those words.</text:p>
          </table:table-cell>
          <table:table-cell office:value-type="string" table:style-name="ce3">
            <text:p>(O) When she felt sad, she went to this shrine. She always brought some food to feed animals here.</text:p>
          </table:table-cell>
          <table:table-cell table:number-columns-repeated="16379"/>
        </table:table-row>
        <table:table-row table:style-name="ro1">
          <table:table-cell office:value-type="string" table:style-name="ce1">
            <text:p>retrospective_part2_stageS4_805c1693</text:p>
          </table:table-cell>
          <table:table-cell office:value-type="string" table:style-name="ce1">
            <text:p>Palefox</text:p>
          </table:table-cell>
          <table:table-cell office:value-type="string" table:style-name="ce2">
            <text:p>Her parents were working overseas and she spent a lot of time at the Academy. Being an introvert, she didn't have many friends at school.</text:p>
          </table:table-cell>
          <table:table-cell office:value-type="string" table:style-name="ce2">
            <text:p>Her parents were working overseas and she spent a lot of time at the Academy. Being an introvert, she didn't have many friends at school.</text:p>
          </table:table-cell>
          <table:table-cell office:value-type="string" table:style-name="ce3">
            <text:p>(O) I always sit with her under the eave, she talked to me when she touched me.</text:p>
          </table:table-cell>
          <table:table-cell table:number-columns-repeated="16379"/>
        </table:table-row>
        <table:table-row table:style-name="ro1">
          <table:table-cell office:value-type="string" table:style-name="ce1">
            <text:p>retrospective_part2_stageS4_a01dcbb0</text:p>
          </table:table-cell>
          <table:table-cell office:value-type="string" table:style-name="ce1">
            <text:p>Palefox</text:p>
          </table:table-cell>
          <table:table-cell office:value-type="string" table:style-name="ce2">
            <text:p>When she was sad, she would come to this shrine to make a wish and bring a lot of food to feed the small animals nearby.</text:p>
          </table:table-cell>
          <table:table-cell office:value-type="string" table:style-name="ce2">
            <text:p>When she was sad, she would come to this shrine to make a wish and bring a lot of food to feed the small animals nearby.</text:p>
          </table:table-cell>
          <table:table-cell office:value-type="string" table:style-name="ce3">
            <text:p>(O) Her grade was poor, she dreamed become an author. Her parents gave her a lot of stress, push her do things she doesn't like.</text:p>
          </table:table-cell>
          <table:table-cell table:number-columns-repeated="16379"/>
        </table:table-row>
        <table:table-row table:style-name="ro1">
          <table:table-cell office:value-type="string" table:style-name="ce1">
            <text:p>retrospective_part2_stageS4_683cf8b0</text:p>
          </table:table-cell>
          <table:table-cell office:value-type="string" table:style-name="ce1">
            <text:p>Palefox</text:p>
          </table:table-cell>
          <table:table-cell office:value-type="string" table:style-name="ce2">
            <text:p>I would often sit with her under the eaves and watch her brush my hair while pouring her heart out to me. For example, she'd get sad when she got a bad grade, or when a boy she's had a crush on for a long time would actually fall in love with another girl.</text:p>
          </table:table-cell>
          <table:table-cell office:value-type="string" table:style-name="ce2">
            <text:p>I would often sit with her under the eaves and watch her brush my hair while pouring her heart out to me. For example, she'd get sad when she got a bad grade, or when a boy she's had a crush on for a long time actually fell in love with another girl.</text:p>
          </table:table-cell>
          <table:table-cell office:value-type="string" table:style-name="ce3">
            <text:p>(O) She felt so sad, she disliked it. She wanted a different life.</text:p>
          </table:table-cell>
          <table:table-cell table:number-columns-repeated="16379"/>
        </table:table-row>
        <table:table-row table:style-name="ro1">
          <table:table-cell office:value-type="string" table:style-name="ce1">
            <text:p>retrospective_part2_stageS4_1beba9ed</text:p>
          </table:table-cell>
          <table:table-cell office:value-type="string" table:style-name="ce1">
            <text:p>Palefox</text:p>
          </table:table-cell>
          <table:table-cell office:value-type="string" table:style-name="ce2">
            <text:p>Her grades were not very good, and she was determined to become an author. But she was under a lot of pressure from her parents, and kept forcing herself to do things she didn't like doing.</text:p>
          </table:table-cell>
          <table:table-cell office:value-type="string" table:style-name="ce2">
            <text:p>Her grades were not very good, and she was determined to become an author. But she was under a lot of pressure from her parents, and kept forcing herself to do things she didn't like doing.</text:p>
          </table:table-cell>
          <table:table-cell office:value-type="string" table:style-name="ce3">
            <text:p>(O) Until some days later, I hadn't seen her. However, I waited here day bu dayâ€¦</text:p>
          </table:table-cell>
          <table:table-cell table:number-columns-repeated="16379"/>
        </table:table-row>
        <table:table-row table:style-name="ro1">
          <table:table-cell office:value-type="string" table:style-name="ce1">
            <text:p>retrospective_part2_stageS4_cb93cc32</text:p>
          </table:table-cell>
          <table:table-cell office:value-type="string" table:style-name="ce1">
            <text:p>Palefox</text:p>
          </table:table-cell>
          <table:table-cell office:value-type="string" table:style-name="ce2">
            <text:p>That made her sad, she didn't want such a life. She wanted to flip it upside down.</text:p>
          </table:table-cell>
          <table:table-cell office:value-type="string" table:style-name="ce2">
            <text:p>That made her sad, she didn't want such a life. She wanted to turn it around.</text:p>
          </table:table-cell>
          <table:table-cell office:value-type="string" table:style-name="ce3">
            <text:p>(O) She cried at the last day, I could't understand her that time. Is she leaving to find her parents or?</text:p>
          </table:table-cell>
          <table:table-cell table:number-columns-repeated="16379"/>
        </table:table-row>
        <table:table-row table:style-name="ro1">
          <table:table-cell office:value-type="string" table:style-name="ce1">
            <text:p>retrospective_part2_stageS4_198fdfe4</text:p>
          </table:table-cell>
          <table:table-cell office:value-type="string" table:style-name="ce1">
            <text:p>Palefox</text:p>
          </table:table-cell>
          <table:table-cell office:value-type="string" table:style-name="ce2">
            <text:p>Until a certain day, not long ago, the young girl stopped coming. I waited here all day, every day, but she wouldn't show up again.</text:p>
          </table:table-cell>
          <table:table-cell office:value-type="string" table:style-name="ce2">
            <text:p>Until a certain day, not long ago, the young girl stopped coming. I waited here all day, every day, but she wouldn't show up again.</text:p>
          </table:table-cell>
          <table:table-cell office:value-type="string" table:style-name="ce3">
            <text:p>(O) After the Houkai explosion, I got a human body and I finally knew her meaning.</text:p>
          </table:table-cell>
          <table:table-cell table:number-columns-repeated="16379"/>
        </table:table-row>
        <table:table-row table:style-name="ro1">
          <table:table-cell office:value-type="string" table:style-name="ce1">
            <text:p>retrospective_part2_stageS4_aae12d0a</text:p>
          </table:table-cell>
          <table:table-cell office:value-type="string" table:style-name="ce1">
            <text:p>Palefox</text:p>
          </table:table-cell>
          <table:table-cell office:value-type="string" table:style-name="ce2">
            <text:p>She had said something to me in tears before she left for the last time, yet at the time I simply did not understand. Did she graduate? Did she leave the country and go back to her parents? Or did she go on that long trip that she said she would go on?</text:p>
          </table:table-cell>
          <table:table-cell office:value-type="string" table:style-name="ce2">
            <text:p>She had said something to me in tears before she left for the last time, yet at the time I simply did not understand. Did she graduate? Did she leave the country and go back to her parents? Or did she go on that long trip that she said she would go on?</text:p>
          </table:table-cell>
          <table:table-cell office:value-type="string" table:style-name="ce3">
            <text:p>(O) She saidâ€¦</text:p>
          </table:table-cell>
          <table:table-cell table:number-columns-repeated="16379"/>
        </table:table-row>
        <table:table-row table:style-name="ro1">
          <table:table-cell office:value-type="string" table:style-name="ce1">
            <text:p>retrospective_part2_stageS4_68b0d77b</text:p>
          </table:table-cell>
          <table:table-cell office:value-type="string" table:style-name="ce1">
            <text:p>Palefox</text:p>
          </table:table-cell>
          <table:table-cell office:value-type="string" table:style-name="ce2">
            <text:p>It wasn't until after the Honkai Outbreak, until I became like this, that I suddenly understood what she meant and understood her last words to me.</text:p>
          </table:table-cell>
          <table:table-cell office:value-type="string" table:style-name="ce2">
            <text:p>It wasn't until after the Honkai Outbreak, until I became like this, that I suddenly understood what she meant and understood her last words to me.</text:p>
          </table:table-cell>
          <table:table-cell office:value-type="string" table:style-name="ce3">
            <text:p>(O) If the world breaks tomorrow morning when she wakes up, evereyone can be themselves, what a wonderful worldâ€¦</text:p>
          </table:table-cell>
          <table:table-cell table:number-columns-repeated="16379"/>
        </table:table-row>
        <table:table-row table:style-name="ro1">
          <table:table-cell office:value-type="string" table:style-name="ce1">
            <text:p>retrospective_part2_stageS4_e549f001</text:p>
          </table:table-cell>
          <table:table-cell office:value-type="string" table:style-name="ce1">
            <text:p>Palefox</text:p>
          </table:table-cell>
          <table:table-cell office:value-type="string" table:style-name="ce2">
            <text:p>She said thatâ€¦</text:p>
          </table:table-cell>
          <table:table-cell office:value-type="string" table:style-name="ce2">
            <text:p>She said thatâ€¦</text:p>
          </table:table-cell>
          <table:table-cell office:value-type="string" table:style-name="ce3">
            <text:p>(O) What happened to her?</text:p>
          </table:table-cell>
          <table:table-cell table:number-columns-repeated="16379"/>
        </table:table-row>
        <table:table-row table:style-name="ro1">
          <table:table-cell office:value-type="string" table:style-name="ce1">
            <text:p>retrospective_part2_stageS4_f8db8b20</text:p>
          </table:table-cell>
          <table:table-cell office:value-type="string" table:style-name="ce1">
            <text:p>Palefox</text:p>
          </table:table-cell>
          <table:table-cell office:value-type="string" table:style-name="ce2">
            <text:p>If we wake up tomorrow and the world suddenly falls apart, how nice it would be to no longer have these rules and constraints, so that everyone can be their true selves.</text:p>
          </table:table-cell>
          <table:table-cell office:value-type="string" table:style-name="ce2">
            <text:p>If we wake up tomorrow and the world suddenly falls apart, how nice it would be to no longer have these rules and constraints, so that everyone can be their true selves.</text:p>
          </table:table-cell>
          <table:table-cell office:value-type="string" table:style-name="ce3">
            <text:p>(O) Now, I think I know her, I don't need to keep this body, you can let me turn back to a fox.</text:p>
          </table:table-cell>
          <table:table-cell table:number-columns-repeated="16379"/>
        </table:table-row>
        <table:table-row table:style-name="ro1">
          <table:table-cell office:value-type="string" table:style-name="ce1">
            <text:p>retrospective_part2_stageS4_57d3486d</text:p>
          </table:table-cell>
          <table:table-cell office:value-type="string" table:style-name="ce1">
            <text:p>Kiana</text:p>
          </table:table-cell>
          <table:table-cell office:value-type="string" table:style-name="ce2">
            <text:p>Sheâ€¦ What happened to her?</text:p>
          </table:table-cell>
          <table:table-cell office:value-type="string" table:style-name="ce2">
            <text:p>Sheâ€¦ What happened to her?</text:p>
          </table:table-cell>
          <table:table-cell office:value-type="string" table:style-name="ce3">
            <text:p>(O) Seriously?</text:p>
          </table:table-cell>
          <table:table-cell table:number-columns-repeated="16379"/>
        </table:table-row>
        <table:table-row table:style-name="ro1">
          <table:table-cell office:value-type="string" table:style-name="ce1">
            <text:p>retrospective_part2_stageS4_715ae3a9</text:p>
          </table:table-cell>
          <table:table-cell office:value-type="string" table:style-name="ce1">
            <text:p>Palefox</text:p>
          </table:table-cell>
          <table:table-cell office:value-type="string" table:style-name="ce2">
            <text:p>Now that I have fully understood what she meant and no longer have to remain in this human form, you can let me change back to myself.</text:p>
          </table:table-cell>
          <table:table-cell office:value-type="string" table:style-name="ce2">
            <text:p>Now that I have fully understood what she meant and no longer have to remain in this human form, you can let me change back to myself.</text:p>
          </table:table-cell>
          <table:table-cell office:value-type="string" table:style-name="ce3">
            <text:p>(O) Humph.</text:p>
          </table:table-cell>
          <table:table-cell table:number-columns-repeated="16379"/>
        </table:table-row>
        <table:table-row table:style-name="ro1">
          <table:table-cell office:value-type="string" table:style-name="ce1">
            <text:p>retrospective_part2_stageS4_976cce5e</text:p>
          </table:table-cell>
          <table:table-cell office:value-type="string" table:style-name="ce1">
            <text:p>Kiana</text:p>
          </table:table-cell>
          <table:table-cell office:value-type="string" table:style-name="ce2">
            <text:p>Is that really okay?</text:p>
          </table:table-cell>
          <table:table-cell office:value-type="string" table:style-name="ce2">
            <text:p>Is that really okay?</text:p>
          </table:table-cell>
          <table:table-cell office:value-type="string" table:style-name="ce3">
            <text:p>(O) â€¦â€¦</text:p>
          </table:table-cell>
          <table:table-cell table:number-columns-repeated="16379"/>
        </table:table-row>
        <table:table-row table:style-name="ro1">
          <table:table-cell office:value-type="string" table:style-name="ce1">
            <text:p>retrospective_part2_stageS4_d7a893a8</text:p>
          </table:table-cell>
          <table:table-cell office:value-type="string" table:style-name="ce1">
            <text:p>Palefox</text:p>
          </table:table-cell>
          <table:table-cell office:value-type="string" table:style-name="ce2">
            <text:p>Mmmh.</text:p>
          </table:table-cell>
          <table:table-cell office:value-type="string" table:style-name="ce2">
            <text:p>Yes.</text:p>
          </table:table-cell>
          <table:table-cell office:value-type="string" table:style-name="ce3">
            <text:p>(O) Hey! I don't believe that.</text:p>
          </table:table-cell>
          <table:table-cell table:number-columns-repeated="16379"/>
        </table:table-row>
        <table:table-row table:style-name="ro1">
          <table:table-cell office:value-type="string" table:style-name="ce1">
            <text:p>retrospective_part2_stageS4_509d27ac</text:p>
          </table:table-cell>
          <table:table-cell office:value-type="string" table:style-name="ce1">
            <text:p>Palefox</text:p>
          </table:table-cell>
          <table:table-cell office:value-type="string" table:style-name="ce2">
            <text:p>â€¦â€¦</text:p>
          </table:table-cell>
          <table:table-cell office:value-type="string" table:style-name="ce2">
            <text:p>â€¦â€¦</text:p>
          </table:table-cell>
          <table:table-cell office:value-type="string" table:style-name="ce3">
            <text:p>(O) You! You again!</text:p>
          </table:table-cell>
          <table:table-cell table:number-columns-repeated="16379"/>
        </table:table-row>
        <table:table-row table:style-name="ro1">
          <table:table-cell office:value-type="string" table:style-name="ce1">
            <text:p>retrospective_part2_stageS4_e64a56d7</text:p>
          </table:table-cell>
          <table:table-cell office:value-type="string" table:style-name="ce1">
            <text:p>Kiana</text:p>
          </table:table-cell>
          <table:table-cell office:value-type="string" table:style-name="ce2">
            <text:p>Hey, did you seriously think I'd fall for that?</text:p>
          </table:table-cell>
          <table:table-cell office:value-type="string" table:style-name="ce2">
            <text:p>Hey, did you seriously think I'd fall for that?</text:p>
          </table:table-cell>
          <table:table-cell office:value-type="string" table:style-name="ce3">
            <text:p>(O) Tell you something, this fox is mine, don't try to stop me! Otherwise I will beat you all!</text:p>
          </table:table-cell>
          <table:table-cell table:number-columns-repeated="16379"/>
        </table:table-row>
        <table:table-row table:style-name="ro1">
          <table:table-cell office:value-type="string" table:style-name="ce1">
            <text:p>retrospective_part2_stageS4_9f617284</text:p>
          </table:table-cell>
          <table:table-cell office:value-type="string" table:style-name="ce1">
            <text:p>Palefox</text:p>
          </table:table-cell>
          <table:table-cell office:value-type="string" table:style-name="ce2">
            <text:p>You! It's you again, {i}little girl!{/i}</text:p>
          </table:table-cell>
          <table:table-cell office:value-type="string" table:style-name="ce2">
            <text:p>You! It's you again, {i}little girl!{/i}</text:p>
          </table:table-cell>
          <table:table-cell office:value-type="string" table:style-name="ce3">
            <text:p>(O) Stop running!</text:p>
          </table:table-cell>
          <table:table-cell table:number-columns-repeated="16379"/>
        </table:table-row>
        <table:table-row table:style-name="ro1">
          <table:table-cell office:value-type="string" table:style-name="ce1">
            <text:p>retrospective_part2_stageS4_8857541c</text:p>
          </table:table-cell>
          <table:table-cell office:value-type="string" table:style-name="ce1">
            <text:p>Palefox</text:p>
          </table:table-cell>
          <table:table-cell office:value-type="string" table:style-name="ce2">
            <text:p>I'll have you know this little fox is already mine, don't try to stop me again! In the end, I'll kill you all!</text:p>
          </table:table-cell>
          <table:table-cell office:value-type="string" table:style-name="ce2">
            <text:p>I'll have you know this little fox is already mine, don't try to stop me again! In the end, I'll kill you all!</text:p>
          </table:table-cell>
          <table:table-cell office:value-type="string" table:style-name="ce3">
            <text:p>(O) Kiana, what happened to Miss Palefox?</text:p>
          </table:table-cell>
          <table:table-cell table:number-columns-repeated="16379"/>
        </table:table-row>
        <table:table-row table:style-name="ro1">
          <table:table-cell office:value-type="string" table:style-name="ce1">
            <text:p>retrospective_part2_stageS4_c7a5cc6a</text:p>
          </table:table-cell>
          <table:table-cell office:value-type="string" table:style-name="ce1">
            <text:p>Kiana</text:p>
          </table:table-cell>
          <table:table-cell office:value-type="string" table:style-name="ce2">
            <text:p>Don't you run away!</text:p>
          </table:table-cell>
          <table:table-cell office:value-type="string" table:style-name="ce2">
            <text:p>Don't you run away!</text:p>
          </table:table-cell>
          <table:table-cell office:value-type="string" table:style-name="ce3">
            <text:p>(O) Mei, do you remember the Houkai energy in your body?</text:p>
          </table:table-cell>
          <table:table-cell table:number-columns-repeated="16379"/>
        </table:table-row>
        <table:table-row table:style-name="ro1">
          <table:table-cell office:value-type="string" table:style-name="ce1">
            <text:p>retrospective_part2_stageS5_9b7f9192</text:p>
          </table:table-cell>
          <table:table-cell office:value-type="string" table:style-name="ce1">
            <text:p>Mei</text:p>
          </table:table-cell>
          <table:table-cell office:value-type="string" table:style-name="ce2">
            <text:p>Kianaâ€¦ About Miss Palefox, what happened to her?</text:p>
          </table:table-cell>
          <table:table-cell office:value-type="string" table:style-name="ce2">
            <text:p>Kianaâ€¦ About Miss Palefox, what happened to her?</text:p>
          </table:table-cell>
          <table:table-cell office:value-type="string" table:style-name="ce3">
            <text:p>(O) Is that thing trying to control her body?</text:p>
          </table:table-cell>
          <table:table-cell table:number-columns-repeated="16379"/>
        </table:table-row>
        <table:table-row table:style-name="ro1">
          <table:table-cell office:value-type="string" table:style-name="ce1">
            <text:p>retrospective_part2_stageS5_dfc192e3</text:p>
          </table:table-cell>
          <table:table-cell office:value-type="string" table:style-name="ce1">
            <text:p>Kiana</text:p>
          </table:table-cell>
          <table:table-cell office:value-type="string" table:style-name="ce2">
            <text:p>Mei, do you remember the Will of the Honkai that tried to control your body?</text:p>
          </table:table-cell>
          <table:table-cell office:value-type="string" table:style-name="ce2">
            <text:p>Mei, do you remember the Will of the Honkai that tried to control your body?</text:p>
          </table:table-cell>
          <table:table-cell office:value-type="string" table:style-name="ce3">
            <text:p>(O) Humph, maybe. That thing is affecting her now.</text:p>
          </table:table-cell>
          <table:table-cell table:number-columns-repeated="16379"/>
        </table:table-row>
        <table:table-row table:style-name="ro1">
          <table:table-cell office:value-type="string" table:style-name="ce1">
            <text:p>retrospective_part2_stageS5_36a1f704</text:p>
          </table:table-cell>
          <table:table-cell office:value-type="string" table:style-name="ce1">
            <text:p>Mei</text:p>
          </table:table-cell>
          <table:table-cell office:value-type="string" table:style-name="ce2">
            <text:p>Could it be that that thing is now trying to erode her mind as well?</text:p>
          </table:table-cell>
          <table:table-cell office:value-type="string" table:style-name="ce2">
            <text:p>Could it be that that thing is now trying to erode her mind as well?</text:p>
          </table:table-cell>
          <table:table-cell office:value-type="string" table:style-name="ce3">
            <text:p>(O) I was thinking she just acted weried. She must be fighting with the Houkai energy that time.</text:p>
          </table:table-cell>
          <table:table-cell table:number-columns-repeated="16379"/>
        </table:table-row>
        <table:table-row table:style-name="ro1">
          <table:table-cell office:value-type="string" table:style-name="ce1">
            <text:p>retrospective_part2_stageS5_5132e0e4</text:p>
          </table:table-cell>
          <table:table-cell office:value-type="string" table:style-name="ce1">
            <text:p>Kiana</text:p>
          </table:table-cell>
          <table:table-cell office:value-type="string" table:style-name="ce2">
            <text:p>Mmmh, it's likely that at the very moment where Palefox accepted the situation, the Will of the Honkai invaded her consciousness.</text:p>
          </table:table-cell>
          <table:table-cell office:value-type="string" table:style-name="ce2">
            <text:p>Mmmh, it's likely that at the very moment where Palefox accepted the situation, the Will of the Honkai invaded her consciousness.</text:p>
          </table:table-cell>
          <table:table-cell office:value-type="string" table:style-name="ce3">
            <text:p>(O) It's complicated now. Houkai energy in her body is much stronger than you.</text:p>
          </table:table-cell>
          <table:table-cell table:number-columns-repeated="16379"/>
        </table:table-row>
        <table:table-row table:style-name="ro1">
          <table:table-cell office:value-type="string" table:style-name="ce1">
            <text:p>retrospective_part2_stageS5_e417de0d</text:p>
          </table:table-cell>
          <table:table-cell office:value-type="string" table:style-name="ce1">
            <text:p>Mei</text:p>
          </table:table-cell>
          <table:table-cell office:value-type="string" table:style-name="ce2">
            <text:p>No wonder Miss Palefox became so strange when she wanted to recall what happened before. It seems that at that time, she was fighting the Will of the Honkai......</text:p>
          </table:table-cell>
          <table:table-cell office:value-type="string" table:style-name="ce2">
            <text:p>No wonder Miss Palefox became so strange when she wanted to recall what happened before. It seems that at that time, she was fighting the Will of the Honkai......</text:p>
          </table:table-cell>
          <table:table-cell office:value-type="string" table:style-name="ce3">
            <text:p>(O) It's not a big deal if you can help me.</text:p>
          </table:table-cell>
          <table:table-cell table:number-columns-repeated="16379"/>
        </table:table-row>
        <table:table-row table:style-name="ro1">
          <table:table-cell office:value-type="string" table:style-name="ce1">
            <text:p>retrospective_part2_stageS5_29187fac</text:p>
          </table:table-cell>
          <table:table-cell office:value-type="string" table:style-name="ce1">
            <text:p>Kiana</text:p>
          </table:table-cell>
          <table:table-cell office:value-type="string" table:style-name="ce2">
            <text:p>Now it's a little more difficult to deal with. The Honkai within her became stronger than when it was within you.<text:s/></text:p>
          </table:table-cell>
          <table:table-cell office:value-type="string" table:style-name="ce2">
            <text:p>Now it's a little more difficult to deal with. The Honkai within her became stronger than when it was within you.</text:p>
          </table:table-cell>
          <table:table-cell office:value-type="string" table:style-name="ce3">
            <text:p>(O) Me?</text:p>
          </table:table-cell>
          <table:table-cell table:number-columns-repeated="16379"/>
        </table:table-row>
        <table:table-row table:style-name="ro1">
          <table:table-cell office:value-type="string" table:style-name="ce1">
            <text:p>retrospective_part2_stageS5_1e8d9132</text:p>
          </table:table-cell>
          <table:table-cell office:value-type="string" table:style-name="ce1">
            <text:p>Kiana</text:p>
          </table:table-cell>
          <table:table-cell office:value-type="string" table:style-name="ce2">
            <text:p>Fortunately, it shouldn't be a major problem. But I might need Mei-senpai's help.</text:p>
          </table:table-cell>
          <table:table-cell office:value-type="string" table:style-name="ce2">
            <text:p>Fortunately, it shouldn't be a major problem. But I might need Mei-senpai's help.</text:p>
          </table:table-cell>
          <table:table-cell office:value-type="string" table:style-name="ce3">
            <text:p>(O) Yes, just like that time, catch the chance and beat her!</text:p>
          </table:table-cell>
          <table:table-cell table:number-columns-repeated="16379"/>
        </table:table-row>
        <table:table-row table:style-name="ro1">
          <table:table-cell office:value-type="string" table:style-name="ce1">
            <text:p>retrospective_part2_stageS5_94bb3ae3</text:p>
          </table:table-cell>
          <table:table-cell office:value-type="string" table:style-name="ce1">
            <text:p>Mei</text:p>
          </table:table-cell>
          <table:table-cell office:value-type="string" table:style-name="ce2">
            <text:p>Me?</text:p>
          </table:table-cell>
          <table:table-cell office:value-type="string" table:style-name="ce2">
            <text:p>Me?</text:p>
          </table:table-cell>
          <table:table-cell office:value-type="string" table:style-name="ce3">
            <text:p>(O) I don't know whether I can do it but I will try!</text:p>
          </table:table-cell>
          <table:table-cell table:number-columns-repeated="16379"/>
        </table:table-row>
        <table:table-row table:style-name="ro1">
          <table:table-cell office:value-type="string" table:style-name="ce1">
            <text:p>retrospective_part2_stageS5_9ca10cb6</text:p>
          </table:table-cell>
          <table:table-cell office:value-type="string" table:style-name="ce1">
            <text:p>Kiana</text:p>
          </table:table-cell>
          <table:table-cell office:value-type="string" table:style-name="ce2">
            <text:p>Well, just like I did when I awakened your consciousness, then we will catch her off guard and defeat her!</text:p>
          </table:table-cell>
          <table:table-cell office:value-type="string" table:style-name="ce2">
            <text:p>Yeah, just like I did when I awakened your consciousness, then we will catch her off guard and defeat her!</text:p>
          </table:table-cell>
          <table:table-cell office:value-type="string" table:style-name="ce3">
            <text:p>(O) Finally, you arrived here? I have been waiting you for a long time!</text:p>
          </table:table-cell>
          <table:table-cell table:number-columns-repeated="16379"/>
        </table:table-row>
        <table:table-row table:style-name="ro1">
          <table:table-cell office:value-type="string" table:style-name="ce1">
            <text:p>retrospective_part2_stageS5_802ddee7</text:p>
          </table:table-cell>
          <table:table-cell office:value-type="string" table:style-name="ce1">
            <text:p>Mei</text:p>
          </table:table-cell>
          <table:table-cell office:value-type="string" table:style-name="ce2">
            <text:p>I don't know if I can do it, but I'll try!</text:p>
          </table:table-cell>
          <table:table-cell office:value-type="string" table:style-name="ce2">
            <text:p>I don't know if I can do it, but I'll try!</text:p>
          </table:table-cell>
          <table:table-cell office:value-type="string" table:style-name="ce3">
            <text:p>(O) Give me your Houkai source~ Stupid human beings~ This Houkai explosion will end you all!</text:p>
          </table:table-cell>
          <table:table-cell table:number-columns-repeated="16379"/>
        </table:table-row>
        <table:table-row table:style-name="ro1">
          <table:table-cell office:value-type="string" table:style-name="ce1">
            <text:p>retrospective_part2_stageS5_380966f6</text:p>
          </table:table-cell>
          <table:table-cell office:value-type="string" table:style-name="ce1">
            <text:p>Palefox</text:p>
          </table:table-cell>
          <table:table-cell office:value-type="string" table:style-name="ce2">
            <text:p>You're finally here? I've been waiting for you here for ages!</text:p>
          </table:table-cell>
          <table:table-cell office:value-type="string" table:style-name="ce2">
            <text:p>You're finally here? I've been waiting for you here for ages!</text:p>
          </table:table-cell>
          <table:table-cell office:value-type="string" table:style-name="ce3">
            <text:p>(O) Mei, are you ready?</text:p>
          </table:table-cell>
          <table:table-cell table:number-columns-repeated="16379"/>
        </table:table-row>
        <table:table-row table:style-name="ro1">
          <table:table-cell office:value-type="string" table:style-name="ce1">
            <text:p>retrospective_part2_stageS5_4611811f</text:p>
          </table:table-cell>
          <table:table-cell office:value-type="string" table:style-name="ce1">
            <text:p>Palefox</text:p>
          </table:table-cell>
          <table:table-cell office:value-type="string" table:style-name="ce2">
            <text:p>Submit yourselves and your honkai energy to me~ You foolish humans who attempt to defy the heavens.</text:p>
          </table:table-cell>
          <table:table-cell office:value-type="string" table:style-name="ce2">
            <text:p>Submit yourselves and your honkai energy to me~ You foolish humans who attempt to defy the heavens.</text:p>
          </table:table-cell>
          <table:table-cell office:value-type="string" table:style-name="ce3">
            <text:p>(O) â€¦â€¦ Humph!</text:p>
          </table:table-cell>
          <table:table-cell table:number-columns-repeated="16379"/>
        </table:table-row>
        <table:table-row table:style-name="ro1">
          <table:table-cell office:value-type="string" table:style-name="ce1">
            <text:p>retrospective_part2_stageS5_d12792d4</text:p>
          </table:table-cell>
          <table:table-cell office:value-type="string" table:style-name="ce1">
            <text:p>Palefox</text:p>
          </table:table-cell>
          <table:table-cell office:value-type="string" table:style-name="ce2">
            <text:p>This honkai outbreak will be your end. Use this remaining time to repent for your sins!</text:p>
          </table:table-cell>
          <table:table-cell office:value-type="string" table:style-name="ce2">
            <text:p>This honkai outbreak will be your end. Use this remaining time to repent for your sins!</text:p>
          </table:table-cell>
          <table:table-cell office:value-type="string" table:style-name="ce3">
            <text:p>(O) Miss Palefox! I don't know whether you can hear or not, but I still have something need to say to you!</text:p>
          </table:table-cell>
          <table:table-cell table:number-columns-repeated="16379"/>
        </table:table-row>
        <table:table-row table:style-name="ro1">
          <table:table-cell office:value-type="string" table:style-name="ce1">
            <text:p>retrospective_part2_stageS5_1b32170c</text:p>
          </table:table-cell>
          <table:table-cell office:value-type="string" table:style-name="ce1">
            <text:p>Kiana</text:p>
          </table:table-cell>
          <table:table-cell office:value-type="string" table:style-name="ce2">
            <text:p>Mei-senpai, you ready?</text:p>
          </table:table-cell>
          <table:table-cell office:value-type="string" table:style-name="ce2">
            <text:p>Mei-senpai, you ready?</text:p>
          </table:table-cell>
          <table:table-cell office:value-type="string" table:style-name="ce3">
            <text:p>(O) It's useless, she can't hear you now. I'm taking charge of this body now!</text:p>
          </table:table-cell>
          <table:table-cell table:number-columns-repeated="16379"/>
        </table:table-row>
        <table:table-row table:style-name="ro1">
          <table:table-cell office:value-type="string" table:style-name="ce1">
            <text:p>retrospective_part2_stageS5_0945431d</text:p>
          </table:table-cell>
          <table:table-cell office:value-type="string" table:style-name="ce1">
            <text:p>Mei</text:p>
          </table:table-cell>
          <table:table-cell office:value-type="string" table:style-name="ce2">
            <text:p>.....Mmmh!</text:p>
          </table:table-cell>
          <table:table-cell office:value-type="string" table:style-name="ce2">
            <text:p>.....Yeah!</text:p>
          </table:table-cell>
          <table:table-cell office:value-type="string" table:style-name="ce3">
            <text:p>(O) Miss Palefox! No matter how the world changes, don't forget to follow your heart!</text:p>
          </table:table-cell>
          <table:table-cell table:number-columns-repeated="16379"/>
        </table:table-row>
        <table:table-row table:style-name="ro1">
          <table:table-cell office:value-type="string" table:style-name="ce1">
            <text:p>retrospective_part2_stageS5_5b952122</text:p>
          </table:table-cell>
          <table:table-cell office:value-type="string" table:style-name="ce1">
            <text:p>Mei</text:p>
          </table:table-cell>
          <table:table-cell office:value-type="string" table:style-name="ce2">
            <text:p>Miss Palefox! Although I don't know if you can hear me, I still have something I want to say to you!</text:p>
          </table:table-cell>
          <table:table-cell office:value-type="string" table:style-name="ce2">
            <text:p>Miss Palefox! Although I don't know if you can hear me, I still have something I want to say to you!</text:p>
          </table:table-cell>
          <table:table-cell office:value-type="string" table:style-name="ce3">
            <text:p>(O) I said it's useless, you can stop trying those things! Just let me control you!</text:p>
          </table:table-cell>
          <table:table-cell table:number-columns-repeated="16379"/>
        </table:table-row>
        <table:table-row table:style-name="ro1">
          <table:table-cell office:value-type="string" table:style-name="ce1">
            <text:p>retrospective_part2_stageS5_35c97ed6</text:p>
          </table:table-cell>
          <table:table-cell office:value-type="string" table:style-name="ce1">
            <text:p>Palefox</text:p>
          </table:table-cell>
          <table:table-cell office:value-type="string" table:style-name="ce2">
            <text:p>It's no use, her consciousness has been completely suppressed by me, she can't hear a word you say!</text:p>
          </table:table-cell>
          <table:table-cell office:value-type="string" table:style-name="ce2">
            <text:p>It's no use, her consciousness has been completely suppressed by me, she can't hear a word you say!</text:p>
          </table:table-cell>
          <table:table-cell office:value-type="string" table:style-name="ce3">
            <text:p>(O) In this crazy world, would you like to see the girl lay on the cold ground?! Do you remember you said you want to protect her forever?</text:p>
          </table:table-cell>
          <table:table-cell table:number-columns-repeated="16379"/>
        </table:table-row>
        <table:table-row table:style-name="ro1">
          <table:table-cell office:value-type="string" table:style-name="ce1">
            <text:p>retrospective_part2_stageS5_738a2956</text:p>
          </table:table-cell>
          <table:table-cell office:value-type="string" table:style-name="ce1">
            <text:p>Mei</text:p>
          </table:table-cell>
          <table:table-cell office:value-type="string" table:style-name="ce2">
            <text:p>Miss Palefox, no matter what the world has become, no matter what the person who accompanied you has become, please make sure you don't forget your original wish!</text:p>
          </table:table-cell>
          <table:table-cell office:value-type="string" table:style-name="ce2">
            <text:p>Miss Palefox, no matter what the world has become, no matter what the person who accompanied you has become, please make sure you don't forget your original wish!</text:p>
          </table:table-cell>
          <table:table-cell office:value-type="string" table:style-name="ce3">
            <text:p>(O) Hahaha, that's stupidâ€¦â€¦ Errrr!</text:p>
          </table:table-cell>
          <table:table-cell table:number-columns-repeated="16379"/>
        </table:table-row>
        <table:table-row table:style-name="ro1">
          <table:table-cell office:value-type="string" table:style-name="ce1">
            <text:p>retrospective_part2_stageS5_4220eb25</text:p>
          </table:table-cell>
          <table:table-cell office:value-type="string" table:style-name="ce1">
            <text:p>Palefox</text:p>
          </table:table-cell>
          <table:table-cell office:value-type="string" table:style-name="ce2">
            <text:p>I said it's no use! Stop doing all this pointless effort! Be a good little girl and become my host body!</text:p>
          </table:table-cell>
          <table:table-cell office:value-type="string" table:style-name="ce2">
            <text:p>I said it's no use! Stop doing all this pointless effort! Be a good little girl and become my host body!</text:p>
          </table:table-cell>
          <table:table-cell office:value-type="string" table:style-name="ce3">
            <text:p>(O) Kiana, now!</text:p>
          </table:table-cell>
          <table:table-cell table:number-columns-repeated="16379"/>
        </table:table-row>
        <table:table-row table:style-name="ro1">
          <table:table-cell office:value-type="string" table:style-name="ce1">
            <text:p>retrospective_part2_stageS5_8a625f9b</text:p>
          </table:table-cell>
          <table:table-cell office:value-type="string" table:style-name="ce1">
            <text:p>Mei</text:p>
          </table:table-cell>
          <table:table-cell office:value-type="string" table:style-name="ce2">
            <text:p>In this chaotic academy, do you really want to leave that little girl all alone in a cold place like that? Didn't you want to protect her?</text:p>
          </table:table-cell>
          <table:table-cell office:value-type="string" table:style-name="ce2">
            <text:p>In this chaotic academy, do you really want to leave that little girl all alone in a cold place like that? Didn't you want to protect her?</text:p>
          </table:table-cell>
          <table:table-cell office:value-type="string" table:style-name="ce3">
            <text:p>(O) I will handle it!</text:p>
          </table:table-cell>
          <table:table-cell table:number-columns-repeated="16379"/>
        </table:table-row>
        <table:table-row table:style-name="ro1">
          <table:table-cell office:value-type="string" table:style-name="ce1">
            <text:p>retrospective_part2_stageS5_b6c77e66</text:p>
          </table:table-cell>
          <table:table-cell office:value-type="string" table:style-name="ce1">
            <text:p>Palefox</text:p>
          </table:table-cell>
          <table:table-cell office:value-type="string" table:style-name="ce2">
            <text:p>Haha, such childish words- UGH!</text:p>
          </table:table-cell>
          <table:table-cell office:value-type="string" table:style-name="ce2">
            <text:p>Haha, such childish words- UGH!</text:p>
          </table:table-cell>
          <table:table-cell office:value-type="string" table:style-name="ce3">
            <text:p>(O) It's uselessâ€¦â€¦ You can't stop the Houkai explosionâ€¦</text:p>
          </table:table-cell>
          <table:table-cell table:number-columns-repeated="16379"/>
        </table:table-row>
        <table:table-row table:style-name="ro1">
          <table:table-cell office:value-type="string" table:style-name="ce1">
            <text:p>retrospective_part2_stageS5_aa78142b</text:p>
          </table:table-cell>
          <table:table-cell office:value-type="string" table:style-name="ce1">
            <text:p>Mei</text:p>
          </table:table-cell>
          <table:table-cell office:value-type="string" table:style-name="ce2">
            <text:p>Kiana! Now's the time!</text:p>
          </table:table-cell>
          <table:table-cell office:value-type="string" table:style-name="ce2">
            <text:p>Kiana! Now's the time!</text:p>
          </table:table-cell>
          <table:table-cell office:value-type="string" table:style-name="ce3">
            <text:p>(O) â€¦â€¦It's not up to you!</text:p>
          </table:table-cell>
          <table:table-cell table:number-columns-repeated="16379"/>
        </table:table-row>
        <table:table-row table:style-name="ro1">
          <table:table-cell office:value-type="string" table:style-name="ce1">
            <text:p>retrospective_part2_stageS5_fe892d17</text:p>
          </table:table-cell>
          <table:table-cell office:value-type="string" table:style-name="ce1">
            <text:p>Kiana</text:p>
          </table:table-cell>
          <table:table-cell office:value-type="string" table:style-name="ce2">
            <text:p>Leave it to me!</text:p>
          </table:table-cell>
          <table:table-cell office:value-type="string" table:style-name="ce2">
            <text:p>Leave it to me!</text:p>
          </table:table-cell>
          <table:table-cell office:value-type="string" table:style-name="ce3">
            <text:p>(O) â€¦â€¦</text:p>
          </table:table-cell>
          <table:table-cell table:number-columns-repeated="16379"/>
        </table:table-row>
        <table:table-row table:style-name="ro1">
          <table:table-cell office:value-type="string" table:style-name="ce1">
            <text:p>retrospective_part2_stageS5_92eb31e5</text:p>
          </table:table-cell>
          <table:table-cell office:value-type="string" table:style-name="ce1">
            <text:p>Palefox</text:p>
          </table:table-cell>
          <table:table-cell office:value-type="string" table:style-name="ce2">
            <text:p>It's pointless... This world will eventually come tumbling down... and you can't... stop it....</text:p>
          </table:table-cell>
          <table:table-cell office:value-type="string" table:style-name="ce2">
            <text:p>It's pointless... This world will eventually come tumbling down... and you can't... stop it....</text:p>
          </table:table-cell>
          <table:table-cell office:value-type="string" table:style-name="ce3">
            <text:p>(O) Sheâ€¦ is arctic fox nowâ€¦</text:p>
          </table:table-cell>
          <table:table-cell table:number-columns-repeated="16379"/>
        </table:table-row>
        <table:table-row table:style-name="ro1">
          <table:table-cell office:value-type="string" table:style-name="ce1">
            <text:p>retrospective_part2_stageS5_d2f6adeb</text:p>
          </table:table-cell>
          <table:table-cell office:value-type="string" table:style-name="ce1">
            <text:p>Kiana</text:p>
          </table:table-cell>
          <table:table-cell office:value-type="string" table:style-name="ce2">
            <text:p>That's not up to you to decide!</text:p>
          </table:table-cell>
          <table:table-cell office:value-type="string" table:style-name="ce2">
            <text:p>That's not up to you to decide!</text:p>
          </table:table-cell>
          <table:table-cell office:value-type="string" table:style-name="ce3">
            <text:p>(O) Because she is not controlled by Houkai energy, she can't keep the human body.</text:p>
          </table:table-cell>
          <table:table-cell table:number-columns-repeated="16379"/>
        </table:table-row>
        <table:table-row table:style-name="ro1">
          <table:table-cell office:value-type="string" table:style-name="ce1">
            <text:p>retrospective_part2_stageS5_c14deb1f</text:p>
          </table:table-cell>
          <table:table-cell office:value-type="string" table:style-name="ce1">
            <text:p>Palefox</text:p>
          </table:table-cell>
          <table:table-cell office:value-type="string" table:style-name="ce2">
            <text:p>...</text:p>
          </table:table-cell>
          <table:table-cell office:value-type="string" table:style-name="ce2">
            <text:p>...</text:p>
          </table:table-cell>
          <table:table-cell office:value-type="string" table:style-name="ce3">
            <text:p>(O) *Sob*</text:p>
          </table:table-cell>
          <table:table-cell table:number-columns-repeated="16379"/>
        </table:table-row>
        <table:table-row table:style-name="ro1">
          <table:table-cell office:value-type="string" table:style-name="ce1">
            <text:p>retrospective_part2_stageS5_101ee05d</text:p>
          </table:table-cell>
          <table:table-cell office:value-type="string" table:style-name="ce1">
            <text:p>Mei</text:p>
          </table:table-cell>
          <table:table-cell office:value-type="string" table:style-name="ce2">
            <text:p>She seems to be.... back in the form of a white fox now.</text:p>
          </table:table-cell>
          <table:table-cell office:value-type="string" table:style-name="ce2">
            <text:p>She seems to be.... back in the form of a white fox now.</text:p>
          </table:table-cell>
          <table:table-cell office:value-type="string" table:style-name="ce3">
            <text:p>(O) Miss Palefox?</text:p>
          </table:table-cell>
          <table:table-cell table:number-columns-repeated="16379"/>
        </table:table-row>
        <table:table-row table:style-name="ro1">
          <table:table-cell office:value-type="string" table:style-name="ce1">
            <text:p>retrospective_part2_stageS5_23864d85</text:p>
          </table:table-cell>
          <table:table-cell office:value-type="string" table:style-name="ce1">
            <text:p>Kiana</text:p>
          </table:table-cell>
          <table:table-cell office:value-type="string" table:style-name="ce2">
            <text:p>Because she is now no longer under the control of Honkai Energy, she naturally can no longer maintain her human form.</text:p>
          </table:table-cell>
          <table:table-cell office:value-type="string" table:style-name="ce2">
            <text:p>Because she is now no longer under the control of Honkai Energy, she naturally can no longer maintain her human form.</text:p>
          </table:table-cell>
          <table:table-cell office:value-type="string" table:style-name="ce3">
            <text:p>(O) Mei, her body is turned to arctic fox, she can't understand you.</text:p>
          </table:table-cell>
          <table:table-cell table:number-columns-repeated="16379"/>
        </table:table-row>
        <table:table-row table:style-name="ro1">
          <table:table-cell office:value-type="string" table:style-name="ce1">
            <text:p>retrospective_part2_stageS5_acdca062</text:p>
          </table:table-cell>
          <table:table-cell office:value-type="string" table:style-name="ce1">
            <text:p>Palefox</text:p>
          </table:table-cell>
          <table:table-cell office:value-type="string" table:style-name="ce2">
            <text:p>Wuuuu~</text:p>
          </table:table-cell>
          <table:table-cell office:value-type="string" table:style-name="ce2">
            <text:p>Wuuuu~</text:p>
          </table:table-cell>
          <table:table-cell office:value-type="string" table:style-name="ce3">
            <text:p>(O) *Whisper*</text:p>
          </table:table-cell>
          <table:table-cell table:number-columns-repeated="16379"/>
        </table:table-row>
        <table:table-row table:style-name="ro1">
          <table:table-cell office:value-type="string" table:style-name="ce1">
            <text:p>retrospective_part2_stageS5_5e47baa2</text:p>
          </table:table-cell>
          <table:table-cell office:value-type="string" table:style-name="ce1">
            <text:p>Mei</text:p>
          </table:table-cell>
          <table:table-cell office:value-type="string" table:style-name="ce2">
            <text:p>Miss Palefox?</text:p>
          </table:table-cell>
          <table:table-cell office:value-type="string" table:style-name="ce2">
            <text:p>Miss Palefox?</text:p>
          </table:table-cell>
          <table:table-cell office:value-type="string" table:style-name="ce3">
            <text:p>(O) Got it, see you~</text:p>
          </table:table-cell>
          <table:table-cell table:number-columns-repeated="16379"/>
        </table:table-row>
        <table:table-row table:style-name="ro1">
          <table:table-cell office:value-type="string" table:style-name="ce1">
            <text:p>retrospective_part2_stageS5_2fc8aa9c</text:p>
          </table:table-cell>
          <table:table-cell office:value-type="string" table:style-name="ce1">
            <text:p>Kiana</text:p>
          </table:table-cell>
          <table:table-cell office:value-type="string" table:style-name="ce2">
            <text:p>Mei-senpai, she already turned back to a white fox, she shouldn't understand what you are saying.</text:p>
          </table:table-cell>
          <table:table-cell office:value-type="string" table:style-name="ce2">
            <text:p>Mei-senpai, she already turned back to a white fox, she shouldn't understand what you are saying.</text:p>
          </table:table-cell>
          <table:table-cell office:value-type="string" table:style-name="ce3">
            <text:p>(O) Ha!? Can you understand her?</text:p>
          </table:table-cell>
          <table:table-cell table:number-columns-repeated="16379"/>
        </table:table-row>
        <table:table-row table:style-name="ro1">
          <table:table-cell office:value-type="string" table:style-name="ce1">
            <text:p>retrospective_part2_stageS5_3cdafa1d</text:p>
          </table:table-cell>
          <table:table-cell office:value-type="string" table:style-name="ce1">
            <text:p>Palefox</text:p>
          </table:table-cell>
          <table:table-cell office:value-type="string" table:style-name="ce2">
            <text:p>Guuu~ Ji~</text:p>
          </table:table-cell>
          <table:table-cell office:value-type="string" table:style-name="ce2">
            <text:p>Guuu~ Ji~</text:p>
          </table:table-cell>
          <table:table-cell office:value-type="string" table:style-name="ce3">
            <text:p>(O) Yes, she said she is going to protect that girl, she won't let zombies get close to her until the last second of her life.</text:p>
          </table:table-cell>
          <table:table-cell table:number-columns-repeated="16379"/>
        </table:table-row>
        <table:table-row table:style-name="ro1">
          <table:table-cell office:value-type="string" table:style-name="ce1">
            <text:p>retrospective_part2_stageS5_b3903d00</text:p>
          </table:table-cell>
          <table:table-cell office:value-type="string" table:style-name="ce1">
            <text:p>Mei</text:p>
          </table:table-cell>
          <table:table-cell office:value-type="string" table:style-name="ce2">
            <text:p>I understand, then go quickly~</text:p>
          </table:table-cell>
          <table:table-cell office:value-type="string" table:style-name="ce2">
            <text:p>I understand, then go quickly~</text:p>
          </table:table-cell>
          <table:table-cell office:value-type="string" table:style-name="ce3">
            <text:p>(O) She is so goodâ€¦ I don't know why there are so many bad peopleâ€¦â€¦</text:p>
          </table:table-cell>
          <table:table-cell table:number-columns-repeated="16379"/>
        </table:table-row>
        <table:table-row table:style-name="ro1">
          <table:table-cell office:value-type="string" table:style-name="ce1">
            <text:p>retrospective_part2_stageS5_bd1f83e1</text:p>
          </table:table-cell>
          <table:table-cell office:value-type="string" table:style-name="ce1">
            <text:p>Kiana</text:p>
          </table:table-cell>
          <table:table-cell office:value-type="string" table:style-name="ce2">
            <text:p>Eh?! You can understand her?!</text:p>
          </table:table-cell>
          <table:table-cell office:value-type="string" table:style-name="ce2">
            <text:p>Eh?! You can understand her?!</text:p>
          </table:table-cell>
          <table:table-cell office:value-type="string" table:style-name="ce3">
            <text:p>(O) Just "some" people, I believe, in most people's heart, kind still exists.</text:p>
          </table:table-cell>
          <table:table-cell table:number-columns-repeated="16379"/>
        </table:table-row>
        <table:table-row table:style-name="ro1">
          <table:table-cell office:value-type="string" table:style-name="ce1">
            <text:p>retrospective_part2_stageS5_8b4f654e</text:p>
          </table:table-cell>
          <table:table-cell office:value-type="string" table:style-name="ce1">
            <text:p>Mei</text:p>
          </table:table-cell>
          <table:table-cell office:value-type="string" table:style-name="ce2">
            <text:p>Mmmh, she said she is going to guard the girl, and keep the zombies from going near there until the last moment of her life.</text:p>
          </table:table-cell>
          <table:table-cell office:value-type="string" table:style-name="ce2">
            <text:p>Mmmh, she said she is going to guard the girl, and keep the zombies from going near there until the last moment of her life.</text:p>
          </table:table-cell>
          <table:table-cell office:value-type="string" table:style-name="ce3">
            <text:p>(O) Maybeâ€¦â€¦ But, when did you get the ability to understand animals?</text:p>
          </table:table-cell>
          <table:table-cell table:number-columns-repeated="16379"/>
        </table:table-row>
        <table:table-row table:style-name="ro1">
          <table:table-cell office:value-type="string" table:style-name="ce1">
            <text:p>retrospective_part2_stageS5_8f686f96</text:p>
          </table:table-cell>
          <table:table-cell office:value-type="string" table:style-name="ce1">
            <text:p>Kiana</text:p>
          </table:table-cell>
          <table:table-cell office:value-type="string" table:style-name="ce2">
            <text:p>Animals are so loving, I don't understand why humans are so uncaring...</text:p>
          </table:table-cell>
          <table:table-cell office:value-type="string" table:style-name="ce2">
            <text:p>Animals are so loving, I don't understand why humans are so uncaring...</text:p>
          </table:table-cell>
          <table:table-cell office:value-type="string" table:style-name="ce3">
            <text:p>(O) That's not a special ability~</text:p>
          </table:table-cell>
          <table:table-cell table:number-columns-repeated="16379"/>
        </table:table-row>
        <table:table-row table:style-name="ro1">
          <table:table-cell office:value-type="string" table:style-name="ce1">
            <text:p>retrospective_part2_stageS5_14adf738</text:p>
          </table:table-cell>
          <table:table-cell office:value-type="string" table:style-name="ce1">
            <text:p>Mei</text:p>
          </table:table-cell>
          <table:table-cell office:value-type="string" table:style-name="ce2">
            <text:p>Just 'some' human beings. I believe that most people still have kindness in their hearts.</text:p>
          </table:table-cell>
          <table:table-cell office:value-type="string" table:style-name="ce2">
            <text:p>Just 'some' human beings. I believe that most people still have kindness in their hearts.</text:p>
          </table:table-cell>
          <table:table-cell office:value-type="string" table:style-name="ce3">
            <text:p>(O) I was lonely before so I got a miniature heartâ€¦â€¦</text:p>
          </table:table-cell>
          <table:table-cell table:number-columns-repeated="16379"/>
        </table:table-row>
        <table:table-row table:style-name="ro1">
          <table:table-cell office:value-type="string" table:style-name="ce1">
            <text:p>retrospective_part2_stageS5_3f68fe4b</text:p>
          </table:table-cell>
          <table:table-cell office:value-type="string" table:style-name="ce1">
            <text:p>Kiana</text:p>
          </table:table-cell>
          <table:table-cell office:value-type="string" table:style-name="ce2">
            <text:p>Maybe... But wait, when did you get the ability to understand animals, Mei-Senpai?</text:p>
          </table:table-cell>
          <table:table-cell office:value-type="string" table:style-name="ce2">
            <text:p>Maybe... But wait, when did you get the ability to understand animals, Mei-Senpai?</text:p>
          </table:table-cell>
          <table:table-cell office:value-type="string" table:style-name="ce3">
            <text:p>It's strange. Even though we've left the university city, we're still in the range of Honkai.</text:p>
          </table:table-cell>
          <table:table-cell table:number-columns-repeated="16379"/>
        </table:table-row>
        <table:table-row table:style-name="ro1">
          <table:table-cell office:value-type="string" table:style-name="ce1">
            <text:p>retrospective_part2_stageS5_53026828</text:p>
          </table:table-cell>
          <table:table-cell office:value-type="string" table:style-name="ce1">
            <text:p>Mei</text:p>
          </table:table-cell>
          <table:table-cell office:value-type="string" table:style-name="ce2">
            <text:p>It's not that kind of special ability~</text:p>
          </table:table-cell>
          <table:table-cell office:value-type="string" table:style-name="ce2">
            <text:p>It's not that kind of special ability~</text:p>
          </table:table-cell>
          <table:table-cell office:value-type="string" table:style-name="ce3">
            <text:p>Kiana, can I ask you something?</text:p>
          </table:table-cell>
          <table:table-cell table:number-columns-repeated="16379"/>
        </table:table-row>
        <table:table-row table:style-name="ro1">
          <table:table-cell office:value-type="string" table:style-name="ce1">
            <text:p>retrospective_part2_stageS5_51f001e8</text:p>
          </table:table-cell>
          <table:table-cell office:value-type="string" table:style-name="ce1">
            <text:p>Mei</text:p>
          </table:table-cell>
          <table:table-cell office:value-type="string" table:style-name="ce2">
            <text:p>It's just that I used to be lonelier than anyone else, so I have a heart that's more delicate and sensitive than others......</text:p>
          </table:table-cell>
          <table:table-cell office:value-type="string" table:style-name="ce2">
            <text:p>It's just that I used to be lonelier than anyone else, so I have a heart that's more delicate and sensitive than others......</text:p>
          </table:table-cell>
          <table:table-cell office:value-type="string" table:style-name="ce3">
            <text:p>Hmm? What is it?</text:p>
          </table:table-cell>
          <table:table-cell table:number-columns-repeated="16379"/>
        </table:table-row>
        <table:table-row table:style-name="ro1">
          <table:table-cell office:value-type="string" table:style-name="ce1">
            <text:p>tnNote_display_9e1d09cb</text:p>
          </table:table-cell>
          <table:table-cell office:value-type="string" table:style-name="ce1">
            <text:p>TranslatorNote</text:p>
          </table:table-cell>
          <table:table-cell office:value-type="string" table:style-name="ce2">
            <text:p>[tnNote]</text:p>
          </table:table-cell>
          <table:table-cell office:value-type="string" table:style-name="ce2">
            <text:p>[tnNote]</text:p>
          </table:table-cell>
          <table:table-cell office:value-type="string" table:style-name="ce3">
            <text:p>We're not lost, are we?</text:p>
          </table:table-cell>
          <table:table-cell table:number-columns-repeated="16379"/>
        </table:table-row>
        <table:table-row table:style-name="ro1">
          <table:table-cell office:value-type="string" table:style-name="ce1">
            <text:p>play_game_96c9e914</text:p>
          </table:table-cell>
          <table:table-cell office:value-type="string" table:style-name="ce1">
            <text:p>PlayGame</text:p>
          </table:table-cell>
          <table:table-cell office:value-type="string" table:style-name="ce2">
            <text:p>[playGame]</text:p>
          </table:table-cell>
          <table:table-cell office:value-type="string" table:style-name="ce2">
            <text:p>[playGame]</text:p>
          </table:table-cell>
          <table:table-cell office:value-type="string" table:style-name="ce3">
            <text:p>No way, we're on the right track! I've got everythin under control!</text:p>
          </table:table-cell>
          <table:table-cell table:number-columns-repeated="16379"/>
        </table:table-row>
        <table:table-row table:style-name="ro1">
          <table:table-cell office:value-type="string" table:style-name="ce1">
            <text:p>translation_24cabe80</text:p>
          </table:table-cell>
          <table:table-cell office:value-type="string" table:style-name="ce1">
            <text:p>Translation</text:p>
          </table:table-cell>
          <table:table-cell office:value-type="string" table:style-name="ce2">
            <text:p>[translationInfo]</text:p>
          </table:table-cell>
          <table:table-cell office:value-type="string" table:style-name="ce2">
            <text:p>[translationInfo]</text:p>
          </table:table-cell>
          <table:table-cell office:value-type="string" table:style-name="ce3">
            <text:p>So.... Why are we walking on the overpass?</text:p>
          </table:table-cell>
          <table:table-cell table:number-columns-repeated="16379"/>
        </table:table-row>
        <table:table-row table:style-name="ro1">
          <table:table-cell office:value-type="string" table:style-name="ce1">
            <text:p>tutorial_989febb4</text:p>
          </table:table-cell>
          <table:table-cell office:value-type="string" table:style-name="ce1">
            <text:p>MisterSpaceman</text:p>
          </table:table-cell>
          <table:table-cell office:value-type="string" table:style-name="ce2">
            <text:p>Welcome player. I am Mister Spaceman, the person building this app. Before we start, I would like to share with you some information.</text:p>
          </table:table-cell>
          <table:table-cell office:value-type="string" table:style-name="ce2">
            <text:p>Welcome player. I am Mister Spaceman, the person building this app. Before we start, I would like to share with you some information.</text:p>
          </table:table-cell>
          <table:table-cell office:value-type="string" table:style-name="ce3">
            <text:p>(O) Relax~ It's the "Fast Lane" and we also can avoid zombies.</text:p>
          </table:table-cell>
          <table:table-cell table:number-columns-repeated="16379"/>
        </table:table-row>
        <table:table-row table:style-name="ro1">
          <table:table-cell office:value-type="string" table:style-name="ce1">
            <text:p>tutorial_f04b9940</text:p>
          </table:table-cell>
          <table:table-cell office:value-type="string" table:style-name="ce1">
            <text:p>MisterSpaceman</text:p>
          </table:table-cell>
          <table:table-cell office:value-type="string" table:style-name="ce2">
            <text:p>When this symbol appears, you will be referred to the corresponding game stages. We recommend using this to play the official game alongside this translation. Click again to dismiss this screen and continue reading.</text:p>
          </table:table-cell>
          <table:table-cell office:value-type="string" table:style-name="ce2">
            <text:p>When this symbol appears, you will be referred to the corresponding game stages. We recommend using this to play the official game alongside this translation. Click again to dismiss this screen and continue reading.</text:p>
          </table:table-cell>
          <table:table-cell office:value-type="string" table:style-name="ce3">
            <text:p>I understand what you're saying, but ... it's hard to walk on this road ...</text:p>
          </table:table-cell>
          <table:table-cell table:number-columns-repeated="16379"/>
        </table:table-row>
        <table:table-row table:style-name="ro1">
          <table:table-cell office:value-type="string" table:style-name="ce1">
            <text:p>tutorial_0a9191c7</text:p>
          </table:table-cell>
          <table:table-cell office:value-type="string" table:style-name="ce1">
            <text:p>MisterSpaceman</text:p>
          </table:table-cell>
          <table:table-cell office:value-type="string" table:style-name="ce2">
            <text:p>When this symbol appears at the top right, click it to read a Translator's Note</text:p>
          </table:table-cell>
          <table:table-cell office:value-type="string" table:style-name="ce2">
            <text:p>When this symbol appears at the top right, click it to read a Translator's Note</text:p>
          </table:table-cell>
          <table:table-cell office:value-type="string" table:style-name="ce3">
            <text:p>(O) Alright, we can have a rest here, you can see the university city from here, it's a nice view~</text:p>
          </table:table-cell>
          <table:table-cell table:number-columns-repeated="16379"/>
        </table:table-row>
        <table:table-row table:style-name="ro1">
          <table:table-cell office:value-type="string" table:style-name="ce1">
            <text:p>tutorial_59819bb6</text:p>
          </table:table-cell>
          <table:table-cell office:value-type="string" table:style-name="ce1">
            <text:p>MisterSpaceman</text:p>
          </table:table-cell>
          <table:table-cell office:value-type="string" table:style-name="ce2">
            <text:p>You can play the chapters in any order you like, but it is recommended to follow the Hoyostans reading order. You can find it on the Hoyostans Website.</text:p>
          </table:table-cell>
          <table:table-cell office:value-type="string" table:style-name="ce2">
            <text:p>You can play the chapters in any order you like, but it is recommended to follow the Hoyostans reading order. You can find it on the Hoyostans Website.</text:p>
          </table:table-cell>
          <table:table-cell office:value-type="string" table:style-name="ce3">
            <text:p>Oh, I'm not dissatisfied! <text:s/>Now that I've decided to go with Kiana, I'm ready!</text:p>
          </table:table-cell>
          <table:table-cell table:number-columns-repeated="16379"/>
        </table:table-row>
        <table:table-row table:style-name="ro1">
          <table:table-cell office:value-type="string" table:style-name="ce1">
            <text:p>tutorial_384576f8</text:p>
          </table:table-cell>
          <table:table-cell office:value-type="string" table:style-name="ce1">
            <text:p>MisterSpaceman</text:p>
          </table:table-cell>
          <table:table-cell office:value-type="string" table:style-name="ce2">
            <text:p>Now for some disclaimers.</text:p>
          </table:table-cell>
          <table:table-cell office:value-type="string" table:style-name="ce2">
            <text:p>Now for some disclaimers.</text:p>
          </table:table-cell>
          <table:table-cell office:value-type="string" table:style-name="ce3">
            <text:p>(O) Well, I'm also a little bit tired too, just have a rest~</text:p>
          </table:table-cell>
          <table:table-cell table:number-columns-repeated="16379"/>
        </table:table-row>
        <table:table-row table:style-name="ro1">
          <table:table-cell office:value-type="string" table:style-name="ce1">
            <text:p>tutorial_44648a01</text:p>
          </table:table-cell>
          <table:table-cell office:value-type="string" table:style-name="ce1">
            <text:p>MisterSpaceman</text:p>
          </table:table-cell>
          <table:table-cell office:value-type="string" table:style-name="ce2">
            <text:p>The following is a fan translation of miHoYo's game, Guns GirlZ aka Houkai Gakuen 2.</text:p>
          </table:table-cell>
          <table:table-cell office:value-type="string" table:style-name="ce2">
            <text:p>The following is a fan translation of miHoYo's game, Guns GirlZ aka Houkai Gakuen 2.</text:p>
          </table:table-cell>
          <table:table-cell office:value-type="string" table:style-name="ce3">
            <text:p>Thank you ... But you don't have to treat me like a rich lady. I want to help Kiana-chan as much as possible.</text:p>
          </table:table-cell>
          <table:table-cell table:number-columns-repeated="16379"/>
        </table:table-row>
        <table:table-row table:style-name="ro1">
          <table:table-cell office:value-type="string" table:style-name="ce1">
            <text:p>tutorial_b6f4dae1</text:p>
          </table:table-cell>
          <table:table-cell office:value-type="string" table:style-name="ce1">
            <text:p>MisterSpaceman</text:p>
          </table:table-cell>
          <table:table-cell office:value-type="string" table:style-name="ce2">
            <text:p>We strongly encourage you to support the official release of miHoYo's game by checking out the Japanese or Chinese version, as linked from the main menu.</text:p>
          </table:table-cell>
          <table:table-cell office:value-type="string" table:style-name="ce2">
            <text:p>We strongly encourage you to support the official release of miHoYo's game by checking out the Japanese or Chinese version, as linked from the main menu.</text:p>
          </table:table-cell>
          <table:table-cell office:value-type="string" table:style-name="ce3">
            <text:p>I don't treat you as a young lady! <text:s/>Besides, I was surprised that Mei-senpai had the knowledge of swordsmanship! <text:s/>It's been a big help! <text:s/>!!</text:p>
          </table:table-cell>
          <table:table-cell table:number-columns-repeated="16379"/>
        </table:table-row>
        <table:table-row table:style-name="ro1">
          <table:table-cell office:value-type="string" table:style-name="ce1">
            <text:p>tutorial_6e86e7e3</text:p>
          </table:table-cell>
          <table:table-cell office:value-type="string" table:style-name="ce1">
            <text:p>MisterSpaceman</text:p>
          </table:table-cell>
          <table:table-cell office:value-type="string" table:style-name="ce2">
            <text:p>Warning: This story contains delicate subject matter, such as depression, misanthropy, suicide etc.</text:p>
          </table:table-cell>
          <table:table-cell office:value-type="string" table:style-name="ce2">
            <text:p>Warning: This story contains delicate subject matter, such as depression, misanthropy, suicide etc.</text:p>
          </table:table-cell>
          <table:table-cell office:value-type="string" table:style-name="ce3">
            <text:p>(O) â€¦â€¦It's my family skill "Hokushin Itto-ryu", I didn't expect I can have chance to use it soemdayâ€¦</text:p>
          </table:table-cell>
          <table:table-cell table:number-columns-repeated="16379"/>
        </table:table-row>
        <table:table-row table:style-name="ro1">
          <table:table-cell office:value-type="string" table:style-name="ce1">
            <text:p>tutorial_1a87db52</text:p>
          </table:table-cell>
          <table:table-cell office:value-type="string" table:style-name="ce1">
            <text:p>MisterSpaceman</text:p>
          </table:table-cell>
          <table:table-cell office:value-type="string" table:style-name="ce2">
            <text:p>It also involves sexual humour and imagery, some of which involves underaged characters. While it is not explicit, it is worthy of mention. Read at your own discretion.</text:p>
          </table:table-cell>
          <table:table-cell office:value-type="string" table:style-name="ce2">
            <text:p>It also involves sexual humour and imagery, some of which involves underaged characters. While it is not explicit, it is worthy of mention. Read at your own discretion.</text:p>
          </table:table-cell>
          <table:table-cell office:value-type="string" table:style-name="ce3">
            <text:p>(O) Stop here, let's go! We still have a long way.</text:p>
          </table:table-cell>
          <table:table-cell table:number-columns-repeated="16379"/>
        </table:table-row>
        <table:table-row table:style-name="ro1">
          <table:table-cell office:value-type="string" table:style-name="ce1">
            <text:p>tutorial_ecacda81</text:p>
          </table:table-cell>
          <table:table-cell office:value-type="string" table:style-name="ce1">
            <text:p>MisterSpaceman</text:p>
          </table:table-cell>
          <table:table-cell office:value-type="string" table:style-name="ce2">
            <text:p>We tried to keep the translation as faithful to the original as possible, and did not endeavour to change characters' personalities or ages, or remove or insert story content.</text:p>
          </table:table-cell>
          <table:table-cell office:value-type="string" table:style-name="ce2">
            <text:p>We tried to keep the translation as faithful to the original as possible, and did not endeavour to change characters' personalities or ages, or remove or insert story content.</text:p>
          </table:table-cell>
          <table:table-cell office:value-type="string" table:style-name="ce3">
            <text:p>(O) Wait! Mei! Can we rest for a little longer?</text:p>
          </table:table-cell>
          <table:table-cell table:number-columns-repeated="16379"/>
        </table:table-row>
        <table:table-row table:style-name="ro1">
          <table:table-cell office:value-type="string" table:style-name="ce1">
            <text:p>tutorial_76d238a7</text:p>
          </table:table-cell>
          <table:table-cell office:value-type="string" table:style-name="ce1">
            <text:p>MisterSpaceman</text:p>
          </table:table-cell>
          <table:table-cell office:value-type="string" table:style-name="ce2">
            <text:p>We did add in backgrounds and music, and edited the positioning and presentation of the characters to better suit a Visual Novel format. Art and music assets used are in fact from the original game.</text:p>
          </table:table-cell>
          <table:table-cell office:value-type="string" table:style-name="ce2">
            <text:p>We did add in backgrounds and music, and edited the positioning and presentation of the characters to better suit a Visual Novel format. Art and music assets used are in fact from the original game.</text:p>
          </table:table-cell>
          <table:table-cell office:value-type="string" table:style-name="ce3">
            <text:p>(O) Kiana, did you feel anything weird?</text:p>
          </table:table-cell>
          <table:table-cell table:number-columns-repeated="16379"/>
        </table:table-row>
        <table:table-row table:style-name="ro1">
          <table:table-cell office:value-type="string" table:style-name="ce1">
            <text:p>tutorial_105c0ee5</text:p>
          </table:table-cell>
          <table:table-cell office:value-type="string" table:style-name="ce1">
            <text:p>MisterSpaceman</text:p>
          </table:table-cell>
          <table:table-cell office:value-type="string" table:style-name="ce2">
            <text:p>The UI design is fanmade, and any other fanmade additions should be credited. Backgrounds are built out of stage assets.</text:p>
          </table:table-cell>
          <table:table-cell office:value-type="string" table:style-name="ce2">
            <text:p>The UI design is fanmade, and any other fanmade additions should be credited. Backgrounds are built out of stage assets.</text:p>
          </table:table-cell>
          <table:table-cell office:value-type="string" table:style-name="ce3">
            <text:p>(O) What's wrong? Mei~</text:p>
          </table:table-cell>
          <table:table-cell table:number-columns-repeated="16379"/>
        </table:table-row>
        <table:table-row table:style-name="ro1">
          <table:table-cell office:value-type="string" table:style-name="ce1">
            <text:p>tutorial_24d40c70</text:p>
          </table:table-cell>
          <table:table-cell office:value-type="string" table:style-name="ce1">
            <text:p>MisterSpaceman</text:p>
          </table:table-cell>
          <table:table-cell office:value-type="string" table:style-name="ce2">
            <text:p>Please enjoy the story.</text:p>
          </table:table-cell>
          <table:table-cell office:value-type="string" table:style-name="ce2">
            <text:p>Please enjoy the story.</text:p>
          </table:table-cell>
          <table:table-cell office:value-type="string" table:style-name="ce3">
            <text:p>(O) The Houkai is already happened, why there is still a train movi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u~ Maybe it's just lost control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hope so, but did you find there was always a train moving while we are fighting with mecha girls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Do you mean there is some relationships between the train and Mecha girl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es, although I can't promised that, but I can feel there is soemthing wrong with tha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re they trying to protect the train, maybe there is some important thing on the trai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ound of mobile phone vibratio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Oh! My phone is ringingâ€¦ A lot of Houkai energy is coming to usâ€¦ It's so fas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 Look, there is a training moving to u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eah, maybe here will be some Mecha girls, let's find a place to hide and watch them!</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Got i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ound of trai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â€¦ Errr, I didn't see any Mecha girl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 wait! Don't go outsid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Relax~ Relax~ It's already safe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a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ow!</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ey are coming! Kiana, let's go!</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 How about you?</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hat's wrong with this place, endless zombies and weird enemie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eems this way is not as safely as we thought befor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Fine~ Mei, we should find a place to hide firs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h, look over there! <text:s/>There is a derailed vehicle! <text:s/>Let's hide in that! <text:s/>As expected, there is too little shielding here, which is a disadvantag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hat happened, Mei?</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ose marks on the mecha are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arks? Forget about it! We need to run now!</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Emmmm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ohoho~ We are safe now.</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ose marks are so familiar to me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ei, what are you thinking since that time, is there anything special with the mark?</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Do you remember the marks on the laboratory building walls? I saw it on those Mecha, does it related to ME Co., Ltd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ei, I remember your family business is about electronic manufacturer? Those rebots should beyond it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at's too weird, so is the laboratory, so are the Mecha girlsâ€¦ What did father do?</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Phone ring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a? Phone ringsâ€¦ I thought it was broke, let me see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oukai source detected, 1000 metersâ€¦ 800 metersâ€¦ 600 metersâ€¦ It's so fast, no wa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ei, let's go, we need to escape the Houkai area first, let's consider the relationship between ME Co., Ltd and mark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 look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hat happened this time? If it's about marks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a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Errrr!! What's tha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hite rebot? It's much bigger than those Mecha girls and I saw a human on that rebo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ait! It's back again! We need to retreat <text:s/>first! Seems it's not so friendl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2 lives detected, Houkai energy detecti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Noâ€¦ It's chasing u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â€¦ Little kid with that rebo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oukai energy detected, "Object A" confirmed, mission start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Excuse me, who are you?ã€€Are you related to those Mecha girl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m autometa, amoured bunny driver Bronya.</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utometa?</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ei! Watch ou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a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ou attacked us at first, I need to give you a lesso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Fighting modeâ€¦ Turn o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 don't hurt h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t depends on h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Finally, you stoppe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Our attack works, let's save her now!</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attle ends, catch rate 24.36%, must lower than expectation, plan B, retreating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top runni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â€¦â€¦ What's wrong with that girl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 All Mecha girls are leaving with her, there must be something wor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ei! Where are you goi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m chasing h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utâ€¦ They are flying while we are walkingâ€¦ How can we chase her? Our aim should be escape from the Houkai area~</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lright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Let's continue our pla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 can you escape by yourself, you don't need to take this risk with meâ€¦ Thank you for saving m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Errr! Ahhhhh! Well! I know, I will go with you. Anyhow I find nothing until now, maybe I can find something I need in this thing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eriousl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esâ€¦ Don't show me that face~ If we meet danger, we must leave immediatel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es, thank youâ€¦â€¦ Kiana.</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aha~ Relax! See, maybe we can use the railway ther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umph.</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Finally, we arrived. Thank go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Kiana-chan, it's funny ... is this really a station? <text:s/>The smell of engine oil is terrible ...</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eep quiet, we need to check this plac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Phone ring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urn off your phone firs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t's just an accident~ This phone is broke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Let me see, Houkai energy detectedâ€¦ It's too much, how can it b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 Look at this! Mecha girls, they are carrying somethi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Ohhh! It's just like a boxâ€¦ It's so weir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 can you remember after we get into the carriage, it moves, like it's waiting for u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Do you mean it's a trip?</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e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ere is no way here then, maybe they want to treat u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ho?</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ut I think it's not a good thing, we'd better leave a way for ourselve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eep quiet~ Keep quie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h~ Don't scared me, Mei~</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Do you know what are those Mecha girls carryi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umphâ€¦â€¦ I'm a little bit curious about it, those things should be carried from Houkai energy effected area. What should those things b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 do you remember your phone was keep alarmi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thought my phone was broke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hat if the alarm was real? Do you remember what happened on the rail? All Mecha girls are trying to protect it, if the thing is Houkai energ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ow is it possible?! How can they collect so much Houkai energy? â€¦ Wait, if they used Mecha girls to collect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umphâ€¦ If they used machines to collect, it won't hurt people, but what are they doing with so much Houkai energ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ey carried energy to another placeâ€¦ It makes sense if those Mecha girls use Houkai energy as pow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eriously? Is that possibl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t's not impossible, I know some organizations are doing experiments about thi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Errrr, does it mean the girl called "Bronya" was effected by Houkai energy too?</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didn't feel Houkai energy from her, she is fin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Really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lright~ Mei, don't worry too much, we can figure it out next time when we see h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Looks they park Mecha hereâ€¦â€¦ Who can have such huge power to organize a party like this? It shouldn't be "Shicksal"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feel so badâ€¦ Is Bronya here too?</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feel it's possibly to meet her here. I don't want to see her againâ€¦ Especially the "Armoured Bunny"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have a feeling during the battle, she was not fighting with her own will, she acts just like a rebo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aybe she is a rebot~ It's not impossibl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t's impossible! Human can't turn to machines, what a pit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lright~ Sorry! I'm just kidding! I think she is just a driv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still can't accept she became a fighting tool in such a young age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ei, stop thinking, we can talk to her after saving her~ Altough it would be tough~</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f we can help her, it's also a redemption salvation for me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 what's the "Shicksal" you just talked abou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Errrr!? Did I say tha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esâ€¦ Why are you so nervou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was trying to think a way to explain it to youâ€¦ You can think it's just as a evil organizatio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Oh, bad guy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No no no, it's just a example! I think you'd better don't know much about i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eems you are scared of them.</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bsolutely, my dad told me although they are trying to beat Houkai, however, there are still a lot of bad news about them.</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e reason for Houkai was not known by a lot people isâ€¦ Shicksal is trying to block the information about it. They have great power over the worl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think it's just like a story in novel.</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ey designed a series battle about Houkai energy! My dad and I was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Errrr! I speak too much, we should find a way out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nvader detected, "Object A" confirmed, abduction strategy succeede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bduction strateg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ou don't have right to know the detail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â€¦â€¦ I don't like you, ki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Drop your weapons, I promise I won't hurt you.</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No wa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ou can't break out of here! I suggest you not try thi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No, thank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ait a second, Kiana. Bronya, I want to know the reason of attacking us, what's your aim?</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just obey order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think you should do this, you are a kid, I want to know your thought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e? I'm just a part of this system, there is no "m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No "me"?! This couldn't happenâ€¦ Bronya, you are talking to me as a perso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don'tâ€¦ Knowâ€¦ I need to executive comman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nvaild feedbackâ€¦ Caution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ronya? Where are you goi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aha~ You are so cool, Mei, you beat her just with some word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top it, Kiana! We must catch h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lrigh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ronya! Can you hear m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m BronyaÂ·Zaychik, the rate of I talk to you is 14.47%, I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ey, there is something wrong with that ki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Personality resist level up to 4, loading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ronya!</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eiâ€¦ Stop. She is a rebot now. We are talking to system now.</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ow it can beâ€¦ Who did things like thi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ide behind a little girl did things like this, I won't forgive that perso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Did we stop it successfull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Forget about it, let's save Bronya firs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Let me see, there must some mechanisms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lert! Aler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hat's wrong with this? How can this rebot move by itself?</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did nothing so farâ€¦ Maybe it's the firewall!</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ystem start, retreati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No! She wants to retreat agai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 All Mecha girls are activated now, we are surrounded by them!</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Noâ€¦ At this timeâ€¦ We need to escape from here now!</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owâ€¦ It's so big, I don't even know where is the northâ€¦ Sometimes, I really don't know what are those rich guys thinking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h! Mei, I'm not saying it to you~ Forget about it, haha~</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No, I just missed my dad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y dad made this great commercial empire, but it was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our father should be a great guy, it's weird he would knocked down by a commercial case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 do you mean someone is trying to frame up my da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Errr! Calm down, Mei. It's just my gues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h, I see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ei, have you ever thought about this befor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â€¦ didn't think too much about it. Your words make sense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aybe your father find a way to escape at the very beginning, we just don't know i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hope so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lright~ Let's stop talking about this! Mei, maybe we can find clues about where is your da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umphâ€¦ Thank you, Kiana. Dad, he must be fin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eah, that's my Mei~</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ei! Look thi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is isâ€¦ The design drawing of those Mecha girl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Oh, are those Mecha girls were all made from here? Collet Houkai energy and made Mecha girls, what do they want to do?</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owever, I didn't see any information about Bronya her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at kid's mecha is different from others, her equipment is the bes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think my father won't do things like this. He wouldn't let human become weapon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y dad always told me he wished technology can improve human lif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ei, do you still remember those special marks, there are some marks on the designer drawings too.</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es, you're righ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don't have any impression about this mark in Shicksal reports, which organization should it b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 do you mean my bad was used by another organization which just like Shicksal?</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es, it's possibl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must find out who is the murderer! I will do it for da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umph, let's find our fathers togeth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Finally we escape from that place. It's so nice to breath fresh air agai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is place is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ei?</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ow! I didn't expect it's such a huge bulding above that plac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is is ME Co., Ltd buildi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ei Co,. Ltd? Does it mean this place is your home!? You are so rich!</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No! I'm not familiar with this place, I haven't entered this building before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onestly, I don't know much about my father, he was always work aloneâ€¦ I don't even know where is he now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â€¦Let's check this place, maybe we can find some clues about your father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 Sorryâ€¦ It's my private affairs, I'm fine, I can face to myself now.</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m fin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ou are right, I can find the same mark on those Mecha girls, we followed that mark to ME Co., Ltd. There must be some relationships between them.</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ronya is here too!</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is place is full of Mecha girls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think there must be a big secret behind ME Co., Lt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y father knew every kinds of people, it's not so simpl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owever, I can't remember those things so clear, I only have a little impression about thi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ei, please tell m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Long time ago, I was kidnapped by some criminals, I saw this mark.</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dnap?! That's a huge new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utâ€¦ I can't remember that clearly, I know my father stay with me that time, I feel so happy that tim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oâ€¦ Those Mecha girls are from the same criminal organizatio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m not sureâ€¦ But there must be some relationship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t's complicated nowâ€¦ I feel I got involved in a big case now.</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Oh, wind. What's this plac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ust be the parking apron on the roof, we are at the highest place now.</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Object A" arrived. Mission start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Oh, the kid is here, I won't let you go this tim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 clear the Mecha girls, make some space for m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h! Do you have any strategie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will wake up her personalit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Fine~ Although I don't know what do you want to do, but I trust you~ I will watch your back!</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e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Errr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ow! You helped her out of that mecha! Good job!</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lert! Need assistanc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ronya! Wake up! Your mind is controlled by Machinery! Now you are not the real you!</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â€¦Wake up? 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Personality detected, resist system level up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ronya! Touch my hands! Can you feel the temperature of my hands! You are not machine! Don't give up!</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emperature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es! It means lif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arningâ€¦ Bronya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ei!</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a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h! What happened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eems there are still some loopholes in armoured bunny. It's not perfec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ou are not Bornya! Who are you?</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y name is "C", I'm mom of Bronya, thank you for playing with my daughter, but game is ov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Raiden Mei, I will take you awa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won't let you do tha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a, I still need to force you do this, then, sleep for a whole now!</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Restarting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elp her get out of this system while restarti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ei, help me hold h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lright. Hey! Why are you taking off her clothe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didn't see her connection part in last battle, it must on her bod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hâ€¦ I feel so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ust be this! Wait for a secon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es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 have you finished i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lright, she is fine now~</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umph~ Bronya, how do you feel now?</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don't know how to answer you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Nevermind~ I will protect you~ You don't need to use your body as weapons now~</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ei, I'm willing to obey your orders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No, no one can order you in the future. Just be who you ar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e who I am? "I"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umph, if the sign is right, we have arrived the edge area of Nagazora cit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ign? Do you mean the ferris wheel?</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es, that must be the Homuland, I heard this is the largest Homuland in this countr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Now, we know the directio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ei, let's go~</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ronya, what happened to you? Are you controlled by the "C" agai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omu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omu, do you mean the Homulan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want to check the Houkai energy ther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ait a second, I didn't see any alert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Don't follow us if you are scare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ou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Fine, don't be mad, Kiana. You can just treat it as a break since we have fought for a long tim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utâ€¦â€¦ That place is so famous so I guess we will meet a lot of zombie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lright, just zombies, you can beat them, can't you?</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 look at Bronya's eyes, can you feel her desire? I think she must love that place and Homu very much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nd maybe we can help Bronya find herself at that place, I think we should go there~ Am I right, Bronya?</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es, madam.</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lthough I can't change the appellation, but I think it's a nice star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still don't know is that place really fun as I hear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Do you know Homu, Kiana? That's very famou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Not much, I just have a little impression from comic book.</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omu is famous worldwide. A comic book called "Homu's adventure". Many readers love it very much!</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Oh, you know a lot about this comic, Bronya~ And I'm thinking why do people love this little ugly monst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es, I know a lot about it and stop be mean to Homu, otherwise I will do the same thing to you.</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Can you tell us some stories about Homu? I really want to know more about i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Roger tha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aha, stop talking like thi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ei~ I see the merry-go-round, let's go to play i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Oh? Do you like merry-go-round, Kiana?</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Noâ€¦ No, I just want to play it with Mei~</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ow about Bronya, would you like to play i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h? She ran away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a? She is going to turn on the merry-go-roun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he didn't talk too much about this place but I know she loves her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ut Mei, I think we should consider more about how to beat the next big wave of zombies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can handle tha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won't let zombies hurt Homus here! Power up mode, activate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 can you feel that there is something change on Bronya?</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umph? No, I still think she is just like a rebo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Really? I think she changed a lo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lthough maybe she don't know how to represent herself, I can feel her love to Homu.</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h, yes, if other people said bad thing about Homu, she would be mad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f we can see her smile face someday, poor Bronya, maybe never she smiled before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Relax, Mei~ She will turn to a "human" if she keep following u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at's goo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at's what we just saw, the Homu ferris wheel?</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es, that's also a famous tourist attraction, however, there are so many zombie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Zombies here are become stronger and stronger, how about you, Mei?</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m fine, however, I think I can't handle this too much tim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e famous tourist attraction in Nagazora city is Homu ferris wheel, the height is 300 meters, the speed is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ronya, how about you?</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m introducing Homu ferris wheel.</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hy are you doing thisâ€¦ We didn't say we want to go ther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umph, I think Bronya is trying to represent her ideas. I think she is saying she likes ther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Do you want to go there, Bronya?</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â€¦â€¦ Ye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Let's go to have a look of this ferris wheel~</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really don't think it's a good idea, shall we go back?</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ut we're halfway there~ And Bronya must want to go ther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can see there are a lot of zombies in front of the gat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t's so dangerous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ronya looks so depressedâ€¦â€¦ Kiana, can we take Bronya to the ferris wheel?</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ut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Relax, just some zombies, I will beat them~! Kiana, would you like to go ferris wheel with u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ith Meiâ€¦ Heh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s heart rates increases 30%, I think Kiana has some bad thought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No! How dare you say this, Bronya! Mei, let's go! I'm not afraid of zombie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don't tell lie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hear that we can see the whole Nagazora city, that's also a reason for this ferris wheel is so famou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nd there are some tales about this ferris wheel, for example, couples who play this won't break up!</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here did you get those, Kiana?</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ronya said thos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Oh? You listened so carefull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don't have special feelingsâ€¦ However, Bronya became more lively since we arrived Homuland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ush*</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Look Bronya~</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h, she is sleepi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aybe she is too tired, we experienced so many wars~ And Bronya played a lot in Homulan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Even I can't see the kid's smile, but I can feel her happines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eele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hat was that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eele, is that a girl's name? Maybe she is important to Bronya.</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eems Bronya has a lot of memories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es, maybe she don't want to talk a lot about thi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umph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Bronya, is your body alright? <text:s/>Does it hurt anywher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No physical abnormalities detected. <text:s/>Don't worry about Bronya.</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Relax, you can treat me as your sist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Roger tha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eems it's pretty hard to turn her to normal.</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Nevermind, we have time to change her. I trust h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ei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ronya, everything will become better, let's escape from this Houkai firs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umph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Let's go the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ronya, what happene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ircraft carrier detecte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ircraft carrier? That's so exaggerate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 Look!</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at's H-U-G-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ere is Valkyrie team, you are safe now!</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Great!~ They are helping u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ei! I knew that markâ€¦ It's "Shicksal"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hicksal"â€¦ Fight modeâ€¦ Turn o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ey! Don't do tha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nti-entropy". Prepare for battl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hhh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ey thought we are from the "Anti-entropy". Poor m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Don't worry, I said we are innocent. They will know.</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ei, they are not good peopl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orr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Nevermind, what's those two organization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orry, this is secret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t must be related to ME Co., Ltd. We must find a way ou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 do you have any idea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oho~ Yes, they can't trapped in such a small plac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tand back, Mei~ I'm prepari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hat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Detonator, of cours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a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Cough* So quick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e gate is too firm.</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Can I have a tr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ou!?</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rmoured Bunny, destroy i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a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ã€ŒAlert! Alert! Explosion happened in N! Need assistance!ã€</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Nowâ€¦ Everyone knows we are trying to escap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 I think we'd better run now.</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 let's go.</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Fine~ It's obviously a better choice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ronya, your mecha is awesome, why do you never use it in battl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Use Armored Bunny would make me overload, so it's the last option for m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ronya, Kiana and me will protect you.</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â€¦â€¦ I don't need that, if we meet battle, I should do the cover job.</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No, I mean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ell~ We don't need to figure it out so clearly, we can use behaviors to represent i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es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f Mei's aim is attack, I also can be the pione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hhahahaâ€¦ I think we may have some misunderstandings her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aha~ We are in a dangerous situation now, Bronya, please check if there is danger ahea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 what are you sayi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orry, I just want to protect Mei. I don't care about Kiana.</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hat are you sayi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hâ€¦ Can you be more friendly to each oth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Follow me, Mei!</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t's just like a maze, can we find the exit wa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m checking now, please wait a secon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hy we found ME Mecha girls here! What's wrong with this plac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won't let you hurt Hyperio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Errr. They find u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m the leader of No.5 team, Himeko! You'd better drop your weapons now!</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e are not members of "Anti-entrop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umph, tell me truth!</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Errr! She is so quick! We can't even touch her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hat happened? Anti-entropy is so weak!</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aven't you heard usâ€¦ We are not from Anti-entropy, aun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unt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Errrâ€¦ Wha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 seems you said something horrible to her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ohohoâ€¦ Anti-entropy kids, today is the day you di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Danger detecte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top detecting, run is the only way for us now!</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hâ€¦ In order to avoid that aunt, we lost our way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Exit detected, it's near the cage we were i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ha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echa girls are here because Armoured Bunny made a hole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Errrrâ€¦ That must be the reason for her madnes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â€¦ Don't judge others by their appearance. She has nice fight skill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nd the Valkyrie she just metioned is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Valkyrie is a kind of battle team of Shicksal. They are used to Houkai energy, they can fight by using Houkai energ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Use Houkai energ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t's same as Armoured Bunny. It's powered by Houkai energ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wesome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owever, no one can controlled all Houkai energy, it's natural rule, we can't change it. All we can do is just stay aliv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re we going back now?</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m trying to find a better way to avoid battle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Oh, no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 do you have any resentments with Shicksal?</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y father and me are always avoiding arrests from Shicksal for year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ut, seems she doesn't know who I am, I think we can escape from her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ut you are trying to find your father? Maybe you can't find something related her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Errrâ€¦ I knewâ€¦ However it's impossbile to let her tell u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t's unacceptabl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aha~ Don't worry about me! I believe I can find my father, I'm used to stay alon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aybe we can find information in the data base of Shicksal.</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eriousl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ut we need to find the port firstâ€¦ Such as control system.</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Errr! Do you mean you want to hack their system?</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f you can do thatâ€¦ It's fine, but we should think about "How to escape from here" firs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 It's a chanc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utâ€¦ Ot's too dangerous, we'd better escape firs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is Hyperion is so large, I can't image we already have enough technology to make such an aircraft carrier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is aircraft carrier is just a paper tiger, compare to Anti-entropy's technology, it's not a big deal.</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Competition is everywhere in those two organizations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hy are they in the opposite position? They have the same aim-against Houkai, why do they can't make an agreemen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aybe they have different faith, even the Houkai destroyed human's home, they still can't hurt each oth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orry, I can't understand our organization, I just obey order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hhhâ€¦ I don't mean to blame Bronya, I'm just curious about i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e situation is clearly now, they are both our enemie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will protect Mei even if I need to fight with Anti-entrop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ou are reliable~ But I need to say this first: I'm not totally trust you, if you dare to betry us, I will beat you!</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ure, I don't think I lose in the last fight with you, I can beat you if there was only you.</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ou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lright~ Alright~ We are still in enemies' siege, we'd better find a way out now~</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t's not far away from the exi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â€¦â€¦ Humph, we can escape when those Mecha girls destroying~ No one would notice u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 is that really fin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ei, don't worry about me! Let's go firs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umph, rabbits, where are you going now?</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Errr!? You said you destroy their monitoring system, Bronya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aha, it's my house, I know everything her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e are not far away from the exit, I will beat you!</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Okay, try i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Get out of my wa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ronya! Chanc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rmoured Bunny, fir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a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won't let you do it! Hyperion, take off now!</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oom!</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No time to waste! Let's go before it taking off, Mei!</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No wa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h!!</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ei!</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 leave me! Get out of her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Errrâ€¦ Let her go!</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No wonder Anti-entropy treats partner so good, what? Hyperion is taking off now~</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ou!</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 watch ou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hat do you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a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ow! This pow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catch Mei, Kiana, follow m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Ok!</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a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he broke the Hyperionâ€¦ Catch them!</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Ouch1! This place is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Ground floor of Hyperion. It just like a garde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Garden? In an aircraft carrier? That's weir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Errr! Forget about it first! How is Mei!</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m fin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Grea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ut what should we do now, we are flying now, it's impossible to jump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have two ideas, one is find the escape compartment, the other is trying to take control of this aircraft carri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ouâ€¦ Are full of dangerous idea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e can get information about Kiana's father if we can take control of this plac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e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 Let's go!</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eiâ€¦ Fine, let's have a tr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Got it, fire, Armoured Bunn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a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Errr! What are you doi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need to attract some enemie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a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t's messed up!</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 what happened? Unexpectedly you have bad mood too.</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No, I was just thinking what if I can't find clues about my father here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lived with my father since I was a child, he always told me this world is dangerous, I must be stonger to overcome difficulties by myself.</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never give up even my father left me. I think it's a trial my father gave me. I will find him!</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 I think your father is protecting you somewher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think so, however, he disappeared for a long time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f I can't find any information in the organization-Shicksal which he worked forâ€¦ I really don't know who to find him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hat's the relationship between your father and Shicksal? Why you are always trying to avoid them?</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Errr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h~ Sorry, you don't need to answer m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thinkâ€¦ maybe my dad touched too many people's ass so he is being haunted. Maybe my dad has some stories with the aunt named "Himeko"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h!?</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ahahaâ€¦ Your father is so funn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ctually, I still can't image why my father was haunted by others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Ok, let's change a topic. We'd better find the control room first, we still have chance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e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was keep thinking the function of this garde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aybe it's the place for res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is is a purify system.</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oâ€¦ Maybe we can find normal people her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oukai is harmful to normal people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t's not time to think about this kind of questions. We'd better consider more about ourselve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ronya, when can we arrive ther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efore we enter the bridge, there is one more thing need to do.</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rmoured Bunny, special mode, turn o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hat do you want to do this tim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ade a new route, it's much easier to arrive bridge by using thi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lrightâ€¦ You are so dangerou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found them! Catch them!</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Errrrâ€¦ They found us! We'd better retreat now!</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ohoâ€¦ We are safe now.</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Emmmâ€¦ Although it's a little bit far from the bridge, we have no choic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Noise curren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ow about it? Bronya, can you do thi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is isâ€¦ Why there is such a thing in aircraft carri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hat happened to Bronya?</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orry, I failed, this aircraft carrier was modified, there is something special her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Let me see, what's this? A swor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Fusion system, the most powerful weapon of Hyperio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hat tim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Di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rmoured bunny, fir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a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ow can you hit m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orry, you're not my aim.</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a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Errr, the roof!?</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ei, let's go, we have no other way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orry for breaking your things. Very sorr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ey!! It's a huge hole, she must be very angry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hat should we do now, just rush to the bridg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is is best way now.</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ou call this bes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 Keep moving, we have no other choic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lright, let's go.</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t's so hardâ€¦ Mecha girls, Valkyries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ronya! Are those Mecha girls your allies? Can you ask them stop firi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orry, they can't detect my mark now, I'm their enemies now.</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o, it's your fault, Kiana~</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Noooo~</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ã€ŒAlert! Alert! Invaders detected!ã€</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ust we do this in such a aboveboard wa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ere is a way to weak our enemies, that is break the garden, the Houkai energy would <text:s/>afftect some peopl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bsolutely not! We can't do thi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can't understand you, we should use all ways to wi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ronya, we are human, not machines, there is something we can't do as a human bei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â€¦â€¦ I got it, I need to think about thi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hicksal's aircraft carrier has found something weird, it maybe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ronya, what are you doing there, follow u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was just thinking what was the thi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Do you mean the sword, yes, it's too huge, I don't know who can use it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remember I have seen a smiliar one from animation, it's called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h~ I didn't expect you have knowledge about animatio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Errrr! No! I only watch them when I'm too lonely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lright~ I get i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Look at that blade, we can know it's not made for aircraft carrier, I think we can get more information after we check it more clos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ey? Are you kidding me! Do you know where is us now?</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umph, I just said I have that plan, but I didn't try to make it real, relax, Kiana!</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ell~</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h! The name should be "Zanjintou"!</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Errrrâ€¦ You were still thinking about that thi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is is the bridg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Finally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umph! How dare you attack me in such a aboveboard wa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o many enemie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yperion is powerful, it's not so easy to beat u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rust me, there must be some misunderstandings, we are not from Anti-entrop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don't want to hear those things, I don't believe i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e are just want to leave here, aun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have checked your background, rich girl Raiden Mei for ME Co., Ltd, little kid the Anti-entropy weapon and twhite hair girl.</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lthough I haven't found information about the white hair girlâ€¦ But your movement told me you are not good perso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Do you mean there is some relationships between ME Co., Ltd and Anti-entropy? Do you have any information about my father? What happened to h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ou don't need to know thi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umph, I think we should give her a lesson, let's go, Mei!</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ou can't beat m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Fusion system, prepare for battle with Mecha girls after I beat those kid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Fusion system, what's 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a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hat's this soun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lthough I want to show you the real power of Hyperion, but you will end her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e floor opens, does the system star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igh energy detected, this is nuclear power system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Nuclear power? What's tha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hhâ€¦ I lost to those kid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s the fusion armour prepared? Although it's a little bit waste to use it, but in order to finish those in a short tim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Finish? Are you trying to catch Herrscher too!?</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errscher? The information is real! St.Freya HS, here is Hyperion, we need help!</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eep beep.</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is is from theâ€¦ St.Freya H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imeko, you opened the fusion system, what happene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aster Theresa, there are some invaders in Hyperion, we are fight with them now.</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nti-entrop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o I said I'm not from Anti-entropy! I am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â€¦ Are you KianaÂ·Kaslana!?</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Errrâ€¦ Yes, how do you know my name? Are you my father's enem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iegfriedâ€¦ He said bad things about me agai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is kid? You called her "Mast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can hear you, kid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imeko, they are not members of Anti-entropy, I can prove it. However, they are not normal kids, please protect them.</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â€¦â€¦ Roger tha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ait a second! How do you know my father! Do you have any information about him? Can you tell me where is h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Oh, slow down. You have same characters just as your father, if you want ot know this, just follow Himeko.</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m waiting for you in St.Freya H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t.Freya H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eems we have no other choice, but we finally escape from the Houkai area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 is taking training in St. Freya HS. At the same time, Bronya got controlled by Anti-entropy abd help Anti-entropy to attack St. Freya H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eresa and Himeko lead No.5 team to the Hyperion, prepare for battl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e wwill take off in 15 minute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urry up! It's time to show them our pow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a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Errr! What happene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nti-entropy Mecha soldiers are attacking us! Some of them have invaded in Hyperion, valkyries are fighting with them.</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nnoying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want to beat them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eresa, I'd like to do it with Bronya! I will prove Bronya is not a bad perso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ei, I will go with you!</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lâ€¦Alrightâ€¦ I will give you 10 minutes. Otherwise, I will give you "D" as grad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QAQ, that's tough, as your commander, I will help you~</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oho~ Take it easy! We can handle this. Compare to master's concrete cross, it's a piece of cak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ey! It's Judah's oath, not "concrete cros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eah~ Let's go!</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ain path, clea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Good job, we will take off in 6 minutes 14 second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Got i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aha~ So we finished very well this tim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will give you "A" this tim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umph~ This is just a piece of cake to u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ronya did great job too! They lost the control of h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umm, yes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aybe the chip in her mind was broken when she fight with master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as she hit by the "concrete cross"? You must be kidding m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top chatting at this moment! Go back to the main bridge! Will are taking off now!</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e following battle will be more tougher, let's take a break now.</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lright, let's go, Bronya~</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 Where is Bronya?</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ha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ã€ŒHere is nuclear power unit! We got threatened! She is aâ€¦ Valkyrie! Ahhhh!ã€</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ã€ŒWarning! Warning! Nuclear power unit is being attacked!ã€</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ow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t's Bronya!! We must stop h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s she trying to perish togeth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rmored Bunnyâ€¦ Targetâ€¦ Nuclear power uni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ronya!</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Enemy target, enterâ€¦ "Destroy Mod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hyâ€¦ Bronya! Wake up!</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e don't have so much time to wake up her, we must stun h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will handle this! You'd better give up!</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umph, I have destroyed your mecha gun~ You'd better surrend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Life protect system offâ€¦ Armored Bunny will destoryed after 30 second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top her! She is trying to use Armored Bunny to dynamite the nuclear power uni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ey! Bronya, are you craz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e can only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No!</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ei,get out of the way! We don't have time now! Do you want to die here with h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ronyaâ€¦ Please, wake up!</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Destroy after 15 second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Do you remember the pudding we eaten together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Destroy after 10 second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Do you remember the Homu park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â€¦8 second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e have found a spring togeth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Look, tears on Bronya's face, is she cryi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â€¦6 second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e dinner we had togeth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â€¦4 second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e took training together! Had class together! Slept together! We had a great time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â€¦2 second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Pleas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â€¦Tâ€¦Oâ€¦P</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t's now!!</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Do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Errrr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 you?</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t's the best time to stun her! We need to avoid the risk of her lost control agai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umm, we are safe now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umph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ronya!</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ei sama, where are w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ere is main bridg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as I just lost control agai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ronya, you'd better leave here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got it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aster! Please wai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trust Bronya. I just did a check to her hea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he got control herself and Kiana broke her chip.</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o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Don't make the conclusion too early, we need to do a further check to Bronya.</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es, totally understan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lright~ Let's beat Anti-entropy first! Bronya will recover soo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orryâ€¦ Mei, Bronya made you worry again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ahaha~Bronya! You can't even finished my reques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Report! Anti-entropy has hacked our communication system!</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in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ohohoâ€¦Nevermind, Bronya can't do it but I can! I will destroy Shicksal.</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om will be proud of me! Hahaha!!</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a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Left bridge is being attacked! There are invader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ohoho~ Let's start a hunting gam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ã€ŒWarning!Warning!No.1, No.2 nuclear power units has closed!We have to land soon!ã€</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tart the No.3 and No.4 nuclear power units! We must protect ther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hhh~ They have spared onesâ€¦ Nevermind, I will destroy there too!</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ronya, your friend is a strange kid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in, stop it! I don't want to fight with you.</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oho~ You betrayed us, mom said you were important, now you're useles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Nevermind, I will help mom make her dream real!</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Di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Pi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hahahaha!!! You can't beat m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Errrâ€¦â€¦ Ahhh, you are so annoyi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umph~ Do you think you can beat us by yourself? Don't look down upon m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ronya! Are you alrigh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m fin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hyâ€¦ You always have so many friends around? You are nothi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in, power is not only thing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eheheâ€¦Hahaha!!! Are you kidding me? That's funn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hhhâ€¦ Nevermind, I'm not interested nowâ€¦ I will kill you!</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ã€ŒSin,enough. Retreat nowï¼Œyou can't win them now!ã€</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om!? No!! Trust me ,please! I will beat them all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ã€ŒThis is order.ã€</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Coooâ€¦errrrr!!! We shall se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won't let you go!</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 stop chasing! We need to clear other enemies now!</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umm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Nuclear power units are in bad situation, we can't fly like this safel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a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ow!! Are we chasing by them? We need to fight back!!</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Next wave is comi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a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Errr! I can't let Hyperion shot by them as a target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f we can use Nexus system, it would be differernt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m so angr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Errr... Bronya, do you have any idea?</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f we can arrive "Moonlight throne", maybe I can stop i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Reall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saw the design drawing of anti-tropy's battleship, we can destroy its power system in "Moonlight thron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Pay them back in their own coinâ€¦ I can do tha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Go, Hyperio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ey! Calm dow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Don't worry! I will handle this~ Just knock-out a hol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No! Are you drunk now?</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No.5 team, get read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ow!!!</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a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at's awesom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s here "Moonlight throne"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No.5 team!</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Roger that! We have arrived "Moonlight thron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e will create some space for you.</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Enemies are coming, prepare for battl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Let's do i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t's order from Theresa!</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ake care of yourself!</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ound of firi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a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Cough! Too many enemie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ecause we are in their place now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f we can reach the power unit, I can try to stop them.</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e will help you!</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Let's go.</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Roger tha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ohoho, guess who are coming? I won't let you do tha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in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don't want to harm you or Seele, we know each other for many years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ahaha! Good jok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Don't you remember what mom said? Only the strongest person can aliv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in, enough, it's over now.</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hy!Why! Why I can't win you once! You are so weak!</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was like you. Power is not the only thing we should hav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owever, I have new targets now, I love my friend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e are human, not weapo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want to have smile just like other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hut up! Shut up! I must kill you all!</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orry, Sin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Leave me alone! Don't show mery on m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orry,I should save you earlier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Don't like at me like that! Don't! No!</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hhhhh!!!!</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atch ou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a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Err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in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hat happen to her? Is she got controlled like Bronya wa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top it, moth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ronya, seems you don't remember our aim anymoreâ€¦ It's time to break with the past. I'm waiting for you.</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s here "Power unit"? â€¦ã€ŒSirinã€? What's tha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ummm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 What happene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Don't worry! Just a little bit tire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Finally, you arrived her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ou should feel proud to stand her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other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Don't call me "mother", I'm your enemy now.</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ouâ€¦ What's you targe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ou will lose your lives here. Poor girl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hat do you mean? We are fighting for all human being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Fight for human being? How cute you are! You are making the Houkai power strong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hat do you mea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ou can't clear the Houkai power, all you did just made it great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Of course, Houkai power is envolving with human technology development. We can't avoid the destroy of huma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oâ€¦ Anti-entropy's aim is "destroy all things", righ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Don't be impatient! We are human too, we are also trying to find a way to save all peopl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Our conclusion is we should make all Houkai power releas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ou must be crazy! If you do that, all people must die.I won't let you do tha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ow impulsive you ar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umm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 are you alrigh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m fine, don't worr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ad girls, you should just sit there are watch the new centry comi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at's nonsense! We won't let that happenâ€¦ Death won't make the new era! We will save all human being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ou still don't understand. Shicksal seal more Houkai power, the more serious consequence it will be. You will be the murderer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hat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e can protect part of human beings now, so we choose to activate all Houkai power now. We will die, but some people will surviv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ronya, you will stay alive. You will create the great new worl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ronya, come back~ We will go to the brand new worl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orry, motherâ€¦ I choose to fight with Mei sama.</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eriously? Bronya, you are a big girl now. It's your choice, I won't stop you. I will do the last thing to you the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will kill you by myself.</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Power unit is infront of us. I won't let you destroy the St. Freya H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umph! You still haven't understood us. We're not interested in your trial. Shicksal will be judged by the new huma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owever, I need to activate Houkai power by wake up one thing in St. Freya H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One thing? Did you try to control Bronya to find that in church?</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es, it should be ours.I just try to get it back toda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hat'sâ€¦ tha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eems Theresa still has some secrets to you. Hoho~</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t's the product of the "Second Houkai power rampage" 2000 years ago-- "The second Herrsch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e second Herrscher"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ou seems don't remember your identity, Mei. She was same as you, the difference is you are "aliv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have read that in a book. 2000 years ago, Shicksal valkyries killed "The second Herrscher" in Siberia.</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t should be "caught" not "kille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don't care! What's your aim to get i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umph, I thought you were just followed Shicksal orders. I'm wrong, You were just controlled by Shicksal and knew nothi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hat are you sayi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e haven't changed our aim, we will activate Houkai power, start the new era. We still need two things, one is "The second Herrscher" and the other, guess what it i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e other thing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Err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ei!?</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ingo, "The third Herrscher" Raiden Mei!</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Leave her alon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Pi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Er ahhhh!!!</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eheheâ€¦ Sin, show me your pow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es, mom.</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Nooo!!! I won't let you harm Mei!!</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orryâ€¦ Mom, I'm too weak, can't even stay alive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in, nevermind. I will take you to the brand new worl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Oh, cradlesong, I feel so warm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ake a sleep, when you wake up, it will be the brand new worl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es, mom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ound of cough*</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t's all over, I said it. I won't let you detroy the things I love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umph, naive. It's your fat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ã€ŒSirinã€ is not only a "Power unit", it's also the "key" to open the new world! It's the core of "The second Herrsch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Core of "The second Herrsch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t our destin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can change i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Really? Just show me then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irin, wake up. My daughter, finish the last part to start the new era!</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ã€ŒYes,my momã€</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a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Errr!! What happened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oukai power detected. "Moonlight throne" is falli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rand new world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elcome back, Houkai power and "The second Herrscher"! Hahahaha!</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ã€ŒAlertï¼Alertï¼Moonlight throne is falling, Alertï¼Alertï¼ã€</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eam 5! Can you hear me!? Anti-entropy's warship is falling! Leave ther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lt;i&gt;Cough!&lt;/i&gt; Cocolia, do you really want us to die with you?!</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Death... Death is simply the beginning of eternal life. <text:s/>When God's messenger descends, all sins will be forgiven. <text:s/>Only when you've chosen death will your soul be freed!//n(TN: CN says heart, JP says mind, I'm going to guess they meant it metaphoricall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Man reveres God and believes in God, who destroys himself, as his Messiah. Death is the final salvation God gives to mankind. All you've lost will be regaine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Who would accept such a negative ending! <text:s/>People are valuable because they are alive. <text:s/>No one has the right to take another person's lif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Ha, it's no use what a stupid little girl like you does now. The Scale of Providence leaned toward Anti-Entropy. <text:s/>It's time for all of humanity to be freed!//n(TN: Insert komm susser tod her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Is that so? Then I'll teach "god" a lesso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 Where are you goi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must close the smelterâ€¦ Cough! Although I don't know what's going on! However, the smelter must be the "Key" for resurgence the "Herrscher"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Kiana, stop messing around! The current situation is not easy to overcome. Follow my orders and escape from the battleship!</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orryâ€¦ Master Theresa! I can't leave there myself, please take Mei and Bronya awa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No! Stop saying like that! I promised Cecilia I will protect you! If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â€¦ You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 decided itâ€¦ Cough! Sorry, leave here, Mei.</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ou won't succeed! Moonlight throne! Attack! No one can leave here tonigh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a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Errrr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ronya!?</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Don't worry about Bronya... I don't want to see my mom suffer anymore. <text:s/>Kiana, I'll watch your back. <text:s/>Let's end thi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That's right... Kiana! I won't let you fight alone! Let's stop this catastrophe togeth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eiâ€¦ Hoho~ I love you so much~</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Let's turn off the machin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eah!</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 Kiana! Answer me! She cut down the communication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asterâ€¦ We lost the Moonlight throne signal, from the report of ground troopsâ€¦ It was destroyed after hitting the Big Church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No!! No!! Why they didn't follow my orders! It's so difficultâ€¦ So difficuly for me to see you againâ€¦ Why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ey are kids, but we can do nothing for them! I'm too useles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Headmistres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eep Beep.</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ig Churchâ€¦ Houkai energy? This couldn't happen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aster Theresa! Houkai energy detected at where Moonlight throne crashed! It's still increasi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â€¦ The long sleep devil finally will awake, we chose wrongly at the very beginning time, it's time to pay i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aster, what do you mean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yperion landing! Shicksal, get ready for battleâ€¦ St. Freya HS will fight until the last time, this is our last redemption, please show mercy, god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â€¦â€¦ Roger tha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s this the wreckage of Moonlight thron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aster Theresa! Enemies on the ground were cleared! Where is Bronya!? Is she alright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ey are in the Moonlight throne, they were falling with the warship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â€¦ Thisâ€¦ Bronya!</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ere are still some weapons in wreckage, maybe they are still aliv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â€¦ You are right! Follow me, let's find them!</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Roger tha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a!!</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s that enemy!? Ready for battl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ait! That's Remodeled Bunny 19C!</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Cough!</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eiâ€¦ Are you alrigh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umphâ€¦ I'm fine, Bronya protected meâ€¦ Kiana! Where is sh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â€¦ She ran to the smelter and didn't come back, I just saw Mei fell from the smelt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Kianaâ€¦ Why! She pushed me out at the last momentâ€¦ Why did she this! We promised to face it togeth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aster Theresaâ€¦ I'mâ€¦ sorryâ€¦ It'sâ€¦ all my fault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No, it's not your fault... If I were in Kiana's position, I'm sure I would have done the same. She's such a stupid chil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imeko, keep searchingâ€¦ We must find h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umphâ€¦ Let me help tooâ€¦ She must be aliveâ€¦ At least, let me see her again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Headmistress Theresa, directly ahead is the center of where the Honkai energy is pouring ou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Dogma districtâ€¦ I seeâ€¦ Prepare for battle, Valkyries! This maybe our last battle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asterâ€¦ What's inside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Cocolia said the second "Herrscher" is buried under the Big Church, is that tru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â€¦â€¦ Although it's secret, however, there is no need to hide i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es, the second "Herrscher" is here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o, the resurgence is true too?!</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m not sure now, because no one did it before, our experiment failed tooâ€¦ We are still learning it. It's just a dream to revive h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You mean Shicksal also attempted to revive a Herrsch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hat!? Revive "Herrscher"! Why Shicksal tried to do this thing?! Our destiny should be destroy them, righ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e are trying to know more thing s about the Houkai energy, so we can find the way to beat Houkai monsters. Human beings also can have the hope of rebor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ope of reborn? Valkyries should be the hope! Why we need to based on "Herrscher"?! They are trying to detroy human being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Major Himeko ... If I hadn't studied the Herrscher, there wouldn't be the current St. Freyja Academ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o the Valkyries are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Not all people can be Valkyries, only the members of three big families and few other people are qualified. Valkyries should be used to the Houkai energy, we learned a lot from the second "Herrsch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at's why St. Freya HS is the base of Valkyries and can training Valkyrie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at's what I think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But you made enough progress by studying the Herrscher, right? <text:s/>So why did you try to revive on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The reason is simple... To counter the next Herrscher. <text:s/>The next Herrscher is- That is, you, Raiden Mei... and the fourth and fifth Herrschers who will be born in the futur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oukai energy never ends, we have paid too much to stop it. We must find a way to against Houkai energ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And --- the most powerful force against a Herrscher is another Herrsch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Cough! More and more Houkai energy hereâ€¦ It's even more than in Nagazora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Normal Valkyries can't take so much Houkai energy in the front, Himeko, take others to safe plac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No! At least let me stay with you! It's my only wish! Andâ€¦ Kiana is my student, I have the duty to take her ou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umphâ€¦ Fin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re we going to have a battle with the second "Herrscher"? Does Anti-entropy really have that power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ctually, Shicksai have the power to do this, however, a key material belongs to Anti- entrop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e core of "Herrscher"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es. After the second Houkai explosion, Shicksai is very weak, there was a mysterious organization asked us to give them the "Herrscher's" body, that's Anti-entrop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t's all because their leader at that time, the leader named "Walt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alter is the founder of Anti-entropy, I have never seen her before, she is just like imaginar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ut at that time, she is the first "Herrscher", she showed her power to Shicksaiâ€¦ We don't have power to against her that timeâ€¦ We approved their need, but we didn't do it all.</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lthough we gave the most important part to them, but we kept the rest part, we hide it in the Dogma district. Anti-entropy's aim today is find i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eriously? This revive thing really could happe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is is just a report, I wish it won't be the resul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urry up! Dogma district is just ahead, I can feel the dang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omâ€¦ Where are you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Errrâ€¦ This voice is? I remember I rush forward to the smelter, and then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omâ€¦ Is that you? Are you coming to take me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Noâ€¦ I'm not your momâ€¦ My name is Kiana.</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ou are notâ€¦ momâ€¦ But you have the same smell as mom, the smell of sun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aha~ Thanks~ Who are you? Can you tell me where is this plac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m Sirinâ€¦ This place is my world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our world? This place looks so desolate, do you feel lonel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Lonely? What does it mean? I'm waiting for momâ€¦ Because mom said she would come back.</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Really? You are waiting for the most important person in your life, however, you shouldn't just wait there, we need to do something to make the dream come tru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Doâ€¦ somethi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es~ Let me take you outside! Your mom must be ther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umph!</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e are now in Dogma districtâ€¦ I can't enter this place when I don't have the permissio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s Kiana here!? Kiana!</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ait a second! Don't move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Dogma districtâ€¦ The roof was hit by the warshipâ€¦ I didn't expect Anti-entropy would use this way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ronya, can you tell me where is the Houkai energy fluctuatio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ere is too much Houkai energy hereâ€¦ About fluctuationâ€¦ Only one place is a little different, it's under the Moonlight thron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Got it, get ready, now matter what's the situation of Kiana, don't move without my order, is that clea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Roger that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eheheâ€¦heheâ€¦ All conditions are ready! The final chapter begins! Human beings, let's welcome our new world go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Do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Ouch!!</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 Are you alrigh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ei!? You are fine! That's so grea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â€¦â€¦ You didn't di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umph~ I won't die so easily! I have a lot of things need to do!</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e first thing is stop you crazy woma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ohoâ€¦ I hate you so much!</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at's a good news! Let's reckoni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Cocoliaâ€¦ Everything is over, your plan faile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eheâ€¦ No way, my daughter will make my dream come true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Daughterâ€¦ Do you mean Sirin? She is not your daught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Kiana! You met the second Herrsch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Yeah, in a somewhat desolate place, a little girl was lonely waiting for her mom. So she invited me to go find her mom together. I also have to find my dad ...</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Do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Err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â€¦ What happene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oukai energy alert! It's inâ€¦ Kiana's bodyâ€¦ It's the energy of "Herrscher" core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Ah ... uh, uhhhhhhh ... What's this ...!</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The second Herrscher... Fused with Kiana ...!? <text:s/>No way, how could this happe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he can take that energyâ€¦ Who is sheâ€¦ Wait, is your father's named Siegfrie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Errrâ€¦ How do you know tha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Huhhh ... hahaha!!! <text:s/>It must be fate! <text:s/>Kiana, you don't have to look for your father. <text:s/>Siegfried is already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Don't tell h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DEA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hat did you say?! No wa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eheheâ€¦ Seems you don't know anything, according to my information, Siegfried was dead in 2012, in the battle of catch "Herrscher body". Maybe you are the "Herrscher bod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No way! It should be accidentally injure when we tried to arrest Siegfried and his daughter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eresa! Tell me she is lying to me! My dad is still aliv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â€¦ I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eheheâ€¦â€¦ Seems there is some mistundertood in Shicksal~ I will tell you another truth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iegfried was dead because of taking too much Houkai energyâ€¦ It means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He was killed by his "daughter", an experimental vessel for a Herrsch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hhhâ€¦â€¦ No wayâ€¦ It's impossible! I killed my fatherâ€¦ Noooo!! I don't believe you!!!</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Ahahaha ---! Face the facts! <text:s/>You have the power to accept the core of a Herrscher. It's proof that you have an artificial body created by Shickal for the resurrection of the Second Herrscher! <text:s/>You're the god of death, the one who destroy the world!//n(TN: CN/JP use present tense but EN uses past tense, I will assume it's a typo. Additionally, "God" is in quotes for CN/JP, so maybe something like "Grim Reaper" or "Hades" is more appropriat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lt;b&gt;Ahhhhhhhhhhhhhhhhhhh!!!&lt;/b&gt; <text:s/>No, that's a lie!!! <text:s/>Ah, ah, no ...!!! <text:s/>No, no, no!!! <text:s/>I don't want to hear this anymor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 Calm dow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oukai energy is still growing, will become new Houkai explosion, Mei, Theresa, we should leave her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Ah, ah... All of you are lying to m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Yes, more hate! <text:s/>Resent your incompetence and helplessness! Resent your powerlessness as a human being! (TN: Pretty sure I translated this one wro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Stop Kiana! Don't let her fuse with the Herrscher cor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eheâ€¦ She is not the ral "Herrscher" now, there is still one condition left, Meiâ€¦ You need to return somethi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We can't control the Houkai energy nowâ€¦ Armored Bunny, prepare for battl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ei! Don't!</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â€¦â€¦ Kiana!!!</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a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The outburst of Honkai energy... Stoppe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â€¦â€¦ Where is sh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Super Houkai energy detectedâ€¦ This level isâ€¦ Beyond the peak of third Houkai explosion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That figure is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Ahhhh!! Finally!! We opened the gate of heaven! Come on! My daught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Cocolia! Leave there! You can't take that Houkai energ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eheâ€¦ Theresa! What did you see?! It's my daughterâ€¦ She is so beautiful! So powerful! No one can take her away from m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omâ€¦ Are you her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Yes! I'm here! Come to see m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om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ahaha! Hahaha!!!</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Cocolia... Was swallowed by the Honkai energy inside the smelt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Protect Mei! We still have chance to stop the Houkai explosio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Kiana... This isn't real! Wake up, pleas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That's no longer Kiana... It's just a doll controlled by the Second Herrscher. <text:s/>We have to take Kiana back!</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Prepare for battl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Why... Kiana-chan, why did you do thi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Himekoâ€¦ Theresaâ€¦ Seeleâ€¦ Bronya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Why did you kill them all....</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Those who try to stop me... Will be kille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Kiana!! You said you wanted to protect this world, didn't you?!!!</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I'll stop you no matter what it take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It's useless... You cannot stop m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I... Obey the will. I will... <text:s/>Destroy humanit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Ba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Cough*</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The process can no longer be stoppe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Death is the beginning of a new life. <text:s/>The soul of mankind will be reverted to the beginning, and the world will return to peac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Let us join together and complete the Final Ceremon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Kiana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Why are you cryi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Why... It hurts so much...</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Mei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I'm sorry....</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At least in the end... Let's go back together.</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Back to everyon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Good bye.</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The Honkai Impact occurred and all life forms were reduced to nothing.</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Confirmation received. The condition has been met. Preparing the rebirth moduleâ€”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DNA reading started â€”â€”Restart cycle setting complete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Program execution countdown initiate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Program execution started â€”â€”Number of recording cycles: 2]</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O) Ifâ€¦</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If there is a god in this world...</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Will he listen to my prayer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If reincarnation really exists...</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Please let me meet her again.</text:p>
          </table:table-cell>
          <table:table-cell table:number-columns-repeated="16379"/>
        </table:table-row>
        <table:table-row table:style-name="ro1">
          <table:table-cell table:number-columns-repeated="2"/>
          <table:table-cell table:style-name="ce2"/>
          <table:table-cell table:style-name="ce2"/>
          <table:table-cell office:value-type="string" table:style-name="ce3">
            <text:p>â€”â€”ã€ŒSee you in the next world.ã€</text:p>
          </table:table-cell>
          <table:table-cell table:number-columns-repeated="16379"/>
        </table:table-row>
        <table:table-row table:number-rows-repeated="1046809" table:style-name="ro1">
          <table:table-cell table:number-columns-repeated="2"/>
          <table:table-cell table:style-name="ce2"/>
          <table:table-cell table:style-name="ce2"/>
          <table:table-cell table:style-name="ce2"/>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libri Light" svg:font-family="&quot;Calibri Light&quot;"/>
  </office:font-face-decls>
  <office:styles>
    <number:number-style style:name="N0">
      <number:number number:min-integer-digits="1"/>
    </number:number-style>
    <style:style style:name="_50_0_37__32_-_32_Accent1" style:display-name="20% - Accent1" style:family="table-cell" style:data-style-name="N0">
      <style:table-cell-properties fo:background-color="#D9E1F2"/>
    </style:style>
    <style:style style:name="_50_0_37__32_-_32_Accent2" style:display-name="20% - Accent2" style:family="table-cell" style:data-style-name="N0">
      <style:table-cell-properties fo:background-color="#FCE4D6"/>
    </style:style>
    <style:style style:name="_50_0_37__32_-_32_Accent3" style:display-name="20% - Accent3" style:family="table-cell" style:data-style-name="N0">
      <style:table-cell-properties fo:background-color="#EDEDED"/>
    </style:style>
    <style:style style:name="_50_0_37__32_-_32_Accent4" style:display-name="20% - Accent4" style:family="table-cell" style:data-style-name="N0">
      <style:table-cell-properties fo:background-color="#FFF2CC"/>
    </style:style>
    <style:style style:name="_50_0_37__32_-_32_Accent5" style:display-name="20% - Accent5" style:family="table-cell" style:data-style-name="N0">
      <style:table-cell-properties fo:background-color="#DDEBF7"/>
    </style:style>
    <style:style style:name="_50_0_37__32_-_32_Accent6" style:display-name="20% - Accent6" style:family="table-cell" style:data-style-name="N0">
      <style:table-cell-properties fo:background-color="#E2EFDA"/>
    </style:style>
    <style:style style:name="_52_0_37__32_-_32_Accent1" style:display-name="40% - Accent1" style:family="table-cell" style:data-style-name="N0">
      <style:table-cell-properties fo:background-color="#B4C6E7"/>
    </style:style>
    <style:style style:name="_52_0_37__32_-_32_Accent2" style:display-name="40% - Accent2" style:family="table-cell" style:data-style-name="N0">
      <style:table-cell-properties fo:background-color="#F8CBAD"/>
    </style:style>
    <style:style style:name="_52_0_37__32_-_32_Accent3" style:display-name="40% - Accent3" style:family="table-cell" style:data-style-name="N0">
      <style:table-cell-properties fo:background-color="#DBDBDB"/>
    </style:style>
    <style:style style:name="_52_0_37__32_-_32_Accent4" style:display-name="40% - Accent4" style:family="table-cell" style:data-style-name="N0">
      <style:table-cell-properties fo:background-color="#FFE699"/>
    </style:style>
    <style:style style:name="_52_0_37__32_-_32_Accent5" style:display-name="40% - Accent5" style:family="table-cell" style:data-style-name="N0">
      <style:table-cell-properties fo:background-color="#BDD7EE"/>
    </style:style>
    <style:style style:name="_52_0_37__32_-_32_Accent6" style:display-name="40% - Accent6" style:family="table-cell" style:data-style-name="N0">
      <style:table-cell-properties fo:background-color="#C6E0B4"/>
    </style:style>
    <style:style style:name="_54_0_37__32_-_32_Accent1" style:display-name="60% - Accent1" style:family="table-cell" style:data-style-name="N0">
      <style:table-cell-properties fo:background-color="#8EA9DB"/>
    </style:style>
    <style:style style:name="_54_0_37__32_-_32_Accent2" style:display-name="60% - Accent2" style:family="table-cell" style:data-style-name="N0">
      <style:table-cell-properties fo:background-color="#F4B084"/>
    </style:style>
    <style:style style:name="_54_0_37__32_-_32_Accent3" style:display-name="60% - Accent3" style:family="table-cell" style:data-style-name="N0">
      <style:table-cell-properties fo:background-color="#C9C9C9"/>
    </style:style>
    <style:style style:name="_54_0_37__32_-_32_Accent4" style:display-name="60% - Accent4" style:family="table-cell" style:data-style-name="N0">
      <style:table-cell-properties fo:background-color="#FFD966"/>
    </style:style>
    <style:style style:name="_54_0_37__32_-_32_Accent5" style:display-name="60% - Accent5" style:family="table-cell" style:data-style-name="N0">
      <style:table-cell-properties fo:background-color="#9BC2E6"/>
    </style:style>
    <style:style style:name="_54_0_37__32_-_32_Accent6" style:display-name="60% - Accent6" style:family="table-cell" style:data-style-name="N0">
      <style:table-cell-properties fo:background-color="#A9D08E"/>
    </style:style>
    <style:style style:name="Accent1" style:family="table-cell" style:data-style-name="N0">
      <style:table-cell-properties fo:background-color="#4472C4"/>
      <style:text-properties fo:color="#FFFFFF"/>
    </style:style>
    <style:style style:name="Accent2" style:family="table-cell" style:data-style-name="N0">
      <style:table-cell-properties fo:background-color="#ED7D31"/>
      <style:text-properties fo:color="#FFFFFF"/>
    </style:style>
    <style:style style:name="Accent3" style:family="table-cell" style:data-style-name="N0">
      <style:table-cell-properties fo:background-color="#A5A5A5"/>
      <style:text-properties fo:color="#FFFFFF"/>
    </style:style>
    <style:style style:name="Accent4" style:family="table-cell" style:data-style-name="N0">
      <style:table-cell-properties fo:background-color="#FFC000"/>
      <style:text-properties fo:color="#FFFFFF"/>
    </style:style>
    <style:style style:name="Accent5" style:family="table-cell" style:data-style-name="N0">
      <style:table-cell-properties fo:background-color="#5B9BD5"/>
      <style:text-properties fo:color="#FFFFFF"/>
    </style:style>
    <style:style style:name="Accent6" style:family="table-cell" style:data-style-name="N0">
      <style:table-cell-properties fo:background-color="#70AD47"/>
      <style:text-properties fo:color="#FFFFFF"/>
    </style:style>
    <style:style style:name="Bad" style:family="table-cell" style:data-style-name="N0">
      <style:table-cell-properties fo:background-color="#FFC7CE"/>
      <style:text-properties fo:color="#9C0006"/>
    </style:style>
    <style:style style:name="Calculation" style:family="table-cell" style:data-style-name="N0">
      <style:table-cell-properties fo:border="thin solid #7F7F7F" fo:background-color="#F2F2F2"/>
      <style:text-properties fo:color="#FA7D00" fo:font-weight="bold" style:font-weight-asian="bold" style:font-weight-complex="bold"/>
    </style:style>
    <style:style style:name="Check_32_Cell" style:display-name="Check Cell" style:family="table-cell" style:data-style-name="N0">
      <style:table-cell-properties fo:border="thin double #3F3F3F" fo:background-color="#A5A5A5"/>
      <style:text-properties fo:color="#FFFFFF" fo:font-weight="bold" style:font-weight-asian="bold" style:font-weight-complex="bold"/>
    </style:style>
    <style:style style:name="Explanatory_32_Text" style:display-name="Explanatory Text" style:family="table-cell" style:data-style-name="N0">
      <style:text-properties fo:color="#7F7F7F" fo:font-style="italic" style:font-style-asian="italic" style:font-style-complex="italic"/>
    </style:style>
    <style:style style:name="Good" style:family="table-cell" style:data-style-name="N0">
      <style:table-cell-properties fo:background-color="#C6EFCE"/>
      <style:text-properties fo:color="#006100"/>
    </style:style>
    <style:style style:name="Heading_32_1" style:display-name="Heading 1"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2B8E1" fo:border-left="none" fo:border-right="none"/>
      <style:text-properties fo:color="#44546A"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8EA9DB" fo:border-left="none" fo:border-right="none"/>
      <style:text-properties fo:color="#44546A" fo:font-weight="bold" style:font-weight-asian="bold" style:font-weight-complex="bold"/>
    </style:style>
    <style:style style:name="Heading_32_4" style:display-name="Heading 4" style:family="table-cell" style:data-style-name="N0">
      <style:text-properties fo:color="#44546A" fo:font-weight="bold" style:font-weight-asian="bold" style:font-weight-complex="bold"/>
    </style:style>
    <style:style style:name="Input" style:family="table-cell" style:data-style-name="N0">
      <style:table-cell-properties fo:border="thin solid #7F7F7F" fo:background-color="#FFCC99"/>
      <style:text-properties fo:color="#3F3F76"/>
    </style:style>
    <style:style style:name="Linked_32_Cell" style:display-name="Linked Cell" style:family="table-cell" style:data-style-name="N0">
      <style:table-cell-properties fo:border-top="none" fo:border-bottom="thin double #FF8001" fo:border-left="none" fo:border-right="none"/>
      <style:text-properties fo:color="#FA7D00"/>
    </style:style>
    <style:style style:name="Neutral" style:family="table-cell" style:data-style-name="N0">
      <style:table-cell-properties fo:background-color="#FFEB9C"/>
      <style:text-properties fo:color="#9C57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fo:font-weight="bold" style:font-weight-asian="bold" style:font-weight-complex="bold"/>
    </style:style>
    <style:style style:name="Title" style:family="table-cell" style:data-style-name="N0">
      <style:text-properties fo:color="#44546A" style:font-name="Calibri Light" style:font-name-asian="Calibri Light" style:font-name-complex="Calibri Light" fo:font-size="18pt" style:font-size-asian="18pt" style:font-size-complex="18pt"/>
    </style:style>
    <style:style style:name="Total" style:family="table-cell" style:data-style-name="N0">
      <style:table-cell-properties fo:border-top="thin solid #4472C4" fo:border-bottom="thin double #4472C4" fo:border-left="none" fo:border-right="none"/>
      <style:text-properties fo:font-weight="bold" style:font-weight-asian="bold" style:font-weight-complex="bold"/>
    </style:style>
    <style:style style:name="Warning_32_Text" style:display-name="Warning Text" style:family="table-cell" style:data-style-name="N0">
      <style:text-properties fo:color="#FF0000"/>
    </style:style>
    <style:style style:name="cf1" style:family="table-cell">
      <style:table-cell-properties fo:background-color="#FFC7CE"/>
      <style:text-properties fo:color="#9C0006"/>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801</meta:generator>
    <meta:initial-creator>Anonymous</meta:initial-creator>
    <dc:creator>Anonymous</dc:creator>
    <meta:creation-date>2022-01-20T19:56:45Z</meta:creation-date>
    <dc:date>2022-01-20T19:56:50Z</dc:date>
  </office:meta>
</office:document-meta>
</file>